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fo:keep-together="always"/>
    </style:style>
    <style:style style:name="Tabla2.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c7ba"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5pt solid #000000">
        <style:background-image/>
      </style:table-cell-properties>
    </style:style>
    <style:style style:name="Tabla1.A2" style:family="table-cell" style:data-style-name="N0">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3" style:family="table-cell" style:data-style-name="N0">
      <style:table-cell-properties fo:padding="0.097cm" fo:border-left="0.05pt solid #000000" fo:border-right="none" fo:border-top="none" fo:border-bottom="0.05pt solid #000000"/>
    </style:style>
    <style:style style:name="Tabla1.B3" style:family="table-cell" style:data-style-name="N0">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data-style-name="N0">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data-style-name="N0">
      <style:table-cell-properties fo:padding="0.097cm" fo:border-left="0.05pt solid #000000" fo:border-right="none" fo:border-top="none" fo:border-bottom="0.05pt solid #000000"/>
    </style:style>
    <style:style style:name="Tabla1.B5" style:family="table-cell" style:data-style-name="N0">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data-style-name="N0">
      <style:table-cell-properties fo:padding="0.097cm" fo:border-left="0.05pt solid #000000" fo:border-right="none" fo:border-top="none" fo:border-bottom="0.05pt solid #000000"/>
    </style:style>
    <style:style style:name="Tabla1.B6" style:family="table-cell" style:data-style-name="N0">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data-style-name="N0">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Tabla1.A8" style:family="table-cell" style:data-style-name="N0">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0.05pt solid #000000" fo:border-top="none" fo:border-bottom="0.05pt solid #000000"/>
    </style:style>
    <style:style style:name="Tabla1.A9" style:family="table-cell" style:data-style-name="N0">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0.05pt solid #000000" fo:border-top="none" fo:border-bottom="0.05pt solid #000000"/>
    </style:style>
    <style:style style:name="Tabla1.B10"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1" style:family="table-cell" style:data-style-name="N0">
      <style:table-cell-properties fo:padding="0.097cm" fo:border-left="0.05pt solid #000000" fo:border-right="none" fo:border-top="none" fo:border-bottom="0.05pt solid #000000"/>
    </style:style>
    <style:style style:name="Tabla1.B11" style:family="table-cell" style:data-style-name="N0">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0.05pt solid #000000" fo:border-top="none" fo:border-bottom="0.05pt solid #000000"/>
    </style:style>
    <style:style style:name="Tabla1.A12" style:family="table-cell" style:data-style-name="N0">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none" fo:border-top="none" fo:border-bottom="0.05pt solid #000000"/>
    </style:style>
    <style:style style:name="Tabla1.E12" style:family="table-cell">
      <style:table-cell-properties fo:padding="0.097cm" fo:border-left="0.05pt solid #000000" fo:border-right="0.05pt solid #000000" fo:border-top="none" fo:border-bottom="0.05pt solid #000000"/>
    </style:style>
    <style:style style:name="Tabla1.A13" style:family="table-cell" style:data-style-name="N0">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none" fo:border-top="none" fo:border-bottom="0.05pt solid #000000"/>
    </style:style>
    <style:style style:name="Tabla1.E13" style:family="table-cell">
      <style:table-cell-properties fo:padding="0.097cm" fo:border-left="0.05pt solid #000000" fo:border-right="0.05pt solid #000000" fo:border-top="none" fo:border-bottom="0.05pt solid #000000"/>
    </style:style>
    <style:style style:name="Tabla1.A14" style:family="table-cell" style:data-style-name="N0">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none" fo:border-top="none" fo:border-bottom="0.05pt solid #000000"/>
    </style:style>
    <style:style style:name="Tabla1.E14" style:family="table-cell">
      <style:table-cell-properties fo:padding="0.097cm" fo:border-left="0.05pt solid #000000" fo:border-right="0.05pt solid #000000" fo:border-top="none" fo:border-bottom="0.05pt solid #000000"/>
    </style:style>
    <style:style style:name="Tabla1.A15" style:family="table-cell">
      <style:table-cell-properties fo:background-color="#ffc7ba" fo:padding="0.097cm" fo:border-left="0.05pt solid #000000" fo:border-right="none" fo:border-top="none" fo:border-bottom="0.05pt solid #000000">
        <style:background-image/>
      </style:table-cell-properties>
    </style:style>
    <style:style style:name="Tabla1.B1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6" style:family="table-cell">
      <style:table-cell-properties style:vertical-align="middle"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none" fo:border-top="none" fo:border-bottom="0.05pt solid #000000"/>
    </style:style>
    <style:style style:name="Tabla1.E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none" fo:border-top="none" fo:border-bottom="0.05pt solid #000000"/>
    </style:style>
    <style:style style:name="Tabla1.E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none" fo:border-top="none" fo:border-bottom="0.05pt solid #000000"/>
    </style:style>
    <style:style style:name="Tabla1.E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none" fo:border-top="none" fo:border-bottom="0.05pt solid #000000"/>
    </style:style>
    <style:style style:name="Tabla1.E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none" fo:border-top="none" fo:border-bottom="0.05pt solid #000000"/>
    </style:style>
    <style:style style:name="Tabla1.E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none" fo:border-top="none" fo:border-bottom="0.05pt solid #000000"/>
    </style:style>
    <style:style style:name="Tabla1.E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none" fo:border-top="none" fo:border-bottom="0.05pt solid #000000"/>
    </style:style>
    <style:style style:name="Tabla1.E22" style:family="table-cell">
      <style:table-cell-properties fo:padding="0.097cm" fo:border-left="0.05pt solid #000000" fo:border-right="0.05pt solid #000000" fo:border-top="none" fo:border-bottom="0.05pt solid #000000"/>
    </style:style>
    <style:style style:name="Tabla1.23" style:family="table-row">
      <style:table-row-properties style:min-row-height="0.132cm"/>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none" fo:border-top="none" fo:border-bottom="0.05pt solid #000000"/>
    </style:style>
    <style:style style:name="Tabla1.E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none" fo:border-top="none" fo:border-bottom="0.05pt solid #000000"/>
    </style:style>
    <style:style style:name="Tabla1.D24" style:family="table-cell">
      <style:table-cell-properties fo:padding="0.097cm" fo:border-left="0.05pt solid #000000" fo:border-right="none" fo:border-top="none" fo:border-bottom="0.05pt solid #000000"/>
    </style:style>
    <style:style style:name="Tabla1.E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none" fo:border-top="none" fo:border-bottom="0.05pt solid #000000"/>
    </style:style>
    <style:style style:name="Tabla1.D25" style:family="table-cell">
      <style:table-cell-properties fo:padding="0.097cm" fo:border-left="0.05pt solid #000000" fo:border-right="none" fo:border-top="none" fo:border-bottom="0.05pt solid #000000"/>
    </style:style>
    <style:style style:name="Tabla1.E25"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none" fo:border-top="none" fo:border-bottom="0.05pt solid #000000"/>
    </style:style>
    <style:style style:name="Tabla1.C26" style:family="table-cell">
      <style:table-cell-properties fo:padding="0.097cm" fo:border-left="0.05pt solid #000000" fo:border-right="none" fo:border-top="none" fo:border-bottom="0.05pt solid #000000"/>
    </style:style>
    <style:style style:name="Tabla1.D26" style:family="table-cell">
      <style:table-cell-properties fo:padding="0.097cm" fo:border-left="0.05pt solid #000000" fo:border-right="none" fo:border-top="none" fo:border-bottom="0.05pt solid #000000"/>
    </style:style>
    <style:style style:name="Tabla1.E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none" fo:border-top="none" fo:border-bottom="0.05pt solid #000000"/>
    </style:style>
    <style:style style:name="Tabla1.C27" style:family="table-cell">
      <style:table-cell-properties fo:padding="0.097cm" fo:border-left="0.05pt solid #000000" fo:border-right="none" fo:border-top="none" fo:border-bottom="0.05pt solid #000000"/>
    </style:style>
    <style:style style:name="Tabla1.D27" style:family="table-cell">
      <style:table-cell-properties fo:padding="0.097cm" fo:border-left="0.05pt solid #000000" fo:border-right="none" fo:border-top="none" fo:border-bottom="0.05pt solid #000000"/>
    </style:style>
    <style:style style:name="Tabla1.E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none" fo:border-top="none" fo:border-bottom="0.05pt solid #000000"/>
    </style:style>
    <style:style style:name="Tabla1.C28" style:family="table-cell">
      <style:table-cell-properties fo:padding="0.097cm" fo:border-left="0.05pt solid #000000" fo:border-right="none" fo:border-top="none" fo:border-bottom="0.05pt solid #000000"/>
    </style:style>
    <style:style style:name="Tabla1.D28" style:family="table-cell">
      <style:table-cell-properties fo:padding="0.097cm" fo:border-left="0.05pt solid #000000" fo:border-right="none" fo:border-top="none" fo:border-bottom="0.05pt solid #000000"/>
    </style:style>
    <style:style style:name="Tabla1.E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none" fo:border-top="none" fo:border-bottom="0.05pt solid #000000"/>
    </style:style>
    <style:style style:name="Tabla1.C29" style:family="table-cell">
      <style:table-cell-properties fo:padding="0.097cm" fo:border-left="0.05pt solid #000000" fo:border-right="none" fo:border-top="none" fo:border-bottom="0.05pt solid #000000"/>
    </style:style>
    <style:style style:name="Tabla1.D29" style:family="table-cell">
      <style:table-cell-properties fo:padding="0.097cm" fo:border-left="0.05pt solid #000000" fo:border-right="none" fo:border-top="none" fo:border-bottom="0.05pt solid #000000"/>
    </style:style>
    <style:style style:name="Tabla1.E29" style:family="table-cell">
      <style:table-cell-properties fo:padding="0.097cm" fo:border-left="0.05pt solid #000000" fo:border-right="0.05pt solid #000000" fo:border-top="none" fo:border-bottom="0.05pt solid #000000"/>
    </style:style>
    <style:style style:name="Tabla1.B30" style:family="table-cell">
      <style:table-cell-properties fo:padding="0.097cm" fo:border-left="0.05pt solid #000000" fo:border-right="none" fo:border-top="none" fo:border-bottom="0.05pt solid #000000"/>
    </style:style>
    <style:style style:name="Tabla1.C30" style:family="table-cell">
      <style:table-cell-properties fo:padding="0.097cm" fo:border-left="0.05pt solid #000000" fo:border-right="none" fo:border-top="none" fo:border-bottom="0.05pt solid #000000"/>
    </style:style>
    <style:style style:name="Tabla1.D30" style:family="table-cell">
      <style:table-cell-properties fo:padding="0.097cm" fo:border-left="0.05pt solid #000000" fo:border-right="none" fo:border-top="none" fo:border-bottom="0.05pt solid #000000"/>
    </style:style>
    <style:style style:name="Tabla1.E30"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none" fo:border-top="none" fo:border-bottom="0.05pt solid #000000"/>
    </style:style>
    <style:style style:name="Tabla1.C31" style:family="table-cell">
      <style:table-cell-properties fo:padding="0.097cm" fo:border-left="0.05pt solid #000000" fo:border-right="none" fo:border-top="none" fo:border-bottom="0.05pt solid #000000"/>
    </style:style>
    <style:style style:name="Tabla1.D31" style:family="table-cell">
      <style:table-cell-properties fo:padding="0.097cm" fo:border-left="0.05pt solid #000000" fo:border-right="none" fo:border-top="none" fo:border-bottom="0.05pt solid #000000"/>
    </style:style>
    <style:style style:name="Tabla1.E31" style:family="table-cell">
      <style:table-cell-properties fo:padding="0.097cm" fo:border-left="0.05pt solid #000000" fo:border-right="0.05pt solid #000000" fo:border-top="none" fo:border-bottom="0.05pt solid #000000"/>
    </style:style>
    <style:style style:name="Tabla1.B32" style:family="table-cell">
      <style:table-cell-properties fo:padding="0.097cm" fo:border-left="0.05pt solid #000000" fo:border-right="none" fo:border-top="none" fo:border-bottom="0.05pt solid #000000"/>
    </style:style>
    <style:style style:name="Tabla1.C32" style:family="table-cell">
      <style:table-cell-properties fo:padding="0.097cm" fo:border-left="0.05pt solid #000000" fo:border-right="none" fo:border-top="none" fo:border-bottom="0.05pt solid #000000"/>
    </style:style>
    <style:style style:name="Tabla1.D32" style:family="table-cell">
      <style:table-cell-properties fo:padding="0.097cm" fo:border-left="0.05pt solid #000000" fo:border-right="none" fo:border-top="none" fo:border-bottom="0.05pt solid #000000"/>
    </style:style>
    <style:style style:name="Tabla1.E32"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none" fo:border-top="none" fo:border-bottom="0.05pt solid #000000"/>
    </style:style>
    <style:style style:name="Tabla1.C33" style:family="table-cell">
      <style:table-cell-properties fo:padding="0.097cm" fo:border-left="0.05pt solid #000000" fo:border-right="none" fo:border-top="none" fo:border-bottom="0.05pt solid #000000"/>
    </style:style>
    <style:style style:name="Tabla1.D33" style:family="table-cell">
      <style:table-cell-properties fo:padding="0.097cm" fo:border-left="0.05pt solid #000000" fo:border-right="none" fo:border-top="none" fo:border-bottom="0.05pt solid #000000"/>
    </style:style>
    <style:style style:name="Tabla1.E33" style:family="table-cell">
      <style:table-cell-properties fo:padding="0.097cm" fo:border-left="0.05pt solid #000000" fo:border-right="0.05pt solid #000000" fo:border-top="none" fo:border-bottom="0.05pt solid #000000"/>
    </style:style>
    <style:style style:name="Tabla1.B34" style:family="table-cell">
      <style:table-cell-properties fo:padding="0.097cm" fo:border-left="0.05pt solid #000000" fo:border-right="none" fo:border-top="none" fo:border-bottom="0.05pt solid #000000"/>
    </style:style>
    <style:style style:name="Tabla1.C34" style:family="table-cell">
      <style:table-cell-properties fo:padding="0.097cm" fo:border-left="0.05pt solid #000000" fo:border-right="none" fo:border-top="none" fo:border-bottom="0.05pt solid #000000"/>
    </style:style>
    <style:style style:name="Tabla1.D34" style:family="table-cell">
      <style:table-cell-properties fo:padding="0.097cm" fo:border-left="0.05pt solid #000000" fo:border-right="none" fo:border-top="none" fo:border-bottom="0.05pt solid #000000"/>
    </style:style>
    <style:style style:name="Tabla1.E34" style:family="table-cell">
      <style:table-cell-properties fo:padding="0.097cm" fo:border-left="0.05pt solid #000000" fo:border-right="0.05pt solid #000000" fo:border-top="none" fo:border-bottom="0.05pt solid #000000"/>
    </style:style>
    <style:style style:name="Tabla1.B35" style:family="table-cell">
      <style:table-cell-properties fo:padding="0.097cm" fo:border-left="0.05pt solid #000000" fo:border-right="none" fo:border-top="none" fo:border-bottom="0.05pt solid #000000"/>
    </style:style>
    <style:style style:name="Tabla1.C35" style:family="table-cell">
      <style:table-cell-properties fo:padding="0.097cm" fo:border-left="0.05pt solid #000000" fo:border-right="none" fo:border-top="none" fo:border-bottom="0.05pt solid #000000"/>
    </style:style>
    <style:style style:name="Tabla1.D35" style:family="table-cell">
      <style:table-cell-properties fo:padding="0.097cm" fo:border-left="0.05pt solid #000000" fo:border-right="none" fo:border-top="none" fo:border-bottom="0.05pt solid #000000"/>
    </style:style>
    <style:style style:name="Tabla1.E35"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none" fo:border-top="none" fo:border-bottom="0.05pt solid #000000"/>
    </style:style>
    <style:style style:name="Tabla1.C36" style:family="table-cell">
      <style:table-cell-properties fo:padding="0.097cm" fo:border-left="0.05pt solid #000000" fo:border-right="none" fo:border-top="none" fo:border-bottom="0.05pt solid #000000"/>
    </style:style>
    <style:style style:name="Tabla1.D36" style:family="table-cell">
      <style:table-cell-properties fo:padding="0.097cm" fo:border-left="0.05pt solid #000000" fo:border-right="none" fo:border-top="none" fo:border-bottom="0.05pt solid #000000"/>
    </style:style>
    <style:style style:name="Tabla1.E36" style:family="table-cell">
      <style:table-cell-properties fo:padding="0.097cm" fo:border-left="0.05pt solid #000000" fo:border-right="0.05pt solid #000000" fo:border-top="none" fo:border-bottom="0.05pt solid #000000"/>
    </style:style>
    <style:style style:name="Tabla1.B37" style:family="table-cell">
      <style:table-cell-properties fo:padding="0.097cm" fo:border-left="0.05pt solid #000000" fo:border-right="none" fo:border-top="none" fo:border-bottom="0.05pt solid #000000"/>
    </style:style>
    <style:style style:name="Tabla1.C37" style:family="table-cell">
      <style:table-cell-properties fo:padding="0.097cm" fo:border-left="0.05pt solid #000000" fo:border-right="none" fo:border-top="none" fo:border-bottom="0.05pt solid #000000"/>
    </style:style>
    <style:style style:name="Tabla1.D37" style:family="table-cell">
      <style:table-cell-properties fo:padding="0.097cm" fo:border-left="0.05pt solid #000000" fo:border-right="none" fo:border-top="none" fo:border-bottom="0.05pt solid #000000"/>
    </style:style>
    <style:style style:name="Tabla1.E37"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none" fo:border-top="none" fo:border-bottom="0.05pt solid #000000"/>
    </style:style>
    <style:style style:name="Tabla1.C38" style:family="table-cell">
      <style:table-cell-properties fo:padding="0.097cm" fo:border-left="0.05pt solid #000000" fo:border-right="none" fo:border-top="none" fo:border-bottom="0.05pt solid #000000"/>
    </style:style>
    <style:style style:name="Tabla1.D38" style:family="table-cell">
      <style:table-cell-properties fo:padding="0.097cm" fo:border-left="0.05pt solid #000000" fo:border-right="none" fo:border-top="none" fo:border-bottom="0.05pt solid #000000"/>
    </style:style>
    <style:style style:name="Tabla1.E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none" fo:border-top="none" fo:border-bottom="0.05pt solid #000000"/>
    </style:style>
    <style:style style:name="Tabla1.C39" style:family="table-cell">
      <style:table-cell-properties fo:padding="0.097cm" fo:border-left="0.05pt solid #000000" fo:border-right="none" fo:border-top="none" fo:border-bottom="0.05pt solid #000000"/>
    </style:style>
    <style:style style:name="Tabla1.D39" style:family="table-cell">
      <style:table-cell-properties fo:padding="0.097cm" fo:border-left="0.05pt solid #000000" fo:border-right="none" fo:border-top="none" fo:border-bottom="0.05pt solid #000000"/>
    </style:style>
    <style:style style:name="Tabla1.E39" style:family="table-cell">
      <style:table-cell-properties fo:padding="0.097cm" fo:border-left="0.05pt solid #000000" fo:border-right="0.05pt solid #000000" fo:border-top="none" fo:border-bottom="0.05pt solid #000000"/>
    </style:style>
    <style:style style:name="Tabla1.B40" style:family="table-cell">
      <style:table-cell-properties fo:padding="0.097cm" fo:border-left="0.05pt solid #000000" fo:border-right="none" fo:border-top="none" fo:border-bottom="0.05pt solid #000000"/>
    </style:style>
    <style:style style:name="Tabla1.C40" style:family="table-cell">
      <style:table-cell-properties fo:padding="0.097cm" fo:border-left="0.05pt solid #000000" fo:border-right="none" fo:border-top="none" fo:border-bottom="0.05pt solid #000000"/>
    </style:style>
    <style:style style:name="Tabla1.D40" style:family="table-cell">
      <style:table-cell-properties fo:padding="0.097cm" fo:border-left="0.05pt solid #000000" fo:border-right="none" fo:border-top="none" fo:border-bottom="0.05pt solid #000000"/>
    </style:style>
    <style:style style:name="Tabla1.E40" style:family="table-cell">
      <style:table-cell-properties fo:padding="0.097cm" fo:border-left="0.05pt solid #000000" fo:border-right="0.05pt solid #000000" fo:border-top="none" fo:border-bottom="0.05pt solid #000000"/>
    </style:style>
    <style:style style:name="Tabla1.B41" style:family="table-cell">
      <style:table-cell-properties fo:padding="0.097cm" fo:border-left="0.05pt solid #000000" fo:border-right="none" fo:border-top="none" fo:border-bottom="0.05pt solid #000000"/>
    </style:style>
    <style:style style:name="Tabla1.C41" style:family="table-cell">
      <style:table-cell-properties fo:padding="0.097cm" fo:border-left="0.05pt solid #000000" fo:border-right="none" fo:border-top="none" fo:border-bottom="0.05pt solid #000000"/>
    </style:style>
    <style:style style:name="Tabla1.D41" style:family="table-cell">
      <style:table-cell-properties fo:padding="0.097cm" fo:border-left="0.05pt solid #000000" fo:border-right="none" fo:border-top="none" fo:border-bottom="0.05pt solid #000000"/>
    </style:style>
    <style:style style:name="Tabla1.E41" style:family="table-cell">
      <style:table-cell-properties fo:padding="0.097cm" fo:border-left="0.05pt solid #000000" fo:border-right="0.05pt solid #000000" fo:border-top="none" fo:border-bottom="0.05pt solid #000000"/>
    </style:style>
    <style:style style:name="Tabla1.B42" style:family="table-cell">
      <style:table-cell-properties fo:padding="0.097cm" fo:border-left="0.05pt solid #000000" fo:border-right="none" fo:border-top="none" fo:border-bottom="0.05pt solid #000000"/>
    </style:style>
    <style:style style:name="Tabla1.C42" style:family="table-cell">
      <style:table-cell-properties fo:padding="0.097cm" fo:border-left="0.05pt solid #000000" fo:border-right="none" fo:border-top="none" fo:border-bottom="0.05pt solid #000000"/>
    </style:style>
    <style:style style:name="Tabla1.D42" style:family="table-cell">
      <style:table-cell-properties fo:padding="0.097cm" fo:border-left="0.05pt solid #000000" fo:border-right="none" fo:border-top="none" fo:border-bottom="0.05pt solid #000000"/>
    </style:style>
    <style:style style:name="Tabla1.E42" style:family="table-cell">
      <style:table-cell-properties fo:padding="0.097cm" fo:border-left="0.05pt solid #000000" fo:border-right="0.05pt solid #000000" fo:border-top="none" fo:border-bottom="0.05pt solid #000000"/>
    </style:style>
    <style:style style:name="Tabla1.B43" style:family="table-cell">
      <style:table-cell-properties fo:padding="0.097cm" fo:border-left="0.05pt solid #000000" fo:border-right="none" fo:border-top="none" fo:border-bottom="0.05pt solid #000000"/>
    </style:style>
    <style:style style:name="Tabla1.C43" style:family="table-cell">
      <style:table-cell-properties fo:padding="0.097cm" fo:border-left="0.05pt solid #000000" fo:border-right="none" fo:border-top="none" fo:border-bottom="0.05pt solid #000000"/>
    </style:style>
    <style:style style:name="Tabla1.D43" style:family="table-cell">
      <style:table-cell-properties fo:padding="0.097cm" fo:border-left="0.05pt solid #000000" fo:border-right="none" fo:border-top="none" fo:border-bottom="0.05pt solid #000000"/>
    </style:style>
    <style:style style:name="Tabla1.E43"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none" fo:border-top="none" fo:border-bottom="0.05pt solid #000000"/>
    </style:style>
    <style:style style:name="Tabla1.C44" style:family="table-cell">
      <style:table-cell-properties fo:padding="0.097cm" fo:border-left="0.05pt solid #000000" fo:border-right="none" fo:border-top="none" fo:border-bottom="0.05pt solid #000000"/>
    </style:style>
    <style:style style:name="Tabla1.D44" style:family="table-cell">
      <style:table-cell-properties fo:padding="0.097cm" fo:border-left="0.05pt solid #000000" fo:border-right="none" fo:border-top="none" fo:border-bottom="0.05pt solid #000000"/>
    </style:style>
    <style:style style:name="Tabla1.E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none" fo:border-top="none" fo:border-bottom="0.05pt solid #000000"/>
    </style:style>
    <style:style style:name="Tabla1.C45" style:family="table-cell">
      <style:table-cell-properties fo:padding="0.097cm" fo:border-left="0.05pt solid #000000" fo:border-right="none" fo:border-top="none" fo:border-bottom="0.05pt solid #000000"/>
    </style:style>
    <style:style style:name="Tabla1.D45" style:family="table-cell">
      <style:table-cell-properties fo:padding="0.097cm" fo:border-left="0.05pt solid #000000" fo:border-right="none" fo:border-top="none" fo:border-bottom="0.05pt solid #000000"/>
    </style:style>
    <style:style style:name="Tabla1.E45" style:family="table-cell">
      <style:table-cell-properties fo:padding="0.097cm" fo:border-left="0.05pt solid #000000" fo:border-right="0.05pt solid #000000" fo:border-top="none" fo:border-bottom="0.05pt solid #000000"/>
    </style:style>
    <style:style style:name="Tabla1.A46" style:family="table-cell">
      <style:table-cell-properties fo:padding="0.097cm" fo:border-left="0.05pt solid #000000" fo:border-right="none" fo:border-top="none" fo:border-bottom="0.05pt solid #000000"/>
    </style:style>
    <style:style style:name="Tabla1.B46" style:family="table-cell">
      <style:table-cell-properties fo:padding="0.097cm" fo:border-left="0.05pt solid #000000" fo:border-right="none" fo:border-top="none" fo:border-bottom="0.05pt solid #000000"/>
    </style:style>
    <style:style style:name="Tabla1.C46" style:family="table-cell">
      <style:table-cell-properties fo:padding="0.097cm" fo:border-left="0.05pt solid #000000" fo:border-right="none" fo:border-top="none" fo:border-bottom="0.05pt solid #000000"/>
    </style:style>
    <style:style style:name="Tabla1.D46" style:family="table-cell">
      <style:table-cell-properties fo:padding="0.097cm" fo:border-left="0.05pt solid #000000" fo:border-right="none" fo:border-top="none" fo:border-bottom="0.05pt solid #000000"/>
    </style:style>
    <style:style style:name="Tabla1.E46" style:family="table-cell">
      <style:table-cell-properties fo:padding="0.097cm" fo:border-left="0.05pt solid #000000" fo:border-right="0.05pt solid #000000" fo:border-top="none" fo:border-bottom="0.05pt solid #000000"/>
    </style:style>
    <style:style style:name="Tabla1.B47"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48" style:family="table-cell" style:data-style-name="N0">
      <style:table-cell-properties fo:padding="0.097cm" fo:border-left="0.05pt solid #000000" fo:border-right="none" fo:border-top="none" fo:border-bottom="0.05pt solid #000000"/>
    </style:style>
    <style:style style:name="Tabla1.B48" style:family="table-cell" style:data-style-name="N0">
      <style:table-cell-properties fo:padding="0.097cm" fo:border-left="0.05pt solid #000000" fo:border-right="none" fo:border-top="none" fo:border-bottom="0.05pt solid #000000"/>
    </style:style>
    <style:style style:name="Tabla1.C48" style:family="table-cell">
      <style:table-cell-properties fo:padding="0.097cm" fo:border-left="0.05pt solid #000000" fo:border-right="none" fo:border-top="none" fo:border-bottom="0.05pt solid #000000"/>
    </style:style>
    <style:style style:name="Tabla1.D48" style:family="table-cell">
      <style:table-cell-properties fo:padding="0.097cm" fo:border-left="0.05pt solid #000000" fo:border-right="none" fo:border-top="none" fo:border-bottom="0.05pt solid #000000"/>
    </style:style>
    <style:style style:name="Tabla1.E48" style:family="table-cell">
      <style:table-cell-properties fo:padding="0.097cm" fo:border-left="0.05pt solid #000000" fo:border-right="0.05pt solid #000000" fo:border-top="none" fo:border-bottom="0.05pt solid #000000"/>
    </style:style>
    <style:style style:name="Tabla1.A49" style:family="table-cell" style:data-style-name="N0">
      <style:table-cell-properties fo:padding="0.097cm" fo:border-left="0.05pt solid #000000" fo:border-right="none" fo:border-top="none" fo:border-bottom="0.05pt solid #000000"/>
    </style:style>
    <style:style style:name="Tabla1.B49" style:family="table-cell">
      <style:table-cell-properties fo:padding="0.097cm" fo:border-left="0.05pt solid #000000" fo:border-right="none" fo:border-top="none" fo:border-bottom="0.05pt solid #000000"/>
    </style:style>
    <style:style style:name="Tabla1.C49" style:family="table-cell">
      <style:table-cell-properties fo:padding="0.097cm" fo:border-left="0.05pt solid #000000" fo:border-right="none" fo:border-top="none" fo:border-bottom="0.05pt solid #000000"/>
    </style:style>
    <style:style style:name="Tabla1.D49" style:family="table-cell">
      <style:table-cell-properties fo:padding="0.097cm" fo:border-left="0.05pt solid #000000" fo:border-right="none" fo:border-top="none" fo:border-bottom="0.05pt solid #000000"/>
    </style:style>
    <style:style style:name="Tabla1.E49" style:family="table-cell">
      <style:table-cell-properties fo:padding="0.097cm" fo:border-left="0.05pt solid #000000" fo:border-right="0.05pt solid #000000" fo:border-top="none" fo:border-bottom="0.05pt solid #000000"/>
    </style:style>
    <style:style style:name="Tabla1.A50" style:family="table-cell" style:data-style-name="N0">
      <style:table-cell-properties fo:padding="0.097cm" fo:border-left="0.05pt solid #000000" fo:border-right="none" fo:border-top="none" fo:border-bottom="0.05pt solid #000000"/>
    </style:style>
    <style:style style:name="Tabla1.B50" style:family="table-cell">
      <style:table-cell-properties fo:padding="0.097cm" fo:border-left="0.05pt solid #000000" fo:border-right="none" fo:border-top="none" fo:border-bottom="0.05pt solid #000000"/>
    </style:style>
    <style:style style:name="Tabla1.C50" style:family="table-cell">
      <style:table-cell-properties fo:padding="0.097cm" fo:border-left="0.05pt solid #000000" fo:border-right="none" fo:border-top="none" fo:border-bottom="0.05pt solid #000000"/>
    </style:style>
    <style:style style:name="Tabla1.D50" style:family="table-cell">
      <style:table-cell-properties fo:padding="0.097cm" fo:border-left="0.05pt solid #000000" fo:border-right="none" fo:border-top="none" fo:border-bottom="0.05pt solid #000000"/>
    </style:style>
    <style:style style:name="Tabla1.E50" style:family="table-cell">
      <style:table-cell-properties fo:padding="0.097cm" fo:border-left="0.05pt solid #000000" fo:border-right="0.05pt solid #000000" fo:border-top="none" fo:border-bottom="0.05pt solid #000000"/>
    </style:style>
    <style:style style:name="Tabla1.A51" style:family="table-cell" style:data-style-name="N0">
      <style:table-cell-properties fo:padding="0.097cm" fo:border-left="0.05pt solid #000000" fo:border-right="none" fo:border-top="none" fo:border-bottom="0.05pt solid #000000"/>
    </style:style>
    <style:style style:name="Tabla1.B51" style:family="table-cell">
      <style:table-cell-properties fo:padding="0.097cm" fo:border-left="0.05pt solid #000000" fo:border-right="none" fo:border-top="none" fo:border-bottom="0.05pt solid #000000"/>
    </style:style>
    <style:style style:name="Tabla1.C51" style:family="table-cell">
      <style:table-cell-properties fo:padding="0.097cm" fo:border-left="0.05pt solid #000000" fo:border-right="none" fo:border-top="none" fo:border-bottom="0.05pt solid #000000"/>
    </style:style>
    <style:style style:name="Tabla1.D51" style:family="table-cell">
      <style:table-cell-properties fo:padding="0.097cm" fo:border-left="0.05pt solid #000000" fo:border-right="none" fo:border-top="none" fo:border-bottom="0.05pt solid #000000"/>
    </style:style>
    <style:style style:name="Tabla1.E51" style:family="table-cell">
      <style:table-cell-properties fo:padding="0.097cm" fo:border-left="0.05pt solid #000000" fo:border-right="0.05pt solid #000000" fo:border-top="none" fo:border-bottom="0.05pt solid #000000"/>
    </style:style>
    <style:style style:name="Tabla1.A52" style:family="table-cell">
      <style:table-cell-properties fo:background-color="#ffc7ba" fo:padding="0.097cm" fo:border-left="0.05pt solid #000000" fo:border-right="none" fo:border-top="none" fo:border-bottom="0.05pt solid #000000">
        <style:background-image/>
      </style:table-cell-properties>
    </style:style>
    <style:style style:name="Tabla1.B5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53" style:family="table-cell">
      <style:table-cell-properties fo:padding="0.097cm" fo:border-left="0.05pt solid #000000" fo:border-right="none" fo:border-top="none" fo:border-bottom="0.05pt solid #000000"/>
    </style:style>
    <style:style style:name="Tabla1.B53" style:family="table-cell" style:data-style-name="N0">
      <style:table-cell-properties fo:padding="0.097cm" fo:border-left="0.05pt solid #000000" fo:border-right="none" fo:border-top="none" fo:border-bottom="0.05pt solid #000000"/>
    </style:style>
    <style:style style:name="Tabla1.C53" style:family="table-cell">
      <style:table-cell-properties fo:padding="0.097cm" fo:border-left="0.05pt solid #000000" fo:border-right="none" fo:border-top="none" fo:border-bottom="0.05pt solid #000000"/>
    </style:style>
    <style:style style:name="Tabla1.D53" style:family="table-cell">
      <style:table-cell-properties fo:padding="0.097cm" fo:border-left="0.05pt solid #000000" fo:border-right="none" fo:border-top="none" fo:border-bottom="0.05pt solid #000000"/>
    </style:style>
    <style:style style:name="Tabla1.E53" style:family="table-cell">
      <style:table-cell-properties fo:padding="0.097cm" fo:border-left="0.05pt solid #000000" fo:border-right="0.05pt solid #000000" fo:border-top="none" fo:border-bottom="0.05pt solid #000000"/>
    </style:style>
    <style:style style:name="Tabla1.A54" style:family="table-cell">
      <style:table-cell-properties fo:padding="0.097cm" fo:border-left="0.05pt solid #000000" fo:border-right="none" fo:border-top="none" fo:border-bottom="0.05pt solid #000000"/>
    </style:style>
    <style:style style:name="Tabla1.B54" style:family="table-cell" style:data-style-name="N0">
      <style:table-cell-properties fo:padding="0.097cm" fo:border-left="0.05pt solid #000000" fo:border-right="none" fo:border-top="none" fo:border-bottom="0.05pt solid #000000"/>
    </style:style>
    <style:style style:name="Tabla1.C54" style:family="table-cell">
      <style:table-cell-properties fo:padding="0.097cm" fo:border-left="0.05pt solid #000000" fo:border-right="none" fo:border-top="none" fo:border-bottom="0.05pt solid #000000"/>
    </style:style>
    <style:style style:name="Tabla1.D54" style:family="table-cell">
      <style:table-cell-properties fo:padding="0.097cm" fo:border-left="0.05pt solid #000000" fo:border-right="none" fo:border-top="none" fo:border-bottom="0.05pt solid #000000"/>
    </style:style>
    <style:style style:name="Tabla1.E54" style:family="table-cell">
      <style:table-cell-properties fo:padding="0.097cm" fo:border-left="0.05pt solid #000000" fo:border-right="0.05pt solid #000000" fo:border-top="none" fo:border-bottom="0.05pt solid #000000"/>
    </style:style>
    <style:style style:name="Tabla1.A55" style:family="table-cell">
      <style:table-cell-properties fo:padding="0.097cm" fo:border-left="0.05pt solid #000000" fo:border-right="none" fo:border-top="none" fo:border-bottom="0.05pt solid #000000"/>
    </style:style>
    <style:style style:name="Tabla1.B55" style:family="table-cell">
      <style:table-cell-properties fo:padding="0.097cm" fo:border-left="0.05pt solid #000000" fo:border-right="none" fo:border-top="none" fo:border-bottom="0.05pt solid #000000"/>
    </style:style>
    <style:style style:name="Tabla1.C55" style:family="table-cell">
      <style:table-cell-properties fo:padding="0.097cm" fo:border-left="0.05pt solid #000000" fo:border-right="none" fo:border-top="none" fo:border-bottom="0.05pt solid #000000"/>
    </style:style>
    <style:style style:name="Tabla1.D55" style:family="table-cell">
      <style:table-cell-properties fo:padding="0.097cm" fo:border-left="0.05pt solid #000000" fo:border-right="none" fo:border-top="none" fo:border-bottom="0.05pt solid #000000"/>
    </style:style>
    <style:style style:name="Tabla1.E55" style:family="table-cell">
      <style:table-cell-properties fo:padding="0.097cm" fo:border-left="0.05pt solid #000000" fo:border-right="0.05pt solid #000000" fo:border-top="none" fo:border-bottom="0.05pt solid #000000"/>
    </style:style>
    <style:style style:name="Tabla1.A56" style:family="table-cell">
      <style:table-cell-properties fo:padding="0.097cm" fo:border-left="0.05pt solid #000000" fo:border-right="none" fo:border-top="none" fo:border-bottom="0.05pt solid #000000"/>
    </style:style>
    <style:style style:name="Tabla1.B56" style:family="table-cell" style:data-style-name="N0">
      <style:table-cell-properties fo:padding="0.097cm" fo:border-left="0.05pt solid #000000" fo:border-right="none" fo:border-top="none" fo:border-bottom="0.05pt solid #000000"/>
    </style:style>
    <style:style style:name="Tabla1.C56" style:family="table-cell">
      <style:table-cell-properties fo:padding="0.097cm" fo:border-left="0.05pt solid #000000" fo:border-right="none" fo:border-top="none" fo:border-bottom="0.05pt solid #000000"/>
    </style:style>
    <style:style style:name="Tabla1.D56" style:family="table-cell">
      <style:table-cell-properties fo:padding="0.097cm" fo:border-left="0.05pt solid #000000" fo:border-right="none" fo:border-top="none" fo:border-bottom="0.05pt solid #000000"/>
    </style:style>
    <style:style style:name="Tabla1.E56" style:family="table-cell">
      <style:table-cell-properties fo:padding="0.097cm" fo:border-left="0.05pt solid #000000" fo:border-right="0.05pt solid #000000" fo:border-top="none" fo:border-bottom="0.05pt solid #000000"/>
    </style:style>
    <style:style style:name="Tabla1.A57" style:family="table-cell">
      <style:table-cell-properties fo:padding="0.097cm" fo:border-left="0.05pt solid #000000" fo:border-right="none" fo:border-top="none" fo:border-bottom="0.05pt solid #000000"/>
    </style:style>
    <style:style style:name="Tabla1.B57" style:family="table-cell">
      <style:table-cell-properties fo:padding="0.097cm" fo:border-left="0.05pt solid #000000" fo:border-right="none" fo:border-top="none" fo:border-bottom="0.05pt solid #000000"/>
    </style:style>
    <style:style style:name="Tabla1.C57" style:family="table-cell">
      <style:table-cell-properties fo:padding="0.097cm" fo:border-left="0.05pt solid #000000" fo:border-right="none" fo:border-top="none" fo:border-bottom="0.05pt solid #000000"/>
    </style:style>
    <style:style style:name="Tabla1.D57" style:family="table-cell">
      <style:table-cell-properties fo:padding="0.097cm" fo:border-left="0.05pt solid #000000" fo:border-right="none" fo:border-top="none" fo:border-bottom="0.05pt solid #000000"/>
    </style:style>
    <style:style style:name="Tabla1.E57" style:family="table-cell">
      <style:table-cell-properties fo:padding="0.097cm" fo:border-left="0.05pt solid #000000" fo:border-right="0.05pt solid #000000" fo:border-top="none" fo:border-bottom="0.05pt solid #000000"/>
    </style:style>
    <style:style style:name="Tabla1.A58" style:family="table-cell">
      <style:table-cell-properties fo:padding="0.097cm" fo:border-left="0.05pt solid #000000" fo:border-right="none" fo:border-top="none" fo:border-bottom="0.05pt solid #000000"/>
    </style:style>
    <style:style style:name="Tabla1.B58" style:family="table-cell">
      <style:table-cell-properties fo:padding="0.097cm" fo:border-left="0.05pt solid #000000" fo:border-right="none" fo:border-top="none" fo:border-bottom="0.05pt solid #000000"/>
    </style:style>
    <style:style style:name="Tabla1.C58" style:family="table-cell">
      <style:table-cell-properties fo:padding="0.097cm" fo:border-left="0.05pt solid #000000" fo:border-right="none" fo:border-top="none" fo:border-bottom="0.05pt solid #000000"/>
    </style:style>
    <style:style style:name="Tabla1.D58" style:family="table-cell">
      <style:table-cell-properties fo:padding="0.097cm" fo:border-left="0.05pt solid #000000" fo:border-right="none" fo:border-top="none" fo:border-bottom="0.05pt solid #000000"/>
    </style:style>
    <style:style style:name="Tabla1.E58" style:family="table-cell">
      <style:table-cell-properties fo:padding="0.097cm" fo:border-left="0.05pt solid #000000" fo:border-right="0.05pt solid #000000" fo:border-top="none" fo:border-bottom="0.05pt solid #000000"/>
    </style:style>
    <style:style style:name="Tabla1.A59" style:family="table-cell">
      <style:table-cell-properties fo:padding="0.097cm" fo:border-left="0.05pt solid #000000" fo:border-right="none" fo:border-top="none" fo:border-bottom="0.05pt solid #000000"/>
    </style:style>
    <style:style style:name="Tabla1.B59" style:family="table-cell">
      <style:table-cell-properties fo:padding="0.097cm" fo:border-left="0.05pt solid #000000" fo:border-right="none" fo:border-top="none" fo:border-bottom="0.05pt solid #000000"/>
    </style:style>
    <style:style style:name="Tabla1.C59" style:family="table-cell">
      <style:table-cell-properties fo:padding="0.097cm" fo:border-left="0.05pt solid #000000" fo:border-right="none" fo:border-top="none" fo:border-bottom="0.05pt solid #000000"/>
    </style:style>
    <style:style style:name="Tabla1.D59" style:family="table-cell">
      <style:table-cell-properties fo:padding="0.097cm" fo:border-left="0.05pt solid #000000" fo:border-right="none" fo:border-top="none" fo:border-bottom="0.05pt solid #000000"/>
    </style:style>
    <style:style style:name="Tabla1.E59" style:family="table-cell">
      <style:table-cell-properties fo:padding="0.097cm" fo:border-left="0.05pt solid #000000" fo:border-right="0.05pt solid #000000" fo:border-top="none" fo:border-bottom="0.05pt solid #000000"/>
    </style:style>
    <style:style style:name="Tabla1.A60" style:family="table-cell">
      <style:table-cell-properties fo:padding="0.097cm" fo:border-left="0.05pt solid #000000" fo:border-right="none" fo:border-top="none" fo:border-bottom="0.05pt solid #000000"/>
    </style:style>
    <style:style style:name="Tabla1.B60" style:family="table-cell">
      <style:table-cell-properties fo:padding="0.097cm" fo:border-left="0.05pt solid #000000" fo:border-right="none" fo:border-top="none" fo:border-bottom="0.05pt solid #000000"/>
    </style:style>
    <style:style style:name="Tabla1.C60" style:family="table-cell">
      <style:table-cell-properties fo:padding="0.097cm" fo:border-left="0.05pt solid #000000" fo:border-right="none" fo:border-top="none" fo:border-bottom="0.05pt solid #000000"/>
    </style:style>
    <style:style style:name="Tabla1.D60" style:family="table-cell">
      <style:table-cell-properties fo:padding="0.097cm" fo:border-left="0.05pt solid #000000" fo:border-right="none" fo:border-top="none" fo:border-bottom="0.05pt solid #000000"/>
    </style:style>
    <style:style style:name="Tabla1.E60" style:family="table-cell">
      <style:table-cell-properties fo:padding="0.097cm" fo:border-left="0.05pt solid #000000" fo:border-right="0.05pt solid #000000" fo:border-top="none" fo:border-bottom="0.05pt solid #000000"/>
    </style:style>
    <style:style style:name="Tabla1.A61" style:family="table-cell">
      <style:table-cell-properties fo:padding="0.097cm" fo:border-left="0.05pt solid #000000" fo:border-right="none" fo:border-top="none" fo:border-bottom="0.05pt solid #000000"/>
    </style:style>
    <style:style style:name="Tabla1.B61" style:family="table-cell" style:data-style-name="N0">
      <style:table-cell-properties fo:padding="0.097cm" fo:border-left="0.05pt solid #000000" fo:border-right="none" fo:border-top="none" fo:border-bottom="0.05pt solid #000000"/>
    </style:style>
    <style:style style:name="Tabla1.C61" style:family="table-cell">
      <style:table-cell-properties fo:padding="0.097cm" fo:border-left="0.05pt solid #000000" fo:border-right="none" fo:border-top="none" fo:border-bottom="0.05pt solid #000000"/>
    </style:style>
    <style:style style:name="Tabla1.D61" style:family="table-cell">
      <style:table-cell-properties fo:padding="0.097cm" fo:border-left="0.05pt solid #000000" fo:border-right="none" fo:border-top="none" fo:border-bottom="0.05pt solid #000000"/>
    </style:style>
    <style:style style:name="Tabla1.E61" style:family="table-cell">
      <style:table-cell-properties fo:padding="0.097cm" fo:border-left="0.05pt solid #000000" fo:border-right="0.05pt solid #000000" fo:border-top="none" fo:border-bottom="0.05pt solid #000000"/>
    </style:style>
    <style:style style:name="Tabla1.A62" style:family="table-cell">
      <style:table-cell-properties fo:padding="0.097cm" fo:border-left="0.05pt solid #000000" fo:border-right="none" fo:border-top="none" fo:border-bottom="0.05pt solid #000000"/>
    </style:style>
    <style:style style:name="Tabla1.B62" style:family="table-cell">
      <style:table-cell-properties fo:padding="0.097cm" fo:border-left="0.05pt solid #000000" fo:border-right="none" fo:border-top="none" fo:border-bottom="0.05pt solid #000000"/>
    </style:style>
    <style:style style:name="Tabla1.C62" style:family="table-cell">
      <style:table-cell-properties fo:padding="0.097cm" fo:border-left="0.05pt solid #000000" fo:border-right="none" fo:border-top="none" fo:border-bottom="0.05pt solid #000000"/>
    </style:style>
    <style:style style:name="Tabla1.D62" style:family="table-cell">
      <style:table-cell-properties fo:padding="0.097cm" fo:border-left="0.05pt solid #000000" fo:border-right="none" fo:border-top="none" fo:border-bottom="0.05pt solid #000000"/>
    </style:style>
    <style:style style:name="Tabla1.E62" style:family="table-cell">
      <style:table-cell-properties fo:padding="0.097cm" fo:border-left="0.05pt solid #000000" fo:border-right="0.05pt solid #000000" fo:border-top="none" fo:border-bottom="0.05pt solid #000000"/>
    </style:style>
    <style:style style:name="Tabla1.A63" style:family="table-cell">
      <style:table-cell-properties fo:padding="0.097cm" fo:border-left="0.05pt solid #000000" fo:border-right="none" fo:border-top="none" fo:border-bottom="0.05pt solid #000000"/>
    </style:style>
    <style:style style:name="Tabla1.B63" style:family="table-cell">
      <style:table-cell-properties fo:padding="0.097cm" fo:border-left="0.05pt solid #000000" fo:border-right="none" fo:border-top="none" fo:border-bottom="0.05pt solid #000000"/>
    </style:style>
    <style:style style:name="Tabla1.C63" style:family="table-cell">
      <style:table-cell-properties fo:padding="0.097cm" fo:border-left="0.05pt solid #000000" fo:border-right="none" fo:border-top="none" fo:border-bottom="0.05pt solid #000000"/>
    </style:style>
    <style:style style:name="Tabla1.D63" style:family="table-cell">
      <style:table-cell-properties fo:padding="0.097cm" fo:border-left="0.05pt solid #000000" fo:border-right="none" fo:border-top="none" fo:border-bottom="0.05pt solid #000000"/>
    </style:style>
    <style:style style:name="Tabla1.E63" style:family="table-cell">
      <style:table-cell-properties fo:padding="0.097cm" fo:border-left="0.05pt solid #000000" fo:border-right="0.05pt solid #000000" fo:border-top="none" fo:border-bottom="0.05pt solid #000000"/>
    </style:style>
    <style:style style:name="Tabla1.A64" style:family="table-cell">
      <style:table-cell-properties fo:padding="0.097cm" fo:border-left="0.05pt solid #000000" fo:border-right="none" fo:border-top="none" fo:border-bottom="0.05pt solid #000000"/>
    </style:style>
    <style:style style:name="Tabla1.B64" style:family="table-cell">
      <style:table-cell-properties fo:padding="0.097cm" fo:border-left="0.05pt solid #000000" fo:border-right="none" fo:border-top="none" fo:border-bottom="0.05pt solid #000000"/>
    </style:style>
    <style:style style:name="Tabla1.C64" style:family="table-cell">
      <style:table-cell-properties fo:padding="0.097cm" fo:border-left="0.05pt solid #000000" fo:border-right="none" fo:border-top="none" fo:border-bottom="0.05pt solid #000000"/>
    </style:style>
    <style:style style:name="Tabla1.D64" style:family="table-cell">
      <style:table-cell-properties fo:padding="0.097cm" fo:border-left="0.05pt solid #000000" fo:border-right="none" fo:border-top="none" fo:border-bottom="0.05pt solid #000000"/>
    </style:style>
    <style:style style:name="Tabla1.E64" style:family="table-cell">
      <style:table-cell-properties fo:padding="0.097cm" fo:border-left="0.05pt solid #000000" fo:border-right="0.05pt solid #000000" fo:border-top="none" fo:border-bottom="0.05pt solid #000000"/>
    </style:style>
    <style:style style:name="Tabla1.A65" style:family="table-cell">
      <style:table-cell-properties fo:padding="0.097cm" fo:border-left="0.05pt solid #000000" fo:border-right="none" fo:border-top="none" fo:border-bottom="0.05pt solid #000000"/>
    </style:style>
    <style:style style:name="Tabla1.B65" style:family="table-cell">
      <style:table-cell-properties fo:padding="0.097cm" fo:border-left="0.05pt solid #000000" fo:border-right="none" fo:border-top="none" fo:border-bottom="0.05pt solid #000000"/>
    </style:style>
    <style:style style:name="Tabla1.C65" style:family="table-cell">
      <style:table-cell-properties fo:padding="0.097cm" fo:border-left="0.05pt solid #000000" fo:border-right="none" fo:border-top="none" fo:border-bottom="0.05pt solid #000000"/>
    </style:style>
    <style:style style:name="Tabla1.D65" style:family="table-cell">
      <style:table-cell-properties fo:padding="0.097cm" fo:border-left="0.05pt solid #000000" fo:border-right="none" fo:border-top="none" fo:border-bottom="0.05pt solid #000000"/>
    </style:style>
    <style:style style:name="Tabla1.E65" style:family="table-cell">
      <style:table-cell-properties fo:padding="0.097cm" fo:border-left="0.05pt solid #000000" fo:border-right="0.05pt solid #000000" fo:border-top="none" fo:border-bottom="0.05pt solid #000000"/>
    </style:style>
    <style:style style:name="Tabla1.B66"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7" style:family="table-cell" style:data-style-name="N0">
      <style:table-cell-properties fo:padding="0.097cm" fo:border-left="0.05pt solid #000000" fo:border-right="none" fo:border-top="none" fo:border-bottom="0.05pt solid #000000"/>
    </style:style>
    <style:style style:name="Tabla1.B67" style:family="table-cell">
      <style:table-cell-properties fo:padding="0.097cm" fo:border-left="0.05pt solid #000000" fo:border-right="none" fo:border-top="none" fo:border-bottom="0.05pt solid #000000"/>
    </style:style>
    <style:style style:name="Tabla1.C67" style:family="table-cell">
      <style:table-cell-properties fo:padding="0.097cm" fo:border-left="0.05pt solid #000000" fo:border-right="none" fo:border-top="none" fo:border-bottom="0.05pt solid #000000"/>
    </style:style>
    <style:style style:name="Tabla1.D67" style:family="table-cell">
      <style:table-cell-properties fo:padding="0.097cm" fo:border-left="0.05pt solid #000000" fo:border-right="none" fo:border-top="none" fo:border-bottom="0.05pt solid #000000"/>
    </style:style>
    <style:style style:name="Tabla1.E67" style:family="table-cell">
      <style:table-cell-properties fo:padding="0.097cm" fo:border-left="0.05pt solid #000000" fo:border-right="0.05pt solid #000000" fo:border-top="none" fo:border-bottom="0.05pt solid #000000"/>
    </style:style>
    <style:style style:name="Tabla1.A68" style:family="table-cell" style:data-style-name="N0">
      <style:table-cell-properties fo:padding="0.097cm" fo:border-left="0.05pt solid #000000" fo:border-right="none" fo:border-top="none" fo:border-bottom="0.05pt solid #000000"/>
    </style:style>
    <style:style style:name="Tabla1.B68" style:family="table-cell">
      <style:table-cell-properties fo:padding="0.097cm" fo:border-left="0.05pt solid #000000" fo:border-right="none" fo:border-top="none" fo:border-bottom="0.05pt solid #000000"/>
    </style:style>
    <style:style style:name="Tabla1.C68" style:family="table-cell">
      <style:table-cell-properties fo:padding="0.097cm" fo:border-left="0.05pt solid #000000" fo:border-right="none" fo:border-top="none" fo:border-bottom="0.05pt solid #000000"/>
    </style:style>
    <style:style style:name="Tabla1.D68" style:family="table-cell">
      <style:table-cell-properties fo:padding="0.097cm" fo:border-left="0.05pt solid #000000" fo:border-right="none" fo:border-top="none" fo:border-bottom="0.05pt solid #000000"/>
    </style:style>
    <style:style style:name="Tabla1.E68" style:family="table-cell">
      <style:table-cell-properties fo:padding="0.097cm" fo:border-left="0.05pt solid #000000" fo:border-right="0.05pt solid #000000" fo:border-top="none" fo:border-bottom="0.05pt solid #000000"/>
    </style:style>
    <style:style style:name="Tabla1.A69" style:family="table-cell" style:data-style-name="N0">
      <style:table-cell-properties fo:padding="0.097cm" fo:border-left="0.05pt solid #000000" fo:border-right="none" fo:border-top="none" fo:border-bottom="0.05pt solid #000000"/>
    </style:style>
    <style:style style:name="Tabla1.B69" style:family="table-cell">
      <style:table-cell-properties fo:padding="0.097cm" fo:border-left="0.05pt solid #000000" fo:border-right="none" fo:border-top="none" fo:border-bottom="0.05pt solid #000000"/>
    </style:style>
    <style:style style:name="Tabla1.C69" style:family="table-cell">
      <style:table-cell-properties fo:padding="0.097cm" fo:border-left="0.05pt solid #000000" fo:border-right="none" fo:border-top="none" fo:border-bottom="0.05pt solid #000000"/>
    </style:style>
    <style:style style:name="Tabla1.D69" style:family="table-cell">
      <style:table-cell-properties fo:padding="0.097cm" fo:border-left="0.05pt solid #000000" fo:border-right="none" fo:border-top="none" fo:border-bottom="0.05pt solid #000000"/>
    </style:style>
    <style:style style:name="Tabla1.E69" style:family="table-cell">
      <style:table-cell-properties fo:padding="0.097cm" fo:border-left="0.05pt solid #000000" fo:border-right="0.05pt solid #000000" fo:border-top="none" fo:border-bottom="0.05pt solid #000000"/>
    </style:style>
    <style:style style:name="Tabla1.A70" style:family="table-cell" style:data-style-name="N0">
      <style:table-cell-properties fo:padding="0.097cm" fo:border-left="0.05pt solid #000000" fo:border-right="none" fo:border-top="none" fo:border-bottom="0.05pt solid #000000"/>
    </style:style>
    <style:style style:name="Tabla1.B70" style:family="table-cell">
      <style:table-cell-properties fo:padding="0.097cm" fo:border-left="0.05pt solid #000000" fo:border-right="none" fo:border-top="none" fo:border-bottom="0.05pt solid #000000"/>
    </style:style>
    <style:style style:name="Tabla1.C70" style:family="table-cell">
      <style:table-cell-properties fo:padding="0.097cm" fo:border-left="0.05pt solid #000000" fo:border-right="none" fo:border-top="none" fo:border-bottom="0.05pt solid #000000"/>
    </style:style>
    <style:style style:name="Tabla1.D70" style:family="table-cell">
      <style:table-cell-properties fo:padding="0.097cm" fo:border-left="0.05pt solid #000000" fo:border-right="none" fo:border-top="none" fo:border-bottom="0.05pt solid #000000"/>
    </style:style>
    <style:style style:name="Tabla1.E70" style:family="table-cell">
      <style:table-cell-properties fo:padding="0.097cm" fo:border-left="0.05pt solid #000000" fo:border-right="0.05pt solid #000000" fo:border-top="none" fo:border-bottom="0.05pt solid #000000"/>
    </style:style>
    <style:style style:name="Tabla1.A71" style:family="table-cell" style:data-style-name="N0">
      <style:table-cell-properties fo:padding="0.097cm" fo:border-left="0.05pt solid #000000" fo:border-right="none" fo:border-top="none" fo:border-bottom="0.05pt solid #000000"/>
    </style:style>
    <style:style style:name="Tabla1.B71" style:family="table-cell" style:data-style-name="N0">
      <style:table-cell-properties fo:padding="0.097cm" fo:border-left="0.05pt solid #000000" fo:border-right="none" fo:border-top="none" fo:border-bottom="0.05pt solid #000000"/>
    </style:style>
    <style:style style:name="Tabla1.C71" style:family="table-cell">
      <style:table-cell-properties fo:padding="0.097cm" fo:border-left="0.05pt solid #000000" fo:border-right="none" fo:border-top="none" fo:border-bottom="0.05pt solid #000000"/>
    </style:style>
    <style:style style:name="Tabla1.D71" style:family="table-cell">
      <style:table-cell-properties fo:padding="0.097cm" fo:border-left="0.05pt solid #000000" fo:border-right="none" fo:border-top="none" fo:border-bottom="0.05pt solid #000000"/>
    </style:style>
    <style:style style:name="Tabla1.E71" style:family="table-cell">
      <style:table-cell-properties fo:padding="0.097cm" fo:border-left="0.05pt solid #000000" fo:border-right="0.05pt solid #000000" fo:border-top="none" fo:border-bottom="0.05pt solid #000000"/>
    </style:style>
    <style:style style:name="Tabla1.A72" style:family="table-cell" style:data-style-name="N0">
      <style:table-cell-properties fo:padding="0.097cm" fo:border-left="0.05pt solid #000000" fo:border-right="none" fo:border-top="none" fo:border-bottom="0.05pt solid #000000"/>
    </style:style>
    <style:style style:name="Tabla1.B72" style:family="table-cell">
      <style:table-cell-properties fo:padding="0.097cm" fo:border-left="0.05pt solid #000000" fo:border-right="none" fo:border-top="none" fo:border-bottom="0.05pt solid #000000"/>
    </style:style>
    <style:style style:name="Tabla1.C72" style:family="table-cell">
      <style:table-cell-properties fo:padding="0.097cm" fo:border-left="0.05pt solid #000000" fo:border-right="none" fo:border-top="none" fo:border-bottom="0.05pt solid #000000"/>
    </style:style>
    <style:style style:name="Tabla1.D72" style:family="table-cell">
      <style:table-cell-properties fo:padding="0.097cm" fo:border-left="0.05pt solid #000000" fo:border-right="none" fo:border-top="none" fo:border-bottom="0.05pt solid #000000"/>
    </style:style>
    <style:style style:name="Tabla1.E72" style:family="table-cell">
      <style:table-cell-properties fo:padding="0.097cm" fo:border-left="0.05pt solid #000000" fo:border-right="0.05pt solid #000000" fo:border-top="none" fo:border-bottom="0.05pt solid #000000"/>
    </style:style>
    <style:style style:name="Tabla1.A73" style:family="table-cell" style:data-style-name="N0">
      <style:table-cell-properties fo:padding="0.097cm" fo:border-left="0.05pt solid #000000" fo:border-right="none" fo:border-top="none" fo:border-bottom="0.05pt solid #000000"/>
    </style:style>
    <style:style style:name="Tabla1.B73" style:family="table-cell" style:data-style-name="N0">
      <style:table-cell-properties fo:padding="0.097cm" fo:border-left="0.05pt solid #000000" fo:border-right="none" fo:border-top="none" fo:border-bottom="0.05pt solid #000000"/>
    </style:style>
    <style:style style:name="Tabla1.C73" style:family="table-cell">
      <style:table-cell-properties fo:padding="0.097cm" fo:border-left="0.05pt solid #000000" fo:border-right="none" fo:border-top="none" fo:border-bottom="0.05pt solid #000000"/>
    </style:style>
    <style:style style:name="Tabla1.D73" style:family="table-cell">
      <style:table-cell-properties fo:padding="0.097cm" fo:border-left="0.05pt solid #000000" fo:border-right="none" fo:border-top="none" fo:border-bottom="0.05pt solid #000000"/>
    </style:style>
    <style:style style:name="Tabla1.E73" style:family="table-cell">
      <style:table-cell-properties fo:padding="0.097cm" fo:border-left="0.05pt solid #000000" fo:border-right="0.05pt solid #000000" fo:border-top="none" fo:border-bottom="0.05pt solid #000000"/>
    </style:style>
    <style:style style:name="Tabla1.A74" style:family="table-cell" style:data-style-name="N0">
      <style:table-cell-properties fo:padding="0.097cm" fo:border-left="0.05pt solid #000000" fo:border-right="none" fo:border-top="none" fo:border-bottom="0.05pt solid #000000"/>
    </style:style>
    <style:style style:name="Tabla1.B74" style:family="table-cell">
      <style:table-cell-properties fo:padding="0.097cm" fo:border-left="0.05pt solid #000000" fo:border-right="none" fo:border-top="none" fo:border-bottom="0.05pt solid #000000"/>
    </style:style>
    <style:style style:name="Tabla1.C74" style:family="table-cell">
      <style:table-cell-properties fo:padding="0.097cm" fo:border-left="0.05pt solid #000000" fo:border-right="none" fo:border-top="none" fo:border-bottom="0.05pt solid #000000"/>
    </style:style>
    <style:style style:name="Tabla1.D74" style:family="table-cell">
      <style:table-cell-properties fo:padding="0.097cm" fo:border-left="0.05pt solid #000000" fo:border-right="none" fo:border-top="none" fo:border-bottom="0.05pt solid #000000"/>
    </style:style>
    <style:style style:name="Tabla1.E74" style:family="table-cell">
      <style:table-cell-properties fo:padding="0.097cm" fo:border-left="0.05pt solid #000000" fo:border-right="0.05pt solid #000000" fo:border-top="none" fo:border-bottom="0.05pt solid #000000"/>
    </style:style>
    <style:style style:name="Tabla1.A75" style:family="table-cell" style:data-style-name="N0">
      <style:table-cell-properties fo:padding="0.097cm" fo:border-left="0.05pt solid #000000" fo:border-right="none" fo:border-top="none" fo:border-bottom="0.05pt solid #000000"/>
    </style:style>
    <style:style style:name="Tabla1.B75" style:family="table-cell" style:data-style-name="N0">
      <style:table-cell-properties fo:padding="0.097cm" fo:border-left="0.05pt solid #000000" fo:border-right="none" fo:border-top="none" fo:border-bottom="0.05pt solid #000000"/>
    </style:style>
    <style:style style:name="Tabla1.C75" style:family="table-cell">
      <style:table-cell-properties fo:padding="0.097cm" fo:border-left="0.05pt solid #000000" fo:border-right="none" fo:border-top="none" fo:border-bottom="0.05pt solid #000000"/>
    </style:style>
    <style:style style:name="Tabla1.D75" style:family="table-cell">
      <style:table-cell-properties fo:padding="0.097cm" fo:border-left="0.05pt solid #000000" fo:border-right="none" fo:border-top="none" fo:border-bottom="0.05pt solid #000000"/>
    </style:style>
    <style:style style:name="Tabla1.E75" style:family="table-cell">
      <style:table-cell-properties fo:padding="0.097cm" fo:border-left="0.05pt solid #000000" fo:border-right="0.05pt solid #000000" fo:border-top="none" fo:border-bottom="0.05pt solid #000000"/>
    </style:style>
    <style:style style:name="Tabla1.A76" style:family="table-cell" style:data-style-name="N0">
      <style:table-cell-properties fo:padding="0.097cm" fo:border-left="0.05pt solid #000000" fo:border-right="none" fo:border-top="none" fo:border-bottom="0.05pt solid #000000"/>
    </style:style>
    <style:style style:name="Tabla1.B76" style:family="table-cell" style:data-style-name="N0">
      <style:table-cell-properties fo:padding="0.097cm" fo:border-left="0.05pt solid #000000" fo:border-right="none" fo:border-top="none" fo:border-bottom="0.05pt solid #000000"/>
    </style:style>
    <style:style style:name="Tabla1.C76" style:family="table-cell">
      <style:table-cell-properties fo:padding="0.097cm" fo:border-left="0.05pt solid #000000" fo:border-right="none" fo:border-top="none" fo:border-bottom="0.05pt solid #000000"/>
    </style:style>
    <style:style style:name="Tabla1.D76" style:family="table-cell">
      <style:table-cell-properties fo:padding="0.097cm" fo:border-left="0.05pt solid #000000" fo:border-right="none" fo:border-top="none" fo:border-bottom="0.05pt solid #000000"/>
    </style:style>
    <style:style style:name="Tabla1.E76" style:family="table-cell">
      <style:table-cell-properties fo:padding="0.097cm" fo:border-left="0.05pt solid #000000" fo:border-right="0.05pt solid #000000" fo:border-top="none" fo:border-bottom="0.05pt solid #000000"/>
    </style:style>
    <style:style style:name="Tabla1.A77" style:family="table-cell" style:data-style-name="N0">
      <style:table-cell-properties fo:padding="0.097cm" fo:border-left="0.05pt solid #000000" fo:border-right="none" fo:border-top="none" fo:border-bottom="0.05pt solid #000000"/>
    </style:style>
    <style:style style:name="Tabla1.B77" style:family="table-cell">
      <style:table-cell-properties fo:padding="0.097cm" fo:border-left="0.05pt solid #000000" fo:border-right="none" fo:border-top="none" fo:border-bottom="0.05pt solid #000000"/>
    </style:style>
    <style:style style:name="Tabla1.C77" style:family="table-cell">
      <style:table-cell-properties fo:padding="0.097cm" fo:border-left="0.05pt solid #000000" fo:border-right="none" fo:border-top="none" fo:border-bottom="0.05pt solid #000000"/>
    </style:style>
    <style:style style:name="Tabla1.D77" style:family="table-cell">
      <style:table-cell-properties fo:padding="0.097cm" fo:border-left="0.05pt solid #000000" fo:border-right="none" fo:border-top="none" fo:border-bottom="0.05pt solid #000000"/>
    </style:style>
    <style:style style:name="Tabla1.E77" style:family="table-cell">
      <style:table-cell-properties fo:padding="0.097cm" fo:border-left="0.05pt solid #000000" fo:border-right="0.05pt solid #000000" fo:border-top="none" fo:border-bottom="0.05pt solid #000000"/>
    </style:style>
    <style:style style:name="Tabla1.A78" style:family="table-cell" style:data-style-name="N0">
      <style:table-cell-properties fo:padding="0.097cm" fo:border-left="0.05pt solid #000000" fo:border-right="none" fo:border-top="none" fo:border-bottom="0.05pt solid #000000"/>
    </style:style>
    <style:style style:name="Tabla1.B78" style:family="table-cell" style:data-style-name="N0">
      <style:table-cell-properties fo:padding="0.097cm" fo:border-left="0.05pt solid #000000" fo:border-right="none" fo:border-top="none" fo:border-bottom="0.05pt solid #000000"/>
    </style:style>
    <style:style style:name="Tabla1.C78" style:family="table-cell">
      <style:table-cell-properties fo:padding="0.097cm" fo:border-left="0.05pt solid #000000" fo:border-right="none" fo:border-top="none" fo:border-bottom="0.05pt solid #000000"/>
    </style:style>
    <style:style style:name="Tabla1.D78" style:family="table-cell">
      <style:table-cell-properties fo:padding="0.097cm" fo:border-left="0.05pt solid #000000" fo:border-right="none" fo:border-top="none" fo:border-bottom="0.05pt solid #000000"/>
    </style:style>
    <style:style style:name="Tabla1.E78" style:family="table-cell">
      <style:table-cell-properties fo:padding="0.097cm" fo:border-left="0.05pt solid #000000" fo:border-right="0.05pt solid #000000" fo:border-top="none" fo:border-bottom="0.05pt solid #000000"/>
    </style:style>
    <style:style style:name="Tabla1.A79" style:family="table-cell" style:data-style-name="N0">
      <style:table-cell-properties fo:padding="0.097cm" fo:border-left="0.05pt solid #000000" fo:border-right="none" fo:border-top="none" fo:border-bottom="0.05pt solid #000000"/>
    </style:style>
    <style:style style:name="Tabla1.B79" style:family="table-cell" style:data-style-name="N0">
      <style:table-cell-properties fo:padding="0.097cm" fo:border-left="0.05pt solid #000000" fo:border-right="none" fo:border-top="none" fo:border-bottom="0.05pt solid #000000"/>
    </style:style>
    <style:style style:name="Tabla1.C79" style:family="table-cell">
      <style:table-cell-properties fo:padding="0.097cm" fo:border-left="0.05pt solid #000000" fo:border-right="none" fo:border-top="none" fo:border-bottom="0.05pt solid #000000"/>
    </style:style>
    <style:style style:name="Tabla1.D79" style:family="table-cell">
      <style:table-cell-properties fo:padding="0.097cm" fo:border-left="0.05pt solid #000000" fo:border-right="none" fo:border-top="none" fo:border-bottom="0.05pt solid #000000"/>
    </style:style>
    <style:style style:name="Tabla1.E79" style:family="table-cell">
      <style:table-cell-properties fo:padding="0.097cm" fo:border-left="0.05pt solid #000000" fo:border-right="0.05pt solid #000000" fo:border-top="none" fo:border-bottom="0.05pt solid #000000"/>
    </style:style>
    <style:style style:name="Tabla1.A80" style:family="table-cell" style:data-style-name="N0">
      <style:table-cell-properties fo:padding="0.097cm" fo:border-left="0.05pt solid #000000" fo:border-right="none" fo:border-top="none" fo:border-bottom="0.05pt solid #000000"/>
    </style:style>
    <style:style style:name="Tabla1.B80" style:family="table-cell">
      <style:table-cell-properties fo:padding="0.097cm" fo:border-left="0.05pt solid #000000" fo:border-right="none" fo:border-top="none" fo:border-bottom="0.05pt solid #000000"/>
    </style:style>
    <style:style style:name="Tabla1.C80" style:family="table-cell">
      <style:table-cell-properties fo:padding="0.097cm" fo:border-left="0.05pt solid #000000" fo:border-right="none" fo:border-top="none" fo:border-bottom="0.05pt solid #000000"/>
    </style:style>
    <style:style style:name="Tabla1.D80" style:family="table-cell">
      <style:table-cell-properties fo:padding="0.097cm" fo:border-left="0.05pt solid #000000" fo:border-right="none" fo:border-top="none" fo:border-bottom="0.05pt solid #000000"/>
    </style:style>
    <style:style style:name="Tabla1.E80" style:family="table-cell">
      <style:table-cell-properties fo:padding="0.097cm" fo:border-left="0.05pt solid #000000" fo:border-right="0.05pt solid #000000" fo:border-top="none" fo:border-bottom="0.05pt solid #000000"/>
    </style:style>
    <style:style style:name="Tabla1.B81"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82" style:family="table-cell" style:data-style-name="N0">
      <style:table-cell-properties fo:padding="0.097cm" fo:border-left="0.05pt solid #000000" fo:border-right="none" fo:border-top="none" fo:border-bottom="0.05pt solid #000000"/>
    </style:style>
    <style:style style:name="Tabla1.B82" style:family="table-cell">
      <style:table-cell-properties fo:padding="0.097cm" fo:border-left="0.05pt solid #000000" fo:border-right="none" fo:border-top="none" fo:border-bottom="0.05pt solid #000000"/>
    </style:style>
    <style:style style:name="Tabla1.C82" style:family="table-cell">
      <style:table-cell-properties fo:padding="0.097cm" fo:border-left="0.05pt solid #000000" fo:border-right="none" fo:border-top="none" fo:border-bottom="0.05pt solid #000000"/>
    </style:style>
    <style:style style:name="Tabla1.D82" style:family="table-cell">
      <style:table-cell-properties fo:padding="0.097cm" fo:border-left="0.05pt solid #000000" fo:border-right="none" fo:border-top="none" fo:border-bottom="0.05pt solid #000000"/>
    </style:style>
    <style:style style:name="Tabla1.E82" style:family="table-cell">
      <style:table-cell-properties fo:padding="0.097cm" fo:border-left="0.05pt solid #000000" fo:border-right="0.05pt solid #000000" fo:border-top="none" fo:border-bottom="0.05pt solid #000000"/>
    </style:style>
    <style:style style:name="Tabla1.A83" style:family="table-cell" style:data-style-name="N0">
      <style:table-cell-properties fo:padding="0.097cm" fo:border-left="0.05pt solid #000000" fo:border-right="none" fo:border-top="none" fo:border-bottom="0.05pt solid #000000"/>
    </style:style>
    <style:style style:name="Tabla1.B83" style:family="table-cell">
      <style:table-cell-properties fo:padding="0.097cm" fo:border-left="0.05pt solid #000000" fo:border-right="none" fo:border-top="none" fo:border-bottom="0.05pt solid #000000"/>
    </style:style>
    <style:style style:name="Tabla1.C83" style:family="table-cell">
      <style:table-cell-properties fo:padding="0.097cm" fo:border-left="0.05pt solid #000000" fo:border-right="none" fo:border-top="none" fo:border-bottom="0.05pt solid #000000"/>
    </style:style>
    <style:style style:name="Tabla1.D83" style:family="table-cell">
      <style:table-cell-properties fo:padding="0.097cm" fo:border-left="0.05pt solid #000000" fo:border-right="none" fo:border-top="none" fo:border-bottom="0.05pt solid #000000"/>
    </style:style>
    <style:style style:name="Tabla1.E83"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fo:keep-together="always"/>
    </style:style>
    <style:style style:name="Tabla3.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c7b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data-style-name="N0">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data-style-name="N0">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data-style-name="N0">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data-style-name="N0">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data-style-name="N0">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data-style-name="N0">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data-style-name="N0">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data-style-name="N0">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data-style-name="N0">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data-style-name="N0">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data-style-name="N0">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0">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data-style-name="N0">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data-style-name="N0">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data-style-name="N0">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data-style-name="N0">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0.05pt solid #000000" fo:border-top="none" fo:border-bottom="0.05pt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4.F2" style:family="table-cell">
      <style:table-cell-properties fo:background-color="#fde6d3" fo:padding="0.097cm" fo:border="0.05pt solid #000000">
        <style:background-image/>
      </style:table-cell-properties>
    </style:style>
    <style:style style:name="Tabla4.A3" style:family="table-cell">
      <style:table-cell-properties fo:background-color="transparent" fo:padding="0.097cm" fo:border-left="0.05pt solid #000000" fo:border-right="none" fo:border-top="none" fo:border-bottom="0.05pt solid #000000">
        <style:background-image/>
      </style:table-cell-properties>
    </style:style>
    <style:style style:name="Tabla4.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6.F2" style:family="table-cell">
      <style:table-cell-properties fo:background-color="#fde6d3" fo:padding="0.097cm" fo:border="0.05pt solid #000000">
        <style:background-image/>
      </style:table-cell-properties>
    </style:style>
    <style:style style:name="Tabla6.A3" style:family="table-cell">
      <style:table-cell-properties fo:background-color="transparent" fo:padding="0.097cm" fo:border-left="0.05pt solid #000000" fo:border-right="none" fo:border-top="none" fo:border-bottom="0.05pt solid #000000">
        <style:background-image/>
      </style:table-cell-properties>
    </style:style>
    <style:style style:name="Tabla6.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fo:keep-together="always">
        <style:background-image/>
      </style:table-row-properties>
    </style:style>
    <style:style style:name="Tabla30.A1" style:family="table-cell">
      <style:table-cell-properties style:vertical-align="" fo:background-color="#f44029" fo:padding="0.097cm" fo:border="0.05pt solid #000000" style:writing-mode="page">
        <style:background-image/>
      </style:table-cell-properties>
    </style:style>
    <style:style style:name="Tabla30.2" style:family="table-row">
      <style:table-row-properties fo:keep-together="always"/>
    </style:style>
    <style:style style:name="Tabla30.A2" style:family="table-cell">
      <style:table-cell-properties fo:background-color="#fde6d3" fo:padding="0.097cm" fo:border-left="0.05pt solid #000000" fo:border-right="none" fo:border-top="none" fo:border-bottom="0.05pt solid #000000">
        <style:background-image/>
      </style:table-cell-properties>
    </style:style>
    <style:style style:name="Tabla30.B2" style:family="table-cell">
      <style:table-cell-properties fo:background-color="#fde6d3" fo:padding="0.097cm" fo:border-left="0.05pt solid #000000" fo:border-right="none" fo:border-top="none" fo:border-bottom="0.05pt solid #000000">
        <style:background-image/>
      </style:table-cell-properties>
    </style:style>
    <style:style style:name="Tabla30.C2" style:family="table-cell">
      <style:table-cell-properties fo:background-color="#fde6d3" fo:padding="0.097cm" fo:border-left="0.05pt solid #000000" fo:border-right="none" fo:border-top="none" fo:border-bottom="0.05pt solid #000000">
        <style:background-image/>
      </style:table-cell-properties>
    </style:style>
    <style:style style:name="Tabla30.D2" style:family="table-cell">
      <style:table-cell-properties fo:background-color="#fde6d3" fo:padding="0.097cm" fo:border-left="0.05pt solid #000000" fo:border-right="none" fo:border-top="none" fo:border-bottom="0.05pt solid #000000">
        <style:background-image/>
      </style:table-cell-properties>
    </style:style>
    <style:style style:name="Tabla30.E2" style:family="table-cell">
      <style:table-cell-properties fo:background-color="#fde6d3" fo:padding="0.097cm" fo:border-left="0.05pt solid #000000" fo:border-right="none" fo:border-top="none" fo:border-bottom="0.05pt solid #000000">
        <style:background-image/>
      </style:table-cell-properties>
    </style:style>
    <style:style style:name="Tabla30.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0.3" style:family="table-row">
      <style:table-row-properties fo:keep-together="always"/>
    </style:style>
    <style:style style:name="Tabla30.A3" style:family="table-cell">
      <style:table-cell-properties fo:background-color="#ffffff" fo:padding="0.097cm" fo:border-left="0.05pt solid #000000" fo:border-right="none" fo:border-top="none" fo:border-bottom="0.05pt solid #000000">
        <style:background-image/>
      </style:table-cell-properties>
    </style:style>
    <style:style style:name="Tabla30.B3" style:family="table-cell">
      <style:table-cell-properties fo:background-color="#ffffff" fo:padding="0.097cm" fo:border-left="0.05pt solid #000000" fo:border-right="none" fo:border-top="none" fo:border-bottom="0.05pt solid #000000">
        <style:background-image/>
      </style:table-cell-properties>
    </style:style>
    <style:style style:name="Tabla30.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3" style:family="table-cell">
      <style:table-cell-properties fo:background-color="#ffffff" fo:padding="0.097cm" fo:border-left="0.05pt solid #000000" fo:border-right="none" fo:border-top="none" fo:border-bottom="0.05pt solid #000000">
        <style:background-image/>
      </style:table-cell-properties>
    </style:style>
    <style:style style:name="Tabla30.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4" style:family="table-row">
      <style:table-row-properties fo:keep-together="always"/>
    </style:style>
    <style:style style:name="Tabla30.A4" style:family="table-cell">
      <style:table-cell-properties fo:background-color="#ffffff" fo:padding="0.097cm" fo:border-left="0.05pt solid #000000" fo:border-right="none" fo:border-top="none" fo:border-bottom="0.05pt solid #000000">
        <style:background-image/>
      </style:table-cell-properties>
    </style:style>
    <style:style style:name="Tabla30.B4" style:family="table-cell">
      <style:table-cell-properties fo:background-color="#ffffff" fo:padding="0.097cm" fo:border-left="0.05pt solid #000000" fo:border-right="none" fo:border-top="none" fo:border-bottom="0.05pt solid #000000">
        <style:background-image/>
      </style:table-cell-properties>
    </style:style>
    <style:style style:name="Tabla30.C4" style:family="table-cell">
      <style:table-cell-properties fo:background-color="#ffffff" fo:padding="0.097cm" fo:border-left="0.05pt solid #000000" fo:border-right="none" fo:border-top="none" fo:border-bottom="0.05pt solid #000000">
        <style:background-image/>
      </style:table-cell-properties>
    </style:style>
    <style:style style:name="Tabla30.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4" style:family="table-cell">
      <style:table-cell-properties fo:background-color="#ffffff" fo:padding="0.097cm" fo:border-left="0.05pt solid #000000" fo:border-right="none" fo:border-top="none" fo:border-bottom="0.05pt solid #000000">
        <style:background-image/>
      </style:table-cell-properties>
    </style:style>
    <style:style style:name="Tabla30.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5" style:family="table-row">
      <style:table-row-properties fo:keep-together="always"/>
    </style:style>
    <style:style style:name="Tabla30.A5" style:family="table-cell">
      <style:table-cell-properties fo:background-color="#ffffff" fo:padding="0.097cm" fo:border-left="0.05pt solid #000000" fo:border-right="none" fo:border-top="none" fo:border-bottom="0.05pt solid #000000">
        <style:background-image/>
      </style:table-cell-properties>
    </style:style>
    <style:style style:name="Tabla30.B5" style:family="table-cell">
      <style:table-cell-properties fo:background-color="#ffffff" fo:padding="0.097cm" fo:border-left="0.05pt solid #000000" fo:border-right="none" fo:border-top="none" fo:border-bottom="0.05pt solid #000000">
        <style:background-image/>
      </style:table-cell-properties>
    </style:style>
    <style:style style:name="Tabla30.C5" style:family="table-cell">
      <style:table-cell-properties fo:background-color="#ffffff" fo:padding="0.097cm" fo:border-left="0.05pt solid #000000" fo:border-right="none" fo:border-top="none" fo:border-bottom="0.05pt solid #000000">
        <style:background-image/>
      </style:table-cell-properties>
    </style:style>
    <style:style style:name="Tabla30.D5" style:family="table-cell">
      <style:table-cell-properties fo:background-color="#ffffff" fo:padding="0.097cm" fo:border-left="0.05pt solid #000000" fo:border-right="none" fo:border-top="none" fo:border-bottom="0.05pt solid #000000">
        <style:background-image/>
      </style:table-cell-properties>
    </style:style>
    <style:style style:name="Tabla30.E5" style:family="table-cell">
      <style:table-cell-properties fo:background-color="#ffffff" fo:padding="0.097cm" fo:border-left="0.05pt solid #000000" fo:border-right="none" fo:border-top="none" fo:border-bottom="0.05pt solid #000000">
        <style:background-image/>
      </style:table-cell-properties>
    </style:style>
    <style:style style:name="Tabla30.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6" style:family="table-row">
      <style:table-row-properties fo:keep-together="always"/>
    </style:style>
    <style:style style:name="Tabla30.A6" style:family="table-cell">
      <style:table-cell-properties fo:background-color="#ffffff" fo:padding="0.097cm" fo:border-left="0.05pt solid #000000" fo:border-right="none" fo:border-top="none" fo:border-bottom="0.05pt solid #000000">
        <style:background-image/>
      </style:table-cell-properties>
    </style:style>
    <style:style style:name="Tabla30.B6" style:family="table-cell">
      <style:table-cell-properties fo:background-color="#ffffff" fo:padding="0.097cm" fo:border-left="0.05pt solid #000000" fo:border-right="none" fo:border-top="none" fo:border-bottom="0.05pt solid #000000">
        <style:background-image/>
      </style:table-cell-properties>
    </style:style>
    <style:style style:name="Tabla30.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6" style:family="table-cell">
      <style:table-cell-properties fo:background-color="#ffffff" fo:padding="0.097cm" fo:border-left="0.05pt solid #000000" fo:border-right="none" fo:border-top="none" fo:border-bottom="0.05pt solid #000000">
        <style:background-image/>
      </style:table-cell-properties>
    </style:style>
    <style:style style:name="Tabla30.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7" style:family="table-row">
      <style:table-row-properties fo:keep-together="always"/>
    </style:style>
    <style:style style:name="Tabla30.A7" style:family="table-cell">
      <style:table-cell-properties fo:background-color="#ffffff" fo:padding="0.097cm" fo:border-left="0.05pt solid #000000" fo:border-right="none" fo:border-top="none" fo:border-bottom="0.05pt solid #000000">
        <style:background-image/>
      </style:table-cell-properties>
    </style:style>
    <style:style style:name="Tabla30.B7" style:family="table-cell">
      <style:table-cell-properties fo:background-color="#ffffff" fo:padding="0.097cm" fo:border-left="0.05pt solid #000000" fo:border-right="none" fo:border-top="none" fo:border-bottom="0.05pt solid #000000">
        <style:background-image/>
      </style:table-cell-properties>
    </style:style>
    <style:style style:name="Tabla30.C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7" style:family="table-cell">
      <style:table-cell-properties fo:background-color="#ffffff" fo:padding="0.097cm" fo:border-left="0.05pt solid #000000" fo:border-right="none" fo:border-top="none" fo:border-bottom="0.05pt solid #000000">
        <style:background-image/>
      </style:table-cell-properties>
    </style:style>
    <style:style style:name="Tabla30.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8" style:family="table-row">
      <style:table-row-properties fo:keep-together="always"/>
    </style:style>
    <style:style style:name="Tabla30.A8" style:family="table-cell">
      <style:table-cell-properties fo:background-color="#ffffff" fo:padding="0.097cm" fo:border-left="0.05pt solid #000000" fo:border-right="none" fo:border-top="none" fo:border-bottom="0.05pt solid #000000">
        <style:background-image/>
      </style:table-cell-properties>
    </style:style>
    <style:style style:name="Tabla30.B8" style:family="table-cell">
      <style:table-cell-properties fo:background-color="#ffffff" fo:padding="0.097cm" fo:border-left="0.05pt solid #000000" fo:border-right="none" fo:border-top="none" fo:border-bottom="0.05pt solid #000000">
        <style:background-image/>
      </style:table-cell-properties>
    </style:style>
    <style:style style:name="Tabla30.C8" style:family="table-cell">
      <style:table-cell-properties fo:background-color="#ffffff" fo:padding="0.097cm" fo:border-left="0.05pt solid #000000" fo:border-right="none" fo:border-top="none" fo:border-bottom="0.05pt solid #000000">
        <style:background-image/>
      </style:table-cell-properties>
    </style:style>
    <style:style style:name="Tabla30.D8" style:family="table-cell">
      <style:table-cell-properties fo:background-color="#ffffff" fo:padding="0.097cm" fo:border-left="0.05pt solid #000000" fo:border-right="none" fo:border-top="none" fo:border-bottom="0.05pt solid #000000">
        <style:background-image/>
      </style:table-cell-properties>
    </style:style>
    <style:style style:name="Tabla30.E8" style:family="table-cell">
      <style:table-cell-properties fo:background-color="#ffffff" fo:padding="0.097cm" fo:border-left="0.05pt solid #000000" fo:border-right="none" fo:border-top="none" fo:border-bottom="0.05pt solid #000000">
        <style:background-image/>
      </style:table-cell-properties>
    </style:style>
    <style:style style:name="Tabla30.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9" style:family="table-row">
      <style:table-row-properties fo:keep-together="always"/>
    </style:style>
    <style:style style:name="Tabla30.A9" style:family="table-cell">
      <style:table-cell-properties fo:background-color="#ffffff" fo:padding="0.097cm" fo:border-left="0.05pt solid #000000" fo:border-right="none" fo:border-top="none" fo:border-bottom="0.05pt solid #000000">
        <style:background-image/>
      </style:table-cell-properties>
    </style:style>
    <style:style style:name="Tabla30.B9" style:family="table-cell">
      <style:table-cell-properties fo:background-color="#ffffff" fo:padding="0.097cm" fo:border-left="0.05pt solid #000000" fo:border-right="none" fo:border-top="none" fo:border-bottom="0.05pt solid #000000">
        <style:background-image/>
      </style:table-cell-properties>
    </style:style>
    <style:style style:name="Tabla30.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9" style:family="table-cell">
      <style:table-cell-properties fo:background-color="#ffffff" fo:padding="0.097cm" fo:border-left="0.05pt solid #000000" fo:border-right="none" fo:border-top="none" fo:border-bottom="0.05pt solid #000000">
        <style:background-image/>
      </style:table-cell-properties>
    </style:style>
    <style:style style:name="Tabla30.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0" style:family="table-row">
      <style:table-row-properties fo:keep-together="always"/>
    </style:style>
    <style:style style:name="Tabla30.A10" style:family="table-cell">
      <style:table-cell-properties fo:background-color="#ffffff" fo:padding="0.097cm" fo:border-left="0.05pt solid #000000" fo:border-right="none" fo:border-top="none" fo:border-bottom="0.05pt solid #000000">
        <style:background-image/>
      </style:table-cell-properties>
    </style:style>
    <style:style style:name="Tabla30.B10" style:family="table-cell">
      <style:table-cell-properties fo:background-color="#ffffff" fo:padding="0.097cm" fo:border-left="0.05pt solid #000000" fo:border-right="none" fo:border-top="none" fo:border-bottom="0.05pt solid #000000">
        <style:background-image/>
      </style:table-cell-properties>
    </style:style>
    <style:style style:name="Tabla30.C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0" style:family="table-cell">
      <style:table-cell-properties fo:background-color="#ffffff" fo:padding="0.097cm" fo:border-left="0.05pt solid #000000" fo:border-right="none" fo:border-top="none" fo:border-bottom="0.05pt solid #000000">
        <style:background-image/>
      </style:table-cell-properties>
    </style:style>
    <style:style style:name="Tabla30.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1" style:family="table-row">
      <style:table-row-properties fo:keep-together="always"/>
    </style:style>
    <style:style style:name="Tabla30.A11" style:family="table-cell">
      <style:table-cell-properties fo:background-color="#ffffff" fo:padding="0.097cm" fo:border-left="0.05pt solid #000000" fo:border-right="none" fo:border-top="none" fo:border-bottom="0.05pt solid #000000">
        <style:background-image/>
      </style:table-cell-properties>
    </style:style>
    <style:style style:name="Tabla30.B11" style:family="table-cell">
      <style:table-cell-properties fo:background-color="#ffffff" fo:padding="0.097cm" fo:border-left="0.05pt solid #000000" fo:border-right="none" fo:border-top="none" fo:border-bottom="0.05pt solid #000000">
        <style:background-image/>
      </style:table-cell-properties>
    </style:style>
    <style:style style:name="Tabla30.C11" style:family="table-cell">
      <style:table-cell-properties fo:background-color="#ffffff" fo:padding="0.097cm" fo:border-left="0.05pt solid #000000" fo:border-right="none" fo:border-top="none" fo:border-bottom="0.05pt solid #000000">
        <style:background-image/>
      </style:table-cell-properties>
    </style:style>
    <style:style style:name="Tabla30.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1" style:family="table-cell">
      <style:table-cell-properties fo:background-color="#ffffff" fo:padding="0.097cm" fo:border-left="0.05pt solid #000000" fo:border-right="none" fo:border-top="none" fo:border-bottom="0.05pt solid #000000">
        <style:background-image/>
      </style:table-cell-properties>
    </style:style>
    <style:style style:name="Tabla30.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2" style:family="table-row">
      <style:table-row-properties fo:keep-together="always"/>
    </style:style>
    <style:style style:name="Tabla30.A12" style:family="table-cell">
      <style:table-cell-properties fo:background-color="#ffffff" fo:padding="0.097cm" fo:border-left="0.05pt solid #000000" fo:border-right="none" fo:border-top="none" fo:border-bottom="0.05pt solid #000000">
        <style:background-image/>
      </style:table-cell-properties>
    </style:style>
    <style:style style:name="Tabla30.B12" style:family="table-cell">
      <style:table-cell-properties fo:background-color="#ffffff" fo:padding="0.097cm" fo:border-left="0.05pt solid #000000" fo:border-right="none" fo:border-top="none" fo:border-bottom="0.05pt solid #000000">
        <style:background-image/>
      </style:table-cell-properties>
    </style:style>
    <style:style style:name="Tabla30.C12" style:family="table-cell">
      <style:table-cell-properties fo:background-color="#ffffff" fo:padding="0.097cm" fo:border-left="0.05pt solid #000000" fo:border-right="none" fo:border-top="none" fo:border-bottom="0.05pt solid #000000">
        <style:background-image/>
      </style:table-cell-properties>
    </style:style>
    <style:style style:name="Tabla30.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2" style:family="table-cell">
      <style:table-cell-properties fo:background-color="#ffffff" fo:padding="0.097cm" fo:border-left="0.05pt solid #000000" fo:border-right="none" fo:border-top="none" fo:border-bottom="0.05pt solid #000000">
        <style:background-image/>
      </style:table-cell-properties>
    </style:style>
    <style:style style:name="Tabla30.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3" style:family="table-row">
      <style:table-row-properties fo:keep-together="always"/>
    </style:style>
    <style:style style:name="Tabla30.A13" style:family="table-cell">
      <style:table-cell-properties fo:background-color="#ffffff" fo:padding="0.097cm" fo:border-left="0.05pt solid #000000" fo:border-right="none" fo:border-top="none" fo:border-bottom="0.05pt solid #000000">
        <style:background-image/>
      </style:table-cell-properties>
    </style:style>
    <style:style style:name="Tabla30.B13" style:family="table-cell">
      <style:table-cell-properties fo:background-color="#ffffff" fo:padding="0.097cm" fo:border-left="0.05pt solid #000000" fo:border-right="none" fo:border-top="none" fo:border-bottom="0.05pt solid #000000">
        <style:background-image/>
      </style:table-cell-properties>
    </style:style>
    <style:style style:name="Tabla30.C13" style:family="table-cell">
      <style:table-cell-properties fo:background-color="#ffffff" fo:padding="0.097cm" fo:border-left="0.05pt solid #000000" fo:border-right="none" fo:border-top="none" fo:border-bottom="0.05pt solid #000000">
        <style:background-image/>
      </style:table-cell-properties>
    </style:style>
    <style:style style:name="Tabla30.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3" style:family="table-cell">
      <style:table-cell-properties fo:background-color="#ffffff" fo:padding="0.097cm" fo:border-left="0.05pt solid #000000" fo:border-right="none" fo:border-top="none" fo:border-bottom="0.05pt solid #000000">
        <style:background-image/>
      </style:table-cell-properties>
    </style:style>
    <style:style style:name="Tabla30.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4" style:family="table-row">
      <style:table-row-properties fo:keep-together="always"/>
    </style:style>
    <style:style style:name="Tabla30.A14" style:family="table-cell">
      <style:table-cell-properties fo:background-color="#ffffff" fo:padding="0.097cm" fo:border-left="0.05pt solid #000000" fo:border-right="none" fo:border-top="none" fo:border-bottom="0.05pt solid #000000">
        <style:background-image/>
      </style:table-cell-properties>
    </style:style>
    <style:style style:name="Tabla30.B14" style:family="table-cell">
      <style:table-cell-properties fo:background-color="#ffffff" fo:padding="0.097cm" fo:border-left="0.05pt solid #000000" fo:border-right="none" fo:border-top="none" fo:border-bottom="0.05pt solid #000000">
        <style:background-image/>
      </style:table-cell-properties>
    </style:style>
    <style:style style:name="Tabla30.C14" style:family="table-cell">
      <style:table-cell-properties fo:background-color="#ffffff" fo:padding="0.097cm" fo:border-left="0.05pt solid #000000" fo:border-right="none" fo:border-top="none" fo:border-bottom="0.05pt solid #000000">
        <style:background-image/>
      </style:table-cell-properties>
    </style:style>
    <style:style style:name="Tabla30.D14" style:family="table-cell">
      <style:table-cell-properties fo:background-color="#ffffff" fo:padding="0.097cm" fo:border-left="0.05pt solid #000000" fo:border-right="none" fo:border-top="none" fo:border-bottom="0.05pt solid #000000">
        <style:background-image/>
      </style:table-cell-properties>
    </style:style>
    <style:style style:name="Tabla30.E14" style:family="table-cell">
      <style:table-cell-properties fo:background-color="#ffffff" fo:padding="0.097cm" fo:border-left="0.05pt solid #000000" fo:border-right="none" fo:border-top="none" fo:border-bottom="0.05pt solid #000000">
        <style:background-image/>
      </style:table-cell-properties>
    </style:style>
    <style:style style:name="Tabla30.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5" style:family="table-row">
      <style:table-row-properties fo:keep-together="always"/>
    </style:style>
    <style:style style:name="Tabla30.A15" style:family="table-cell">
      <style:table-cell-properties fo:background-color="#ffffff" fo:padding="0.097cm" fo:border-left="0.05pt solid #000000" fo:border-right="none" fo:border-top="none" fo:border-bottom="0.05pt solid #000000">
        <style:background-image/>
      </style:table-cell-properties>
    </style:style>
    <style:style style:name="Tabla30.B15" style:family="table-cell">
      <style:table-cell-properties fo:background-color="#ffffff" fo:padding="0.097cm" fo:border-left="0.05pt solid #000000" fo:border-right="none" fo:border-top="none" fo:border-bottom="0.05pt solid #000000">
        <style:background-image/>
      </style:table-cell-properties>
    </style:style>
    <style:style style:name="Tabla30.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5" style:family="table-cell">
      <style:table-cell-properties fo:background-color="#ffffff" fo:padding="0.097cm" fo:border-left="0.05pt solid #000000" fo:border-right="none" fo:border-top="none" fo:border-bottom="0.05pt solid #000000">
        <style:background-image/>
      </style:table-cell-properties>
    </style:style>
    <style:style style:name="Tabla30.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6" style:family="table-row">
      <style:table-row-properties fo:keep-together="always"/>
    </style:style>
    <style:style style:name="Tabla30.A16" style:family="table-cell">
      <style:table-cell-properties fo:background-color="#ffffff" fo:padding="0.097cm" fo:border-left="0.05pt solid #000000" fo:border-right="none" fo:border-top="none" fo:border-bottom="0.05pt solid #000000">
        <style:background-image/>
      </style:table-cell-properties>
    </style:style>
    <style:style style:name="Tabla30.B16" style:family="table-cell">
      <style:table-cell-properties fo:background-color="#ffffff" fo:padding="0.097cm" fo:border-left="0.05pt solid #000000" fo:border-right="none" fo:border-top="none" fo:border-bottom="0.05pt solid #000000">
        <style:background-image/>
      </style:table-cell-properties>
    </style:style>
    <style:style style:name="Tabla30.C16" style:family="table-cell">
      <style:table-cell-properties fo:background-color="#ffffff" fo:padding="0.097cm" fo:border-left="0.05pt solid #000000" fo:border-right="none" fo:border-top="none" fo:border-bottom="0.05pt solid #000000">
        <style:background-image/>
      </style:table-cell-properties>
    </style:style>
    <style:style style:name="Tabla30.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6" style:family="table-cell">
      <style:table-cell-properties fo:background-color="#ffffff" fo:padding="0.097cm" fo:border-left="0.05pt solid #000000" fo:border-right="none" fo:border-top="none" fo:border-bottom="0.05pt solid #000000">
        <style:background-image/>
      </style:table-cell-properties>
    </style:style>
    <style:style style:name="Tabla30.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7" style:family="table-row">
      <style:table-row-properties fo:keep-together="always"/>
    </style:style>
    <style:style style:name="Tabla30.A17" style:family="table-cell">
      <style:table-cell-properties fo:background-color="#ffffff" fo:padding="0.097cm" fo:border-left="0.05pt solid #000000" fo:border-right="none" fo:border-top="none" fo:border-bottom="0.05pt solid #000000">
        <style:background-image/>
      </style:table-cell-properties>
    </style:style>
    <style:style style:name="Tabla30.B17" style:family="table-cell">
      <style:table-cell-properties fo:background-color="#ffffff" fo:padding="0.097cm" fo:border-left="0.05pt solid #000000" fo:border-right="none" fo:border-top="none" fo:border-bottom="0.05pt solid #000000">
        <style:background-image/>
      </style:table-cell-properties>
    </style:style>
    <style:style style:name="Tabla30.C17" style:family="table-cell">
      <style:table-cell-properties fo:background-color="#ffffff" fo:padding="0.097cm" fo:border-left="0.05pt solid #000000" fo:border-right="none" fo:border-top="none" fo:border-bottom="0.05pt solid #000000">
        <style:background-image/>
      </style:table-cell-properties>
    </style:style>
    <style:style style:name="Tabla30.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7" style:family="table-cell">
      <style:table-cell-properties fo:background-color="#ffffff" fo:padding="0.097cm" fo:border-left="0.05pt solid #000000" fo:border-right="none" fo:border-top="none" fo:border-bottom="0.05pt solid #000000">
        <style:background-image/>
      </style:table-cell-properties>
    </style:style>
    <style:style style:name="Tabla30.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8" style:family="table-row">
      <style:table-row-properties fo:keep-together="always"/>
    </style:style>
    <style:style style:name="Tabla30.A18" style:family="table-cell">
      <style:table-cell-properties fo:background-color="#ffffff" fo:padding="0.097cm" fo:border-left="0.05pt solid #000000" fo:border-right="none" fo:border-top="none" fo:border-bottom="0.05pt solid #000000">
        <style:background-image/>
      </style:table-cell-properties>
    </style:style>
    <style:style style:name="Tabla30.B18" style:family="table-cell">
      <style:table-cell-properties fo:background-color="#ffffff" fo:padding="0.097cm" fo:border-left="0.05pt solid #000000" fo:border-right="none" fo:border-top="none" fo:border-bottom="0.05pt solid #000000">
        <style:background-image/>
      </style:table-cell-properties>
    </style:style>
    <style:style style:name="Tabla30.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8" style:family="table-cell">
      <style:table-cell-properties fo:background-color="#ffffff" fo:padding="0.097cm" fo:border-left="0.05pt solid #000000" fo:border-right="none" fo:border-top="none" fo:border-bottom="0.05pt solid #000000">
        <style:background-image/>
      </style:table-cell-properties>
    </style:style>
    <style:style style:name="Tabla30.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9" style:family="table-row">
      <style:table-row-properties fo:keep-together="always"/>
    </style:style>
    <style:style style:name="Tabla30.A19" style:family="table-cell">
      <style:table-cell-properties fo:background-color="#ffffff" fo:padding="0.097cm" fo:border-left="0.05pt solid #000000" fo:border-right="none" fo:border-top="none" fo:border-bottom="0.05pt solid #000000">
        <style:background-image/>
      </style:table-cell-properties>
    </style:style>
    <style:style style:name="Tabla30.B19" style:family="table-cell">
      <style:table-cell-properties fo:background-color="#ffffff" fo:padding="0.097cm" fo:border-left="0.05pt solid #000000" fo:border-right="none" fo:border-top="none" fo:border-bottom="0.05pt solid #000000">
        <style:background-image/>
      </style:table-cell-properties>
    </style:style>
    <style:style style:name="Tabla30.C19" style:family="table-cell">
      <style:table-cell-properties fo:background-color="#ffffff" fo:padding="0.097cm" fo:border-left="0.05pt solid #000000" fo:border-right="none" fo:border-top="none" fo:border-bottom="0.05pt solid #000000">
        <style:background-image/>
      </style:table-cell-properties>
    </style:style>
    <style:style style:name="Tabla30.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9" style:family="table-cell">
      <style:table-cell-properties fo:background-color="#ffffff" fo:padding="0.097cm" fo:border-left="0.05pt solid #000000" fo:border-right="none" fo:border-top="none" fo:border-bottom="0.05pt solid #000000">
        <style:background-image/>
      </style:table-cell-properties>
    </style:style>
    <style:style style:name="Tabla30.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0" style:family="table-row">
      <style:table-row-properties fo:keep-together="always"/>
    </style:style>
    <style:style style:name="Tabla30.A20" style:family="table-cell">
      <style:table-cell-properties fo:background-color="#ffffff" fo:padding="0.097cm" fo:border-left="0.05pt solid #000000" fo:border-right="none" fo:border-top="none" fo:border-bottom="0.05pt solid #000000">
        <style:background-image/>
      </style:table-cell-properties>
    </style:style>
    <style:style style:name="Tabla30.B20" style:family="table-cell">
      <style:table-cell-properties fo:background-color="#ffffff" fo:padding="0.097cm" fo:border-left="0.05pt solid #000000" fo:border-right="none" fo:border-top="none" fo:border-bottom="0.05pt solid #000000">
        <style:background-image/>
      </style:table-cell-properties>
    </style:style>
    <style:style style:name="Tabla30.C20" style:family="table-cell">
      <style:table-cell-properties fo:background-color="#ffffff" fo:padding="0.097cm" fo:border-left="0.05pt solid #000000" fo:border-right="none" fo:border-top="none" fo:border-bottom="0.05pt solid #000000">
        <style:background-image/>
      </style:table-cell-properties>
    </style:style>
    <style:style style:name="Tabla30.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0" style:family="table-cell">
      <style:table-cell-properties fo:background-color="#ffffff" fo:padding="0.097cm" fo:border-left="0.05pt solid #000000" fo:border-right="none" fo:border-top="none" fo:border-bottom="0.05pt solid #000000">
        <style:background-image/>
      </style:table-cell-properties>
    </style:style>
    <style:style style:name="Tabla30.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1" style:family="table-row">
      <style:table-row-properties fo:keep-together="always"/>
    </style:style>
    <style:style style:name="Tabla30.A21" style:family="table-cell">
      <style:table-cell-properties fo:background-color="#ffffff" fo:padding="0.097cm" fo:border-left="0.05pt solid #000000" fo:border-right="none" fo:border-top="none" fo:border-bottom="0.05pt solid #000000">
        <style:background-image/>
      </style:table-cell-properties>
    </style:style>
    <style:style style:name="Tabla30.B21" style:family="table-cell">
      <style:table-cell-properties fo:background-color="#ffffff" fo:padding="0.097cm" fo:border-left="0.05pt solid #000000" fo:border-right="none" fo:border-top="none" fo:border-bottom="0.05pt solid #000000">
        <style:background-image/>
      </style:table-cell-properties>
    </style:style>
    <style:style style:name="Tabla30.C21" style:family="table-cell">
      <style:table-cell-properties fo:background-color="#ffffff" fo:padding="0.097cm" fo:border-left="0.05pt solid #000000" fo:border-right="none" fo:border-top="none" fo:border-bottom="0.05pt solid #000000">
        <style:background-image/>
      </style:table-cell-properties>
    </style:style>
    <style:style style:name="Tabla30.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1" style:family="table-cell">
      <style:table-cell-properties fo:background-color="#ffffff" fo:padding="0.097cm" fo:border-left="0.05pt solid #000000" fo:border-right="none" fo:border-top="none" fo:border-bottom="0.05pt solid #000000">
        <style:background-image/>
      </style:table-cell-properties>
    </style:style>
    <style:style style:name="Tabla30.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2" style:family="table-row">
      <style:table-row-properties fo:keep-together="always"/>
    </style:style>
    <style:style style:name="Tabla30.A22" style:family="table-cell">
      <style:table-cell-properties fo:background-color="#ffffff" fo:padding="0.097cm" fo:border-left="0.05pt solid #000000" fo:border-right="none" fo:border-top="none" fo:border-bottom="0.05pt solid #000000">
        <style:background-image/>
      </style:table-cell-properties>
    </style:style>
    <style:style style:name="Tabla30.B22" style:family="table-cell">
      <style:table-cell-properties fo:background-color="#ffffff" fo:padding="0.097cm" fo:border-left="0.05pt solid #000000" fo:border-right="none" fo:border-top="none" fo:border-bottom="0.05pt solid #000000">
        <style:background-image/>
      </style:table-cell-properties>
    </style:style>
    <style:style style:name="Tabla30.C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2" style:family="table-cell">
      <style:table-cell-properties fo:background-color="#ffffff" fo:padding="0.097cm" fo:border-left="0.05pt solid #000000" fo:border-right="none" fo:border-top="none" fo:border-bottom="0.05pt solid #000000">
        <style:background-image/>
      </style:table-cell-properties>
    </style:style>
    <style:style style:name="Tabla30.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3" style:family="table-row">
      <style:table-row-properties fo:keep-together="always"/>
    </style:style>
    <style:style style:name="Tabla30.A23" style:family="table-cell">
      <style:table-cell-properties fo:background-color="#ffffff" fo:padding="0.097cm" fo:border-left="0.05pt solid #000000" fo:border-right="none" fo:border-top="none" fo:border-bottom="0.05pt solid #000000">
        <style:background-image/>
      </style:table-cell-properties>
    </style:style>
    <style:style style:name="Tabla30.B23" style:family="table-cell">
      <style:table-cell-properties fo:background-color="#ffffff" fo:padding="0.097cm" fo:border-left="0.05pt solid #000000" fo:border-right="none" fo:border-top="none" fo:border-bottom="0.05pt solid #000000">
        <style:background-image/>
      </style:table-cell-properties>
    </style:style>
    <style:style style:name="Tabla30.C23" style:family="table-cell">
      <style:table-cell-properties fo:background-color="#ffffff" fo:padding="0.097cm" fo:border-left="0.05pt solid #000000" fo:border-right="none" fo:border-top="none" fo:border-bottom="0.05pt solid #000000">
        <style:background-image/>
      </style:table-cell-properties>
    </style:style>
    <style:style style:name="Tabla30.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3" style:family="table-cell">
      <style:table-cell-properties fo:background-color="#ffffff" fo:padding="0.097cm" fo:border-left="0.05pt solid #000000" fo:border-right="none" fo:border-top="none" fo:border-bottom="0.05pt solid #000000">
        <style:background-image/>
      </style:table-cell-properties>
    </style:style>
    <style:style style:name="Tabla30.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4" style:family="table-row">
      <style:table-row-properties fo:keep-together="always"/>
    </style:style>
    <style:style style:name="Tabla30.A24" style:family="table-cell">
      <style:table-cell-properties fo:background-color="#ffffff" fo:padding="0.097cm" fo:border-left="0.05pt solid #000000" fo:border-right="none" fo:border-top="none" fo:border-bottom="0.05pt solid #000000">
        <style:background-image/>
      </style:table-cell-properties>
    </style:style>
    <style:style style:name="Tabla30.B24" style:family="table-cell">
      <style:table-cell-properties fo:background-color="#ffffff" fo:padding="0.097cm" fo:border-left="0.05pt solid #000000" fo:border-right="none" fo:border-top="none" fo:border-bottom="0.05pt solid #000000">
        <style:background-image/>
      </style:table-cell-properties>
    </style:style>
    <style:style style:name="Tabla30.C24" style:family="table-cell">
      <style:table-cell-properties fo:background-color="#ffffff" fo:padding="0.097cm" fo:border-left="0.05pt solid #000000" fo:border-right="none" fo:border-top="none" fo:border-bottom="0.05pt solid #000000">
        <style:background-image/>
      </style:table-cell-properties>
    </style:style>
    <style:style style:name="Tabla30.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4" style:family="table-cell">
      <style:table-cell-properties fo:background-color="#ffffff" fo:padding="0.097cm" fo:border-left="0.05pt solid #000000" fo:border-right="none" fo:border-top="none" fo:border-bottom="0.05pt solid #000000">
        <style:background-image/>
      </style:table-cell-properties>
    </style:style>
    <style:style style:name="Tabla30.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5" style:family="table-row">
      <style:table-row-properties fo:keep-together="always"/>
    </style:style>
    <style:style style:name="Tabla30.A25" style:family="table-cell">
      <style:table-cell-properties fo:background-color="#ffffff" fo:padding="0.097cm" fo:border-left="0.05pt solid #000000" fo:border-right="none" fo:border-top="none" fo:border-bottom="0.05pt solid #000000">
        <style:background-image/>
      </style:table-cell-properties>
    </style:style>
    <style:style style:name="Tabla30.B25" style:family="table-cell">
      <style:table-cell-properties fo:background-color="#ffffff" fo:padding="0.097cm" fo:border-left="0.05pt solid #000000" fo:border-right="none" fo:border-top="none" fo:border-bottom="0.05pt solid #000000">
        <style:background-image/>
      </style:table-cell-properties>
    </style:style>
    <style:style style:name="Tabla30.C25" style:family="table-cell">
      <style:table-cell-properties fo:background-color="#ffffff" fo:padding="0.097cm" fo:border-left="0.05pt solid #000000" fo:border-right="none" fo:border-top="none" fo:border-bottom="0.05pt solid #000000">
        <style:background-image/>
      </style:table-cell-properties>
    </style:style>
    <style:style style:name="Tabla30.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5" style:family="table-cell">
      <style:table-cell-properties fo:background-color="#ffffff" fo:padding="0.097cm" fo:border-left="0.05pt solid #000000" fo:border-right="none" fo:border-top="none" fo:border-bottom="0.05pt solid #000000">
        <style:background-image/>
      </style:table-cell-properties>
    </style:style>
    <style:style style:name="Tabla30.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fo:keep-together="always">
        <style:background-image/>
      </style:table-row-properties>
    </style:style>
    <style:style style:name="Tabla32.A1" style:family="table-cell">
      <style:table-cell-properties style:vertical-align="" fo:background-color="#f44029" fo:padding="0.097cm" fo:border="0.05pt solid #000000" style:writing-mode="page">
        <style:background-image/>
      </style:table-cell-properties>
    </style:style>
    <style:style style:name="Tabla32.2" style:family="table-row">
      <style:table-row-properties fo:keep-together="always"/>
    </style:style>
    <style:style style:name="Tabla32.A2" style:family="table-cell">
      <style:table-cell-properties fo:background-color="#fde6d3" fo:padding="0.097cm" fo:border-left="0.05pt solid #000000" fo:border-right="none" fo:border-top="none" fo:border-bottom="0.05pt solid #000000">
        <style:background-image/>
      </style:table-cell-properties>
    </style:style>
    <style:style style:name="Tabla32.B2" style:family="table-cell">
      <style:table-cell-properties fo:background-color="#fde6d3" fo:padding="0.097cm" fo:border-left="0.05pt solid #000000" fo:border-right="none" fo:border-top="none" fo:border-bottom="0.05pt solid #000000">
        <style:background-image/>
      </style:table-cell-properties>
    </style:style>
    <style:style style:name="Tabla32.C2" style:family="table-cell">
      <style:table-cell-properties fo:background-color="#fde6d3" fo:padding="0.097cm" fo:border-left="0.05pt solid #000000" fo:border-right="none" fo:border-top="none" fo:border-bottom="0.05pt solid #000000">
        <style:background-image/>
      </style:table-cell-properties>
    </style:style>
    <style:style style:name="Tabla32.D2" style:family="table-cell">
      <style:table-cell-properties fo:background-color="#fde6d3" fo:padding="0.097cm" fo:border-left="0.05pt solid #000000" fo:border-right="none" fo:border-top="none" fo:border-bottom="0.05pt solid #000000">
        <style:background-image/>
      </style:table-cell-properties>
    </style:style>
    <style:style style:name="Tabla32.E2" style:family="table-cell">
      <style:table-cell-properties fo:background-color="#fde6d3" fo:padding="0.097cm" fo:border-left="0.05pt solid #000000" fo:border-right="none" fo:border-top="none" fo:border-bottom="0.05pt solid #000000">
        <style:background-image/>
      </style:table-cell-properties>
    </style:style>
    <style:style style:name="Tabla32.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2.3" style:family="table-row">
      <style:table-row-properties fo:keep-together="always"/>
    </style:style>
    <style:style style:name="Tabla32.A3" style:family="table-cell">
      <style:table-cell-properties fo:background-color="#ffffff" fo:padding="0.097cm" fo:border-left="0.05pt solid #000000" fo:border-right="none" fo:border-top="none" fo:border-bottom="0.05pt solid #000000">
        <style:background-image/>
      </style:table-cell-properties>
    </style:style>
    <style:style style:name="Tabla32.B3" style:family="table-cell">
      <style:table-cell-properties fo:background-color="#ffffff" fo:padding="0.097cm" fo:border-left="0.05pt solid #000000" fo:border-right="none" fo:border-top="none" fo:border-bottom="0.05pt solid #000000">
        <style:background-image/>
      </style:table-cell-properties>
    </style:style>
    <style:style style:name="Tabla32.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2.D3" style:family="table-cell">
      <style:table-cell-properties fo:background-color="#ffffff" fo:padding="0.097cm" fo:border-left="0.05pt solid #000000" fo:border-right="none" fo:border-top="none" fo:border-bottom="0.05pt solid #000000">
        <style:background-image/>
      </style:table-cell-properties>
    </style:style>
    <style:style style:name="Tabla32.E3" style:family="table-cell">
      <style:table-cell-properties fo:background-color="#ffffff" fo:padding="0.097cm" fo:border-left="0.05pt solid #000000" fo:border-right="none" fo:border-top="none" fo:border-bottom="0.05pt solid #000000">
        <style:background-image/>
      </style:table-cell-properties>
    </style:style>
    <style:style style:name="Tabla32.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4" style:family="table-row">
      <style:table-row-properties fo:keep-together="always"/>
    </style:style>
    <style:style style:name="Tabla32.A4" style:family="table-cell">
      <style:table-cell-properties fo:background-color="#ffffff" fo:padding="0.097cm" fo:border-left="0.05pt solid #000000" fo:border-right="none" fo:border-top="none" fo:border-bottom="0.05pt solid #000000">
        <style:background-image/>
      </style:table-cell-properties>
    </style:style>
    <style:style style:name="Tabla32.B4" style:family="table-cell">
      <style:table-cell-properties fo:background-color="#ffffff" fo:padding="0.097cm" fo:border-left="0.05pt solid #000000" fo:border-right="none" fo:border-top="none" fo:border-bottom="0.05pt solid #000000">
        <style:background-image/>
      </style:table-cell-properties>
    </style:style>
    <style:style style:name="Tabla32.C4" style:family="table-cell">
      <style:table-cell-properties fo:background-color="#ffffff" fo:padding="0.097cm" fo:border-left="0.05pt solid #000000" fo:border-right="none" fo:border-top="none" fo:border-bottom="0.05pt solid #000000">
        <style:background-image/>
      </style:table-cell-properties>
    </style:style>
    <style:style style:name="Tabla32.D4" style:family="table-cell">
      <style:table-cell-properties fo:background-color="#ffffff" fo:padding="0.097cm" fo:border-left="0.05pt solid #000000" fo:border-right="none" fo:border-top="none" fo:border-bottom="0.05pt solid #000000">
        <style:background-image/>
      </style:table-cell-properties>
    </style:style>
    <style:style style:name="Tabla32.E4" style:family="table-cell">
      <style:table-cell-properties fo:background-color="#ffffff" fo:padding="0.097cm" fo:border-left="0.05pt solid #000000" fo:border-right="none" fo:border-top="none" fo:border-bottom="0.05pt solid #000000">
        <style:background-image/>
      </style:table-cell-properties>
    </style:style>
    <style:style style:name="Tabla32.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fo:keep-together="always">
        <style:background-image/>
      </style:table-row-properties>
    </style:style>
    <style:style style:name="Tabla33.A1" style:family="table-cell">
      <style:table-cell-properties style:vertical-align="" fo:background-color="#f44029" fo:padding="0.097cm" fo:border="0.05pt solid #000000" style:writing-mode="page">
        <style:background-image/>
      </style:table-cell-properties>
    </style:style>
    <style:style style:name="Tabla33.2" style:family="table-row">
      <style:table-row-properties fo:keep-together="always"/>
    </style:style>
    <style:style style:name="Tabla33.A2" style:family="table-cell">
      <style:table-cell-properties fo:background-color="#fde6d3" fo:padding="0.097cm" fo:border-left="0.05pt solid #000000" fo:border-right="none" fo:border-top="none" fo:border-bottom="0.05pt solid #000000">
        <style:background-image/>
      </style:table-cell-properties>
    </style:style>
    <style:style style:name="Tabla33.B2" style:family="table-cell">
      <style:table-cell-properties fo:background-color="#fde6d3" fo:padding="0.097cm" fo:border-left="0.05pt solid #000000" fo:border-right="none" fo:border-top="none" fo:border-bottom="0.05pt solid #000000">
        <style:background-image/>
      </style:table-cell-properties>
    </style:style>
    <style:style style:name="Tabla33.C2" style:family="table-cell">
      <style:table-cell-properties fo:background-color="#fde6d3" fo:padding="0.097cm" fo:border-left="0.05pt solid #000000" fo:border-right="none" fo:border-top="none" fo:border-bottom="0.05pt solid #000000">
        <style:background-image/>
      </style:table-cell-properties>
    </style:style>
    <style:style style:name="Tabla33.D2" style:family="table-cell">
      <style:table-cell-properties fo:background-color="#fde6d3" fo:padding="0.097cm" fo:border-left="0.05pt solid #000000" fo:border-right="none" fo:border-top="none" fo:border-bottom="0.05pt solid #000000">
        <style:background-image/>
      </style:table-cell-properties>
    </style:style>
    <style:style style:name="Tabla33.E2" style:family="table-cell">
      <style:table-cell-properties fo:background-color="#fde6d3" fo:padding="0.097cm" fo:border-left="0.05pt solid #000000" fo:border-right="none" fo:border-top="none" fo:border-bottom="0.05pt solid #000000">
        <style:background-image/>
      </style:table-cell-properties>
    </style:style>
    <style:style style:name="Tabla33.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3.3" style:family="table-row">
      <style:table-row-properties fo:keep-together="always"/>
    </style:style>
    <style:style style:name="Tabla33.A3" style:family="table-cell">
      <style:table-cell-properties fo:background-color="#ffffff" fo:padding="0.097cm" fo:border-left="0.05pt solid #000000" fo:border-right="none" fo:border-top="none" fo:border-bottom="0.05pt solid #000000">
        <style:background-image/>
      </style:table-cell-properties>
    </style:style>
    <style:style style:name="Tabla33.B3" style:family="table-cell">
      <style:table-cell-properties fo:background-color="#ffffff" fo:padding="0.097cm" fo:border-left="0.05pt solid #000000" fo:border-right="none" fo:border-top="none" fo:border-bottom="0.05pt solid #000000">
        <style:background-image/>
      </style:table-cell-properties>
    </style:style>
    <style:style style:name="Tabla33.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3" style:family="table-cell">
      <style:table-cell-properties fo:background-color="#ffffff" fo:padding="0.097cm" fo:border-left="0.05pt solid #000000" fo:border-right="none" fo:border-top="none" fo:border-bottom="0.05pt solid #000000">
        <style:background-image/>
      </style:table-cell-properties>
    </style:style>
    <style:style style:name="Tabla33.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4" style:family="table-row">
      <style:table-row-properties fo:keep-together="always"/>
    </style:style>
    <style:style style:name="Tabla33.A4" style:family="table-cell">
      <style:table-cell-properties fo:background-color="#ffffff" fo:padding="0.097cm" fo:border-left="0.05pt solid #000000" fo:border-right="none" fo:border-top="none" fo:border-bottom="0.05pt solid #000000">
        <style:background-image/>
      </style:table-cell-properties>
    </style:style>
    <style:style style:name="Tabla33.B4" style:family="table-cell">
      <style:table-cell-properties fo:background-color="#ffffff" fo:padding="0.097cm" fo:border-left="0.05pt solid #000000" fo:border-right="none" fo:border-top="none" fo:border-bottom="0.05pt solid #000000">
        <style:background-image/>
      </style:table-cell-properties>
    </style:style>
    <style:style style:name="Tabla33.C4" style:family="table-cell">
      <style:table-cell-properties fo:background-color="#ffffff" fo:padding="0.097cm" fo:border-left="0.05pt solid #000000" fo:border-right="none" fo:border-top="none" fo:border-bottom="0.05pt solid #000000">
        <style:background-image/>
      </style:table-cell-properties>
    </style:style>
    <style:style style:name="Tabla33.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4" style:family="table-cell">
      <style:table-cell-properties fo:background-color="#ffffff" fo:padding="0.097cm" fo:border-left="0.05pt solid #000000" fo:border-right="none" fo:border-top="none" fo:border-bottom="0.05pt solid #000000">
        <style:background-image/>
      </style:table-cell-properties>
    </style:style>
    <style:style style:name="Tabla33.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5" style:family="table-row">
      <style:table-row-properties fo:keep-together="always"/>
    </style:style>
    <style:style style:name="Tabla33.A5" style:family="table-cell">
      <style:table-cell-properties fo:background-color="#ffffff" fo:padding="0.097cm" fo:border-left="0.05pt solid #000000" fo:border-right="none" fo:border-top="none" fo:border-bottom="0.05pt solid #000000">
        <style:background-image/>
      </style:table-cell-properties>
    </style:style>
    <style:style style:name="Tabla33.B5" style:family="table-cell">
      <style:table-cell-properties fo:background-color="#ffffff" fo:padding="0.097cm" fo:border-left="0.05pt solid #000000" fo:border-right="none" fo:border-top="none" fo:border-bottom="0.05pt solid #000000">
        <style:background-image/>
      </style:table-cell-properties>
    </style:style>
    <style:style style:name="Tabla33.C5" style:family="table-cell">
      <style:table-cell-properties fo:background-color="#ffffff" fo:padding="0.097cm" fo:border-left="0.05pt solid #000000" fo:border-right="none" fo:border-top="none" fo:border-bottom="0.05pt solid #000000">
        <style:background-image/>
      </style:table-cell-properties>
    </style:style>
    <style:style style:name="Tabla33.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5" style:family="table-cell">
      <style:table-cell-properties fo:background-color="#ffffff" fo:padding="0.097cm" fo:border-left="0.05pt solid #000000" fo:border-right="none" fo:border-top="none" fo:border-bottom="0.05pt solid #000000">
        <style:background-image/>
      </style:table-cell-properties>
    </style:style>
    <style:style style:name="Tabla33.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6" style:family="table-row">
      <style:table-row-properties fo:keep-together="always"/>
    </style:style>
    <style:style style:name="Tabla33.A6" style:family="table-cell">
      <style:table-cell-properties fo:background-color="#ffffff" fo:padding="0.097cm" fo:border-left="0.05pt solid #000000" fo:border-right="none" fo:border-top="none" fo:border-bottom="0.05pt solid #000000">
        <style:background-image/>
      </style:table-cell-properties>
    </style:style>
    <style:style style:name="Tabla33.B6" style:family="table-cell">
      <style:table-cell-properties fo:background-color="#ffffff" fo:padding="0.097cm" fo:border-left="0.05pt solid #000000" fo:border-right="none" fo:border-top="none" fo:border-bottom="0.05pt solid #000000">
        <style:background-image/>
      </style:table-cell-properties>
    </style:style>
    <style:style style:name="Tabla33.C6" style:family="table-cell">
      <style:table-cell-properties fo:background-color="#ffffff" fo:padding="0.097cm" fo:border-left="0.05pt solid #000000" fo:border-right="none" fo:border-top="none" fo:border-bottom="0.05pt solid #000000">
        <style:background-image/>
      </style:table-cell-properties>
    </style:style>
    <style:style style:name="Tabla33.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6" style:family="table-cell">
      <style:table-cell-properties fo:background-color="#ffffff" fo:padding="0.097cm" fo:border-left="0.05pt solid #000000" fo:border-right="none" fo:border-top="none" fo:border-bottom="0.05pt solid #000000">
        <style:background-image/>
      </style:table-cell-properties>
    </style:style>
    <style:style style:name="Tabla33.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7" style:family="table-row">
      <style:table-row-properties fo:keep-together="always"/>
    </style:style>
    <style:style style:name="Tabla33.A7" style:family="table-cell">
      <style:table-cell-properties fo:background-color="#ffffff" fo:padding="0.097cm" fo:border-left="0.05pt solid #000000" fo:border-right="none" fo:border-top="none" fo:border-bottom="0.05pt solid #000000">
        <style:background-image/>
      </style:table-cell-properties>
    </style:style>
    <style:style style:name="Tabla33.B7" style:family="table-cell">
      <style:table-cell-properties fo:background-color="#ffffff" fo:padding="0.097cm" fo:border-left="0.05pt solid #000000" fo:border-right="none" fo:border-top="none" fo:border-bottom="0.05pt solid #000000">
        <style:background-image/>
      </style:table-cell-properties>
    </style:style>
    <style:style style:name="Tabla33.C7" style:family="table-cell">
      <style:table-cell-properties fo:background-color="#ffffff" fo:padding="0.097cm" fo:border-left="0.05pt solid #000000" fo:border-right="none" fo:border-top="none" fo:border-bottom="0.05pt solid #000000">
        <style:background-image/>
      </style:table-cell-properties>
    </style:style>
    <style:style style:name="Tabla33.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7" style:family="table-cell">
      <style:table-cell-properties fo:background-color="#ffffff" fo:padding="0.097cm" fo:border-left="0.05pt solid #000000" fo:border-right="none" fo:border-top="none" fo:border-bottom="0.05pt solid #000000">
        <style:background-image/>
      </style:table-cell-properties>
    </style:style>
    <style:style style:name="Tabla33.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8" style:family="table-row">
      <style:table-row-properties fo:keep-together="always"/>
    </style:style>
    <style:style style:name="Tabla33.A8" style:family="table-cell">
      <style:table-cell-properties fo:background-color="#ffffff" fo:padding="0.097cm" fo:border-left="0.05pt solid #000000" fo:border-right="none" fo:border-top="none" fo:border-bottom="0.05pt solid #000000">
        <style:background-image/>
      </style:table-cell-properties>
    </style:style>
    <style:style style:name="Tabla33.B8" style:family="table-cell">
      <style:table-cell-properties fo:background-color="#ffffff" fo:padding="0.097cm" fo:border-left="0.05pt solid #000000" fo:border-right="none" fo:border-top="none" fo:border-bottom="0.05pt solid #000000">
        <style:background-image/>
      </style:table-cell-properties>
    </style:style>
    <style:style style:name="Tabla33.C8" style:family="table-cell">
      <style:table-cell-properties fo:background-color="#ffffff" fo:padding="0.097cm" fo:border-left="0.05pt solid #000000" fo:border-right="none" fo:border-top="none" fo:border-bottom="0.05pt solid #000000">
        <style:background-image/>
      </style:table-cell-properties>
    </style:style>
    <style:style style:name="Tabla33.D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8" style:family="table-cell">
      <style:table-cell-properties fo:background-color="#ffffff" fo:padding="0.097cm" fo:border-left="0.05pt solid #000000" fo:border-right="none" fo:border-top="none" fo:border-bottom="0.05pt solid #000000">
        <style:background-image/>
      </style:table-cell-properties>
    </style:style>
    <style:style style:name="Tabla33.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9" style:family="table-row">
      <style:table-row-properties fo:keep-together="always"/>
    </style:style>
    <style:style style:name="Tabla33.A9" style:family="table-cell">
      <style:table-cell-properties fo:background-color="#ffffff" fo:padding="0.097cm" fo:border-left="0.05pt solid #000000" fo:border-right="none" fo:border-top="none" fo:border-bottom="0.05pt solid #000000">
        <style:background-image/>
      </style:table-cell-properties>
    </style:style>
    <style:style style:name="Tabla33.B9" style:family="table-cell">
      <style:table-cell-properties fo:background-color="#ffffff" fo:padding="0.097cm" fo:border-left="0.05pt solid #000000" fo:border-right="none" fo:border-top="none" fo:border-bottom="0.05pt solid #000000">
        <style:background-image/>
      </style:table-cell-properties>
    </style:style>
    <style:style style:name="Tabla33.C9" style:family="table-cell">
      <style:table-cell-properties fo:background-color="#ffffff" fo:padding="0.097cm" fo:border-left="0.05pt solid #000000" fo:border-right="none" fo:border-top="none" fo:border-bottom="0.05pt solid #000000">
        <style:background-image/>
      </style:table-cell-properties>
    </style:style>
    <style:style style:name="Tabla33.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9" style:family="table-cell">
      <style:table-cell-properties fo:background-color="#ffffff" fo:padding="0.097cm" fo:border-left="0.05pt solid #000000" fo:border-right="none" fo:border-top="none" fo:border-bottom="0.05pt solid #000000">
        <style:background-image/>
      </style:table-cell-properties>
    </style:style>
    <style:style style:name="Tabla33.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0" style:family="table-row">
      <style:table-row-properties fo:keep-together="always"/>
    </style:style>
    <style:style style:name="Tabla33.A10" style:family="table-cell">
      <style:table-cell-properties fo:background-color="#ffffff" fo:padding="0.097cm" fo:border-left="0.05pt solid #000000" fo:border-right="none" fo:border-top="none" fo:border-bottom="0.05pt solid #000000">
        <style:background-image/>
      </style:table-cell-properties>
    </style:style>
    <style:style style:name="Tabla33.B10" style:family="table-cell">
      <style:table-cell-properties fo:background-color="#ffffff" fo:padding="0.097cm" fo:border-left="0.05pt solid #000000" fo:border-right="none" fo:border-top="none" fo:border-bottom="0.05pt solid #000000">
        <style:background-image/>
      </style:table-cell-properties>
    </style:style>
    <style:style style:name="Tabla33.C10" style:family="table-cell">
      <style:table-cell-properties fo:background-color="#ffffff" fo:padding="0.097cm" fo:border-left="0.05pt solid #000000" fo:border-right="none" fo:border-top="none" fo:border-bottom="0.05pt solid #000000">
        <style:background-image/>
      </style:table-cell-properties>
    </style:style>
    <style:style style:name="Tabla33.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0" style:family="table-cell">
      <style:table-cell-properties fo:background-color="#ffffff" fo:padding="0.097cm" fo:border-left="0.05pt solid #000000" fo:border-right="none" fo:border-top="none" fo:border-bottom="0.05pt solid #000000">
        <style:background-image/>
      </style:table-cell-properties>
    </style:style>
    <style:style style:name="Tabla33.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1" style:family="table-row">
      <style:table-row-properties fo:keep-together="always"/>
    </style:style>
    <style:style style:name="Tabla33.A11" style:family="table-cell">
      <style:table-cell-properties fo:background-color="#ffffff" fo:padding="0.097cm" fo:border-left="0.05pt solid #000000" fo:border-right="none" fo:border-top="none" fo:border-bottom="0.05pt solid #000000">
        <style:background-image/>
      </style:table-cell-properties>
    </style:style>
    <style:style style:name="Tabla33.B11" style:family="table-cell">
      <style:table-cell-properties fo:background-color="#ffffff" fo:padding="0.097cm" fo:border-left="0.05pt solid #000000" fo:border-right="none" fo:border-top="none" fo:border-bottom="0.05pt solid #000000">
        <style:background-image/>
      </style:table-cell-properties>
    </style:style>
    <style:style style:name="Tabla33.C11" style:family="table-cell">
      <style:table-cell-properties fo:background-color="#ffffff" fo:padding="0.097cm" fo:border-left="0.05pt solid #000000" fo:border-right="none" fo:border-top="none" fo:border-bottom="0.05pt solid #000000">
        <style:background-image/>
      </style:table-cell-properties>
    </style:style>
    <style:style style:name="Tabla33.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1" style:family="table-cell">
      <style:table-cell-properties fo:background-color="#ffffff" fo:padding="0.097cm" fo:border-left="0.05pt solid #000000" fo:border-right="none" fo:border-top="none" fo:border-bottom="0.05pt solid #000000">
        <style:background-image/>
      </style:table-cell-properties>
    </style:style>
    <style:style style:name="Tabla33.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2" style:family="table-row">
      <style:table-row-properties fo:keep-together="always"/>
    </style:style>
    <style:style style:name="Tabla33.A12" style:family="table-cell">
      <style:table-cell-properties fo:background-color="#ffffff" fo:padding="0.097cm" fo:border-left="0.05pt solid #000000" fo:border-right="none" fo:border-top="none" fo:border-bottom="0.05pt solid #000000">
        <style:background-image/>
      </style:table-cell-properties>
    </style:style>
    <style:style style:name="Tabla33.B12" style:family="table-cell">
      <style:table-cell-properties fo:background-color="#ffffff" fo:padding="0.097cm" fo:border-left="0.05pt solid #000000" fo:border-right="none" fo:border-top="none" fo:border-bottom="0.05pt solid #000000">
        <style:background-image/>
      </style:table-cell-properties>
    </style:style>
    <style:style style:name="Tabla33.C12" style:family="table-cell">
      <style:table-cell-properties fo:background-color="#ffffff" fo:padding="0.097cm" fo:border-left="0.05pt solid #000000" fo:border-right="none" fo:border-top="none" fo:border-bottom="0.05pt solid #000000">
        <style:background-image/>
      </style:table-cell-properties>
    </style:style>
    <style:style style:name="Tabla33.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2" style:family="table-cell">
      <style:table-cell-properties fo:background-color="#ffffff" fo:padding="0.097cm" fo:border-left="0.05pt solid #000000" fo:border-right="none" fo:border-top="none" fo:border-bottom="0.05pt solid #000000">
        <style:background-image/>
      </style:table-cell-properties>
    </style:style>
    <style:style style:name="Tabla33.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3" style:family="table-row">
      <style:table-row-properties fo:keep-together="always"/>
    </style:style>
    <style:style style:name="Tabla33.A13" style:family="table-cell">
      <style:table-cell-properties fo:background-color="#ffffff" fo:padding="0.097cm" fo:border-left="0.05pt solid #000000" fo:border-right="none" fo:border-top="none" fo:border-bottom="0.05pt solid #000000">
        <style:background-image/>
      </style:table-cell-properties>
    </style:style>
    <style:style style:name="Tabla33.B13" style:family="table-cell">
      <style:table-cell-properties fo:background-color="#ffffff" fo:padding="0.097cm" fo:border-left="0.05pt solid #000000" fo:border-right="none" fo:border-top="none" fo:border-bottom="0.05pt solid #000000">
        <style:background-image/>
      </style:table-cell-properties>
    </style:style>
    <style:style style:name="Tabla33.C13" style:family="table-cell">
      <style:table-cell-properties fo:background-color="#ffffff" fo:padding="0.097cm" fo:border-left="0.05pt solid #000000" fo:border-right="none" fo:border-top="none" fo:border-bottom="0.05pt solid #000000">
        <style:background-image/>
      </style:table-cell-properties>
    </style:style>
    <style:style style:name="Tabla33.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3" style:family="table-cell">
      <style:table-cell-properties fo:background-color="#ffffff" fo:padding="0.097cm" fo:border-left="0.05pt solid #000000" fo:border-right="none" fo:border-top="none" fo:border-bottom="0.05pt solid #000000">
        <style:background-image/>
      </style:table-cell-properties>
    </style:style>
    <style:style style:name="Tabla33.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4" style:family="table-row">
      <style:table-row-properties fo:keep-together="always"/>
    </style:style>
    <style:style style:name="Tabla33.A14" style:family="table-cell">
      <style:table-cell-properties fo:background-color="#ffffff" fo:padding="0.097cm" fo:border-left="0.05pt solid #000000" fo:border-right="none" fo:border-top="none" fo:border-bottom="0.05pt solid #000000">
        <style:background-image/>
      </style:table-cell-properties>
    </style:style>
    <style:style style:name="Tabla33.B14" style:family="table-cell">
      <style:table-cell-properties fo:background-color="#ffffff" fo:padding="0.097cm" fo:border-left="0.05pt solid #000000" fo:border-right="none" fo:border-top="none" fo:border-bottom="0.05pt solid #000000">
        <style:background-image/>
      </style:table-cell-properties>
    </style:style>
    <style:style style:name="Tabla33.C14" style:family="table-cell">
      <style:table-cell-properties fo:background-color="#ffffff" fo:padding="0.097cm" fo:border-left="0.05pt solid #000000" fo:border-right="none" fo:border-top="none" fo:border-bottom="0.05pt solid #000000">
        <style:background-image/>
      </style:table-cell-properties>
    </style:style>
    <style:style style:name="Tabla33.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4" style:family="table-cell">
      <style:table-cell-properties fo:background-color="#ffffff" fo:padding="0.097cm" fo:border-left="0.05pt solid #000000" fo:border-right="none" fo:border-top="none" fo:border-bottom="0.05pt solid #000000">
        <style:background-image/>
      </style:table-cell-properties>
    </style:style>
    <style:style style:name="Tabla33.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5" style:family="table-row">
      <style:table-row-properties fo:keep-together="always"/>
    </style:style>
    <style:style style:name="Tabla33.A15" style:family="table-cell">
      <style:table-cell-properties fo:background-color="#ffffff" fo:padding="0.097cm" fo:border-left="0.05pt solid #000000" fo:border-right="none" fo:border-top="none" fo:border-bottom="0.05pt solid #000000">
        <style:background-image/>
      </style:table-cell-properties>
    </style:style>
    <style:style style:name="Tabla33.B15" style:family="table-cell">
      <style:table-cell-properties fo:background-color="#ffffff" fo:padding="0.097cm" fo:border-left="0.05pt solid #000000" fo:border-right="none" fo:border-top="none" fo:border-bottom="0.05pt solid #000000">
        <style:background-image/>
      </style:table-cell-properties>
    </style:style>
    <style:style style:name="Tabla33.C15" style:family="table-cell">
      <style:table-cell-properties fo:background-color="#ffffff" fo:padding="0.097cm" fo:border-left="0.05pt solid #000000" fo:border-right="none" fo:border-top="none" fo:border-bottom="0.05pt solid #000000">
        <style:background-image/>
      </style:table-cell-properties>
    </style:style>
    <style:style style:name="Tabla33.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5" style:family="table-cell">
      <style:table-cell-properties fo:background-color="#ffffff" fo:padding="0.097cm" fo:border-left="0.05pt solid #000000" fo:border-right="none" fo:border-top="none" fo:border-bottom="0.05pt solid #000000">
        <style:background-image/>
      </style:table-cell-properties>
    </style:style>
    <style:style style:name="Tabla33.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6" style:family="table-row">
      <style:table-row-properties fo:keep-together="always"/>
    </style:style>
    <style:style style:name="Tabla33.A16" style:family="table-cell">
      <style:table-cell-properties fo:background-color="#ffffff" fo:padding="0.097cm" fo:border-left="0.05pt solid #000000" fo:border-right="none" fo:border-top="none" fo:border-bottom="0.05pt solid #000000">
        <style:background-image/>
      </style:table-cell-properties>
    </style:style>
    <style:style style:name="Tabla33.B16" style:family="table-cell">
      <style:table-cell-properties fo:background-color="#ffffff" fo:padding="0.097cm" fo:border-left="0.05pt solid #000000" fo:border-right="none" fo:border-top="none" fo:border-bottom="0.05pt solid #000000">
        <style:background-image/>
      </style:table-cell-properties>
    </style:style>
    <style:style style:name="Tabla33.C16" style:family="table-cell">
      <style:table-cell-properties fo:background-color="#ffffff" fo:padding="0.097cm" fo:border-left="0.05pt solid #000000" fo:border-right="none" fo:border-top="none" fo:border-bottom="0.05pt solid #000000">
        <style:background-image/>
      </style:table-cell-properties>
    </style:style>
    <style:style style:name="Tabla33.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6" style:family="table-cell">
      <style:table-cell-properties fo:background-color="#ffffff" fo:padding="0.097cm" fo:border-left="0.05pt solid #000000" fo:border-right="none" fo:border-top="none" fo:border-bottom="0.05pt solid #000000">
        <style:background-image/>
      </style:table-cell-properties>
    </style:style>
    <style:style style:name="Tabla33.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7" style:family="table-row">
      <style:table-row-properties fo:keep-together="always"/>
    </style:style>
    <style:style style:name="Tabla33.A17" style:family="table-cell">
      <style:table-cell-properties fo:background-color="#ffffff" fo:padding="0.097cm" fo:border-left="0.05pt solid #000000" fo:border-right="none" fo:border-top="none" fo:border-bottom="0.05pt solid #000000">
        <style:background-image/>
      </style:table-cell-properties>
    </style:style>
    <style:style style:name="Tabla33.B17" style:family="table-cell">
      <style:table-cell-properties fo:background-color="#ffffff" fo:padding="0.097cm" fo:border-left="0.05pt solid #000000" fo:border-right="none" fo:border-top="none" fo:border-bottom="0.05pt solid #000000">
        <style:background-image/>
      </style:table-cell-properties>
    </style:style>
    <style:style style:name="Tabla33.C17" style:family="table-cell">
      <style:table-cell-properties fo:background-color="#ffffff" fo:padding="0.097cm" fo:border-left="0.05pt solid #000000" fo:border-right="none" fo:border-top="none" fo:border-bottom="0.05pt solid #000000">
        <style:background-image/>
      </style:table-cell-properties>
    </style:style>
    <style:style style:name="Tabla33.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7" style:family="table-cell">
      <style:table-cell-properties fo:background-color="#ffffff" fo:padding="0.097cm" fo:border-left="0.05pt solid #000000" fo:border-right="none" fo:border-top="none" fo:border-bottom="0.05pt solid #000000">
        <style:background-image/>
      </style:table-cell-properties>
    </style:style>
    <style:style style:name="Tabla33.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8" style:family="table-row">
      <style:table-row-properties fo:keep-together="always"/>
    </style:style>
    <style:style style:name="Tabla33.A18" style:family="table-cell">
      <style:table-cell-properties fo:background-color="#ffffff" fo:padding="0.097cm" fo:border-left="0.05pt solid #000000" fo:border-right="none" fo:border-top="none" fo:border-bottom="0.05pt solid #000000">
        <style:background-image/>
      </style:table-cell-properties>
    </style:style>
    <style:style style:name="Tabla33.B18" style:family="table-cell">
      <style:table-cell-properties fo:background-color="#ffffff" fo:padding="0.097cm" fo:border-left="0.05pt solid #000000" fo:border-right="none" fo:border-top="none" fo:border-bottom="0.05pt solid #000000">
        <style:background-image/>
      </style:table-cell-properties>
    </style:style>
    <style:style style:name="Tabla33.C18" style:family="table-cell">
      <style:table-cell-properties fo:background-color="#ffffff" fo:padding="0.097cm" fo:border-left="0.05pt solid #000000" fo:border-right="none" fo:border-top="none" fo:border-bottom="0.05pt solid #000000">
        <style:background-image/>
      </style:table-cell-properties>
    </style:style>
    <style:style style:name="Tabla33.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8" style:family="table-cell">
      <style:table-cell-properties fo:background-color="#ffffff" fo:padding="0.097cm" fo:border-left="0.05pt solid #000000" fo:border-right="none" fo:border-top="none" fo:border-bottom="0.05pt solid #000000">
        <style:background-image/>
      </style:table-cell-properties>
    </style:style>
    <style:style style:name="Tabla33.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9" style:family="table-row">
      <style:table-row-properties fo:keep-together="always"/>
    </style:style>
    <style:style style:name="Tabla33.A19" style:family="table-cell">
      <style:table-cell-properties fo:background-color="#ffffff" fo:padding="0.097cm" fo:border-left="0.05pt solid #000000" fo:border-right="none" fo:border-top="none" fo:border-bottom="0.05pt solid #000000">
        <style:background-image/>
      </style:table-cell-properties>
    </style:style>
    <style:style style:name="Tabla33.B19" style:family="table-cell">
      <style:table-cell-properties fo:background-color="#ffffff" fo:padding="0.097cm" fo:border-left="0.05pt solid #000000" fo:border-right="none" fo:border-top="none" fo:border-bottom="0.05pt solid #000000">
        <style:background-image/>
      </style:table-cell-properties>
    </style:style>
    <style:style style:name="Tabla33.C19" style:family="table-cell">
      <style:table-cell-properties fo:background-color="#ffffff" fo:padding="0.097cm" fo:border-left="0.05pt solid #000000" fo:border-right="none" fo:border-top="none" fo:border-bottom="0.05pt solid #000000">
        <style:background-image/>
      </style:table-cell-properties>
    </style:style>
    <style:style style:name="Tabla33.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9" style:family="table-cell">
      <style:table-cell-properties fo:background-color="#ffffff" fo:padding="0.097cm" fo:border-left="0.05pt solid #000000" fo:border-right="none" fo:border-top="none" fo:border-bottom="0.05pt solid #000000">
        <style:background-image/>
      </style:table-cell-properties>
    </style:style>
    <style:style style:name="Tabla33.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fo:keep-together="always">
        <style:background-image/>
      </style:table-row-properties>
    </style:style>
    <style:style style:name="Tabla31.A1" style:family="table-cell">
      <style:table-cell-properties style:vertical-align="" fo:background-color="#f44029" fo:padding="0.097cm" fo:border="0.05pt solid #000000" style:writing-mode="page">
        <style:background-image/>
      </style:table-cell-properties>
    </style:style>
    <style:style style:name="Tabla31.2" style:family="table-row">
      <style:table-row-properties fo:keep-together="always"/>
    </style:style>
    <style:style style:name="Tabla31.A2" style:family="table-cell">
      <style:table-cell-properties fo:background-color="#fde6d3" fo:padding="0.097cm" fo:border-left="0.05pt solid #000000" fo:border-right="none" fo:border-top="none" fo:border-bottom="0.05pt solid #000000">
        <style:background-image/>
      </style:table-cell-properties>
    </style:style>
    <style:style style:name="Tabla31.B2" style:family="table-cell">
      <style:table-cell-properties fo:background-color="#fde6d3" fo:padding="0.097cm" fo:border-left="0.05pt solid #000000" fo:border-right="none" fo:border-top="none" fo:border-bottom="0.05pt solid #000000">
        <style:background-image/>
      </style:table-cell-properties>
    </style:style>
    <style:style style:name="Tabla31.C2" style:family="table-cell">
      <style:table-cell-properties fo:background-color="#fde6d3" fo:padding="0.097cm" fo:border-left="0.05pt solid #000000" fo:border-right="none" fo:border-top="none" fo:border-bottom="0.05pt solid #000000">
        <style:background-image/>
      </style:table-cell-properties>
    </style:style>
    <style:style style:name="Tabla31.D2" style:family="table-cell">
      <style:table-cell-properties fo:background-color="#fde6d3" fo:padding="0.097cm" fo:border-left="0.05pt solid #000000" fo:border-right="none" fo:border-top="none" fo:border-bottom="0.05pt solid #000000">
        <style:background-image/>
      </style:table-cell-properties>
    </style:style>
    <style:style style:name="Tabla31.E2" style:family="table-cell">
      <style:table-cell-properties fo:background-color="#fde6d3" fo:padding="0.097cm" fo:border-left="0.05pt solid #000000" fo:border-right="none" fo:border-top="none" fo:border-bottom="0.05pt solid #000000">
        <style:background-image/>
      </style:table-cell-properties>
    </style:style>
    <style:style style:name="Tabla31.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1.3" style:family="table-row">
      <style:table-row-properties fo:keep-together="always"/>
    </style:style>
    <style:style style:name="Tabla31.A3" style:family="table-cell">
      <style:table-cell-properties fo:background-color="transparent" fo:padding="0.097cm" fo:border-left="0.05pt solid #000000" fo:border-right="none" fo:border-top="none" fo:border-bottom="0.05pt solid #000000">
        <style:background-image/>
      </style:table-cell-properties>
    </style:style>
    <style:style style:name="Tabla31.B3" style:family="table-cell">
      <style:table-cell-properties fo:background-color="transparent" fo:padding="0.097cm" fo:border-left="0.05pt solid #000000" fo:border-right="none" fo:border-top="none" fo:border-bottom="0.05pt solid #000000">
        <style:background-image/>
      </style:table-cell-properties>
    </style:style>
    <style:style style:name="Tabla31.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3" style:family="table-cell">
      <style:table-cell-properties fo:background-color="transparent" fo:padding="0.097cm" fo:border-left="0.05pt solid #000000" fo:border-right="none" fo:border-top="none" fo:border-bottom="0.05pt solid #000000">
        <style:background-image/>
      </style:table-cell-properties>
    </style:style>
    <style:style style:name="Tabla31.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4" style:family="table-row">
      <style:table-row-properties fo:keep-together="always"/>
    </style:style>
    <style:style style:name="Tabla31.A4" style:family="table-cell">
      <style:table-cell-properties fo:background-color="transparent" fo:padding="0.097cm" fo:border-left="0.05pt solid #000000" fo:border-right="none" fo:border-top="none" fo:border-bottom="0.05pt solid #000000">
        <style:background-image/>
      </style:table-cell-properties>
    </style:style>
    <style:style style:name="Tabla31.B4" style:family="table-cell">
      <style:table-cell-properties fo:background-color="transparent" fo:padding="0.097cm" fo:border-left="0.05pt solid #000000" fo:border-right="none" fo:border-top="none" fo:border-bottom="0.05pt solid #000000">
        <style:background-image/>
      </style:table-cell-properties>
    </style:style>
    <style:style style:name="Tabla3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4" style:family="table-cell">
      <style:table-cell-properties fo:background-color="transparent" fo:padding="0.097cm" fo:border-left="0.05pt solid #000000" fo:border-right="none" fo:border-top="none" fo:border-bottom="0.05pt solid #000000">
        <style:background-image/>
      </style:table-cell-properties>
    </style:style>
    <style:style style:name="Tabla3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5" style:family="table-row">
      <style:table-row-properties fo:keep-together="always"/>
    </style:style>
    <style:style style:name="Tabla31.A5" style:family="table-cell">
      <style:table-cell-properties fo:background-color="transparent" fo:padding="0.097cm" fo:border-left="0.05pt solid #000000" fo:border-right="none" fo:border-top="none" fo:border-bottom="0.05pt solid #000000">
        <style:background-image/>
      </style:table-cell-properties>
    </style:style>
    <style:style style:name="Tabla31.B5" style:family="table-cell">
      <style:table-cell-properties fo:background-color="transparent" fo:padding="0.097cm" fo:border-left="0.05pt solid #000000" fo:border-right="none" fo:border-top="none" fo:border-bottom="0.05pt solid #000000">
        <style:background-image/>
      </style:table-cell-properties>
    </style:style>
    <style:style style:name="Tabla31.C5" style:family="table-cell">
      <style:table-cell-properties fo:background-color="transparent" fo:padding="0.097cm" fo:border-left="0.05pt solid #000000" fo:border-right="none" fo:border-top="none" fo:border-bottom="0.05pt solid #000000">
        <style:background-image/>
      </style:table-cell-properties>
    </style:style>
    <style:style style:name="Tabla31.D5" style:family="table-cell">
      <style:table-cell-properties fo:background-color="transparent" fo:padding="0.097cm" fo:border-left="0.05pt solid #000000" fo:border-right="none" fo:border-top="none" fo:border-bottom="0.05pt solid #000000">
        <style:background-image/>
      </style:table-cell-properties>
    </style:style>
    <style:style style:name="Tabla31.E5" style:family="table-cell">
      <style:table-cell-properties fo:background-color="transparent" fo:padding="0.097cm" fo:border-left="0.05pt solid #000000" fo:border-right="none" fo:border-top="none" fo:border-bottom="0.05pt solid #000000">
        <style:background-image/>
      </style:table-cell-properties>
    </style:style>
    <style:style style:name="Tabla3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6" style:family="table-row">
      <style:table-row-properties fo:keep-together="always"/>
    </style:style>
    <style:style style:name="Tabla31.A6" style:family="table-cell">
      <style:table-cell-properties fo:background-color="transparent" fo:padding="0.097cm" fo:border-left="0.05pt solid #000000" fo:border-right="none" fo:border-top="none" fo:border-bottom="0.05pt solid #000000">
        <style:background-image/>
      </style:table-cell-properties>
    </style:style>
    <style:style style:name="Tabla31.B6" style:family="table-cell">
      <style:table-cell-properties fo:background-color="transparent" fo:padding="0.097cm" fo:border-left="0.05pt solid #000000" fo:border-right="none" fo:border-top="none" fo:border-bottom="0.05pt solid #000000">
        <style:background-image/>
      </style:table-cell-properties>
    </style:style>
    <style:style style:name="Tabla31.C6"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6" style:family="table-cell">
      <style:table-cell-properties fo:background-color="transparent" fo:padding="0.097cm" fo:border-left="0.05pt solid #000000" fo:border-right="none" fo:border-top="none" fo:border-bottom="0.05pt solid #000000">
        <style:background-image/>
      </style:table-cell-properties>
    </style:style>
    <style:style style:name="Tabla31.E6" style:family="table-cell">
      <style:table-cell-properties fo:background-color="transparent" fo:padding="0.097cm" fo:border-left="0.05pt solid #000000" fo:border-right="none" fo:border-top="none" fo:border-bottom="0.05pt solid #000000">
        <style:background-image/>
      </style:table-cell-properties>
    </style:style>
    <style:style style:name="Tabla31.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7" style:family="table-row">
      <style:table-row-properties fo:keep-together="always"/>
    </style:style>
    <style:style style:name="Tabla31.A7" style:family="table-cell">
      <style:table-cell-properties fo:background-color="transparent" fo:padding="0.097cm" fo:border-left="0.05pt solid #000000" fo:border-right="none" fo:border-top="none" fo:border-bottom="0.05pt solid #000000">
        <style:background-image/>
      </style:table-cell-properties>
    </style:style>
    <style:style style:name="Tabla31.B7" style:family="table-cell">
      <style:table-cell-properties fo:background-color="transparent" fo:padding="0.097cm" fo:border-left="0.05pt solid #000000" fo:border-right="none" fo:border-top="none" fo:border-bottom="0.05pt solid #000000">
        <style:background-image/>
      </style:table-cell-properties>
    </style:style>
    <style:style style:name="Tabla31.C7" style:family="table-cell">
      <style:table-cell-properties fo:background-color="transparent" fo:padding="0.097cm" fo:border-left="0.05pt solid #000000" fo:border-right="none" fo:border-top="none" fo:border-bottom="0.05pt solid #000000">
        <style:background-image/>
      </style:table-cell-properties>
    </style:style>
    <style:style style:name="Tabla31.D7"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7" style:family="table-cell">
      <style:table-cell-properties fo:background-color="transparent" fo:padding="0.097cm" fo:border-left="0.05pt solid #000000" fo:border-right="none" fo:border-top="none" fo:border-bottom="0.05pt solid #000000">
        <style:background-image/>
      </style:table-cell-properties>
    </style:style>
    <style:style style:name="Tabla3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8" style:family="table-row">
      <style:table-row-properties fo:keep-together="always"/>
    </style:style>
    <style:style style:name="Tabla31.A8" style:family="table-cell">
      <style:table-cell-properties fo:background-color="transparent" fo:padding="0.097cm" fo:border-left="0.05pt solid #000000" fo:border-right="none" fo:border-top="none" fo:border-bottom="0.05pt solid #000000">
        <style:background-image/>
      </style:table-cell-properties>
    </style:style>
    <style:style style:name="Tabla31.B8" style:family="table-cell">
      <style:table-cell-properties fo:background-color="transparent" fo:padding="0.097cm" fo:border-left="0.05pt solid #000000" fo:border-right="none" fo:border-top="none" fo:border-bottom="0.05pt solid #000000">
        <style:background-image/>
      </style:table-cell-properties>
    </style:style>
    <style:style style:name="Tabla31.C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8" style:family="table-cell">
      <style:table-cell-properties fo:background-color="transparent" fo:padding="0.097cm" fo:border-left="0.05pt solid #000000" fo:border-right="none" fo:border-top="none" fo:border-bottom="0.05pt solid #000000">
        <style:background-image/>
      </style:table-cell-properties>
    </style:style>
    <style:style style:name="Tabla3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9" style:family="table-row">
      <style:table-row-properties fo:keep-together="always"/>
    </style:style>
    <style:style style:name="Tabla31.A9" style:family="table-cell">
      <style:table-cell-properties fo:background-color="transparent" fo:padding="0.097cm" fo:border-left="0.05pt solid #000000" fo:border-right="none" fo:border-top="none" fo:border-bottom="0.05pt solid #000000">
        <style:background-image/>
      </style:table-cell-properties>
    </style:style>
    <style:style style:name="Tabla31.B9" style:family="table-cell">
      <style:table-cell-properties fo:background-color="transparent" fo:padding="0.097cm" fo:border-left="0.05pt solid #000000" fo:border-right="none" fo:border-top="none" fo:border-bottom="0.05pt solid #000000">
        <style:background-image/>
      </style:table-cell-properties>
    </style:style>
    <style:style style:name="Tabla31.C9" style:family="table-cell">
      <style:table-cell-properties fo:background-color="transparent" fo:padding="0.097cm" fo:border-left="0.05pt solid #000000" fo:border-right="none" fo:border-top="none" fo:border-bottom="0.05pt solid #000000">
        <style:background-image/>
      </style:table-cell-properties>
    </style:style>
    <style:style style:name="Tabla31.D9"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9" style:family="table-cell">
      <style:table-cell-properties fo:background-color="transparent" fo:padding="0.097cm" fo:border-left="0.05pt solid #000000" fo:border-right="none" fo:border-top="none" fo:border-bottom="0.05pt solid #000000">
        <style:background-image/>
      </style:table-cell-properties>
    </style:style>
    <style:style style:name="Tabla31.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0" style:family="table-row">
      <style:table-row-properties fo:keep-together="always"/>
    </style:style>
    <style:style style:name="Tabla31.A10" style:family="table-cell">
      <style:table-cell-properties fo:background-color="transparent" fo:padding="0.097cm" fo:border-left="0.05pt solid #000000" fo:border-right="none" fo:border-top="none" fo:border-bottom="0.05pt solid #000000">
        <style:background-image/>
      </style:table-cell-properties>
    </style:style>
    <style:style style:name="Tabla31.B10" style:family="table-cell">
      <style:table-cell-properties fo:background-color="transparent" fo:padding="0.097cm" fo:border-left="0.05pt solid #000000" fo:border-right="none" fo:border-top="none" fo:border-bottom="0.05pt solid #000000">
        <style:background-image/>
      </style:table-cell-properties>
    </style:style>
    <style:style style:name="Tabla31.C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0" style:family="table-cell">
      <style:table-cell-properties fo:background-color="transparent" fo:padding="0.097cm" fo:border-left="0.05pt solid #000000" fo:border-right="none" fo:border-top="none" fo:border-bottom="0.05pt solid #000000">
        <style:background-image/>
      </style:table-cell-properties>
    </style:style>
    <style:style style:name="Tabla31.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1" style:family="table-row">
      <style:table-row-properties fo:keep-together="always"/>
    </style:style>
    <style:style style:name="Tabla31.A11" style:family="table-cell">
      <style:table-cell-properties fo:background-color="transparent" fo:padding="0.097cm" fo:border-left="0.05pt solid #000000" fo:border-right="none" fo:border-top="none" fo:border-bottom="0.05pt solid #000000">
        <style:background-image/>
      </style:table-cell-properties>
    </style:style>
    <style:style style:name="Tabla31.B11" style:family="table-cell">
      <style:table-cell-properties fo:background-color="transparent" fo:padding="0.097cm" fo:border-left="0.05pt solid #000000" fo:border-right="none" fo:border-top="none" fo:border-bottom="0.05pt solid #000000">
        <style:background-image/>
      </style:table-cell-properties>
    </style:style>
    <style:style style:name="Tabla31.C11" style:family="table-cell">
      <style:table-cell-properties fo:background-color="transparent" fo:padding="0.097cm" fo:border-left="0.05pt solid #000000" fo:border-right="none" fo:border-top="none" fo:border-bottom="0.05pt solid #000000">
        <style:background-image/>
      </style:table-cell-properties>
    </style:style>
    <style:style style:name="Tabla31.D11"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1" style:family="table-cell">
      <style:table-cell-properties fo:background-color="transparent" fo:padding="0.097cm" fo:border-left="0.05pt solid #000000" fo:border-right="none" fo:border-top="none" fo:border-bottom="0.05pt solid #000000">
        <style:background-image/>
      </style:table-cell-properties>
    </style:style>
    <style:style style:name="Tabla31.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2" style:family="table-row">
      <style:table-row-properties fo:keep-together="always"/>
    </style:style>
    <style:style style:name="Tabla31.A12" style:family="table-cell">
      <style:table-cell-properties fo:background-color="transparent" fo:padding="0.097cm" fo:border-left="0.05pt solid #000000" fo:border-right="none" fo:border-top="none" fo:border-bottom="0.05pt solid #000000">
        <style:background-image/>
      </style:table-cell-properties>
    </style:style>
    <style:style style:name="Tabla31.B12" style:family="table-cell">
      <style:table-cell-properties fo:background-color="transparent" fo:padding="0.097cm" fo:border-left="0.05pt solid #000000" fo:border-right="none" fo:border-top="none" fo:border-bottom="0.05pt solid #000000">
        <style:background-image/>
      </style:table-cell-properties>
    </style:style>
    <style:style style:name="Tabla31.C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2" style:family="table-cell">
      <style:table-cell-properties fo:background-color="transparent" fo:padding="0.097cm" fo:border-left="0.05pt solid #000000" fo:border-right="none" fo:border-top="none" fo:border-bottom="0.05pt solid #000000">
        <style:background-image/>
      </style:table-cell-properties>
    </style:style>
    <style:style style:name="Tabla31.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3" style:family="table-row">
      <style:table-row-properties fo:keep-together="always"/>
    </style:style>
    <style:style style:name="Tabla31.A13" style:family="table-cell">
      <style:table-cell-properties fo:background-color="transparent" fo:padding="0.097cm" fo:border-left="0.05pt solid #000000" fo:border-right="none" fo:border-top="none" fo:border-bottom="0.05pt solid #000000">
        <style:background-image/>
      </style:table-cell-properties>
    </style:style>
    <style:style style:name="Tabla31.B13" style:family="table-cell">
      <style:table-cell-properties fo:background-color="transparent" fo:padding="0.097cm" fo:border-left="0.05pt solid #000000" fo:border-right="none" fo:border-top="none" fo:border-bottom="0.05pt solid #000000">
        <style:background-image/>
      </style:table-cell-properties>
    </style:style>
    <style:style style:name="Tabla31.C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3" style:family="table-cell">
      <style:table-cell-properties fo:background-color="transparent" fo:padding="0.097cm" fo:border-left="0.05pt solid #000000" fo:border-right="none" fo:border-top="none" fo:border-bottom="0.05pt solid #000000">
        <style:background-image/>
      </style:table-cell-properties>
    </style:style>
    <style:style style:name="Tabla31.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4" style:family="table-row">
      <style:table-row-properties fo:keep-together="always"/>
    </style:style>
    <style:style style:name="Tabla31.A14" style:family="table-cell">
      <style:table-cell-properties fo:background-color="transparent" fo:padding="0.097cm" fo:border-left="0.05pt solid #000000" fo:border-right="none" fo:border-top="none" fo:border-bottom="0.05pt solid #000000">
        <style:background-image/>
      </style:table-cell-properties>
    </style:style>
    <style:style style:name="Tabla31.B14" style:family="table-cell">
      <style:table-cell-properties fo:background-color="transparent" fo:padding="0.097cm" fo:border-left="0.05pt solid #000000" fo:border-right="none" fo:border-top="none" fo:border-bottom="0.05pt solid #000000">
        <style:background-image/>
      </style:table-cell-properties>
    </style:style>
    <style:style style:name="Tabla31.C14" style:family="table-cell">
      <style:table-cell-properties fo:background-color="transparent" fo:padding="0.097cm" fo:border-left="0.05pt solid #000000" fo:border-right="none" fo:border-top="none" fo:border-bottom="0.05pt solid #000000">
        <style:background-image/>
      </style:table-cell-properties>
    </style:style>
    <style:style style:name="Tabla31.D1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4" style:family="table-cell">
      <style:table-cell-properties fo:background-color="transparent" fo:padding="0.097cm" fo:border-left="0.05pt solid #000000" fo:border-right="none" fo:border-top="none" fo:border-bottom="0.05pt solid #000000">
        <style:background-image/>
      </style:table-cell-properties>
    </style:style>
    <style:style style:name="Tabla31.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5" style:family="table-row">
      <style:table-row-properties fo:keep-together="always"/>
    </style:style>
    <style:style style:name="Tabla31.A15" style:family="table-cell">
      <style:table-cell-properties fo:background-color="transparent" fo:padding="0.097cm" fo:border-left="0.05pt solid #000000" fo:border-right="none" fo:border-top="none" fo:border-bottom="0.05pt solid #000000">
        <style:background-image/>
      </style:table-cell-properties>
    </style:style>
    <style:style style:name="Tabla31.B15" style:family="table-cell">
      <style:table-cell-properties fo:background-color="transparent" fo:padding="0.097cm" fo:border-left="0.05pt solid #000000" fo:border-right="none" fo:border-top="none" fo:border-bottom="0.05pt solid #000000">
        <style:background-image/>
      </style:table-cell-properties>
    </style:style>
    <style:style style:name="Tabla31.C15" style:family="table-cell">
      <style:table-cell-properties fo:background-color="transparent" fo:padding="0.097cm" fo:border-left="0.05pt solid #000000" fo:border-right="none" fo:border-top="none" fo:border-bottom="0.05pt solid #000000">
        <style:background-image/>
      </style:table-cell-properties>
    </style:style>
    <style:style style:name="Tabla31.D15"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5" style:family="table-cell">
      <style:table-cell-properties fo:background-color="transparent" fo:padding="0.097cm" fo:border-left="0.05pt solid #000000" fo:border-right="none" fo:border-top="none" fo:border-bottom="0.05pt solid #000000">
        <style:background-image/>
      </style:table-cell-properties>
    </style:style>
    <style:style style:name="Tabla31.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6" style:family="table-row">
      <style:table-row-properties fo:keep-together="always"/>
    </style:style>
    <style:style style:name="Tabla31.A16" style:family="table-cell">
      <style:table-cell-properties fo:background-color="transparent" fo:padding="0.097cm" fo:border-left="0.05pt solid #000000" fo:border-right="none" fo:border-top="none" fo:border-bottom="0.05pt solid #000000">
        <style:background-image/>
      </style:table-cell-properties>
    </style:style>
    <style:style style:name="Tabla31.B16" style:family="table-cell">
      <style:table-cell-properties fo:background-color="transparent" fo:padding="0.097cm" fo:border-left="0.05pt solid #000000" fo:border-right="none" fo:border-top="none" fo:border-bottom="0.05pt solid #000000">
        <style:background-image/>
      </style:table-cell-properties>
    </style:style>
    <style:style style:name="Tabla31.C16" style:family="table-cell">
      <style:table-cell-properties fo:background-color="transparent" fo:padding="0.097cm" fo:border-left="0.05pt solid #000000" fo:border-right="none" fo:border-top="none" fo:border-bottom="0.05pt solid #000000">
        <style:background-image/>
      </style:table-cell-properties>
    </style:style>
    <style:style style:name="Tabla31.D16" style:family="table-cell">
      <style:table-cell-properties fo:background-color="transparent" fo:padding="0.097cm" fo:border-left="0.05pt solid #000000" fo:border-right="none" fo:border-top="none" fo:border-bottom="0.05pt solid #000000">
        <style:background-image/>
      </style:table-cell-properties>
    </style:style>
    <style:style style:name="Tabla31.E16" style:family="table-cell">
      <style:table-cell-properties fo:background-color="transparent" fo:padding="0.097cm" fo:border-left="0.05pt solid #000000" fo:border-right="none" fo:border-top="none" fo:border-bottom="0.05pt solid #000000">
        <style:background-image/>
      </style:table-cell-properties>
    </style:style>
    <style:style style:name="Tabla31.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7" style:family="table-row">
      <style:table-row-properties fo:keep-together="always"/>
    </style:style>
    <style:style style:name="Tabla31.A17" style:family="table-cell">
      <style:table-cell-properties fo:background-color="transparent" fo:padding="0.097cm" fo:border-left="0.05pt solid #000000" fo:border-right="none" fo:border-top="none" fo:border-bottom="0.05pt solid #000000">
        <style:background-image/>
      </style:table-cell-properties>
    </style:style>
    <style:style style:name="Tabla31.B17" style:family="table-cell">
      <style:table-cell-properties fo:background-color="transparent" fo:padding="0.097cm" fo:border-left="0.05pt solid #000000" fo:border-right="none" fo:border-top="none" fo:border-bottom="0.05pt solid #000000">
        <style:background-image/>
      </style:table-cell-properties>
    </style:style>
    <style:style style:name="Tabla31.C17" style:family="table-cell">
      <style:table-cell-properties fo:background-color="transparent" fo:padding="0.097cm" fo:border-left="0.05pt solid #000000" fo:border-right="none" fo:border-top="none" fo:border-bottom="0.05pt solid #000000">
        <style:background-image/>
      </style:table-cell-properties>
    </style:style>
    <style:style style:name="Tabla31.D17" style:family="table-cell">
      <style:table-cell-properties fo:background-color="transparent" fo:padding="0.097cm" fo:border-left="0.05pt solid #000000" fo:border-right="none" fo:border-top="none" fo:border-bottom="0.05pt solid #000000">
        <style:background-image/>
      </style:table-cell-properties>
    </style:style>
    <style:style style:name="Tabla31.E17" style:family="table-cell">
      <style:table-cell-properties fo:background-color="transparent" fo:padding="0.097cm" fo:border-left="0.05pt solid #000000" fo:border-right="none" fo:border-top="none" fo:border-bottom="0.05pt solid #000000">
        <style:background-image/>
      </style:table-cell-properties>
    </style:style>
    <style:style style:name="Tabla31.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8" style:family="table-row">
      <style:table-row-properties fo:keep-together="always"/>
    </style:style>
    <style:style style:name="Tabla31.A18" style:family="table-cell">
      <style:table-cell-properties fo:background-color="transparent" fo:padding="0.097cm" fo:border-left="0.05pt solid #000000" fo:border-right="none" fo:border-top="none" fo:border-bottom="0.05pt solid #000000">
        <style:background-image/>
      </style:table-cell-properties>
    </style:style>
    <style:style style:name="Tabla31.B18" style:family="table-cell">
      <style:table-cell-properties fo:background-color="transparent" fo:padding="0.097cm" fo:border-left="0.05pt solid #000000" fo:border-right="none" fo:border-top="none" fo:border-bottom="0.05pt solid #000000">
        <style:background-image/>
      </style:table-cell-properties>
    </style:style>
    <style:style style:name="Tabla31.C18" style:family="table-cell">
      <style:table-cell-properties fo:background-color="transparent" fo:padding="0.097cm" fo:border-left="0.05pt solid #000000" fo:border-right="none" fo:border-top="none" fo:border-bottom="0.05pt solid #000000">
        <style:background-image/>
      </style:table-cell-properties>
    </style:style>
    <style:style style:name="Tabla31.D1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8" style:family="table-cell">
      <style:table-cell-properties fo:background-color="transparent" fo:padding="0.097cm" fo:border-left="0.05pt solid #000000" fo:border-right="none" fo:border-top="none" fo:border-bottom="0.05pt solid #000000">
        <style:background-image/>
      </style:table-cell-properties>
    </style:style>
    <style:style style:name="Tabla31.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9" style:family="table-row">
      <style:table-row-properties fo:keep-together="always"/>
    </style:style>
    <style:style style:name="Tabla31.A19" style:family="table-cell">
      <style:table-cell-properties fo:background-color="transparent" fo:padding="0.097cm" fo:border-left="0.05pt solid #000000" fo:border-right="none" fo:border-top="none" fo:border-bottom="0.05pt solid #000000">
        <style:background-image/>
      </style:table-cell-properties>
    </style:style>
    <style:style style:name="Tabla31.B19" style:family="table-cell">
      <style:table-cell-properties fo:background-color="transparent" fo:padding="0.097cm" fo:border-left="0.05pt solid #000000" fo:border-right="none" fo:border-top="none" fo:border-bottom="0.05pt solid #000000">
        <style:background-image/>
      </style:table-cell-properties>
    </style:style>
    <style:style style:name="Tabla31.C19" style:family="table-cell">
      <style:table-cell-properties fo:background-color="transparent" fo:padding="0.097cm" fo:border-left="0.05pt solid #000000" fo:border-right="none" fo:border-top="none" fo:border-bottom="0.05pt solid #000000">
        <style:background-image/>
      </style:table-cell-properties>
    </style:style>
    <style:style style:name="Tabla31.D19" style:family="table-cell">
      <style:table-cell-properties fo:background-color="transparent" fo:padding="0.097cm" fo:border-left="0.05pt solid #000000" fo:border-right="none" fo:border-top="none" fo:border-bottom="0.05pt solid #000000">
        <style:background-image/>
      </style:table-cell-properties>
    </style:style>
    <style:style style:name="Tabla31.E19" style:family="table-cell">
      <style:table-cell-properties fo:background-color="transparent" fo:padding="0.097cm" fo:border-left="0.05pt solid #000000" fo:border-right="none" fo:border-top="none" fo:border-bottom="0.05pt solid #000000">
        <style:background-image/>
      </style:table-cell-properties>
    </style:style>
    <style:style style:name="Tabla31.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0" style:family="table-row">
      <style:table-row-properties fo:keep-together="always"/>
    </style:style>
    <style:style style:name="Tabla31.A20" style:family="table-cell">
      <style:table-cell-properties fo:background-color="transparent" fo:padding="0.097cm" fo:border-left="0.05pt solid #000000" fo:border-right="none" fo:border-top="none" fo:border-bottom="0.05pt solid #000000">
        <style:background-image/>
      </style:table-cell-properties>
    </style:style>
    <style:style style:name="Tabla31.B20" style:family="table-cell">
      <style:table-cell-properties fo:background-color="transparent" fo:padding="0.097cm" fo:border-left="0.05pt solid #000000" fo:border-right="none" fo:border-top="none" fo:border-bottom="0.05pt solid #000000">
        <style:background-image/>
      </style:table-cell-properties>
    </style:style>
    <style:style style:name="Tabla31.C20" style:family="table-cell">
      <style:table-cell-properties fo:background-color="transparent" fo:padding="0.097cm" fo:border-left="0.05pt solid #000000" fo:border-right="none" fo:border-top="none" fo:border-bottom="0.05pt solid #000000">
        <style:background-image/>
      </style:table-cell-properties>
    </style:style>
    <style:style style:name="Tabla31.D20" style:family="table-cell">
      <style:table-cell-properties fo:background-color="transparent" fo:padding="0.097cm" fo:border-left="0.05pt solid #000000" fo:border-right="none" fo:border-top="none" fo:border-bottom="0.05pt solid #000000">
        <style:background-image/>
      </style:table-cell-properties>
    </style:style>
    <style:style style:name="Tabla31.E20" style:family="table-cell">
      <style:table-cell-properties fo:background-color="transparent" fo:padding="0.097cm" fo:border-left="0.05pt solid #000000" fo:border-right="none" fo:border-top="none" fo:border-bottom="0.05pt solid #000000">
        <style:background-image/>
      </style:table-cell-properties>
    </style:style>
    <style:style style:name="Tabla31.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1" style:family="table-row">
      <style:table-row-properties fo:keep-together="always"/>
    </style:style>
    <style:style style:name="Tabla31.A21" style:family="table-cell">
      <style:table-cell-properties fo:background-color="transparent" fo:padding="0.097cm" fo:border-left="0.05pt solid #000000" fo:border-right="none" fo:border-top="none" fo:border-bottom="0.05pt solid #000000">
        <style:background-image/>
      </style:table-cell-properties>
    </style:style>
    <style:style style:name="Tabla31.B21" style:family="table-cell">
      <style:table-cell-properties fo:background-color="transparent" fo:padding="0.097cm" fo:border-left="0.05pt solid #000000" fo:border-right="none" fo:border-top="none" fo:border-bottom="0.05pt solid #000000">
        <style:background-image/>
      </style:table-cell-properties>
    </style:style>
    <style:style style:name="Tabla31.C21" style:family="table-cell">
      <style:table-cell-properties fo:background-color="transparent" fo:padding="0.097cm" fo:border-left="0.05pt solid #000000" fo:border-right="none" fo:border-top="none" fo:border-bottom="0.05pt solid #000000">
        <style:background-image/>
      </style:table-cell-properties>
    </style:style>
    <style:style style:name="Tabla31.D21" style:family="table-cell">
      <style:table-cell-properties fo:background-color="transparent" fo:padding="0.097cm" fo:border-left="0.05pt solid #000000" fo:border-right="none" fo:border-top="none" fo:border-bottom="0.05pt solid #000000">
        <style:background-image/>
      </style:table-cell-properties>
    </style:style>
    <style:style style:name="Tabla31.E21" style:family="table-cell">
      <style:table-cell-properties fo:background-color="transparent" fo:padding="0.097cm" fo:border-left="0.05pt solid #000000" fo:border-right="none" fo:border-top="none" fo:border-bottom="0.05pt solid #000000">
        <style:background-image/>
      </style:table-cell-properties>
    </style:style>
    <style:style style:name="Tabla31.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2" style:family="table-row">
      <style:table-row-properties style:min-row-height="0.97cm" fo:keep-together="always"/>
    </style:style>
    <style:style style:name="Tabla31.A22" style:family="table-cell">
      <style:table-cell-properties fo:background-color="transparent" fo:padding="0.097cm" fo:border-left="0.05pt solid #000000" fo:border-right="none" fo:border-top="none" fo:border-bottom="0.05pt solid #000000">
        <style:background-image/>
      </style:table-cell-properties>
    </style:style>
    <style:style style:name="Tabla31.B22" style:family="table-cell">
      <style:table-cell-properties fo:background-color="transparent" fo:padding="0.097cm" fo:border-left="0.05pt solid #000000" fo:border-right="none" fo:border-top="none" fo:border-bottom="0.05pt solid #000000">
        <style:background-image/>
      </style:table-cell-properties>
    </style:style>
    <style:style style:name="Tabla31.C22" style:family="table-cell">
      <style:table-cell-properties fo:background-color="transparent" fo:padding="0.097cm" fo:border-left="0.05pt solid #000000" fo:border-right="none" fo:border-top="none" fo:border-bottom="0.05pt solid #000000">
        <style:background-image/>
      </style:table-cell-properties>
    </style:style>
    <style:style style:name="Tabla31.D22" style:family="table-cell">
      <style:table-cell-properties fo:background-color="transparent" fo:padding="0.097cm" fo:border-left="0.05pt solid #000000" fo:border-right="none" fo:border-top="none" fo:border-bottom="0.05pt solid #000000">
        <style:background-image/>
      </style:table-cell-properties>
    </style:style>
    <style:style style:name="Tabla31.E22" style:family="table-cell">
      <style:table-cell-properties fo:background-color="transparent" fo:padding="0.097cm" fo:border-left="0.05pt solid #000000" fo:border-right="none" fo:border-top="none" fo:border-bottom="0.05pt solid #000000">
        <style:background-image/>
      </style:table-cell-properties>
    </style:style>
    <style:style style:name="Tabla31.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fo:keep-together="always"/>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7.F2" style:family="table-cell">
      <style:table-cell-properties fo:background-color="#fde6d3" fo:padding="0.097cm" fo:border="0.05pt solid #000000">
        <style:background-image/>
      </style:table-cell-properties>
    </style:style>
    <style:style style:name="Tabla27.A3" style:family="table-cell">
      <style:table-cell-properties fo:background-color="transparent" fo:padding="0.097cm" fo:border-left="0.05pt solid #000000" fo:border-right="none" fo:border-top="none" fo:border-bottom="0.05pt solid #000000">
        <style:background-image/>
      </style:table-cell-properties>
    </style:style>
    <style:style style:name="Tabla27.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7.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fo:keep-together="always"/>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8.F2" style:family="table-cell">
      <style:table-cell-properties fo:background-color="#fde6d3" fo:padding="0.097cm" fo:border="0.05pt solid #000000">
        <style:background-image/>
      </style:table-cell-properties>
    </style:style>
    <style:style style:name="Tabla28.A3" style:family="table-cell">
      <style:table-cell-properties fo:background-color="transparent" fo:padding="0.097cm" fo:border-left="0.05pt solid #000000" fo:border-right="none" fo:border-top="none" fo:border-bottom="0.05pt solid #000000">
        <style:background-image/>
      </style:table-cell-properties>
    </style:style>
    <style:style style:name="Tabla28.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8.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fo:keep-together="always">
        <style:background-image/>
      </style:table-row-properties>
    </style:style>
    <style:style style:name="Tabla29.A1" style:family="table-cell">
      <style:table-cell-properties style:vertical-align="" fo:background-color="#f44029" fo:padding="0.097cm" fo:border="0.05pt solid #000000" style:writing-mode="page">
        <style:background-image/>
      </style:table-cell-properties>
    </style:style>
    <style:style style:name="Tabla29.2" style:family="table-row">
      <style:table-row-properties fo:keep-together="always"/>
    </style:style>
    <style:style style:name="Tabla29.A2" style:family="table-cell">
      <style:table-cell-properties fo:background-color="#fde6d3" fo:padding="0.097cm" fo:border-left="0.05pt solid #000000" fo:border-right="none" fo:border-top="none" fo:border-bottom="0.05pt solid #000000">
        <style:background-image/>
      </style:table-cell-properties>
    </style:style>
    <style:style style:name="Tabla29.B2" style:family="table-cell">
      <style:table-cell-properties fo:background-color="#fde6d3" fo:padding="0.097cm" fo:border-left="0.05pt solid #000000" fo:border-right="none" fo:border-top="none" fo:border-bottom="0.05pt solid #000000">
        <style:background-image/>
      </style:table-cell-properties>
    </style:style>
    <style:style style:name="Tabla29.C2" style:family="table-cell">
      <style:table-cell-properties fo:background-color="#fde6d3" fo:padding="0.097cm" fo:border-left="0.05pt solid #000000" fo:border-right="none" fo:border-top="none" fo:border-bottom="0.05pt solid #000000">
        <style:background-image/>
      </style:table-cell-properties>
    </style:style>
    <style:style style:name="Tabla29.D2" style:family="table-cell">
      <style:table-cell-properties fo:background-color="#fde6d3" fo:padding="0.097cm" fo:border-left="0.05pt solid #000000" fo:border-right="none" fo:border-top="none" fo:border-bottom="0.05pt solid #000000">
        <style:background-image/>
      </style:table-cell-properties>
    </style:style>
    <style:style style:name="Tabla29.E2" style:family="table-cell">
      <style:table-cell-properties fo:background-color="#fde6d3" fo:padding="0.097cm" fo:border-left="0.05pt solid #000000" fo:border-right="none" fo:border-top="none" fo:border-bottom="0.05pt solid #000000">
        <style:background-image/>
      </style:table-cell-properties>
    </style:style>
    <style:style style:name="Tabla2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9.3" style:family="table-row">
      <style:table-row-properties fo:keep-together="always"/>
    </style:style>
    <style:style style:name="Tabla29.A3" style:family="table-cell">
      <style:table-cell-properties fo:background-color="#ffffff" fo:padding="0.097cm" fo:border-left="0.05pt solid #000000" fo:border-right="none" fo:border-top="none" fo:border-bottom="0.05pt solid #000000">
        <style:background-image/>
      </style:table-cell-properties>
    </style:style>
    <style:style style:name="Tabla29.B3" style:family="table-cell">
      <style:table-cell-properties fo:background-color="#ffffff" fo:padding="0.097cm" fo:border-left="0.05pt solid #000000" fo:border-right="none" fo:border-top="none" fo:border-bottom="0.05pt solid #000000">
        <style:background-image/>
      </style:table-cell-properties>
    </style:style>
    <style:style style:name="Tabla29.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 style:family="table-cell">
      <style:table-cell-properties fo:background-color="#ffffff" fo:padding="0.097cm" fo:border-left="0.05pt solid #000000" fo:border-right="none" fo:border-top="none" fo:border-bottom="0.05pt solid #000000">
        <style:background-image/>
      </style:table-cell-properties>
    </style:style>
    <style:style style:name="Tabla29.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4" style:family="table-row">
      <style:table-row-properties fo:keep-together="always"/>
    </style:style>
    <style:style style:name="Tabla29.A4" style:family="table-cell">
      <style:table-cell-properties fo:background-color="#ffffff" fo:padding="0.097cm" fo:border-left="0.05pt solid #000000" fo:border-right="none" fo:border-top="none" fo:border-bottom="0.05pt solid #000000">
        <style:background-image/>
      </style:table-cell-properties>
    </style:style>
    <style:style style:name="Tabla29.B4" style:family="table-cell">
      <style:table-cell-properties fo:background-color="#ffffff" fo:padding="0.097cm" fo:border-left="0.05pt solid #000000" fo:border-right="none" fo:border-top="none" fo:border-bottom="0.05pt solid #000000">
        <style:background-image/>
      </style:table-cell-properties>
    </style:style>
    <style:style style:name="Tabla29.C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4" style:family="table-cell">
      <style:table-cell-properties fo:background-color="#ffffff" fo:padding="0.097cm" fo:border-left="0.05pt solid #000000" fo:border-right="none" fo:border-top="none" fo:border-bottom="0.05pt solid #000000">
        <style:background-image/>
      </style:table-cell-properties>
    </style:style>
    <style:style style:name="Tabla29.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5" style:family="table-row">
      <style:table-row-properties fo:keep-together="always"/>
    </style:style>
    <style:style style:name="Tabla29.A5" style:family="table-cell">
      <style:table-cell-properties fo:background-color="#ffffff" fo:padding="0.097cm" fo:border-left="0.05pt solid #000000" fo:border-right="none" fo:border-top="none" fo:border-bottom="0.05pt solid #000000">
        <style:background-image/>
      </style:table-cell-properties>
    </style:style>
    <style:style style:name="Tabla29.B5" style:family="table-cell">
      <style:table-cell-properties fo:background-color="#ffffff" fo:padding="0.097cm" fo:border-left="0.05pt solid #000000" fo:border-right="none" fo:border-top="none" fo:border-bottom="0.05pt solid #000000">
        <style:background-image/>
      </style:table-cell-properties>
    </style:style>
    <style:style style:name="Tabla29.C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5" style:family="table-cell">
      <style:table-cell-properties fo:background-color="#ffffff" fo:padding="0.097cm" fo:border-left="0.05pt solid #000000" fo:border-right="none" fo:border-top="none" fo:border-bottom="0.05pt solid #000000">
        <style:background-image/>
      </style:table-cell-properties>
    </style:style>
    <style:style style:name="Tabla29.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6" style:family="table-row">
      <style:table-row-properties fo:keep-together="always"/>
    </style:style>
    <style:style style:name="Tabla29.A6" style:family="table-cell">
      <style:table-cell-properties fo:background-color="#ffffff" fo:padding="0.097cm" fo:border-left="0.05pt solid #000000" fo:border-right="none" fo:border-top="none" fo:border-bottom="0.05pt solid #000000">
        <style:background-image/>
      </style:table-cell-properties>
    </style:style>
    <style:style style:name="Tabla29.B6" style:family="table-cell">
      <style:table-cell-properties fo:background-color="#ffffff" fo:padding="0.097cm" fo:border-left="0.05pt solid #000000" fo:border-right="none" fo:border-top="none" fo:border-bottom="0.05pt solid #000000">
        <style:background-image/>
      </style:table-cell-properties>
    </style:style>
    <style:style style:name="Tabla29.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6" style:family="table-cell">
      <style:table-cell-properties fo:background-color="#ffffff" fo:padding="0.097cm" fo:border-left="0.05pt solid #000000" fo:border-right="none" fo:border-top="none" fo:border-bottom="0.05pt solid #000000">
        <style:background-image/>
      </style:table-cell-properties>
    </style:style>
    <style:style style:name="Tabla29.E6" style:family="table-cell">
      <style:table-cell-properties fo:background-color="#ffffff" fo:padding="0.097cm" fo:border-left="0.05pt solid #000000" fo:border-right="none" fo:border-top="none" fo:border-bottom="0.05pt solid #000000">
        <style:background-image/>
      </style:table-cell-properties>
    </style:style>
    <style:style style:name="Tabla29.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7" style:family="table-row">
      <style:table-row-properties fo:keep-together="always"/>
    </style:style>
    <style:style style:name="Tabla29.A7" style:family="table-cell">
      <style:table-cell-properties fo:background-color="#ffffff" fo:padding="0.097cm" fo:border-left="0.05pt solid #000000" fo:border-right="none" fo:border-top="none" fo:border-bottom="0.05pt solid #000000">
        <style:background-image/>
      </style:table-cell-properties>
    </style:style>
    <style:style style:name="Tabla29.B7" style:family="table-cell">
      <style:table-cell-properties fo:background-color="#ffffff" fo:padding="0.097cm" fo:border-left="0.05pt solid #000000" fo:border-right="none" fo:border-top="none" fo:border-bottom="0.05pt solid #000000">
        <style:background-image/>
      </style:table-cell-properties>
    </style:style>
    <style:style style:name="Tabla29.C7" style:family="table-cell">
      <style:table-cell-properties fo:background-color="#ffffff" fo:padding="0.097cm" fo:border-left="0.05pt solid #000000" fo:border-right="none" fo:border-top="none" fo:border-bottom="0.05pt solid #000000">
        <style:background-image/>
      </style:table-cell-properties>
    </style:style>
    <style:style style:name="Tabla29.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7" style:family="table-cell">
      <style:table-cell-properties fo:background-color="#ffffff" fo:padding="0.097cm" fo:border-left="0.05pt solid #000000" fo:border-right="none" fo:border-top="none" fo:border-bottom="0.05pt solid #000000">
        <style:background-image/>
      </style:table-cell-properties>
    </style:style>
    <style:style style:name="Tabla29.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8" style:family="table-row">
      <style:table-row-properties fo:keep-together="always"/>
    </style:style>
    <style:style style:name="Tabla29.A8" style:family="table-cell">
      <style:table-cell-properties fo:background-color="#ffffff" fo:padding="0.097cm" fo:border-left="0.05pt solid #000000" fo:border-right="none" fo:border-top="none" fo:border-bottom="0.05pt solid #000000">
        <style:background-image/>
      </style:table-cell-properties>
    </style:style>
    <style:style style:name="Tabla29.B8" style:family="table-cell">
      <style:table-cell-properties fo:background-color="#ffffff" fo:padding="0.097cm" fo:border-left="0.05pt solid #000000" fo:border-right="none" fo:border-top="none" fo:border-bottom="0.05pt solid #000000">
        <style:background-image/>
      </style:table-cell-properties>
    </style:style>
    <style:style style:name="Tabla29.C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8" style:family="table-cell">
      <style:table-cell-properties fo:background-color="#ffffff" fo:padding="0.097cm" fo:border-left="0.05pt solid #000000" fo:border-right="none" fo:border-top="none" fo:border-bottom="0.05pt solid #000000">
        <style:background-image/>
      </style:table-cell-properties>
    </style:style>
    <style:style style:name="Tabla29.E8" style:family="table-cell">
      <style:table-cell-properties fo:background-color="#ffffff" fo:padding="0.097cm" fo:border-left="0.05pt solid #000000" fo:border-right="none" fo:border-top="none" fo:border-bottom="0.05pt solid #000000">
        <style:background-image/>
      </style:table-cell-properties>
    </style:style>
    <style:style style:name="Tabla29.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9" style:family="table-row">
      <style:table-row-properties fo:keep-together="always"/>
    </style:style>
    <style:style style:name="Tabla29.A9" style:family="table-cell">
      <style:table-cell-properties fo:background-color="#ffffff" fo:padding="0.097cm" fo:border-left="0.05pt solid #000000" fo:border-right="none" fo:border-top="none" fo:border-bottom="0.05pt solid #000000">
        <style:background-image/>
      </style:table-cell-properties>
    </style:style>
    <style:style style:name="Tabla29.B9" style:family="table-cell">
      <style:table-cell-properties fo:background-color="#ffffff" fo:padding="0.097cm" fo:border-left="0.05pt solid #000000" fo:border-right="none" fo:border-top="none" fo:border-bottom="0.05pt solid #000000">
        <style:background-image/>
      </style:table-cell-properties>
    </style:style>
    <style:style style:name="Tabla29.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9" style:family="table-cell">
      <style:table-cell-properties fo:background-color="#ffffff" fo:padding="0.097cm" fo:border-left="0.05pt solid #000000" fo:border-right="none" fo:border-top="none" fo:border-bottom="0.05pt solid #000000">
        <style:background-image/>
      </style:table-cell-properties>
    </style:style>
    <style:style style:name="Tabla29.E9" style:family="table-cell">
      <style:table-cell-properties fo:background-color="#ffffff" fo:padding="0.097cm" fo:border-left="0.05pt solid #000000" fo:border-right="none" fo:border-top="none" fo:border-bottom="0.05pt solid #000000">
        <style:background-image/>
      </style:table-cell-properties>
    </style:style>
    <style:style style:name="Tabla29.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0" style:family="table-row">
      <style:table-row-properties fo:keep-together="always"/>
    </style:style>
    <style:style style:name="Tabla29.A10" style:family="table-cell">
      <style:table-cell-properties fo:background-color="#ffffff" fo:padding="0.097cm" fo:border-left="0.05pt solid #000000" fo:border-right="none" fo:border-top="none" fo:border-bottom="0.05pt solid #000000">
        <style:background-image/>
      </style:table-cell-properties>
    </style:style>
    <style:style style:name="Tabla29.B10" style:family="table-cell">
      <style:table-cell-properties fo:background-color="#ffffff" fo:padding="0.097cm" fo:border-left="0.05pt solid #000000" fo:border-right="none" fo:border-top="none" fo:border-bottom="0.05pt solid #000000">
        <style:background-image/>
      </style:table-cell-properties>
    </style:style>
    <style:style style:name="Tabla29.C10" style:family="table-cell">
      <style:table-cell-properties fo:background-color="#ffffff" fo:padding="0.097cm" fo:border-left="0.05pt solid #000000" fo:border-right="none" fo:border-top="none" fo:border-bottom="0.05pt solid #000000">
        <style:background-image/>
      </style:table-cell-properties>
    </style:style>
    <style:style style:name="Tabla29.D10" style:family="table-cell">
      <style:table-cell-properties fo:background-color="#ffffff" fo:padding="0.097cm" fo:border-left="0.05pt solid #000000" fo:border-right="none" fo:border-top="none" fo:border-bottom="0.05pt solid #000000">
        <style:background-image/>
      </style:table-cell-properties>
    </style:style>
    <style:style style:name="Tabla29.E10" style:family="table-cell">
      <style:table-cell-properties fo:background-color="#ffffff" fo:padding="0.097cm" fo:border-left="0.05pt solid #000000" fo:border-right="none" fo:border-top="none" fo:border-bottom="0.05pt solid #000000">
        <style:background-image/>
      </style:table-cell-properties>
    </style:style>
    <style:style style:name="Tabla29.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1" style:family="table-row">
      <style:table-row-properties fo:keep-together="always"/>
    </style:style>
    <style:style style:name="Tabla29.A11" style:family="table-cell">
      <style:table-cell-properties fo:background-color="#ffffff" fo:padding="0.097cm" fo:border-left="0.05pt solid #000000" fo:border-right="none" fo:border-top="none" fo:border-bottom="0.05pt solid #000000">
        <style:background-image/>
      </style:table-cell-properties>
    </style:style>
    <style:style style:name="Tabla29.B11" style:family="table-cell">
      <style:table-cell-properties fo:background-color="#ffffff" fo:padding="0.097cm" fo:border-left="0.05pt solid #000000" fo:border-right="none" fo:border-top="none" fo:border-bottom="0.05pt solid #000000">
        <style:background-image/>
      </style:table-cell-properties>
    </style:style>
    <style:style style:name="Tabla29.C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1" style:family="table-cell">
      <style:table-cell-properties fo:background-color="#ffffff" fo:padding="0.097cm" fo:border-left="0.05pt solid #000000" fo:border-right="none" fo:border-top="none" fo:border-bottom="0.05pt solid #000000">
        <style:background-image/>
      </style:table-cell-properties>
    </style:style>
    <style:style style:name="Tabla29.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2" style:family="table-row">
      <style:table-row-properties fo:keep-together="always"/>
    </style:style>
    <style:style style:name="Tabla29.A12" style:family="table-cell">
      <style:table-cell-properties fo:background-color="#ffffff" fo:padding="0.097cm" fo:border-left="0.05pt solid #000000" fo:border-right="none" fo:border-top="none" fo:border-bottom="0.05pt solid #000000">
        <style:background-image/>
      </style:table-cell-properties>
    </style:style>
    <style:style style:name="Tabla29.B12" style:family="table-cell">
      <style:table-cell-properties fo:background-color="#ffffff" fo:padding="0.097cm" fo:border-left="0.05pt solid #000000" fo:border-right="none" fo:border-top="none" fo:border-bottom="0.05pt solid #000000">
        <style:background-image/>
      </style:table-cell-properties>
    </style:style>
    <style:style style:name="Tabla29.C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2" style:family="table-cell">
      <style:table-cell-properties fo:background-color="#ffffff" fo:padding="0.097cm" fo:border-left="0.05pt solid #000000" fo:border-right="none" fo:border-top="none" fo:border-bottom="0.05pt solid #000000">
        <style:background-image/>
      </style:table-cell-properties>
    </style:style>
    <style:style style:name="Tabla29.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3" style:family="table-row">
      <style:table-row-properties fo:keep-together="always"/>
    </style:style>
    <style:style style:name="Tabla29.A13" style:family="table-cell">
      <style:table-cell-properties fo:background-color="#ffffff" fo:padding="0.097cm" fo:border-left="0.05pt solid #000000" fo:border-right="none" fo:border-top="none" fo:border-bottom="0.05pt solid #000000">
        <style:background-image/>
      </style:table-cell-properties>
    </style:style>
    <style:style style:name="Tabla29.B13" style:family="table-cell">
      <style:table-cell-properties fo:background-color="#ffffff" fo:padding="0.097cm" fo:border-left="0.05pt solid #000000" fo:border-right="none" fo:border-top="none" fo:border-bottom="0.05pt solid #000000">
        <style:background-image/>
      </style:table-cell-properties>
    </style:style>
    <style:style style:name="Tabla29.C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3" style:family="table-cell">
      <style:table-cell-properties fo:background-color="#ffffff" fo:padding="0.097cm" fo:border-left="0.05pt solid #000000" fo:border-right="none" fo:border-top="none" fo:border-bottom="0.05pt solid #000000">
        <style:background-image/>
      </style:table-cell-properties>
    </style:style>
    <style:style style:name="Tabla29.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4" style:family="table-row">
      <style:table-row-properties fo:keep-together="always"/>
    </style:style>
    <style:style style:name="Tabla29.A14" style:family="table-cell">
      <style:table-cell-properties fo:background-color="#ffffff" fo:padding="0.097cm" fo:border-left="0.05pt solid #000000" fo:border-right="none" fo:border-top="none" fo:border-bottom="0.05pt solid #000000">
        <style:background-image/>
      </style:table-cell-properties>
    </style:style>
    <style:style style:name="Tabla29.B14" style:family="table-cell">
      <style:table-cell-properties fo:background-color="#ffffff" fo:padding="0.097cm" fo:border-left="0.05pt solid #000000" fo:border-right="none" fo:border-top="none" fo:border-bottom="0.05pt solid #000000">
        <style:background-image/>
      </style:table-cell-properties>
    </style:style>
    <style:style style:name="Tabla29.C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4" style:family="table-cell">
      <style:table-cell-properties fo:background-color="#ffffff" fo:padding="0.097cm" fo:border-left="0.05pt solid #000000" fo:border-right="none" fo:border-top="none" fo:border-bottom="0.05pt solid #000000">
        <style:background-image/>
      </style:table-cell-properties>
    </style:style>
    <style:style style:name="Tabla29.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5" style:family="table-row">
      <style:table-row-properties fo:keep-together="always"/>
    </style:style>
    <style:style style:name="Tabla29.A15" style:family="table-cell">
      <style:table-cell-properties fo:background-color="#ffffff" fo:padding="0.097cm" fo:border-left="0.05pt solid #000000" fo:border-right="none" fo:border-top="none" fo:border-bottom="0.05pt solid #000000">
        <style:background-image/>
      </style:table-cell-properties>
    </style:style>
    <style:style style:name="Tabla29.B15" style:family="table-cell">
      <style:table-cell-properties fo:background-color="#ffffff" fo:padding="0.097cm" fo:border-left="0.05pt solid #000000" fo:border-right="none" fo:border-top="none" fo:border-bottom="0.05pt solid #000000">
        <style:background-image/>
      </style:table-cell-properties>
    </style:style>
    <style:style style:name="Tabla29.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5" style:family="table-cell">
      <style:table-cell-properties fo:background-color="#ffffff" fo:padding="0.097cm" fo:border-left="0.05pt solid #000000" fo:border-right="none" fo:border-top="none" fo:border-bottom="0.05pt solid #000000">
        <style:background-image/>
      </style:table-cell-properties>
    </style:style>
    <style:style style:name="Tabla29.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6" style:family="table-row">
      <style:table-row-properties fo:keep-together="always"/>
    </style:style>
    <style:style style:name="Tabla29.A16" style:family="table-cell">
      <style:table-cell-properties fo:background-color="#ffffff" fo:padding="0.097cm" fo:border-left="0.05pt solid #000000" fo:border-right="none" fo:border-top="none" fo:border-bottom="0.05pt solid #000000">
        <style:background-image/>
      </style:table-cell-properties>
    </style:style>
    <style:style style:name="Tabla29.B16" style:family="table-cell">
      <style:table-cell-properties fo:background-color="#ffffff" fo:padding="0.097cm" fo:border-left="0.05pt solid #000000" fo:border-right="none" fo:border-top="none" fo:border-bottom="0.05pt solid #000000">
        <style:background-image/>
      </style:table-cell-properties>
    </style:style>
    <style:style style:name="Tabla29.C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6" style:family="table-cell">
      <style:table-cell-properties fo:background-color="#ffffff" fo:padding="0.097cm" fo:border-left="0.05pt solid #000000" fo:border-right="none" fo:border-top="none" fo:border-bottom="0.05pt solid #000000">
        <style:background-image/>
      </style:table-cell-properties>
    </style:style>
    <style:style style:name="Tabla29.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7" style:family="table-row">
      <style:table-row-properties fo:keep-together="always"/>
    </style:style>
    <style:style style:name="Tabla29.A17" style:family="table-cell">
      <style:table-cell-properties fo:background-color="#ffffff" fo:padding="0.097cm" fo:border-left="0.05pt solid #000000" fo:border-right="none" fo:border-top="none" fo:border-bottom="0.05pt solid #000000">
        <style:background-image/>
      </style:table-cell-properties>
    </style:style>
    <style:style style:name="Tabla29.B17" style:family="table-cell">
      <style:table-cell-properties fo:background-color="#ffffff" fo:padding="0.097cm" fo:border-left="0.05pt solid #000000" fo:border-right="none" fo:border-top="none" fo:border-bottom="0.05pt solid #000000">
        <style:background-image/>
      </style:table-cell-properties>
    </style:style>
    <style:style style:name="Tabla29.C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7" style:family="table-cell">
      <style:table-cell-properties fo:background-color="#ffffff" fo:padding="0.097cm" fo:border-left="0.05pt solid #000000" fo:border-right="none" fo:border-top="none" fo:border-bottom="0.05pt solid #000000">
        <style:background-image/>
      </style:table-cell-properties>
    </style:style>
    <style:style style:name="Tabla29.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8" style:family="table-row">
      <style:table-row-properties fo:keep-together="always"/>
    </style:style>
    <style:style style:name="Tabla29.A18" style:family="table-cell">
      <style:table-cell-properties fo:background-color="#ffffff" fo:padding="0.097cm" fo:border-left="0.05pt solid #000000" fo:border-right="none" fo:border-top="none" fo:border-bottom="0.05pt solid #000000">
        <style:background-image/>
      </style:table-cell-properties>
    </style:style>
    <style:style style:name="Tabla29.B18" style:family="table-cell">
      <style:table-cell-properties fo:background-color="#ffffff" fo:padding="0.097cm" fo:border-left="0.05pt solid #000000" fo:border-right="none" fo:border-top="none" fo:border-bottom="0.05pt solid #000000">
        <style:background-image/>
      </style:table-cell-properties>
    </style:style>
    <style:style style:name="Tabla29.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8" style:family="table-cell">
      <style:table-cell-properties fo:background-color="#ffffff" fo:padding="0.097cm" fo:border-left="0.05pt solid #000000" fo:border-right="none" fo:border-top="none" fo:border-bottom="0.05pt solid #000000">
        <style:background-image/>
      </style:table-cell-properties>
    </style:style>
    <style:style style:name="Tabla29.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9" style:family="table-row">
      <style:table-row-properties fo:keep-together="always"/>
    </style:style>
    <style:style style:name="Tabla29.A19" style:family="table-cell">
      <style:table-cell-properties fo:background-color="#ffffff" fo:padding="0.097cm" fo:border-left="0.05pt solid #000000" fo:border-right="none" fo:border-top="none" fo:border-bottom="0.05pt solid #000000">
        <style:background-image/>
      </style:table-cell-properties>
    </style:style>
    <style:style style:name="Tabla29.B19" style:family="table-cell">
      <style:table-cell-properties fo:background-color="#ffffff" fo:padding="0.097cm" fo:border-left="0.05pt solid #000000" fo:border-right="none" fo:border-top="none" fo:border-bottom="0.05pt solid #000000">
        <style:background-image/>
      </style:table-cell-properties>
    </style:style>
    <style:style style:name="Tabla29.C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9" style:family="table-cell">
      <style:table-cell-properties fo:background-color="#ffffff" fo:padding="0.097cm" fo:border-left="0.05pt solid #000000" fo:border-right="none" fo:border-top="none" fo:border-bottom="0.05pt solid #000000">
        <style:background-image/>
      </style:table-cell-properties>
    </style:style>
    <style:style style:name="Tabla29.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0" style:family="table-row">
      <style:table-row-properties fo:keep-together="always"/>
    </style:style>
    <style:style style:name="Tabla29.A20" style:family="table-cell">
      <style:table-cell-properties fo:background-color="#ffffff" fo:padding="0.097cm" fo:border-left="0.05pt solid #000000" fo:border-right="none" fo:border-top="none" fo:border-bottom="0.05pt solid #000000">
        <style:background-image/>
      </style:table-cell-properties>
    </style:style>
    <style:style style:name="Tabla29.B20" style:family="table-cell">
      <style:table-cell-properties fo:background-color="#ffffff" fo:padding="0.097cm" fo:border-left="0.05pt solid #000000" fo:border-right="none" fo:border-top="none" fo:border-bottom="0.05pt solid #000000">
        <style:background-image/>
      </style:table-cell-properties>
    </style:style>
    <style:style style:name="Tabla29.C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0" style:family="table-cell">
      <style:table-cell-properties fo:background-color="#ffffff" fo:padding="0.097cm" fo:border-left="0.05pt solid #000000" fo:border-right="none" fo:border-top="none" fo:border-bottom="0.05pt solid #000000">
        <style:background-image/>
      </style:table-cell-properties>
    </style:style>
    <style:style style:name="Tabla29.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1" style:family="table-row">
      <style:table-row-properties fo:keep-together="always"/>
    </style:style>
    <style:style style:name="Tabla29.A21" style:family="table-cell">
      <style:table-cell-properties fo:background-color="#ffffff" fo:padding="0.097cm" fo:border-left="0.05pt solid #000000" fo:border-right="none" fo:border-top="none" fo:border-bottom="0.05pt solid #000000">
        <style:background-image/>
      </style:table-cell-properties>
    </style:style>
    <style:style style:name="Tabla29.B21" style:family="table-cell">
      <style:table-cell-properties fo:background-color="#ffffff" fo:padding="0.097cm" fo:border-left="0.05pt solid #000000" fo:border-right="none" fo:border-top="none" fo:border-bottom="0.05pt solid #000000">
        <style:background-image/>
      </style:table-cell-properties>
    </style:style>
    <style:style style:name="Tabla29.C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1" style:family="table-cell">
      <style:table-cell-properties fo:background-color="#ffffff" fo:padding="0.097cm" fo:border-left="0.05pt solid #000000" fo:border-right="none" fo:border-top="none" fo:border-bottom="0.05pt solid #000000">
        <style:background-image/>
      </style:table-cell-properties>
    </style:style>
    <style:style style:name="Tabla29.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2" style:family="table-row">
      <style:table-row-properties fo:keep-together="always"/>
    </style:style>
    <style:style style:name="Tabla29.A22" style:family="table-cell">
      <style:table-cell-properties fo:background-color="#ffffff" fo:padding="0.097cm" fo:border-left="0.05pt solid #000000" fo:border-right="none" fo:border-top="none" fo:border-bottom="0.05pt solid #000000">
        <style:background-image/>
      </style:table-cell-properties>
    </style:style>
    <style:style style:name="Tabla29.B22" style:family="table-cell">
      <style:table-cell-properties fo:background-color="#ffffff" fo:padding="0.097cm" fo:border-left="0.05pt solid #000000" fo:border-right="none" fo:border-top="none" fo:border-bottom="0.05pt solid #000000">
        <style:background-image/>
      </style:table-cell-properties>
    </style:style>
    <style:style style:name="Tabla29.C22" style:family="table-cell">
      <style:table-cell-properties fo:background-color="#ffffff" fo:padding="0.097cm" fo:border-left="0.05pt solid #000000" fo:border-right="none" fo:border-top="none" fo:border-bottom="0.05pt solid #000000">
        <style:background-image/>
      </style:table-cell-properties>
    </style:style>
    <style:style style:name="Tabla29.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2" style:family="table-cell">
      <style:table-cell-properties fo:background-color="#ffffff" fo:padding="0.097cm" fo:border-left="0.05pt solid #000000" fo:border-right="none" fo:border-top="none" fo:border-bottom="0.05pt solid #000000">
        <style:background-image/>
      </style:table-cell-properties>
    </style:style>
    <style:style style:name="Tabla29.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3" style:family="table-row">
      <style:table-row-properties fo:keep-together="always"/>
    </style:style>
    <style:style style:name="Tabla29.A23" style:family="table-cell">
      <style:table-cell-properties fo:background-color="#ffffff" fo:padding="0.097cm" fo:border-left="0.05pt solid #000000" fo:border-right="none" fo:border-top="none" fo:border-bottom="0.05pt solid #000000">
        <style:background-image/>
      </style:table-cell-properties>
    </style:style>
    <style:style style:name="Tabla29.B23" style:family="table-cell">
      <style:table-cell-properties fo:background-color="#ffffff" fo:padding="0.097cm" fo:border-left="0.05pt solid #000000" fo:border-right="none" fo:border-top="none" fo:border-bottom="0.05pt solid #000000">
        <style:background-image/>
      </style:table-cell-properties>
    </style:style>
    <style:style style:name="Tabla29.C23" style:family="table-cell">
      <style:table-cell-properties fo:background-color="#ffffff" fo:padding="0.097cm" fo:border-left="0.05pt solid #000000" fo:border-right="none" fo:border-top="none" fo:border-bottom="0.05pt solid #000000">
        <style:background-image/>
      </style:table-cell-properties>
    </style:style>
    <style:style style:name="Tabla29.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3" style:family="table-cell">
      <style:table-cell-properties fo:background-color="#ffffff" fo:padding="0.097cm" fo:border-left="0.05pt solid #000000" fo:border-right="none" fo:border-top="none" fo:border-bottom="0.05pt solid #000000">
        <style:background-image/>
      </style:table-cell-properties>
    </style:style>
    <style:style style:name="Tabla29.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4" style:family="table-row">
      <style:table-row-properties fo:keep-together="always"/>
    </style:style>
    <style:style style:name="Tabla29.A24" style:family="table-cell">
      <style:table-cell-properties fo:background-color="#ffffff" fo:padding="0.097cm" fo:border-left="0.05pt solid #000000" fo:border-right="none" fo:border-top="none" fo:border-bottom="0.05pt solid #000000">
        <style:background-image/>
      </style:table-cell-properties>
    </style:style>
    <style:style style:name="Tabla29.B24" style:family="table-cell">
      <style:table-cell-properties fo:background-color="#ffffff" fo:padding="0.097cm" fo:border-left="0.05pt solid #000000" fo:border-right="none" fo:border-top="none" fo:border-bottom="0.05pt solid #000000">
        <style:background-image/>
      </style:table-cell-properties>
    </style:style>
    <style:style style:name="Tabla29.C24" style:family="table-cell">
      <style:table-cell-properties fo:background-color="#ffffff" fo:padding="0.097cm" fo:border-left="0.05pt solid #000000" fo:border-right="none" fo:border-top="none" fo:border-bottom="0.05pt solid #000000">
        <style:background-image/>
      </style:table-cell-properties>
    </style:style>
    <style:style style:name="Tabla29.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4" style:family="table-cell">
      <style:table-cell-properties fo:background-color="#ffffff" fo:padding="0.097cm" fo:border-left="0.05pt solid #000000" fo:border-right="none" fo:border-top="none" fo:border-bottom="0.05pt solid #000000">
        <style:background-image/>
      </style:table-cell-properties>
    </style:style>
    <style:style style:name="Tabla29.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5" style:family="table-row">
      <style:table-row-properties fo:keep-together="always"/>
    </style:style>
    <style:style style:name="Tabla29.A25" style:family="table-cell">
      <style:table-cell-properties fo:background-color="#ffffff" fo:padding="0.097cm" fo:border-left="0.05pt solid #000000" fo:border-right="none" fo:border-top="none" fo:border-bottom="0.05pt solid #000000">
        <style:background-image/>
      </style:table-cell-properties>
    </style:style>
    <style:style style:name="Tabla29.B25" style:family="table-cell">
      <style:table-cell-properties fo:background-color="#ffffff" fo:padding="0.097cm" fo:border-left="0.05pt solid #000000" fo:border-right="none" fo:border-top="none" fo:border-bottom="0.05pt solid #000000">
        <style:background-image/>
      </style:table-cell-properties>
    </style:style>
    <style:style style:name="Tabla29.C25" style:family="table-cell">
      <style:table-cell-properties fo:background-color="#ffffff" fo:padding="0.097cm" fo:border-left="0.05pt solid #000000" fo:border-right="none" fo:border-top="none" fo:border-bottom="0.05pt solid #000000">
        <style:background-image/>
      </style:table-cell-properties>
    </style:style>
    <style:style style:name="Tabla29.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5" style:family="table-cell">
      <style:table-cell-properties fo:background-color="#ffffff" fo:padding="0.097cm" fo:border-left="0.05pt solid #000000" fo:border-right="none" fo:border-top="none" fo:border-bottom="0.05pt solid #000000">
        <style:background-image/>
      </style:table-cell-properties>
    </style:style>
    <style:style style:name="Tabla29.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6" style:family="table-row">
      <style:table-row-properties fo:keep-together="always"/>
    </style:style>
    <style:style style:name="Tabla29.A26" style:family="table-cell">
      <style:table-cell-properties fo:background-color="#ffffff" fo:padding="0.097cm" fo:border-left="0.05pt solid #000000" fo:border-right="none" fo:border-top="none" fo:border-bottom="0.05pt solid #000000">
        <style:background-image/>
      </style:table-cell-properties>
    </style:style>
    <style:style style:name="Tabla29.B26" style:family="table-cell">
      <style:table-cell-properties fo:background-color="#ffffff" fo:padding="0.097cm" fo:border-left="0.05pt solid #000000" fo:border-right="none" fo:border-top="none" fo:border-bottom="0.05pt solid #000000">
        <style:background-image/>
      </style:table-cell-properties>
    </style:style>
    <style:style style:name="Tabla29.C26" style:family="table-cell">
      <style:table-cell-properties fo:background-color="#ffffff" fo:padding="0.097cm" fo:border-left="0.05pt solid #000000" fo:border-right="none" fo:border-top="none" fo:border-bottom="0.05pt solid #000000">
        <style:background-image/>
      </style:table-cell-properties>
    </style:style>
    <style:style style:name="Tabla29.D2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6" style:family="table-cell">
      <style:table-cell-properties fo:background-color="#ffffff" fo:padding="0.097cm" fo:border-left="0.05pt solid #000000" fo:border-right="none" fo:border-top="none" fo:border-bottom="0.05pt solid #000000">
        <style:background-image/>
      </style:table-cell-properties>
    </style:style>
    <style:style style:name="Tabla29.F2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7" style:family="table-row">
      <style:table-row-properties fo:keep-together="always"/>
    </style:style>
    <style:style style:name="Tabla29.A27" style:family="table-cell">
      <style:table-cell-properties fo:background-color="#ffffff" fo:padding="0.097cm" fo:border-left="0.05pt solid #000000" fo:border-right="none" fo:border-top="none" fo:border-bottom="0.05pt solid #000000">
        <style:background-image/>
      </style:table-cell-properties>
    </style:style>
    <style:style style:name="Tabla29.B27" style:family="table-cell">
      <style:table-cell-properties fo:background-color="#ffffff" fo:padding="0.097cm" fo:border-left="0.05pt solid #000000" fo:border-right="none" fo:border-top="none" fo:border-bottom="0.05pt solid #000000">
        <style:background-image/>
      </style:table-cell-properties>
    </style:style>
    <style:style style:name="Tabla29.C27" style:family="table-cell">
      <style:table-cell-properties fo:background-color="#ffffff" fo:padding="0.097cm" fo:border-left="0.05pt solid #000000" fo:border-right="none" fo:border-top="none" fo:border-bottom="0.05pt solid #000000">
        <style:background-image/>
      </style:table-cell-properties>
    </style:style>
    <style:style style:name="Tabla29.D2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7" style:family="table-cell">
      <style:table-cell-properties fo:background-color="#ffffff" fo:padding="0.097cm" fo:border-left="0.05pt solid #000000" fo:border-right="none" fo:border-top="none" fo:border-bottom="0.05pt solid #000000">
        <style:background-image/>
      </style:table-cell-properties>
    </style:style>
    <style:style style:name="Tabla29.F2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8" style:family="table-row">
      <style:table-row-properties fo:keep-together="always"/>
    </style:style>
    <style:style style:name="Tabla29.A28" style:family="table-cell">
      <style:table-cell-properties fo:background-color="#ffffff" fo:padding="0.097cm" fo:border-left="0.05pt solid #000000" fo:border-right="none" fo:border-top="none" fo:border-bottom="0.05pt solid #000000">
        <style:background-image/>
      </style:table-cell-properties>
    </style:style>
    <style:style style:name="Tabla29.B28" style:family="table-cell">
      <style:table-cell-properties fo:background-color="#ffffff" fo:padding="0.097cm" fo:border-left="0.05pt solid #000000" fo:border-right="none" fo:border-top="none" fo:border-bottom="0.05pt solid #000000">
        <style:background-image/>
      </style:table-cell-properties>
    </style:style>
    <style:style style:name="Tabla29.C28" style:family="table-cell">
      <style:table-cell-properties fo:background-color="#ffffff" fo:padding="0.097cm" fo:border-left="0.05pt solid #000000" fo:border-right="none" fo:border-top="none" fo:border-bottom="0.05pt solid #000000">
        <style:background-image/>
      </style:table-cell-properties>
    </style:style>
    <style:style style:name="Tabla29.D2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8" style:family="table-cell">
      <style:table-cell-properties fo:background-color="#ffffff" fo:padding="0.097cm" fo:border-left="0.05pt solid #000000" fo:border-right="none" fo:border-top="none" fo:border-bottom="0.05pt solid #000000">
        <style:background-image/>
      </style:table-cell-properties>
    </style:style>
    <style:style style:name="Tabla29.F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9" style:family="table-row">
      <style:table-row-properties fo:keep-together="always"/>
    </style:style>
    <style:style style:name="Tabla29.A29" style:family="table-cell">
      <style:table-cell-properties fo:background-color="#ffffff" fo:padding="0.097cm" fo:border-left="0.05pt solid #000000" fo:border-right="none" fo:border-top="none" fo:border-bottom="0.05pt solid #000000">
        <style:background-image/>
      </style:table-cell-properties>
    </style:style>
    <style:style style:name="Tabla29.B29" style:family="table-cell">
      <style:table-cell-properties fo:background-color="#ffffff" fo:padding="0.097cm" fo:border-left="0.05pt solid #000000" fo:border-right="none" fo:border-top="none" fo:border-bottom="0.05pt solid #000000">
        <style:background-image/>
      </style:table-cell-properties>
    </style:style>
    <style:style style:name="Tabla29.C29" style:family="table-cell">
      <style:table-cell-properties fo:background-color="#ffffff" fo:padding="0.097cm" fo:border-left="0.05pt solid #000000" fo:border-right="none" fo:border-top="none" fo:border-bottom="0.05pt solid #000000">
        <style:background-image/>
      </style:table-cell-properties>
    </style:style>
    <style:style style:name="Tabla29.D2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9" style:family="table-cell">
      <style:table-cell-properties fo:background-color="#ffffff" fo:padding="0.097cm" fo:border-left="0.05pt solid #000000" fo:border-right="none" fo:border-top="none" fo:border-bottom="0.05pt solid #000000">
        <style:background-image/>
      </style:table-cell-properties>
    </style:style>
    <style:style style:name="Tabla29.F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0" style:family="table-row">
      <style:table-row-properties fo:keep-together="always"/>
    </style:style>
    <style:style style:name="Tabla29.A30" style:family="table-cell">
      <style:table-cell-properties fo:background-color="#ffffff" fo:padding="0.097cm" fo:border-left="0.05pt solid #000000" fo:border-right="none" fo:border-top="none" fo:border-bottom="0.05pt solid #000000">
        <style:background-image/>
      </style:table-cell-properties>
    </style:style>
    <style:style style:name="Tabla29.B30" style:family="table-cell">
      <style:table-cell-properties fo:background-color="#ffffff" fo:padding="0.097cm" fo:border-left="0.05pt solid #000000" fo:border-right="none" fo:border-top="none" fo:border-bottom="0.05pt solid #000000">
        <style:background-image/>
      </style:table-cell-properties>
    </style:style>
    <style:style style:name="Tabla29.C3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0" style:family="table-cell">
      <style:table-cell-properties fo:background-color="#ffffff" fo:padding="0.097cm" fo:border-left="0.05pt solid #000000" fo:border-right="none" fo:border-top="none" fo:border-bottom="0.05pt solid #000000">
        <style:background-image/>
      </style:table-cell-properties>
    </style:style>
    <style:style style:name="Tabla29.E30" style:family="table-cell">
      <style:table-cell-properties fo:background-color="#ffffff" fo:padding="0.097cm" fo:border-left="0.05pt solid #000000" fo:border-right="none" fo:border-top="none" fo:border-bottom="0.05pt solid #000000">
        <style:background-image/>
      </style:table-cell-properties>
    </style:style>
    <style:style style:name="Tabla29.F3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1" style:family="table-row">
      <style:table-row-properties fo:keep-together="always"/>
    </style:style>
    <style:style style:name="Tabla29.A31" style:family="table-cell">
      <style:table-cell-properties fo:background-color="#ffffff" fo:padding="0.097cm" fo:border-left="0.05pt solid #000000" fo:border-right="none" fo:border-top="none" fo:border-bottom="0.05pt solid #000000">
        <style:background-image/>
      </style:table-cell-properties>
    </style:style>
    <style:style style:name="Tabla29.B31" style:family="table-cell">
      <style:table-cell-properties fo:background-color="#ffffff" fo:padding="0.097cm" fo:border-left="0.05pt solid #000000" fo:border-right="none" fo:border-top="none" fo:border-bottom="0.05pt solid #000000">
        <style:background-image/>
      </style:table-cell-properties>
    </style:style>
    <style:style style:name="Tabla29.C31" style:family="table-cell">
      <style:table-cell-properties fo:background-color="#ffffff" fo:padding="0.097cm" fo:border-left="0.05pt solid #000000" fo:border-right="none" fo:border-top="none" fo:border-bottom="0.05pt solid #000000">
        <style:background-image/>
      </style:table-cell-properties>
    </style:style>
    <style:style style:name="Tabla29.D3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1" style:family="table-cell">
      <style:table-cell-properties fo:background-color="#ffffff" fo:padding="0.097cm" fo:border-left="0.05pt solid #000000" fo:border-right="none" fo:border-top="none" fo:border-bottom="0.05pt solid #000000">
        <style:background-image/>
      </style:table-cell-properties>
    </style:style>
    <style:style style:name="Tabla29.F3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2" style:family="table-row">
      <style:table-row-properties fo:keep-together="always"/>
    </style:style>
    <style:style style:name="Tabla29.A32" style:family="table-cell">
      <style:table-cell-properties fo:background-color="#ffffff" fo:padding="0.097cm" fo:border-left="0.05pt solid #000000" fo:border-right="none" fo:border-top="none" fo:border-bottom="0.05pt solid #000000">
        <style:background-image/>
      </style:table-cell-properties>
    </style:style>
    <style:style style:name="Tabla29.B32" style:family="table-cell">
      <style:table-cell-properties fo:background-color="#ffffff" fo:padding="0.097cm" fo:border-left="0.05pt solid #000000" fo:border-right="none" fo:border-top="none" fo:border-bottom="0.05pt solid #000000">
        <style:background-image/>
      </style:table-cell-properties>
    </style:style>
    <style:style style:name="Tabla29.C32" style:family="table-cell">
      <style:table-cell-properties fo:background-color="#ffffff" fo:padding="0.097cm" fo:border-left="0.05pt solid #000000" fo:border-right="none" fo:border-top="none" fo:border-bottom="0.05pt solid #000000">
        <style:background-image/>
      </style:table-cell-properties>
    </style:style>
    <style:style style:name="Tabla29.D3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2" style:family="table-cell">
      <style:table-cell-properties fo:background-color="#ffffff" fo:padding="0.097cm" fo:border-left="0.05pt solid #000000" fo:border-right="none" fo:border-top="none" fo:border-bottom="0.05pt solid #000000">
        <style:background-image/>
      </style:table-cell-properties>
    </style:style>
    <style:style style:name="Tabla29.F3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3" style:family="table-row">
      <style:table-row-properties fo:keep-together="always"/>
    </style:style>
    <style:style style:name="Tabla29.A33" style:family="table-cell">
      <style:table-cell-properties fo:background-color="#ffffff" fo:padding="0.097cm" fo:border-left="0.05pt solid #000000" fo:border-right="none" fo:border-top="none" fo:border-bottom="0.05pt solid #000000">
        <style:background-image/>
      </style:table-cell-properties>
    </style:style>
    <style:style style:name="Tabla29.B33" style:family="table-cell">
      <style:table-cell-properties fo:background-color="#ffffff" fo:padding="0.097cm" fo:border-left="0.05pt solid #000000" fo:border-right="none" fo:border-top="none" fo:border-bottom="0.05pt solid #000000">
        <style:background-image/>
      </style:table-cell-properties>
    </style:style>
    <style:style style:name="Tabla29.C33" style:family="table-cell">
      <style:table-cell-properties fo:background-color="#ffffff" fo:padding="0.097cm" fo:border-left="0.05pt solid #000000" fo:border-right="none" fo:border-top="none" fo:border-bottom="0.05pt solid #000000">
        <style:background-image/>
      </style:table-cell-properties>
    </style:style>
    <style:style style:name="Tabla29.D3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3" style:family="table-cell">
      <style:table-cell-properties fo:background-color="#ffffff" fo:padding="0.097cm" fo:border-left="0.05pt solid #000000" fo:border-right="none" fo:border-top="none" fo:border-bottom="0.05pt solid #000000">
        <style:background-image/>
      </style:table-cell-properties>
    </style:style>
    <style:style style:name="Tabla29.F3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4" style:family="table-row">
      <style:table-row-properties fo:keep-together="always"/>
    </style:style>
    <style:style style:name="Tabla29.A34" style:family="table-cell">
      <style:table-cell-properties fo:background-color="#ffffff" fo:padding="0.097cm" fo:border-left="0.05pt solid #000000" fo:border-right="none" fo:border-top="none" fo:border-bottom="0.05pt solid #000000">
        <style:background-image/>
      </style:table-cell-properties>
    </style:style>
    <style:style style:name="Tabla29.B34" style:family="table-cell">
      <style:table-cell-properties fo:background-color="#ffffff" fo:padding="0.097cm" fo:border-left="0.05pt solid #000000" fo:border-right="none" fo:border-top="none" fo:border-bottom="0.05pt solid #000000">
        <style:background-image/>
      </style:table-cell-properties>
    </style:style>
    <style:style style:name="Tabla29.C34" style:family="table-cell">
      <style:table-cell-properties fo:background-color="#ffffff" fo:padding="0.097cm" fo:border-left="0.05pt solid #000000" fo:border-right="none" fo:border-top="none" fo:border-bottom="0.05pt solid #000000">
        <style:background-image/>
      </style:table-cell-properties>
    </style:style>
    <style:style style:name="Tabla29.D3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4" style:family="table-cell">
      <style:table-cell-properties fo:background-color="#ffffff" fo:padding="0.097cm" fo:border-left="0.05pt solid #000000" fo:border-right="none" fo:border-top="none" fo:border-bottom="0.05pt solid #000000">
        <style:background-image/>
      </style:table-cell-properties>
    </style:style>
    <style:style style:name="Tabla29.F3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5" style:family="table-row">
      <style:table-row-properties fo:keep-together="always"/>
    </style:style>
    <style:style style:name="Tabla29.A35" style:family="table-cell">
      <style:table-cell-properties fo:background-color="#ffffff" fo:padding="0.097cm" fo:border-left="0.05pt solid #000000" fo:border-right="none" fo:border-top="none" fo:border-bottom="0.05pt solid #000000">
        <style:background-image/>
      </style:table-cell-properties>
    </style:style>
    <style:style style:name="Tabla29.B35" style:family="table-cell">
      <style:table-cell-properties fo:background-color="#ffffff" fo:padding="0.097cm" fo:border-left="0.05pt solid #000000" fo:border-right="none" fo:border-top="none" fo:border-bottom="0.05pt solid #000000">
        <style:background-image/>
      </style:table-cell-properties>
    </style:style>
    <style:style style:name="Tabla29.C35" style:family="table-cell">
      <style:table-cell-properties fo:background-color="#ffffff" fo:padding="0.097cm" fo:border-left="0.05pt solid #000000" fo:border-right="none" fo:border-top="none" fo:border-bottom="0.05pt solid #000000">
        <style:background-image/>
      </style:table-cell-properties>
    </style:style>
    <style:style style:name="Tabla29.D3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5" style:family="table-cell">
      <style:table-cell-properties fo:background-color="#ffffff" fo:padding="0.097cm" fo:border-left="0.05pt solid #000000" fo:border-right="none" fo:border-top="none" fo:border-bottom="0.05pt solid #000000">
        <style:background-image/>
      </style:table-cell-properties>
    </style:style>
    <style:style style:name="Tabla29.F3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6" style:family="table-row">
      <style:table-row-properties fo:keep-together="always"/>
    </style:style>
    <style:style style:name="Tabla29.A36" style:family="table-cell">
      <style:table-cell-properties fo:background-color="#ffffff" fo:padding="0.097cm" fo:border-left="0.05pt solid #000000" fo:border-right="none" fo:border-top="none" fo:border-bottom="0.05pt solid #000000">
        <style:background-image/>
      </style:table-cell-properties>
    </style:style>
    <style:style style:name="Tabla29.B36" style:family="table-cell">
      <style:table-cell-properties fo:background-color="#ffffff" fo:padding="0.097cm" fo:border-left="0.05pt solid #000000" fo:border-right="none" fo:border-top="none" fo:border-bottom="0.05pt solid #000000">
        <style:background-image/>
      </style:table-cell-properties>
    </style:style>
    <style:style style:name="Tabla29.C36" style:family="table-cell">
      <style:table-cell-properties fo:background-color="#ffffff" fo:padding="0.097cm" fo:border-left="0.05pt solid #000000" fo:border-right="none" fo:border-top="none" fo:border-bottom="0.05pt solid #000000">
        <style:background-image/>
      </style:table-cell-properties>
    </style:style>
    <style:style style:name="Tabla29.D36" style:family="table-cell">
      <style:table-cell-properties fo:background-color="#ffffff" fo:padding="0.097cm" fo:border-left="0.05pt solid #000000" fo:border-right="none" fo:border-top="none" fo:border-bottom="0.05pt solid #000000">
        <style:background-image/>
      </style:table-cell-properties>
    </style:style>
    <style:style style:name="Tabla29.E36" style:family="table-cell">
      <style:table-cell-properties fo:background-color="#ffffff" fo:padding="0.097cm" fo:border-left="0.05pt solid #000000" fo:border-right="none" fo:border-top="none" fo:border-bottom="0.05pt solid #000000">
        <style:background-image/>
      </style:table-cell-properties>
    </style:style>
    <style:style style:name="Tabla29.F3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7" style:family="table-row">
      <style:table-row-properties fo:keep-together="always"/>
    </style:style>
    <style:style style:name="Tabla29.A37" style:family="table-cell">
      <style:table-cell-properties fo:background-color="#ffffff" fo:padding="0.097cm" fo:border-left="0.05pt solid #000000" fo:border-right="none" fo:border-top="none" fo:border-bottom="0.05pt solid #000000">
        <style:background-image/>
      </style:table-cell-properties>
    </style:style>
    <style:style style:name="Tabla29.B37" style:family="table-cell">
      <style:table-cell-properties fo:background-color="#ffffff" fo:padding="0.097cm" fo:border-left="0.05pt solid #000000" fo:border-right="none" fo:border-top="none" fo:border-bottom="0.05pt solid #000000">
        <style:background-image/>
      </style:table-cell-properties>
    </style:style>
    <style:style style:name="Tabla29.C37" style:family="table-cell">
      <style:table-cell-properties fo:background-color="#ffffff" fo:padding="0.097cm" fo:border-left="0.05pt solid #000000" fo:border-right="none" fo:border-top="none" fo:border-bottom="0.05pt solid #000000">
        <style:background-image/>
      </style:table-cell-properties>
    </style:style>
    <style:style style:name="Tabla29.D37" style:family="table-cell">
      <style:table-cell-properties fo:background-color="#ffffff" fo:padding="0.097cm" fo:border-left="0.05pt solid #000000" fo:border-right="none" fo:border-top="none" fo:border-bottom="0.05pt solid #000000">
        <style:background-image/>
      </style:table-cell-properties>
    </style:style>
    <style:style style:name="Tabla29.E37" style:family="table-cell">
      <style:table-cell-properties fo:background-color="#ffffff" fo:padding="0.097cm" fo:border-left="0.05pt solid #000000" fo:border-right="none" fo:border-top="none" fo:border-bottom="0.05pt solid #000000">
        <style:background-image/>
      </style:table-cell-properties>
    </style:style>
    <style:style style:name="Tabla29.F3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de6d3" fo:padding="0.097cm" fo:border-left="0.05pt solid #000000" fo:border-right="none" fo:border-top="none" fo:border-bottom="0.05pt solid #000000">
        <style:background-image/>
      </style:table-cell-properties>
    </style:style>
    <style:style style:name="Tabla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5.A3" style:family="table-cell">
      <style:table-cell-properties fo:background-color="transparent" fo:padding="0.097cm" fo:border-left="0.05pt solid #000000" fo:border-right="none" fo:border-top="none" fo:border-bottom="0.05pt solid #000000">
        <style:background-image/>
      </style:table-cell-properties>
    </style:style>
    <style:style style:name="Tabla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fo:keep-together="always"/>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de6d3" fo:padding="0.097cm" fo:border-left="0.05pt solid #000000" fo:border-right="none" fo:border-top="none" fo:border-bottom="0.05pt solid #000000">
        <style:background-image/>
      </style:table-cell-properties>
    </style:style>
    <style:style style:name="Tabla1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9.A3" style:family="table-cell">
      <style:table-cell-properties fo:background-color="transparent" fo:padding="0.097cm" fo:border-left="0.05pt solid #000000" fo:border-right="none" fo:border-top="none" fo:border-bottom="0.05pt solid #000000">
        <style:background-image/>
      </style:table-cell-properties>
    </style:style>
    <style:style style:name="Tabla19.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fo:keep-together="always"/>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de6d3" fo:padding="0.097cm" fo:border-left="0.05pt solid #000000" fo:border-right="none" fo:border-top="none" fo:border-bottom="0.05pt solid #000000">
        <style:background-image/>
      </style:table-cell-properties>
    </style:style>
    <style:style style:name="Tabla2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5.A3" style:family="table-cell">
      <style:table-cell-properties fo:background-color="transparent" fo:padding="0.097cm" fo:border-left="0.05pt solid #000000" fo:border-right="none" fo:border-top="none" fo:border-bottom="0.05pt solid #000000">
        <style:background-image/>
      </style:table-cell-properties>
    </style:style>
    <style:style style:name="Tabla2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fo:keep-together="always"/>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background-color="#fde6d3" fo:padding="0.097cm" fo:border-left="0.05pt solid #000000" fo:border-right="none" fo:border-top="none" fo:border-bottom="0.05pt solid #000000">
        <style:background-image/>
      </style:table-cell-properties>
    </style:style>
    <style:style style:name="Tabla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7.A4" style:family="table-cell">
      <style:table-cell-properties fo:background-color="transparent" fo:padding="0.097cm" fo:border-left="0.05pt solid #000000" fo:border-right="none" fo:border-top="none" fo:border-bottom="0.05pt solid #000000">
        <style:background-image/>
      </style:table-cell-properties>
    </style:style>
    <style:style style:name="Tabla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3" style:family="table-cell">
      <style:table-cell-properties fo:background-color="#fde6d3" fo:padding="0.097cm" fo:border-left="0.05pt solid #000000" fo:border-right="none" fo:border-top="none" fo:border-bottom="0.05pt solid #000000">
        <style:background-image/>
      </style:table-cell-properties>
    </style:style>
    <style:style style:name="Tabla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8.A4" style:family="table-cell">
      <style:table-cell-properties fo:background-color="transparent" fo:padding="0.097cm" fo:border-left="0.05pt solid #000000" fo:border-right="none" fo:border-top="none" fo:border-bottom="0.05pt solid #000000">
        <style:background-image/>
      </style:table-cell-properties>
    </style:style>
    <style:style style:name="Tabla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3" style:family="table-cell">
      <style:table-cell-properties fo:background-color="#fde6d3" fo:padding="0.097cm" fo:border-left="0.05pt solid #000000" fo:border-right="none" fo:border-top="none" fo:border-bottom="0.05pt solid #000000">
        <style:background-image/>
      </style:table-cell-properties>
    </style:style>
    <style:style style:name="Tabla9.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9.A4" style:family="table-cell">
      <style:table-cell-properties fo:background-color="transparent" fo:padding="0.097cm" fo:border-left="0.05pt solid #000000" fo:border-right="none" fo:border-top="none" fo:border-bottom="0.05pt solid #000000">
        <style:background-image/>
      </style:table-cell-properties>
    </style:style>
    <style:style style:name="Tabla9.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fo:keep-together="always"/>
    </style:style>
    <style:style style:name="Tabla10.A1" style:family="table-cell">
      <style:table-cell-properties fo:background-color="#f44029" fo:padding="0.097cm" fo:border="0.05pt solid #000000">
        <style:background-image/>
      </style:table-cell-properties>
    </style:style>
    <style:style style:name="Tabla1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de6d3" fo:padding="0.097cm" fo:border-left="0.05pt solid #000000" fo:border-right="none" fo:border-top="none" fo:border-bottom="0.05pt solid #000000">
        <style:background-image/>
      </style:table-cell-properties>
    </style:style>
    <style:style style:name="Tabla1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0.A4" style:family="table-cell">
      <style:table-cell-properties fo:background-color="transparent" fo:padding="0.097cm" fo:border-left="0.05pt solid #000000" fo:border-right="none" fo:border-top="none" fo:border-bottom="0.05pt solid #000000">
        <style:background-image/>
      </style:table-cell-properties>
    </style:style>
    <style:style style:name="Tabla1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fo:keep-together="always"/>
    </style:style>
    <style:style style:name="Tabla14.A1" style:family="table-cell">
      <style:table-cell-properties fo:background-color="#f44029" fo:padding="0.097cm" fo:border="0.05pt solid #000000">
        <style:background-image/>
      </style:table-cell-properties>
    </style:style>
    <style:style style:name="Tabla1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4.A3" style:family="table-cell">
      <style:table-cell-properties fo:background-color="#fde6d3" fo:padding="0.097cm" fo:border-left="0.05pt solid #000000" fo:border-right="none" fo:border-top="none" fo:border-bottom="0.05pt solid #000000">
        <style:background-image/>
      </style:table-cell-properties>
    </style:style>
    <style:style style:name="Tabla1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4.A4" style:family="table-cell">
      <style:table-cell-properties fo:background-color="transparent" fo:padding="0.097cm" fo:border-left="0.05pt solid #000000" fo:border-right="none" fo:border-top="none" fo:border-bottom="0.05pt solid #000000">
        <style:background-image/>
      </style:table-cell-properties>
    </style:style>
    <style:style style:name="Tabla1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fo:keep-together="always"/>
    </style:style>
    <style:style style:name="Tabla12.A1" style:family="table-cell">
      <style:table-cell-properties fo:background-color="#f44029" fo:padding="0.097cm" fo:border="0.05pt solid #000000">
        <style:background-image/>
      </style:table-cell-properties>
    </style:style>
    <style:style style:name="Tabla1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2.A3" style:family="table-cell">
      <style:table-cell-properties fo:background-color="#fde6d3" fo:padding="0.097cm" fo:border-left="0.05pt solid #000000" fo:border-right="none" fo:border-top="none" fo:border-bottom="0.05pt solid #000000">
        <style:background-image/>
      </style:table-cell-properties>
    </style:style>
    <style:style style:name="Tabla1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2.A4" style:family="table-cell">
      <style:table-cell-properties fo:background-color="transparent" fo:padding="0.097cm" fo:border-left="0.05pt solid #000000" fo:border-right="none" fo:border-top="none" fo:border-bottom="0.05pt solid #000000">
        <style:background-image/>
      </style:table-cell-properties>
    </style:style>
    <style:style style:name="Tabla1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fo:keep-together="always"/>
    </style:style>
    <style:style style:name="Tabla13.A1" style:family="table-cell">
      <style:table-cell-properties fo:background-color="#f44029" fo:padding="0.097cm" fo:border="0.05pt solid #000000">
        <style:background-image/>
      </style:table-cell-properties>
    </style:style>
    <style:style style:name="Tabla1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de6d3" fo:padding="0.097cm" fo:border-left="0.05pt solid #000000" fo:border-right="none" fo:border-top="none" fo:border-bottom="0.05pt solid #000000">
        <style:background-image/>
      </style:table-cell-properties>
    </style:style>
    <style:style style:name="Tabla1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3.A4" style:family="table-cell">
      <style:table-cell-properties fo:background-color="transparent" fo:padding="0.097cm" fo:border-left="0.05pt solid #000000" fo:border-right="none" fo:border-top="none" fo:border-bottom="0.05pt solid #000000">
        <style:background-image/>
      </style:table-cell-properties>
    </style:style>
    <style:style style:name="Tabla1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de6d3" fo:padding="0.097cm" fo:border-left="0.05pt solid #000000" fo:border-right="none" fo:border-top="none" fo:border-bottom="0.05pt solid #000000">
        <style:background-image/>
      </style:table-cell-properties>
    </style:style>
    <style:style style:name="Tabla1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5.A4" style:family="table-cell">
      <style:table-cell-properties fo:background-color="transparent" fo:padding="0.097cm" fo:border-left="0.05pt solid #000000" fo:border-right="none" fo:border-top="none" fo:border-bottom="0.05pt solid #000000">
        <style:background-image/>
      </style:table-cell-properties>
    </style:style>
    <style:style style:name="Tabla1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3" style:family="table-cell">
      <style:table-cell-properties fo:background-color="#fde6d3" fo:padding="0.097cm" fo:border-left="0.05pt solid #000000" fo:border-right="none" fo:border-top="none" fo:border-bottom="0.05pt solid #000000">
        <style:background-image/>
      </style:table-cell-properties>
    </style:style>
    <style:style style:name="Tabla1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6.A4" style:family="table-cell">
      <style:table-cell-properties fo:background-color="transparent" fo:padding="0.097cm" fo:border-left="0.05pt solid #000000" fo:border-right="none" fo:border-top="none" fo:border-bottom="0.05pt solid #000000">
        <style:background-image/>
      </style:table-cell-properties>
    </style:style>
    <style:style style:name="Tabla1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fo:keep-together="always"/>
    </style:style>
    <style:style style:name="Tabla11.A1" style:family="table-cell">
      <style:table-cell-properties fo:background-color="#f44029" fo:padding="0.097cm" fo:border="0.05pt solid #000000">
        <style:background-image/>
      </style:table-cell-properties>
    </style:style>
    <style:style style:name="Tabla1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de6d3" fo:padding="0.097cm" fo:border-left="0.05pt solid #000000" fo:border-right="none" fo:border-top="none" fo:border-bottom="0.05pt solid #000000">
        <style:background-image/>
      </style:table-cell-properties>
    </style:style>
    <style:style style:name="Tabla1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1.A4" style:family="table-cell">
      <style:table-cell-properties fo:background-color="transparent" fo:padding="0.097cm" fo:border-left="0.05pt solid #000000" fo:border-right="none" fo:border-top="none" fo:border-bottom="0.05pt solid #000000">
        <style:background-image/>
      </style:table-cell-properties>
    </style:style>
    <style:style style:name="Tabla1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fo:keep-together="always"/>
    </style:style>
    <style:style style:name="Tabla20.A1" style:family="table-cell">
      <style:table-cell-properties fo:background-color="#f44029" fo:padding="0.097cm" fo:border="0.05pt solid #000000">
        <style:background-image/>
      </style:table-cell-properties>
    </style:style>
    <style:style style:name="Tabla2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0.A3" style:family="table-cell">
      <style:table-cell-properties fo:background-color="#fde6d3" fo:padding="0.097cm" fo:border-left="0.05pt solid #000000" fo:border-right="none" fo:border-top="none" fo:border-bottom="0.05pt solid #000000">
        <style:background-image/>
      </style:table-cell-properties>
    </style:style>
    <style:style style:name="Tabla2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0.A4" style:family="table-cell">
      <style:table-cell-properties fo:background-color="transparent" fo:padding="0.097cm" fo:border-left="0.05pt solid #000000" fo:border-right="none" fo:border-top="none" fo:border-bottom="0.05pt solid #000000">
        <style:background-image/>
      </style:table-cell-properties>
    </style:style>
    <style:style style:name="Tabla2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fo:keep-together="always"/>
    </style:style>
    <style:style style:name="Tabla26.A1" style:family="table-cell">
      <style:table-cell-properties fo:background-color="#f44029" fo:padding="0.097cm" fo:border="0.05pt solid #000000">
        <style:background-image/>
      </style:table-cell-properties>
    </style:style>
    <style:style style:name="Tabla2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6.A3" style:family="table-cell">
      <style:table-cell-properties fo:background-color="#fde6d3" fo:padding="0.097cm" fo:border-left="0.05pt solid #000000" fo:border-right="none" fo:border-top="none" fo:border-bottom="0.05pt solid #000000">
        <style:background-image/>
      </style:table-cell-properties>
    </style:style>
    <style:style style:name="Tabla2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6.A4" style:family="table-cell">
      <style:table-cell-properties fo:background-color="transparent" fo:padding="0.097cm" fo:border-left="0.05pt solid #000000" fo:border-right="none" fo:border-top="none" fo:border-bottom="0.05pt solid #000000">
        <style:background-image/>
      </style:table-cell-properties>
    </style:style>
    <style:style style:name="Tabla2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fo:keep-together="always"/>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de6d3" fo:padding="0.097cm" fo:border-left="0.05pt solid #000000" fo:border-right="none" fo:border-top="none" fo:border-bottom="0.05pt solid #000000">
        <style:background-image/>
      </style:table-cell-properties>
    </style:style>
    <style:style style:name="Tabla1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7.A4" style:family="table-cell">
      <style:table-cell-properties fo:background-color="transparent" fo:padding="0.097cm" fo:border-left="0.05pt solid #000000" fo:border-right="none" fo:border-top="none" fo:border-bottom="0.05pt solid #000000">
        <style:background-image/>
      </style:table-cell-properties>
    </style:style>
    <style:style style:name="Tabla1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fo:keep-together="always"/>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background-color="#fde6d3" fo:padding="0.097cm" fo:border-left="0.05pt solid #000000" fo:border-right="none" fo:border-top="none" fo:border-bottom="0.05pt solid #000000">
        <style:background-image/>
      </style:table-cell-properties>
    </style:style>
    <style:style style:name="Tabla1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8.A4" style:family="table-cell">
      <style:table-cell-properties fo:background-color="transparent" fo:padding="0.097cm" fo:border-left="0.05pt solid #000000" fo:border-right="none" fo:border-top="none" fo:border-bottom="0.05pt solid #000000">
        <style:background-image/>
      </style:table-cell-properties>
    </style:style>
    <style:style style:name="Tabla1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fo:keep-together="always"/>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de6d3" fo:padding="0.097cm" fo:border-left="0.05pt solid #000000" fo:border-right="none" fo:border-top="none" fo:border-bottom="0.05pt solid #000000">
        <style:background-image/>
      </style:table-cell-properties>
    </style:style>
    <style:style style:name="Tabla2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1.A4" style:family="table-cell">
      <style:table-cell-properties fo:background-color="transparent" fo:padding="0.097cm" fo:border-left="0.05pt solid #000000" fo:border-right="none" fo:border-top="none" fo:border-bottom="0.05pt solid #000000">
        <style:background-image/>
      </style:table-cell-properties>
    </style:style>
    <style:style style:name="Tabla2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fo:keep-together="always"/>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background-color="#fde6d3" fo:padding="0.097cm" fo:border-left="0.05pt solid #000000" fo:border-right="none" fo:border-top="none" fo:border-bottom="0.05pt solid #000000">
        <style:background-image/>
      </style:table-cell-properties>
    </style:style>
    <style:style style:name="Tabla2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2.A4" style:family="table-cell">
      <style:table-cell-properties fo:background-color="transparent" fo:padding="0.097cm" fo:border-left="0.05pt solid #000000" fo:border-right="none" fo:border-top="none" fo:border-bottom="0.05pt solid #000000">
        <style:background-image/>
      </style:table-cell-properties>
    </style:style>
    <style:style style:name="Tabla2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fo:keep-together="always"/>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background-color="#fde6d3" fo:padding="0.097cm" fo:border-left="0.05pt solid #000000" fo:border-right="none" fo:border-top="none" fo:border-bottom="0.05pt solid #000000">
        <style:background-image/>
      </style:table-cell-properties>
    </style:style>
    <style:style style:name="Tabla2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3.A4" style:family="table-cell">
      <style:table-cell-properties fo:background-color="transparent" fo:padding="0.097cm" fo:border-left="0.05pt solid #000000" fo:border-right="none" fo:border-top="none" fo:border-bottom="0.05pt solid #000000">
        <style:background-image/>
      </style:table-cell-properties>
    </style:style>
    <style:style style:name="Tabla2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fo:keep-together="always"/>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background-color="#fde6d3" fo:padding="0.097cm" fo:border-left="0.05pt solid #000000" fo:border-right="none" fo:border-top="none" fo:border-bottom="0.05pt solid #000000">
        <style:background-image/>
      </style:table-cell-properties>
    </style:style>
    <style:style style:name="Tabla2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4.A4" style:family="table-cell">
      <style:table-cell-properties fo:background-color="transparent" fo:padding="0.097cm" fo:border-left="0.05pt solid #000000" fo:border-right="none" fo:border-top="none" fo:border-bottom="0.05pt solid #000000">
        <style:background-image/>
      </style:table-cell-properties>
    </style:style>
    <style:style style:name="Tabla2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text-properties fo:background-color="transparent"/>
    </style:style>
    <style:style style:name="P7" style:family="paragraph" style:parent-style-name="Table_20_Contents">
      <style:text-properties fo:font-size="9pt" style:font-size-asian="9pt" style:font-size-complex="9pt"/>
    </style:style>
    <style:style style:name="P8" style:family="paragraph" style:parent-style-name="Table_20_Contents">
      <style:paragraph-properties fo:text-align="start" style:justify-single-word="false"/>
      <style:text-properties fo:font-size="9pt" style:font-size-asian="9pt" style:font-size-complex="9pt"/>
    </style:style>
    <style:style style:name="P9" style:family="paragraph" style:parent-style-name="Table_20_Contents">
      <style:paragraph-properties fo:text-align="center" style:justify-single-word="false"/>
      <style:text-properties fo:font-size="9pt" style:font-size-asian="9pt" style:font-size-complex="9pt"/>
    </style:style>
    <style:style style:name="P10" style:family="paragraph" style:parent-style-name="Table_20_Contents">
      <style:paragraph-properties fo:text-align="start" style:justify-single-word="false"/>
      <style:text-properties fo:font-size="9pt" fo:background-color="transparent" style:font-size-asian="9pt" style:font-size-complex="9pt"/>
    </style:style>
    <style:style style:name="P11" style:family="paragraph" style:parent-style-name="Table_20_Contents">
      <style:paragraph-properties fo:text-align="center" style:justify-single-word="false"/>
      <style:text-properties fo:font-size="9pt" fo:background-color="transparent" style:font-size-asian="9pt" style:font-size-complex="9pt"/>
    </style:style>
    <style:style style:name="P12" style:family="paragraph" style:parent-style-name="Table_20_Contents">
      <style:text-properties style:use-window-font-color="true"/>
    </style:style>
    <style:style style:name="P13"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4" style:family="paragraph" style:parent-style-name="Table_20_Contents">
      <style:paragraph-properties fo:text-align="start" style:justify-single-word="false"/>
      <style:text-properties style:use-window-font-color="true" fo:font-size="9pt" style:font-size-asian="9pt" style:font-size-complex="9pt"/>
    </style:style>
    <style:style style:name="P15"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6" style:family="paragraph" style:parent-style-name="Table_20_Contents">
      <style:paragraph-properties fo:text-align="center" style:justify-single-word="false"/>
      <style:text-properties fo:color="#ffffff"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fo:color="#3deb3d" fo:font-size="9pt" style:font-size-asian="9pt" style:font-size-complex="9pt"/>
    </style:style>
    <style:style style:name="P19" style:family="paragraph" style:parent-style-name="Table_20_Contents">
      <style:paragraph-properties fo:text-align="start" style:justify-single-word="false"/>
      <style:text-properties fo:color="#000000" fo:font-size="9pt" style:font-size-asian="9pt" style:font-size-complex="9pt"/>
    </style:style>
    <style:style style:name="P20" style:family="paragraph" style:parent-style-name="Text_20_body">
      <style:text-properties style:font-name="Courier New" fo:font-size="10pt" style:font-name-asian="Microsoft YaHei" style:font-size-asian="10pt" style:font-name-complex="Mangal" style:font-size-complex="10pt"/>
    </style:style>
    <style:style style:name="P21" style:family="paragraph" style:parent-style-name="Text_20_body">
      <style:text-properties style:font-name="Courier New" fo:font-size="10pt" style:font-size-asian="10pt" style:font-size-complex="10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1">
      <style:paragraph-properties fo:margin-top="0.423cm" fo:margin-bottom="0.212cm" loext:contextual-spacing="false" fo:keep-with-next="always"/>
      <style:text-properties style:font-name="Arial" style:font-name-asian="Microsoft YaHei" style:font-name-complex="Mangal"/>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paragraph-properties fo:text-align="start" style:justify-single-word="false"/>
      <style:text-properties fo:font-size="9pt" officeooo:paragraph-rsid="0006ce9d" fo:background-color="transparent" style:font-size-asian="9pt" style:font-size-complex="9pt"/>
    </style:style>
    <style:style style:name="P35" style:family="paragraph" style:parent-style-name="Heading_20_2">
      <style:text-properties style:font-name="Arial" style:font-name-asian="Microsoft YaHei" style:font-name-complex="Mangal"/>
    </style:style>
    <style:style style:name="P36" style:family="paragraph" style:parent-style-name="Heading_20_2">
      <style:text-properties style:font-name-asian="Microsoft YaHei" style:font-name-complex="Mangal"/>
    </style:style>
    <style:style style:name="P37" style:family="paragraph" style:parent-style-name="Text_20_body" style:list-style-name="L9"/>
    <style:style style:name="P38" style:family="paragraph" style:parent-style-name="Text_20_body" style:list-style-name="L9">
      <style:text-properties style:text-underline-style="non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officeooo:rsid="0006ce9d"/>
    </style:style>
    <style:style style:name="T6" style:family="text">
      <style:text-properties style:use-window-font-color="true" style:text-outline="false" style:text-line-through-style="none" style:text-line-through-typ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22">REGWEB<text:tab/>1</text:p>
          <text:p text:style-name="P23">Estàndard SICRES3.<text:tab/>1</text:p>
          <text:p text:style-name="P23">Camps no inclosos a SICRES3<text:tab/>6</text:p>
          <text:p text:style-name="P22">Models de dades<text:tab/>8</text:p>
          <text:p text:style-name="P23">Assentament entrada (RegistroEntradaWs)<text:tab/>8</text:p>
          <text:p text:style-name="P23">Assentament de Sortida (RegistroSalidaWs)<text:tab/>8</text:p>
          <text:p text:style-name="P23">Assentament genèric (RegistroWs)<text:tab/>8</text:p>
          <text:p text:style-name="P23">Interessat (InteresadoWs)<text:tab/>9</text:p>
          <text:p text:style-name="P23">Dades Interessat (DatosInteresadoWs)<text:tab/>9</text:p>
          <text:p text:style-name="P23">Annex (AnexoWs)<text:tab/>10</text:p>
          <text:p text:style-name="P23">Assentament Entrada resposta (RegistroEntradaResponseWs)<text:tab/>11</text:p>
          <text:p text:style-name="P23">Assentament de Sortida resposta (RegistroSalidaResponseWs)<text:tab/>11</text:p>
          <text:p text:style-name="P23">Asentament genèric de resposta (RegistroResponseWs)<text:tab/>11</text:p>
          <text:p text:style-name="P23">Assumpte (TipoAsuntoWs)<text:tab/>12</text:p>
          <text:p text:style-name="P23">Codi Assumpte (CodigoAsuntoWs)<text:tab/>12</text:p>
          <text:p text:style-name="P23">Persona <text:s/>(PersonaWs)<text:tab/>13</text:p>
          <text:p text:style-name="P22">Operacions<text:tab/>13</text:p>
          <text:p text:style-name="P23">Operació altaRegistroEntrada<text:tab/>14</text:p>
          <text:p text:style-name="P23">Operació anularRegistroEntrada<text:tab/>14</text:p>
          <text:p text:style-name="P23">Operació tramitarRegistroEntrada<text:tab/>15</text:p>
          <text:p text:style-name="P23">Operació obtenerRegistroEntrada<text:tab/>15</text:p>
          <text:p text:style-name="P23">Operació obtenerRegistroEntradaID<text:tab/>15</text:p>
          <text:p text:style-name="P23">Operació altaRegistroSalida<text:tab/>16</text:p>
          <text:p text:style-name="P23">Operació anularRegistroSalida<text:tab/>16</text:p>
          <text:p text:style-name="P23">Operació obtenerRegistroSalida<text:tab/>16</text:p>
          <text:p text:style-name="P23">Operació obtenerRegistroSalidaID<text:tab/>17</text:p>
          <text:p text:style-name="P23">Operació listarTipoAsunto<text:tab/>17</text:p>
          <text:p text:style-name="P23">Operació listarCodigoAsunto<text:tab/>17</text:p>
          <text:p text:style-name="P23">Operació listarOficinas<text:tab/>18</text:p>
          <text:p text:style-name="P23">Operació listarLibros<text:tab/>18</text:p>
          <text:p text:style-name="P23">Operació listarOrganismos<text:tab/>18</text:p>
          <text:p text:style-name="P23">Operació crearPersona<text:tab/>19</text:p>
          <text:p text:style-name="P23">Operació borrarPersona<text:tab/>19</text:p>
          <text:p text:style-name="P23">Operació actualizarPersona<text:tab/>19</text:p>
          <text:p text:style-name="P23">Operació listarPersonas<text:tab/>19</text:p>
          <text:p text:style-name="P22">Wsdl<text:tab/>20</text:p>
          <text:p text:style-name="P23">Assentament Entrada<text:tab/>20</text:p>
          <text:p text:style-name="P23">Assentament Sortida<text:tab/>31</text:p>
          <text:p text:style-name="P23">Info<text:tab/>41</text:p>
          <text:p text:style-name="P23">Personas<text:tab/>53</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text:soft-page-break/>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2">Cardinalitat</text:p>
          </table:table-cell>
          <table:table-cell table:style-name="Tabla2.B1" table:number-columns-spanned="4" office:value-type="string">
            <text:p text:style-name="P12">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B2" office:value-type="string">
            <text:p text:style-name="Table_20_Contents">Cardinalitat</text:p>
          </table:table-cell>
          <table:table-cell table:style-name="Tabla2.C2" office:value-type="string">
            <text:p text:style-name="Table_20_Contents">Nom del camp</text:p>
          </table:table-cell>
          <table:table-cell table:style-name="Tabla2.D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81" table:number-columns-spanned="4" office:value-type="string">
            <text:p text:style-name="Standard">Origen</text:p>
          </table:table-cell>
          <table:covered-table-cell/>
          <table:covered-table-cell/>
          <table:covered-table-cell/>
        </table:table-row>
        <table:table-row>
          <table:table-cell table:style-name="Tabla1.A83" table:number-rows-spanned="7">
            <text:p text:style-name="Standard"/>
          </table:table-cell>
          <table:table-cell table:style-name="Tabla1.B3" office:value-type="float" office:value="1">
            <text:p text:style-name="Standard">1</text:p>
          </table:table-cell>
          <table:table-cell table:style-name="Tabla1.C83" office:value-type="string">
            <text:p text:style-name="Standard">Codi oficina</text:p>
          </table:table-cell>
          <table:table-cell table:style-name="Tabla1.D83" office:value-type="string">
            <text:p text:style-name="Standard">Oficina on es fa l'assentament sigui d'entrada o de sortida. La oficina ha d'estar en estat vig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 oficina</text:p>
          </table:table-cell>
          <table:table-cell table:style-name="Tabla1.D83" office:value-type="string">
            <text:p text:style-name="Standard">La descodificació de l'oficina s'obté a partir del codi.</text:p>
          </table:table-cell>
          <table:table-cell table:style-name="Tabla1.E83" office:value-type="string">
            <text:p text:style-name="Standard">No</text:p>
          </table:table-cell>
        </table:table-row>
        <table:table-row>
          <table:covered-table-cell/>
          <table:table-cell table:style-name="Tabla1.B5" office:value-type="float" office:value="1">
            <text:p text:style-name="Standard">1</text:p>
          </table:table-cell>
          <table:table-cell table:style-name="Tabla1.C83" office:value-type="string">
            <text:p text:style-name="Standard">Número registre entrada</text:p>
          </table:table-cell>
          <table:table-cell table:style-name="Tabla1.D83" office:value-type="string">
            <text:p text:style-name="Standard">El número de registre s'obté un cop fet l'assentament. Es retornarà a la resposta. S'exposa per a les modificacions, en els cas d'insercions es deixarà buit.</text:p>
          </table:table-cell>
          <table:table-cell table:style-name="Tabla1.E83" office:value-type="string">
            <text:p text:style-name="Standard">Sí</text:p>
          </table:table-cell>
        </table:table-row>
        <table:table-row>
          <table:covered-table-cell/>
          <table:table-cell table:style-name="Tabla1.B6" office:value-type="float" office:value="1">
            <text:p text:style-name="Standard">1</text:p>
          </table:table-cell>
          <table:table-cell table:style-name="Tabla1.C83" office:value-type="string">
            <text:p text:style-name="Standard">Data i hora</text:p>
          </table:table-cell>
          <table:table-cell table:style-name="Tabla1.D83" office:value-type="string">
            <text:p text:style-name="Standard">La data i l'hora s'obtenen un cop fet l'assentament. </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imestamp</text:p>
          </table:table-cell>
          <table:table-cell table:style-name="Tabla1.D83" office:value-type="string">
            <text:p text:style-name="Standard">Es calcula automàticament. Actualment no s'empra.</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Codi unitat origen</text:p>
          </table:table-cell>
          <table:table-cell table:style-name="Tabla1.D8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 unitat origen</text:p>
          </table:table-cell>
          <table:table-cell table:style-name="Tabla1.D83" office:value-type="string">
            <text:p text:style-name="Standard">La descodificació de la unitat origen s'obté a partir del codi.</text:p>
          </table:table-cell>
          <table:table-cell table:style-name="Tabla1.E83" office:value-type="string">
            <text:p text:style-name="Standard">No</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Destí</text:p>
          </table:table-cell>
          <table:covered-table-cell/>
          <table:covered-table-cell/>
          <table:covered-table-cell/>
        </table:table-row>
        <table:table-row>
          <table:table-cell table:style-name="Tabla1.A83" table:number-rows-spanned="4">
            <text:p text:style-name="Standard"/>
          </table:table-cell>
          <table:table-cell table:style-name="Tabla1.B11" office:value-type="float" office:value="1">
            <text:p text:style-name="Standard">1</text:p>
          </table:table-cell>
          <table:table-cell table:style-name="Tabla1.C83" office:value-type="string">
            <text:p text:style-name="Standard">Codi oficina</text:p>
          </table:table-cell>
          <table:table-cell table:style-name="Tabla1.D83" office:value-type="string">
            <text:p text:style-name="Standard">No aplica a la capa de serveis web. La capa de serveis web no s'empra per fer enviaments entre oficine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 oficina</text:p>
          </table:table-cell>
          <table:table-cell table:style-name="Tabla1.D83" office:value-type="string">
            <text:p text:style-name="Standard">Descodificació de l'oficina destí. Ídem.</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Codi unitat destí</text:p>
          </table:table-cell>
          <table:table-cell table:style-name="Tabla1.D8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codificació unitat </text:p>
          </table:table-cell>
          <table:table-cell table:style-name="Tabla1.D83" office:value-type="string">
            <text:p text:style-name="Standard">La descodificació de la unitat s'obté a partir del codi.</text:p>
          </table:table-cell>
          <table:table-cell table:style-name="Tabla1.E83" office:value-type="string">
            <text:p text:style-name="Standard">No</text:p>
          </table:table-cell>
        </table:table-row>
        <table:table-row>
          <table:table-cell table:style-name="Tabla1.A52" office:value-type="string">
            <text:p text:style-name="Standard">1..n</text:p>
          </table:table-cell>
          <table:table-cell table:style-name="Tabla1.B81" table:number-columns-spanned="4" office:value-type="string">
            <text:p text:style-name="Standard">Interessat</text:p>
          </table:table-cell>
          <table:covered-table-cell/>
          <table:covered-table-cell/>
          <table:covered-table-cell/>
        </table:table-row>
        <text:soft-page-break/>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B83" office:value-type="string">
            <text:p text:style-name="Standard">0..1</text:p>
          </table:table-cell>
          <table:table-cell table:style-name="Tabla1.C83" office:value-type="string">
            <text:p text:style-name="Standard">Tipus documento</text:p>
          </table:table-cell>
          <table:table-cell table:style-name="Tabla1.D83" office:value-type="string">
            <text:p text:style-name="Standard">S'especifica el tipus de document de l'interessat. Els codis són els indicats a la NTI SICRES3:</text:p>
            <text:list xml:id="list3705133723" text:style-name="L1">
              <text:list-item>
                <text:p text:style-name="P26">'N' = NIF</text:p>
              </text:list-item>
              <text:list-item>
                <text:p text:style-name="P26">'C' = CIF</text:p>
              </text:list-item>
              <text:list-item>
                <text:p text:style-name="P26">'P' = Passaport</text:p>
              </text:list-item>
              <text:list-item>
                <text:p text:style-name="P26">'E' = Document d'identificació d'estrangers</text:p>
              </text:list-item>
              <text:list-item>
                <text:p text:style-name="P26">'X' = Altres persones físiques</text:p>
              </text:list-item>
              <text:list-item>
                <text:p text:style-name="P26">'O' = Codi d'origen (Codi DIR3 si és administració)</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oc. identificació</text:p>
          </table:table-cell>
          <table:table-cell table:style-name="Tabla1.D83" office:value-type="string">
            <text:p text:style-name="Standard">S'especifica el document de l'interessat. En cas de ser una administració tendrà el codi DIR3.</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aó social</text:p>
          </table:table-cell>
          <table:table-cell table:style-name="Tabla1.D8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text:p>
          </table:table-cell>
          <table:table-cell table:style-name="Tabla1.D83" office:value-type="string">
            <text:p text:style-name="Standard">Nom de l'interessa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1</text:p>
          </table:table-cell>
          <table:table-cell table:style-name="Tabla1.D83" office:value-type="string">
            <text:p text:style-name="Standard">Primer llinatge de l'interessa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2</text:p>
          </table:table-cell>
          <table:table-cell table:style-name="Tabla1.D83" office:value-type="string">
            <text:p text:style-name="Standard">Segon llinatge de l'interessat si és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aís</text:p>
          </table:table-cell>
          <table:table-cell table:style-name="Tabla1.D8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83" office:value-type="string">
            <text:p text:style-name="Standard">Sí</text:p>
          </table:table-cell>
        </table:table-row>
        <table:table-row table:style-name="Tabla1.23">
          <table:covered-table-cell/>
          <table:table-cell table:style-name="Tabla1.B83" office:value-type="string">
            <text:p text:style-name="Standard">0..1</text:p>
          </table:table-cell>
          <table:table-cell table:style-name="Tabla1.C83" office:value-type="string">
            <text:p text:style-name="Standard">Província</text:p>
          </table:table-cell>
          <table:table-cell table:style-name="Tabla1.D8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Municipi</text:p>
          </table:table-cell>
          <table:table-cell table:style-name="Tabla1.D8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dreça</text:p>
          </table:table-cell>
          <table:table-cell table:style-name="Tabla1.D83" office:value-type="string">
            <text:p text:style-name="Standard">Adreça de l'interessat.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Postal</text:p>
          </table:table-cell>
          <table:table-cell table:style-name="Tabla1.D83" office:value-type="string">
            <text:p text:style-name="Standard">Codi postal de l'interessat. Obligatori si codi país es Espanya (0724) i no informat província i municipi.</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E-mail</text:p>
          </table:table-cell>
          <table:table-cell table:style-name="Tabla1.D83" office:value-type="string">
            <text:p text:style-name="Standard">Email de l'interessa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elèfon</text:p>
          </table:table-cell>
          <table:table-cell table:style-name="Tabla1.D83" office:value-type="string">
            <text:p text:style-name="Standard">Telèfon de l'interessa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H</text:p>
          </table:table-cell>
          <table:table-cell table:style-name="Tabla1.D83" office:value-type="string">
            <text:p text:style-name="Standard">Adreça electrònica habilitada de l'interessat. Obligatori si canal preferent és DEH (02)</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anal preferent</text:p>
          </table:table-cell>
          <table:table-cell table:style-name="Tabla1.D83" office:value-type="string">
            <text:p text:style-name="Standard">Canal preferent de notificació de l'interessat. Els codis són els indicats a la NTI SICRES3:</text:p>
            <text:list xml:id="list266566564" text:style-name="L2">
              <text:list-item>
                <text:p text:style-name="P27">'01' = <text:s/>Adreça postal.</text:p>
              </text:list-item>
              <text:list-item>
                <text:p text:style-name="P27">'02' = DEH</text:p>
              </text:list-item>
              <text:list-item>
                <text:p text:style-name="P27">'03' = Compareixença electrònica.</text:p>
              </text:list-item>
            </text:list>
          </table:table-cell>
          <table:table-cell table:style-name="Tabla1.E8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text:soft-page-break/>E</text:p>
            <text:p text:style-name="P2">N</text:p>
            <text:p text:style-name="P2">T</text:p>
            <text:p text:style-name="P2">A</text:p>
            <text:p text:style-name="P2">N</text:p>
            <text:p text:style-name="P2">T</text:p>
          </table:table-cell>
          <table:table-cell table:style-name="Tabla1.B83" office:value-type="string">
            <text:p text:style-name="Standard">0..1</text:p>
          </table:table-cell>
          <table:table-cell table:style-name="Tabla1.C83" office:value-type="string">
            <text:p text:style-name="Standard">Tipus document</text:p>
          </table:table-cell>
          <table:table-cell table:style-name="Tabla1.D83" office:value-type="string">
            <text:p text:style-name="Standard">S'especifica el tipus de document del representant. Els codis són els indicats a la NTI SICRES3:</text:p>
            <text:list xml:id="list95943024377836" text:continue-list="list3705133723" text:style-name="L1">
              <text:list-item>
                <text:p text:style-name="P26">'N' = NIF</text:p>
              </text:list-item>
              <text:list-item>
                <text:p text:style-name="P26">'C' = CIF</text:p>
              </text:list-item>
              <text:list-item>
                <text:p text:style-name="P26">'P' = Passaport</text:p>
              </text:list-item>
              <text:list-item>
                <text:p text:style-name="P26">'E' = Document d'identificació d'estrangers</text:p>
              </text:list-item>
              <text:list-item>
                <text:p text:style-name="P26"><text:soft-page-break/>'X' = Altres persones físiques</text:p>
              </text:list-item>
              <text:list-item>
                <text:p text:style-name="P26">'O' = Codi d'origen (Codi DIR3 si és administració)</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oc. identificació</text:p>
          </table:table-cell>
          <table:table-cell table:style-name="Tabla1.D83" office:value-type="string">
            <text:p text:style-name="Standard">S'especifica el document del representant. En cas de ser una administració tendrà el codi DIR3.</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aó social</text:p>
          </table:table-cell>
          <table:table-cell table:style-name="Tabla1.D8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text:p>
          </table:table-cell>
          <table:table-cell table:style-name="Tabla1.D83" office:value-type="string">
            <text:p text:style-name="Standard">Nom del representan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1</text:p>
          </table:table-cell>
          <table:table-cell table:style-name="Tabla1.D83" office:value-type="string">
            <text:p text:style-name="Standard">Primer llinatge del representan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2</text:p>
          </table:table-cell>
          <table:table-cell table:style-name="Tabla1.D83" office:value-type="string">
            <text:p text:style-name="Standard">Segon llinatge del representant si és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aís</text:p>
          </table:table-cell>
          <table:table-cell table:style-name="Tabla1.D8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rovíncia</text:p>
          </table:table-cell>
          <table:table-cell table:style-name="Tabla1.D8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Municipi</text:p>
          </table:table-cell>
          <table:table-cell table:style-name="Tabla1.D8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dreça</text:p>
          </table:table-cell>
          <table:table-cell table:style-name="Tabla1.D83" office:value-type="string">
            <text:p text:style-name="Standard">Adreça del representant.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Postal</text:p>
          </table:table-cell>
          <table:table-cell table:style-name="Tabla1.D83" office:value-type="string">
            <text:p text:style-name="Standard">Codi postal del representant.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E-mail</text:p>
          </table:table-cell>
          <table:table-cell table:style-name="Tabla1.D83" office:value-type="string">
            <text:p text:style-name="Standard">Email del representa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elèfon</text:p>
          </table:table-cell>
          <table:table-cell table:style-name="Tabla1.D83" office:value-type="string">
            <text:p text:style-name="Standard">Telèfon del representa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H</text:p>
          </table:table-cell>
          <table:table-cell table:style-name="Tabla1.D83" office:value-type="string">
            <text:p text:style-name="Standard">Adreça electrònica habilitada del representant. Obligatori si canal preferent és DEH (02).</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anal preferent</text:p>
          </table:table-cell>
          <table:table-cell table:style-name="Tabla1.D83" office:value-type="string">
            <text:p text:style-name="Standard">Canal preferent de notificació del representant. Els codis són els indicats a la NTI SICRES3:</text:p>
            <text:list xml:id="list95941436466057" text:continue-list="list266566564" text:style-name="L2">
              <text:list-item>
                <text:p text:style-name="P27">'01' = <text:s/>Adreça postal.</text:p>
              </text:list-item>
              <text:list-item>
                <text:p text:style-name="P27">'02' = DEH</text:p>
              </text:list-item>
              <text:list-item>
                <text:p text:style-name="P27">'03' = Compareixença electrònica.</text:p>
              </text:list-item>
            </text:list>
          </table:table-cell>
          <table:table-cell table:style-name="Tabla1.E83" office:value-type="string">
            <text:p text:style-name="Standard">Sí</text:p>
          </table:table-cell>
        </table:table-row>
        <table:table-row>
          <table:table-cell table:style-name="Tabla1.A65" office:value-type="string">
            <text:p text:style-name="Standard"/>
          </table: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respecte a l'interessat i/o representant</text:p>
          </table:table-cell>
          <table:table-cell table:style-name="Tabla1.E83" office:value-type="string">
            <text:p text:style-name="Standard">Sí</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Assumpte</text:p>
          </table:table-cell>
          <table:covered-table-cell/>
          <table:covered-table-cell/>
          <table:covered-table-cell/>
        </table:table-row>
        <table:table-row>
          <table:table-cell table:style-name="Tabla1.A83" table:number-rows-spanned="4">
            <text:p text:style-name="Standard"/>
          </table:table-cell>
          <table:table-cell table:style-name="Tabla1.B48" office:value-type="float" office:value="1">
            <text:p text:style-name="Standard">1</text:p>
          </table:table-cell>
          <table:table-cell table:style-name="Tabla1.C83" office:value-type="string">
            <text:p text:style-name="Standard">Extracte</text:p>
          </table:table-cell>
          <table:table-cell table:style-name="Tabla1.D83" office:value-type="string">
            <text:p text:style-name="Standard">Extracte de l'assentam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assumpte</text:p>
          </table:table-cell>
          <table:table-cell table:style-name="Tabla1.D83" office:value-type="string">
            <text:p text:style-name="Standard">Codi de l'assumpte al destí. Aquest camp contindrà el codi del procediment/tràmit a què pertany l'assentament. Està tipificat a dins REGWEB.</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eferència externa</text:p>
          </table:table-cell>
          <table:table-cell table:style-name="Tabla1.D83" office:value-type="string">
            <text:p text:style-name="Standard">Referència externa del tràmit (matrícula de cotxe, rebu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úmero expedient</text:p>
          </table:table-cell>
          <table:table-cell table:style-name="Tabla1.D83" office:value-type="string">
            <text:p text:style-name="Standard">Número de l'expedient a que fa referència l'assentament.</text:p>
          </table:table-cell>
          <table:table-cell table:style-name="Tabla1.E83" office:value-type="string">
            <text:p text:style-name="Standard">Sí</text:p>
          </table:table-cell>
        </table:table-row>
        <text:soft-page-break/>
        <table:table-row>
          <table:table-cell table:style-name="Tabla1.A52" office:value-type="string">
            <text:p text:style-name="Standard">0..n</text:p>
          </table:table-cell>
          <table:table-cell table:style-name="Tabla1.B81" table:number-columns-spanned="4" office:value-type="string">
            <text:p text:style-name="Standard">Annex</text:p>
          </table:table-cell>
          <table:covered-table-cell/>
          <table:covered-table-cell/>
          <table:covered-table-cell/>
        </table:table-row>
        <table:table-row>
          <table:table-cell table:style-name="Tabla1.A65" table:number-rows-spanned="13" office:value-type="string">
            <text:p text:style-name="Standard"/>
          </table:table-cell>
          <table:table-cell table:style-name="Tabla1.B53" office:value-type="float" office:value="1">
            <text:p text:style-name="Standard">1</text:p>
          </table:table-cell>
          <table:table-cell table:style-name="Tabla1.C83" office:value-type="string">
            <text:p text:style-name="Standard">Nom fitxer</text:p>
          </table:table-cell>
          <table:table-cell table:style-name="Tabla1.D83" office:value-type="string">
            <text:p text:style-name="Standard">Nom del fitxer annexat, ha d'incloure l'extensió</text:p>
          </table:table-cell>
          <table:table-cell table:style-name="Tabla1.E83" office:value-type="string">
            <text:p text:style-name="Standard">Sí</text:p>
          </table:table-cell>
        </table:table-row>
        <table:table-row>
          <table:covered-table-cell/>
          <table:table-cell table:style-name="Tabla1.B54" office:value-type="float" office:value="1">
            <text:p text:style-name="Standard">1</text:p>
          </table:table-cell>
          <table:table-cell table:style-name="Tabla1.C83" office:value-type="string">
            <text:p text:style-name="Standard">Identificador del fitxer</text:p>
          </table:table-cell>
          <table:table-cell table:style-name="Tabla1.D83" office:value-type="string">
            <text:p text:style-name="Standard">S'identificarà cada fitxer annexe amb un identificador únic a dins l'assentam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Validesa del document</text:p>
          </table:table-cell>
          <table:table-cell table:style-name="Tabla1.D83" office:value-type="string">
            <text:p text:style-name="Standard">Autenticitat del document. És un camp tipificat a la norma SICRES3 d'acord amb els següents valors:</text:p>
            <text:list xml:id="list4252544298" text:style-name="L3">
              <text:list-item>
                <text:p text:style-name="P28">'01' = còpia</text:p>
              </text:list-item>
              <text:list-item>
                <text:p text:style-name="P28">'02' = còpia compulsada</text:p>
              </text:list-item>
              <text:list-item>
                <text:p text:style-name="P28">'03' = còpia original</text:p>
              </text:list-item>
              <text:list-item>
                <text:p text:style-name="P28">'04' = original</text:p>
              </text:list-item>
            </text:list>
          </table:table-cell>
          <table:table-cell table:style-name="Tabla1.E83" office:value-type="string">
            <text:p text:style-name="Standard">Sí</text:p>
          </table:table-cell>
        </table:table-row>
        <table:table-row>
          <table:covered-table-cell/>
          <table:table-cell table:style-name="Tabla1.B56" office:value-type="float" office:value="1">
            <text:p text:style-name="Standard">1</text:p>
          </table:table-cell>
          <table:table-cell table:style-name="Tabla1.C83" office:value-type="string">
            <text:p text:style-name="Standard">Tipus document</text:p>
          </table:table-cell>
          <table:table-cell table:style-name="Tabla1.D83" office:value-type="string">
            <text:p text:style-name="Standard">Indica el tipus de document. Camp tipificat per la norma SICRES3:</text:p>
            <text:list xml:id="list2320307116" text:style-name="L4">
              <text:list-item>
                <text:p text:style-name="P29">'01' = Formulari. Es tracta d'un assentament electrònic d'una instància genèrica.</text:p>
              </text:list-item>
              <text:list-item>
                <text:p text:style-name="P29">'02' = Document adjunt al formulari</text:p>
              </text:list-item>
              <text:list-item>
                <text:p text:style-name="P29">'03' = Fitxer tècnic intern</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ertificat</text:p>
          </table:table-cell>
          <table:table-cell table:style-name="Tabla1.D83" office:value-type="string">
            <text:p text:style-name="Standard">Part pública del certificat amb què s'ha signat l'annex en base64. </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Firma del document</text:p>
          </table:table-cell>
          <table:table-cell table:style-name="Tabla1.D83" office:value-type="string">
            <text:p text:style-name="Standard">En cas de que el fitxer es signi amb CSV, contingut del CSV en base6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imestamp</text:p>
          </table:table-cell>
          <table:table-cell table:style-name="Tabla1.D83" office:value-type="string">
            <text:p text:style-name="Standard">Segell de temps del fitxer annex en base6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Validació OCSP</text:p>
          </table:table-cell>
          <table:table-cell table:style-name="Tabla1.D83" office:value-type="string">
            <text:p text:style-name="Standard">Validació OCSP del certificat emprat per signar en base64. </text:p>
          </table:table-cell>
          <table:table-cell table:style-name="Tabla1.E83" office:value-type="string">
            <text:p text:style-name="Standard">Sí</text:p>
          </table:table-cell>
        </table:table-row>
        <table:table-row>
          <table:covered-table-cell/>
          <table:table-cell table:style-name="Tabla1.B61" office:value-type="float" office:value="1">
            <text:p text:style-name="Standard">1</text:p>
          </table:table-cell>
          <table:table-cell table:style-name="Tabla1.C83" office:value-type="string">
            <text:p text:style-name="Standard">Hash</text:p>
          </table:table-cell>
          <table:table-cell table:style-name="Tabla1.D83" office:value-type="string">
            <text:p text:style-name="Standard">Codi Hash del fitxer. No s'indica l'algoritme a fer servir per tant no es pot comprovar.</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Tipus MIME</text:p>
          </table:table-cell>
          <table:table-cell table:style-name="Tabla1.D83" office:value-type="string">
            <text:p text:style-name="Standard">Tipus mime del fitxer adju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nnex</text:p>
          </table:table-cell>
          <table:table-cell table:style-name="Tabla1.D83" office:value-type="string">
            <text:p text:style-name="Standard">Contingut del fitxer annex en base64.</text:p>
          </table:table-cell>
          <table:table-cell table:style-name="Tabla1.E83" office:value-type="string">
            <text:p text:style-name="P6">Sí</text:p>
          </table:table-cell>
        </table:table-row>
        <table:table-row>
          <table:covered-table-cell/>
          <table:table-cell table:style-name="Tabla1.B83" office:value-type="string">
            <text:p text:style-name="Standard">0..1</text:p>
          </table:table-cell>
          <table:table-cell table:style-name="Tabla1.C83" office:value-type="string">
            <text:p text:style-name="Standard">Identificador del document signat</text:p>
          </table:table-cell>
          <table:table-cell table:style-name="Tabla1.D8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de l'annex</text:p>
          </table:table-cell>
          <table:table-cell table:style-name="Tabla1.E83" office:value-type="string">
            <text:p text:style-name="Standard">Sí</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Interns</text:p>
          </table:table-cell>
          <table:covered-table-cell/>
          <table:covered-table-cell/>
          <table:covered-table-cell/>
        </table:table-row>
        <table:table-row>
          <table:table-cell table:style-name="Tabla1.A83" table:number-rows-spanned="14">
            <text:p text:style-name="Standard"/>
          </table:table-cell>
          <table:table-cell table:style-name="Tabla1.B83" office:value-type="string">
            <text:p text:style-name="Standard">0..1</text:p>
          </table:table-cell>
          <table:table-cell table:style-name="Tabla1.C83" office:value-type="string">
            <text:p text:style-name="Standard">Tipus transport entrada</text:p>
          </table:table-cell>
          <table:table-cell table:style-name="Tabla1.D83" office:value-type="string">
            <text:p text:style-name="Standard">Forma d'arribada del registre d'entrada. Codi definit a SICRES3:</text:p>
            <text:list xml:id="list3287313293" text:style-name="L5">
              <text:list-item>
                <text:p text:style-name="P30">'01' = Servei de missatgers</text:p>
              </text:list-item>
              <text:list-item>
                <text:p text:style-name="P30">'02' = Correu postal</text:p>
              </text:list-item>
              <text:list-item>
                <text:p text:style-name="P30">'03' = Correu postal certificat</text:p>
              </text:list-item>
              <text:list-item>
                <text:p text:style-name="P30">'04' = Burofax</text:p>
              </text:list-item>
              <text:list-item>
                <text:p text:style-name="P30">'05' = En ma</text:p>
              </text:list-item>
              <text:list-item>
                <text:p text:style-name="P30">'06' = Fax</text:p>
              </text:list-item>
              <text:list-item>
                <text:p text:style-name="P30">'07' = Altres</text:p>
              </text:list-item>
            </text:list>
            <text:p text:style-name="Standard">En cas de ser un registre electrònic aquest camp prendrà el valor Altres (07).</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úmero transport <text:soft-page-break/>entrada</text:p>
          </table:table-cell>
          <table:table-cell table:style-name="Tabla1.D83" office:value-type="string">
            <text:p text:style-name="Standard">Número del transport d'entrad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 usuari</text:p>
          </table:table-cell>
          <table:table-cell table:style-name="Tabla1.D83" office:value-type="string">
            <text:p text:style-name="Standard">Nom de l'usuari que fa l'assentament. En cas de ser un registre electrònic prendrà el nom de l'usuari aplicació.</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ntacte usuari</text:p>
          </table:table-cell>
          <table:table-cell table:style-name="Tabla1.D83" office:value-type="string">
            <text:p text:style-name="Standard">Contacte de l'usuari que fa l'assentament. Si és un registre electrònic el responsable del tràmit.</text:p>
          </table:table-cell>
          <table:table-cell table:style-name="Tabla1.E83" office:value-type="string">
            <text:p text:style-name="Standard">Sí</text:p>
          </table:table-cell>
        </table:table-row>
        <table:table-row>
          <table:covered-table-cell/>
          <table:table-cell table:style-name="Tabla1.B71" office:value-type="float" office:value="1">
            <text:p text:style-name="Standard">1</text:p>
          </table:table-cell>
          <table:table-cell table:style-name="Tabla1.C83" office:value-type="string">
            <text:p text:style-name="Standard">Identificador intercanvi</text:p>
          </table:table-cell>
          <table:table-cell table:style-name="Tabla1.D83" office:value-type="string">
            <text:p text:style-name="Standard">Identificador de l'intercanvi d'assentaments. És un identificador que només afecta a intercanvi d'assentament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Aplicació - versió</text:p>
          </table:table-cell>
          <table:table-cell table:style-name="Tabla1.D83" office:value-type="string">
            <text:p text:style-name="Standard">Aplicació i versió que fa l'assentament.</text:p>
          </table:table-cell>
          <table:table-cell table:style-name="Tabla1.E83" office:value-type="string">
            <text:p text:style-name="Standard">Sí</text:p>
          </table:table-cell>
        </table:table-row>
        <table:table-row>
          <table:covered-table-cell/>
          <table:table-cell table:style-name="Tabla1.B73" office:value-type="float" office:value="1">
            <text:p text:style-name="Standard">1</text:p>
          </table:table-cell>
          <table:table-cell table:style-name="Tabla1.C83" office:value-type="string">
            <text:p text:style-name="Standard">Tipus anotació</text:p>
          </table:table-cell>
          <table:table-cell table:style-name="Tabla1.D83" office:value-type="string">
            <text:p text:style-name="Standard">Indica el motiu de l'anotació. És un camp intern referit a l'intercanvi d'assentament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cripció tipus anotació</text:p>
          </table:table-cell>
          <table:table-cell table:style-name="Tabla1.D83" office:value-type="string">
            <text:p text:style-name="Standard">Descripció del tipus d'anotació. És un camp intern referit a l'intercanvi d'assentaments.</text:p>
          </table:table-cell>
          <table:table-cell table:style-name="Tabla1.E83" office:value-type="string">
            <text:p text:style-name="Standard">No</text:p>
          </table:table-cell>
        </table:table-row>
        <table:table-row>
          <table:covered-table-cell/>
          <table:table-cell table:style-name="Tabla1.B75" office:value-type="float" office:value="1">
            <text:p text:style-name="Standard">1</text:p>
          </table:table-cell>
          <table:table-cell table:style-name="Tabla1.C83" office:value-type="string">
            <text:p text:style-name="Standard">Tipus registre</text:p>
          </table:table-cell>
          <table:table-cell table:style-name="Tabla1.D83" office:value-type="string">
            <text:p text:style-name="Standard">Es refereix a si és un assentament d'entrada o de sortida. S'oferirà un servei per a cada tipus d'assentament.</text:p>
          </table:table-cell>
          <table:table-cell table:style-name="Tabla1.E83" office:value-type="string">
            <text:p text:style-name="Standard">No</text:p>
          </table:table-cell>
        </table:table-row>
        <table:table-row>
          <table:covered-table-cell/>
          <table:table-cell table:style-name="Tabla1.B76" office:value-type="float" office:value="1">
            <text:p text:style-name="Standard">1</text:p>
          </table:table-cell>
          <table:table-cell table:style-name="Tabla1.C83" office:value-type="string">
            <text:p text:style-name="Standard">Doc. física</text:p>
          </table:table-cell>
          <table:table-cell table:style-name="Tabla1.D83" office:value-type="string">
            <text:p text:style-name="Standard">Indica si a l'assentament l'acompanya documentació física o tota la documentació és electrònica. Codi definit a SICRES3:</text:p>
            <text:list xml:id="list1242343664" text:style-name="L6">
              <text:list-item>
                <text:p text:style-name="P31">'01' = Acompanya documentació física requerida.</text:p>
              </text:list-item>
              <text:list-item>
                <text:p text:style-name="P31">'02' = Acompanya documentació física complementària.</text:p>
              </text:list-item>
              <text:list-item>
                <text:p text:style-name="P31">'03' = No acompanya documentació física ni altres suports.</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de l'assentament.</text:p>
          </table:table-cell>
          <table:table-cell table:style-name="Tabla1.E83" office:value-type="string">
            <text:p text:style-name="Standard">Sí</text:p>
          </table:table-cell>
        </table:table-row>
        <table:table-row>
          <table:covered-table-cell/>
          <table:table-cell table:style-name="Tabla1.B78" office:value-type="float" office:value="1">
            <text:p text:style-name="Standard">1</text:p>
          </table:table-cell>
          <table:table-cell table:style-name="Tabla1.C83" office:value-type="string">
            <text:p text:style-name="Standard">Indicador de prova</text:p>
          </table:table-cell>
          <table:table-cell table:style-name="Tabla1.D83" office:value-type="string">
            <text:p text:style-name="Standard">Indica si l'assentament és una prova o és real</text:p>
          </table:table-cell>
          <table:table-cell table:style-name="Tabla1.E83" office:value-type="string">
            <text:p text:style-name="Standard">No</text:p>
          </table:table-cell>
        </table:table-row>
        <table:table-row>
          <table:covered-table-cell/>
          <table:table-cell table:style-name="Tabla1.B79" office:value-type="float" office:value="1">
            <text:p text:style-name="Standard">1</text:p>
          </table:table-cell>
          <table:table-cell table:style-name="Tabla1.C83" office:value-type="string">
            <text:p text:style-name="Standard">Codi entitat registral inici</text:p>
          </table:table-cell>
          <table:table-cell table:style-name="Tabla1.D83" office:value-type="string">
            <text:p text:style-name="Standard">Codi de l'oficina on inicialment es va fer l'assentament. Només aplica a intercanvi de registre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codificació entitat registral inici</text:p>
          </table:table-cell>
          <table:table-cell table:style-name="Tabla1.D83" office:value-type="string">
            <text:p text:style-name="Standard">Descodificació del camp anterior</text:p>
          </table:table-cell>
          <table:table-cell table:style-name="Tabla1.E83" office:value-type="string">
            <text:p text:style-name="Standard">No</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Formulari</text:p>
          </table:table-cell>
          <table:covered-table-cell/>
          <table:covered-table-cell/>
          <table:covered-table-cell/>
        </table:table-row>
        <table:table-row>
          <table:table-cell table:style-name="Tabla1.A83" table:number-rows-spanned="2">
            <text:p text:style-name="Standard"/>
          </table:table-cell>
          <table:table-cell table:style-name="Tabla1.B83" office:value-type="string">
            <text:p text:style-name="Standard">0..1</text:p>
          </table:table-cell>
          <table:table-cell table:style-name="Tabla1.C83" office:value-type="string">
            <text:p text:style-name="Standard">Exposa</text:p>
          </table:table-cell>
          <table:table-cell table:style-name="Tabla1.D83" office:value-type="string">
            <text:p text:style-name="Standard">Exposició de fets. Només s'ha d'emprar quan l'assentament és una sol·licitud genèrica electròn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Sol·licita</text:p>
          </table:table-cell>
          <table:table-cell table:style-name="Tabla1.D83" office:value-type="string">
            <text:p text:style-name="Standard">Descripció de l'objecte de la sol·licitud. Només s'ha d'emprar quan l'assentament és una sol·licitud genèrica electrònica.</text:p>
          </table:table-cell>
          <table:table-cell table:style-name="Tabla1.E8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10" office:value-type="string">
            <text:p text:style-name="Table_20_Contents">Llibre</text:p>
          </table:table-cell>
          <table:table-cell table:style-name="Tabla3.B2" office:value-type="float" office:value="1">
            <text:p text:style-name="Table_20_Contents">1</text:p>
          </table:table-cell>
          <table:table-cell table:style-name="Tabla3.C10" office:value-type="string">
            <text:p text:style-name="Table_20_Contents">Cadena</text:p>
          </table:table-cell>
          <table:table-cell table:style-name="Tabla3.D3" office:value-type="string">
            <text:p text:style-name="Table_20_Contents"/>
          </table:table-cell>
          <table:table-cell table:style-name="Tabla3.E10" office:value-type="string">
            <text:p text:style-name="Table_20_Contents">Llibre on es fa l'assentament registral. El llibre ha d'estar en estat vigent. En cas de fer un assentament a damunt un llibre en estat no vigent el sistema retornarà un missatge d'error.</text:p>
          </table:table-cell>
        </table:table-row>
        <text:soft-page-break/>
        <table:table-row table:style-name="Tabla3.1">
          <table:table-cell table:style-name="Tabla3.A10" office:value-type="string">
            <text:p text:style-name="Table_20_Contents">Tipus assumpte</text:p>
          </table:table-cell>
          <table:table-cell table:style-name="Tabla3.B3" office:value-type="float" office:value="1">
            <text:p text:style-name="Table_20_Contents">1</text:p>
          </table:table-cell>
          <table:table-cell table:style-name="Tabla3.C10" office:value-type="string">
            <text:p text:style-name="Table_20_Contents">Cadena</text:p>
          </table:table-cell>
          <table:table-cell table:style-name="Tabla3.D3" office:value-type="string">
            <text:p text:style-name="Table_20_Contents"/>
          </table:table-cell>
          <table:table-cell table:style-name="Tabla3.E10"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10" office:value-type="string">
            <text:p text:style-name="Table_20_Contents">Idioma</text:p>
          </table:table-cell>
          <table:table-cell table:style-name="Tabla3.B4" office:value-type="float" office:value="1">
            <text:p text:style-name="Table_20_Contents">1</text:p>
          </table:table-cell>
          <table:table-cell table:style-name="Tabla3.C10" office:value-type="string">
            <text:p text:style-name="Table_20_Contents">Cadena</text:p>
          </table:table-cell>
          <table:table-cell table:style-name="Tabla3.D4" office:value-type="float" office:value="2">
            <text:p text:style-name="Table_20_Contents">2</text:p>
          </table:table-cell>
          <table:table-cell table:style-name="Tabla3.E10" office:value-type="string">
            <text:p text:style-name="Table_20_Contents">Idioma amb què es fa l'assentament. Els codis disponibles són:</text:p>
            <text:list xml:id="list1556607051" text:style-name="L7">
              <text:list-item>
                <text:p text:style-name="P32">'ca' = Català.</text:p>
              </text:list-item>
              <text:list-item>
                <text:p text:style-name="P32">'es' = Castellà.</text:p>
              </text:list-item>
              <text:list-item>
                <text:p text:style-name="P32">'gl' = Gallec.</text:p>
              </text:list-item>
              <text:list-item>
                <text:p text:style-name="P32">'eu' = Basc.</text:p>
              </text:list-item>
              <text:list-item>
                <text:p text:style-name="P32">'en' = Anglès.</text:p>
              </text:list-item>
            </text:list>
          </table:table-cell>
        </table:table-row>
        <table:table-row table:style-name="Tabla3.1">
          <table:table-cell table:style-name="Tabla3.A10" office:value-type="string">
            <text:p text:style-name="Table_20_Contents">Tipus interessat</text:p>
          </table:table-cell>
          <table:table-cell table:style-name="Tabla3.B5" office:value-type="float" office:value="1">
            <text:p text:style-name="Table_20_Contents">1</text:p>
          </table:table-cell>
          <table:table-cell table:style-name="Tabla3.C10" office:value-type="string">
            <text:p text:style-name="Table_20_Contents">Cadena</text:p>
          </table:table-cell>
          <table:table-cell table:style-name="Tabla3.D5" office:value-type="float" office:value="2">
            <text:p text:style-name="Table_20_Contents">2</text:p>
          </table:table-cell>
          <table:table-cell table:style-name="Tabla3.E10" office:value-type="string">
            <text:p text:style-name="Table_20_Contents">Especifica el tipus d'interessat/representant que s'està tractant. Por prendre els següents valors:</text:p>
            <text:list xml:id="list3418606342" text:style-name="L8">
              <text:list-item>
                <text:p text:style-name="P33">'01' = Administració.</text:p>
              </text:list-item>
              <text:list-item>
                <text:p text:style-name="P33">'02' = Persona física.</text:p>
              </text:list-item>
              <text:list-item>
                <text:p text:style-name="P33">'03' = Persona jurídica.</text:p>
              </text:list-item>
            </text:list>
          </table:table-cell>
        </table:table-row>
        <table:table-row table:style-name="Tabla3.1">
          <table:table-cell table:style-name="Tabla3.A10" office:value-type="string">
            <text:p text:style-name="Table_20_Contents">Títol document</text:p>
          </table:table-cell>
          <table:table-cell table:style-name="Tabla3.B6" office:value-type="float" office:value="1">
            <text:p text:style-name="Table_20_Contents">1</text:p>
          </table:table-cell>
          <table:table-cell table:style-name="Tabla3.C10" office:value-type="string">
            <text:p text:style-name="Table_20_Contents">Cadena</text:p>
          </table:table-cell>
          <table:table-cell table:style-name="Tabla3.D9">
            <text:p text:style-name="Table_20_Contents"/>
          </table:table-cell>
          <table:table-cell table:style-name="Tabla3.E10" office:value-type="string">
            <text:p text:style-name="Table_20_Contents">Títol del document adjunt</text:p>
          </table:table-cell>
        </table:table-row>
        <table:table-row table:style-name="Tabla3.1">
          <table:table-cell table:style-name="Tabla3.A10" office:value-type="string">
            <text:p text:style-name="Table_20_Contents">Tipus documental</text:p>
          </table:table-cell>
          <table:table-cell table:style-name="Tabla3.B7" office:value-type="float" office:value="1">
            <text:p text:style-name="Table_20_Contents">1</text:p>
          </table:table-cell>
          <table:table-cell table:style-name="Tabla3.C10" office:value-type="string">
            <text:p text:style-name="Table_20_Contents">Cadena</text:p>
          </table:table-cell>
          <table:table-cell table:style-name="Tabla3.D7" office:value-type="float" office:value="4">
            <text:p text:style-name="Table_20_Contents">4</text:p>
          </table:table-cell>
          <table:table-cell table:style-name="Tabla3.E10" office:value-type="string">
            <text:p text:style-name="Table_20_Contents">Tipus documental del document adjunt d'acord amb la NTI de document electrònic.</text:p>
          </table:table-cell>
        </table:table-row>
        <table:table-row table:style-name="Tabla3.1">
          <table:table-cell table:style-name="Tabla3.A10" office:value-type="string">
            <text:p text:style-name="Table_20_Contents">Origen</text:p>
          </table:table-cell>
          <table:table-cell table:style-name="Tabla3.B8" office:value-type="float" office:value="1">
            <text:p text:style-name="Table_20_Contents">1</text:p>
          </table:table-cell>
          <table:table-cell table:style-name="Tabla3.C10" office:value-type="string">
            <text:p text:style-name="Table_20_Contents">Cadena</text:p>
          </table:table-cell>
          <table:table-cell table:style-name="Tabla3.D8" office:value-type="float" office:value="1">
            <text:p text:style-name="Table_20_Contents">1</text:p>
          </table:table-cell>
          <table:table-cell table:style-name="Tabla3.E10"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10" office:value-type="string">
            <text:p text:style-name="Table_20_Contents">Data captura</text:p>
          </table:table-cell>
          <table:table-cell table:style-name="Tabla3.B9" office:value-type="float" office:value="1">
            <text:p text:style-name="Table_20_Contents">1</text:p>
          </table:table-cell>
          <table:table-cell table:style-name="Tabla3.C10" office:value-type="string">
            <text:p text:style-name="Table_20_Contents">Data</text:p>
          </table:table-cell>
          <table:table-cell table:style-name="Tabla3.D9">
            <text:p text:style-name="Table_20_Contents"/>
          </table:table-cell>
          <table:table-cell table:style-name="Tabla3.E10" office:value-type="string">
            <text:p text:style-name="Table_20_Contents">Data en què s'ha capturat el document adjunt al sistema. Camp de la NTI de document electrònic.</text:p>
          </table:table-cell>
        </table:table-row>
        <table:table-row table:style-name="Tabla3.1">
          <table:table-cell table:style-name="Tabla3.A10" office:value-type="string">
            <text:p text:style-name="Table_20_Contents">Estat</text:p>
          </table:table-cell>
          <table:table-cell table:style-name="Tabla3.B10" office:value-type="float" office:value="1">
            <text:p text:style-name="Table_20_Contents">1</text:p>
          </table:table-cell>
          <table:table-cell table:style-name="Tabla3.C10" office:value-type="string">
            <text:p text:style-name="Table_20_Contents">Cadena</text:p>
          </table:table-cell>
          <table:table-cell table:style-name="Tabla3.D10" office:value-type="float" office:value="10">
            <text:p text:style-name="Table_20_Contents">10</text:p>
          </table:table-cell>
          <table:table-cell table:style-name="Tabla3.E10" office:value-type="string">
            <text:p text:style-name="Table_20_Contents">Defineix l'estat en què es troba l'assentament d'entrada.<office:annotation><dc:creator>Felip Salas</dc:creator><dc:date>2014-10-24T11:16:37.320000000</dc:date><text:p text:style-name="P39"><text:span text:style-name="T6">Posar el diagrama d'estats.</text:span></text:p></office:annotation></text:p>
          </table:table-cell>
        </table:table-row>
      </table:table>
      <text:h text:style-name="Heading_20_1" text:outline-level="1"/>
      <text:h text:style-name="P24"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6">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9">Camp</text:p>
          </table:table-cell>
          <table:table-cell table:style-name="Tabla4.A2" office:value-type="string">
            <text:p text:style-name="P9">Tipus</text:p>
          </table:table-cell>
          <table:table-cell table:style-name="Tabla4.A2" office:value-type="string">
            <text:p text:style-name="P9">Car</text:p>
          </table:table-cell>
          <table:table-cell table:style-name="Tabla4.A2" office:value-type="string">
            <text:p text:style-name="P9">Lon</text:p>
          </table:table-cell>
          <table:table-cell table:style-name="Tabla4.A2" office:value-type="string">
            <text:p text:style-name="P9">Descripció</text:p>
          </table:table-cell>
          <table:table-cell table:style-name="Tabla4.F2" office:value-type="string">
            <text:p text:style-name="P9">Comentaris</text:p>
          </table:table-cell>
        </table:table-row>
        <table:table-row table:style-name="Tabla4.1">
          <table:table-cell table:style-name="Tabla4.A3" office:value-type="string">
            <text:p text:style-name="P8">destino</text:p>
          </table:table-cell>
          <table:table-cell table:style-name="Tabla4.A3" office:value-type="string">
            <text:p text:style-name="P8">Cadena</text:p>
          </table:table-cell>
          <table:table-cell table:style-name="Tabla4.C3" office:value-type="float" office:value="1">
            <text:p text:style-name="P8">1</text:p>
          </table:table-cell>
          <table:table-cell table:style-name="Tabla4.C3" office:value-type="float" office:value="21">
            <text:p text:style-name="P8">21</text:p>
          </table:table-cell>
          <table:table-cell table:style-name="Tabla4.A3" office:value-type="string">
            <text:p text:style-name="P8">Codi DIR3 de l'òrgan destinatari de l'assentament.</text:p>
          </table:table-cell>
          <table:table-cell table:style-name="Tabla4.F4" office:value-type="string">
            <text:p text:style-name="P8">Ha d'estar en estat vigent.</text:p>
          </table:table-cell>
        </table:table-row>
        <table:table-row table:style-name="Tabla4.1">
          <table:table-cell table:style-name="Tabla4.A3" office:value-type="string">
            <text:p text:style-name="P8">assentament</text:p>
          </table:table-cell>
          <table:table-cell table:style-name="Tabla4.A3" office:value-type="string">
            <text:p text:style-name="P9">RegistroWs</text:p>
          </table:table-cell>
          <table:table-cell table:style-name="Tabla4.C3" office:value-type="float" office:value="1">
            <text:p text:style-name="P8">1</text:p>
          </table:table-cell>
          <table:table-cell table:style-name="Tabla4.A3" office:value-type="string">
            <text:p text:style-name="P8">Var</text:p>
          </table:table-cell>
          <table:table-cell table:style-name="Tabla4.A3" office:value-type="string">
            <text:p text:style-name="P8">Dades de l'assentament</text:p>
          </table:table-cell>
          <table:table-cell table:style-name="Tabla4.F4" office:value-type="string">
            <text:p text:style-name="P8"/>
          </table:table-cell>
        </table:table-row>
      </table:table>
      <text:h text:style-name="Heading_20_2" text:outline-level="2">Assentament de Sortida (RegistroSalidaWs)</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6">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9">Camp</text:p>
          </table:table-cell>
          <table:table-cell table:style-name="Tabla6.A2" office:value-type="string">
            <text:p text:style-name="P9">Tipus</text:p>
          </table:table-cell>
          <table:table-cell table:style-name="Tabla6.A2" office:value-type="string">
            <text:p text:style-name="P9">Car</text:p>
          </table:table-cell>
          <table:table-cell table:style-name="Tabla6.A2" office:value-type="string">
            <text:p text:style-name="P9">Lon</text:p>
          </table:table-cell>
          <table:table-cell table:style-name="Tabla6.A2" office:value-type="string">
            <text:p text:style-name="P9">Descripció</text:p>
          </table:table-cell>
          <table:table-cell table:style-name="Tabla6.F2" office:value-type="string">
            <text:p text:style-name="P9">Comentaris</text:p>
          </table:table-cell>
        </table:table-row>
        <table:table-row table:style-name="Tabla6.1">
          <table:table-cell table:style-name="Tabla6.A3" office:value-type="string">
            <text:p text:style-name="P8">origen</text:p>
          </table:table-cell>
          <table:table-cell table:style-name="Tabla6.A3" office:value-type="string">
            <text:p text:style-name="P8">Cadena</text:p>
          </table:table-cell>
          <table:table-cell table:style-name="Tabla6.C3" office:value-type="float" office:value="1">
            <text:p text:style-name="P8">1</text:p>
          </table:table-cell>
          <table:table-cell table:style-name="Tabla6.C3" office:value-type="float" office:value="21">
            <text:p text:style-name="P8">21</text:p>
          </table:table-cell>
          <table:table-cell table:style-name="Tabla6.A3" office:value-type="string">
            <text:p text:style-name="P8">Codi DIR3 de l'òrgan emissor de l'assentament.</text:p>
          </table:table-cell>
          <table:table-cell table:style-name="Tabla6.F4" office:value-type="string">
            <text:p text:style-name="P8">Ha d'estar en estat vigent.</text:p>
          </table:table-cell>
        </table:table-row>
        <table:table-row table:style-name="Tabla6.1">
          <table:table-cell table:style-name="Tabla6.A3" office:value-type="string">
            <text:p text:style-name="P8">assentament</text:p>
          </table:table-cell>
          <table:table-cell table:style-name="Tabla6.A3" office:value-type="string">
            <text:p text:style-name="P8">RegistroWs</text:p>
          </table:table-cell>
          <table:table-cell table:style-name="Tabla6.C3" office:value-type="float" office:value="1">
            <text:p text:style-name="P8">1</text:p>
          </table:table-cell>
          <table:table-cell table:style-name="Tabla6.A3" office:value-type="string">
            <text:p text:style-name="P8">Var</text:p>
          </table:table-cell>
          <table:table-cell table:style-name="Tabla6.A3" office:value-type="string">
            <text:p text:style-name="P8">Dades de l'assentament</text:p>
          </table:table-cell>
          <table:table-cell table:style-name="Tabla6.F4" office:value-type="string">
            <text:p text:style-name="P8"/>
          </table:table-cell>
        </table:table-row>
      </table:table>
      <text:h text:style-name="Heading_20_2" text:outline-level="2">Assentament genèric (RegistroWs)</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6">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9">Camp</text:p>
          </table:table-cell>
          <table:table-cell table:style-name="Tabla30.B2" office:value-type="string">
            <text:p text:style-name="P9">Tipus</text:p>
          </table:table-cell>
          <table:table-cell table:style-name="Tabla30.C2" office:value-type="string">
            <text:p text:style-name="P9">Car</text:p>
          </table:table-cell>
          <table:table-cell table:style-name="Tabla30.D2" office:value-type="string">
            <text:p text:style-name="P9">Lon</text:p>
          </table:table-cell>
          <table:table-cell table:style-name="Tabla30.E2" office:value-type="string">
            <text:p text:style-name="P9">Descripció</text:p>
          </table:table-cell>
          <table:table-cell table:style-name="Tabla30.F2" office:value-type="string">
            <text:p text:style-name="P9">Comentaris</text:p>
          </table:table-cell>
        </table:table-row>
        <table:table-row table:style-name="Tabla30.3">
          <table:table-cell table:style-name="Tabla30.A25" office:value-type="string">
            <text:p text:style-name="P14">numero</text:p>
          </table:table-cell>
          <table:table-cell table:style-name="Tabla30.B25" office:value-type="string">
            <text:p text:style-name="P14">Numèric</text:p>
          </table:table-cell>
          <table:table-cell table:style-name="Tabla30.C3" office:value-type="float" office:value="1">
            <text:p text:style-name="P14">1</text:p>
          </table:table-cell>
          <table:table-cell table:style-name="Tabla30.D3">
            <text:p text:style-name="P14"/>
          </table:table-cell>
          <table:table-cell table:style-name="Tabla30.E25" office:value-type="string">
            <text:p text:style-name="P14"/>
          </table:table-cell>
          <table:table-cell table:style-name="Tabla30.F25" office:value-type="string">
            <text:p text:style-name="P18"/>
          </table:table-cell>
        </table:table-row>
        <table:table-row table:style-name="Tabla30.4">
          <table:table-cell table:style-name="Tabla30.A25" office:value-type="string">
            <text:p text:style-name="P14">fecha</text:p>
          </table:table-cell>
          <table:table-cell table:style-name="Tabla30.B25" office:value-type="string">
            <text:p text:style-name="P14">Data</text:p>
          </table:table-cell>
          <table:table-cell table:style-name="Tabla30.C25" office:value-type="string">
            <text:p text:style-name="P15">0..1</text:p>
          </table:table-cell>
          <table:table-cell table:style-name="Tabla30.D4" office:value-type="float" office:value="14">
            <text:p text:style-name="P15">14</text:p>
          </table:table-cell>
          <table:table-cell table:style-name="Tabla30.E25" office:value-type="string">
            <text:p text:style-name="P15">Data del assentament</text:p>
          </table:table-cell>
          <table:table-cell table:style-name="Tabla30.F25" office:value-type="string">
            <text:p text:style-name="P18"/>
          </table:table-cell>
        </table:table-row>
        <table:table-row table:style-name="Tabla30.5">
          <table:table-cell table:style-name="Tabla30.A25" office:value-type="string">
            <text:p text:style-name="P14">numeroRegistroFormateado</text:p>
          </table:table-cell>
          <table:table-cell table:style-name="Tabla30.B25" office:value-type="string">
            <text:p text:style-name="P14">Cadena</text:p>
          </table:table-cell>
          <table:table-cell table:style-name="Tabla30.C25" office:value-type="string">
            <text:p text:style-name="P14">0..1</text:p>
          </table:table-cell>
          <table:table-cell table:style-name="Tabla30.D14" office:value-type="string">
            <text:p text:style-name="P14">Var</text:p>
          </table:table-cell>
          <table:table-cell table:style-name="Tabla30.E25" office:value-type="string">
            <text:p text:style-name="P14"/>
          </table:table-cell>
          <table:table-cell table:style-name="Tabla30.F25" office:value-type="string">
            <text:p text:style-name="P18"/>
          </table:table-cell>
        </table:table-row>
        <table:table-row table:style-name="Tabla30.6">
          <table:table-cell table:style-name="Tabla30.A25" office:value-type="string">
            <text:p text:style-name="P8">oficina</text:p>
          </table:table-cell>
          <table:table-cell table:style-name="Tabla30.B25" office:value-type="string">
            <text:p text:style-name="P8">Cadena</text:p>
          </table:table-cell>
          <table:table-cell table:style-name="Tabla30.C6" office:value-type="float" office:value="1">
            <text:p text:style-name="P8">1</text:p>
          </table:table-cell>
          <table:table-cell table:style-name="Tabla30.D6" office:value-type="float" office:value="21">
            <text:p text:style-name="P8">21</text:p>
          </table:table-cell>
          <table:table-cell table:style-name="Tabla30.E25" office:value-type="string">
            <text:p text:style-name="P8">Codi DIR3 de l'entitat registral on es registre l'assentament</text:p>
          </table:table-cell>
          <table:table-cell table:style-name="Tabla30.F25" office:value-type="string">
            <text:p text:style-name="P8">Ha d'estar en estat vigent.</text:p>
          </table:table-cell>
        </table:table-row>
        <table:table-row table:style-name="Tabla30.7">
          <table:table-cell table:style-name="Tabla30.A25" office:value-type="string">
            <text:p text:style-name="P3">libro</text:p>
          </table:table-cell>
          <table:table-cell table:style-name="Tabla30.B25" office:value-type="string">
            <text:p text:style-name="P3">Cadena</text:p>
          </table:table-cell>
          <table:table-cell table:style-name="Tabla30.C7" office:value-type="float" office:value="1">
            <text:p text:style-name="P8">1</text:p>
          </table:table-cell>
          <table:table-cell table:style-name="Tabla30.D7" office:value-type="float" office:value="4">
            <text:p text:style-name="P8">4</text:p>
          </table:table-cell>
          <table:table-cell table:style-name="Tabla30.E25" office:value-type="string">
            <text:p text:style-name="P8">Codi del llibre al qual fer l'assentament.</text:p>
          </table:table-cell>
          <table:table-cell table:style-name="Tabla30.F25" office:value-type="string">
            <text:p text:style-name="P8">Ha d'estar en estat vigent.</text:p>
          </table:table-cell>
        </table:table-row>
        <table:table-row table:style-name="Tabla30.8">
          <table:table-cell table:style-name="Tabla30.A25" office:value-type="string">
            <text:p text:style-name="P8">interessat</text:p>
          </table:table-cell>
          <table:table-cell table:style-name="Tabla30.B25" office:value-type="string">
            <text:p text:style-name="P8">InteresadoWs</text:p>
          </table:table-cell>
          <table:table-cell table:style-name="Tabla30.C25" office:value-type="string">
            <text:p text:style-name="P8">1..n</text:p>
          </table:table-cell>
          <table:table-cell table:style-name="Tabla30.D14" office:value-type="string">
            <text:p text:style-name="P8">Var</text:p>
          </table:table-cell>
          <table:table-cell table:style-name="Tabla30.E25" office:value-type="string">
            <text:p text:style-name="P8">Dades de l'interessat en l'assentament</text:p>
          </table:table-cell>
          <table:table-cell table:style-name="Tabla30.F25" office:value-type="string">
            <text:p text:style-name="P8">Pot haver-n'hi més d'1.</text:p>
          </table:table-cell>
        </table:table-row>
        <table:table-row table:style-name="Tabla30.9">
          <table:table-cell table:style-name="Tabla30.A25" office:value-type="string">
            <text:p text:style-name="P3">extracto</text:p>
          </table:table-cell>
          <table:table-cell table:style-name="Tabla30.B25" office:value-type="string">
            <text:p text:style-name="P3">Cadena</text:p>
          </table:table-cell>
          <table:table-cell table:style-name="Tabla30.C9" office:value-type="float" office:value="1">
            <text:p text:style-name="P8">1</text:p>
          </table:table-cell>
          <table:table-cell table:style-name="Tabla30.D9" office:value-type="float" office:value="240">
            <text:p text:style-name="P8">240</text:p>
          </table:table-cell>
          <table:table-cell table:style-name="Tabla30.E25" office:value-type="string">
            <text:p text:style-name="P8">Extracte o resum de l'assentament</text:p>
          </table:table-cell>
          <table:table-cell table:style-name="Tabla30.F25" office:value-type="string">
            <text:p text:style-name="P8">Texte</text:p>
          </table:table-cell>
        </table:table-row>
        <table:table-row table:style-name="Tabla30.10">
          <table:table-cell table:style-name="Tabla30.A25" office:value-type="string">
            <text:p text:style-name="P3">tipoAsunto</text:p>
          </table:table-cell>
          <table:table-cell table:style-name="Tabla30.B25" office:value-type="string">
            <text:p text:style-name="P3">Cadena</text:p>
          </table:table-cell>
          <table:table-cell table:style-name="Tabla30.C10" office:value-type="float" office:value="1">
            <text:p text:style-name="P8">1</text:p>
          </table:table-cell>
          <table:table-cell table:style-name="Tabla30.D10" office:value-type="float" office:value="16">
            <text:p text:style-name="P8">16</text:p>
          </table:table-cell>
          <table:table-cell table:style-name="Tabla30.E25" office:value-type="string">
            <text:p text:style-name="P8">Codi del tipus assumpte</text:p>
          </table:table-cell>
          <table:table-cell table:style-name="Tabla30.F25" office:value-type="string">
            <text:p text:style-name="P8">Camp tipificat. Exposat al servei obtenirAssumptes.</text:p>
          </table:table-cell>
        </table:table-row>
        <table:table-row table:style-name="Tabla30.11">
          <table:table-cell table:style-name="Tabla30.A25" office:value-type="string">
            <text:p text:style-name="P3">codigoAsunto</text:p>
          </table:table-cell>
          <table:table-cell table:style-name="Tabla30.B25" office:value-type="string">
            <text:p text:style-name="P3">Cadena</text:p>
          </table:table-cell>
          <table:table-cell table:style-name="Tabla30.C25" office:value-type="string">
            <text:p text:style-name="P8">0..1</text:p>
          </table:table-cell>
          <table:table-cell table:style-name="Tabla30.D11" office:value-type="float" office:value="16">
            <text:p text:style-name="P8">16</text:p>
          </table:table-cell>
          <table:table-cell table:style-name="Tabla30.E25" office:value-type="string">
            <text:p text:style-name="P8">Codi de l'assumpte en destí</text:p>
          </table:table-cell>
          <table:table-cell table:style-name="Tabla30.F25" office:value-type="string">
            <text:p text:style-name="P8">Camp tipificat. Exposat al servei obtenirAssumptes.</text:p>
          </table:table-cell>
        </table:table-row>
        <table:table-row table:style-name="Tabla30.12">
          <table:table-cell table:style-name="Tabla30.A25" office:value-type="string">
            <text:p text:style-name="P3">refExterna</text:p>
          </table:table-cell>
          <table:table-cell table:style-name="Tabla30.B25" office:value-type="string">
            <text:p text:style-name="P3">Cadena</text:p>
          </table:table-cell>
          <table:table-cell table:style-name="Tabla30.C25" office:value-type="string">
            <text:p text:style-name="P8">0..1</text:p>
          </table:table-cell>
          <table:table-cell table:style-name="Tabla30.D12" office:value-type="float" office:value="16">
            <text:p text:style-name="P8">16</text:p>
          </table:table-cell>
          <table:table-cell table:style-name="Tabla30.E25" office:value-type="string">
            <text:p text:style-name="P8">Referència externa a qualque element de l'assentament</text:p>
          </table:table-cell>
          <table:table-cell table:style-name="Tabla30.F25" office:value-type="string">
            <text:p text:style-name="P8"/>
          </table:table-cell>
        </table:table-row>
        <table:table-row table:style-name="Tabla30.13">
          <table:table-cell table:style-name="Tabla30.A25" office:value-type="string">
            <text:p text:style-name="P3">numExpediente</text:p>
          </table:table-cell>
          <table:table-cell table:style-name="Tabla30.B25" office:value-type="string">
            <text:p text:style-name="P3">Cadena</text:p>
          </table:table-cell>
          <table:table-cell table:style-name="Tabla30.C25" office:value-type="string">
            <text:p text:style-name="P8">0..1</text:p>
          </table:table-cell>
          <table:table-cell table:style-name="Tabla30.D13" office:value-type="float" office:value="80">
            <text:p text:style-name="P8">80</text:p>
          </table:table-cell>
          <table:table-cell table:style-name="Tabla30.E25" office:value-type="string">
            <text:p text:style-name="P8">Referència al nombre d'expedient de l'assentament</text:p>
          </table:table-cell>
          <table:table-cell table:style-name="Tabla30.F25" office:value-type="string">
            <text:p text:style-name="P8"/>
          </table:table-cell>
        </table:table-row>
        <table:table-row table:style-name="Tabla30.14">
          <table:table-cell table:style-name="Tabla30.A25" office:value-type="string">
            <text:p text:style-name="P3">anexo</text:p>
          </table:table-cell>
          <table:table-cell table:style-name="Tabla30.B25" office:value-type="string">
            <text:p text:style-name="P8">AnexoWs</text:p>
          </table:table-cell>
          <table:table-cell table:style-name="Tabla30.C25" office:value-type="string">
            <text:p text:style-name="P8">0..n</text:p>
          </table:table-cell>
          <table:table-cell table:style-name="Tabla30.D14" office:value-type="string">
            <text:p text:style-name="P8">Var</text:p>
          </table:table-cell>
          <table:table-cell table:style-name="Tabla30.E25" office:value-type="string">
            <text:p text:style-name="P8">Fitxers annexes a l'assentament</text:p>
          </table:table-cell>
          <table:table-cell table:style-name="Tabla30.F25" office:value-type="string">
            <text:p text:style-name="P8"/>
          </table:table-cell>
        </table:table-row>
        <table:table-row table:style-name="Tabla30.15">
          <table:table-cell table:style-name="Tabla30.A25" office:value-type="string">
            <text:p text:style-name="P3">idioma</text:p>
          </table:table-cell>
          <table:table-cell table:style-name="Tabla30.B25" office:value-type="string">
            <text:p text:style-name="P3">Cadena</text:p>
          </table:table-cell>
          <table:table-cell table:style-name="Tabla30.C15" office:value-type="float" office:value="1">
            <text:p text:style-name="P8">1</text:p>
          </table:table-cell>
          <table:table-cell table:style-name="Tabla30.D15" office:value-type="float" office:value="2">
            <text:p text:style-name="P8">2</text:p>
          </table:table-cell>
          <table:table-cell table:style-name="Tabla30.E25" office:value-type="string">
            <text:p text:style-name="P8">Codi de l'idioma en què es fa l'assentament</text:p>
          </table:table-cell>
          <table:table-cell table:style-name="Tabla30.F25" office:value-type="string">
            <text:p text:style-name="P8">Codi ISO-639-1</text:p>
          </table:table-cell>
        </table:table-row>
        <text:soft-page-break/>
        <table:table-row table:style-name="Tabla30.16">
          <table:table-cell table:style-name="Tabla30.A25" office:value-type="string">
            <text:p text:style-name="P3">tipoTransporte</text:p>
          </table:table-cell>
          <table:table-cell table:style-name="Tabla30.B25" office:value-type="string">
            <text:p text:style-name="P3">Cadena</text:p>
          </table:table-cell>
          <table:table-cell table:style-name="Tabla30.C25" office:value-type="string">
            <text:p text:style-name="P8">0..1</text:p>
          </table:table-cell>
          <table:table-cell table:style-name="Tabla30.D16" office:value-type="float" office:value="2">
            <text:p text:style-name="P8">2</text:p>
          </table:table-cell>
          <table:table-cell table:style-name="Tabla30.E25" office:value-type="string">
            <text:p text:style-name="P8">Codi SICRES3 del segment internos – tipo transporte</text:p>
          </table:table-cell>
          <table:table-cell table:style-name="Tabla30.F25" office:value-type="string">
            <text:p text:style-name="P3"/>
          </table:table-cell>
        </table:table-row>
        <table:table-row table:style-name="Tabla30.17">
          <table:table-cell table:style-name="Tabla30.A25" office:value-type="string">
            <text:p text:style-name="P3">numTransporte</text:p>
          </table:table-cell>
          <table:table-cell table:style-name="Tabla30.B25" office:value-type="string">
            <text:p text:style-name="P3">Cadena</text:p>
          </table:table-cell>
          <table:table-cell table:style-name="Tabla30.C25" office:value-type="string">
            <text:p text:style-name="P8">0..1</text:p>
          </table:table-cell>
          <table:table-cell table:style-name="Tabla30.D17" office:value-type="float" office:value="20">
            <text:p text:style-name="P8">20</text:p>
          </table:table-cell>
          <table:table-cell table:style-name="Tabla30.E25" office:value-type="string">
            <text:p text:style-name="P8">Número del transport</text:p>
          </table:table-cell>
          <table:table-cell table:style-name="Tabla30.F25" office:value-type="string">
            <text:p text:style-name="P3"/>
          </table:table-cell>
        </table:table-row>
        <table:table-row table:style-name="Tabla30.18">
          <table:table-cell table:style-name="Tabla30.A25" office:value-type="string">
            <text:p text:style-name="P3">codigoUsuario</text:p>
          </table:table-cell>
          <table:table-cell table:style-name="Tabla30.B25" office:value-type="string">
            <text:p text:style-name="P3">Cadena</text:p>
          </table:table-cell>
          <table:table-cell table:style-name="Tabla30.C18" office:value-type="float" office:value="1">
            <text:p text:style-name="P8">1</text:p>
          </table:table-cell>
          <table:table-cell table:style-name="Tabla30.D18" office:value-type="float" office:value="80">
            <text:p text:style-name="P8">80</text:p>
          </table:table-cell>
          <table:table-cell table:style-name="Tabla30.E25" office:value-type="string">
            <text:p text:style-name="P8">Nom de l'usuari que fa l'assentament</text:p>
          </table:table-cell>
          <table:table-cell table:style-name="Tabla30.F25" office:value-type="string">
            <text:p text:style-name="P3">Si és un registre electrònic serà el nom de l'aplicació</text:p>
          </table:table-cell>
        </table:table-row>
        <table:table-row table:style-name="Tabla30.19">
          <table:table-cell table:style-name="Tabla30.A25" office:value-type="string">
            <text:p text:style-name="P3">contactoUsuario</text:p>
          </table:table-cell>
          <table:table-cell table:style-name="Tabla30.B25" office:value-type="string">
            <text:p text:style-name="P3">Cadena</text:p>
          </table:table-cell>
          <table:table-cell table:style-name="Tabla30.C25" office:value-type="string">
            <text:p text:style-name="P8">0..1</text:p>
          </table:table-cell>
          <table:table-cell table:style-name="Tabla30.D19" office:value-type="float" office:value="160">
            <text:p text:style-name="P8">160</text:p>
          </table:table-cell>
          <table:table-cell table:style-name="Tabla30.E25" office:value-type="string">
            <text:p text:style-name="P8">Contacte de l'usuari d'origen</text:p>
          </table:table-cell>
          <table:table-cell table:style-name="Tabla30.F25" office:value-type="string">
            <text:p text:style-name="P3">Si és un registre electrònic serà el responsable del tràmit.</text:p>
          </table:table-cell>
        </table:table-row>
        <table:table-row table:style-name="Tabla30.20">
          <table:table-cell table:style-name="Tabla30.A25" office:value-type="string">
            <text:p text:style-name="P3">aplicacion</text:p>
          </table:table-cell>
          <table:table-cell table:style-name="Tabla30.B25" office:value-type="string">
            <text:p text:style-name="P3">Cadena</text:p>
          </table:table-cell>
          <table:table-cell table:style-name="Tabla30.C25" office:value-type="string">
            <text:p text:style-name="P8">0..1</text:p>
          </table:table-cell>
          <table:table-cell table:style-name="Tabla30.D20" office:value-type="float" office:value="20">
            <text:p text:style-name="P8">20</text:p>
          </table:table-cell>
          <table:table-cell table:style-name="Tabla30.E25" office:value-type="string">
            <text:p text:style-name="P8">Codi de l'aplicació que fa l'assentament</text:p>
          </table:table-cell>
          <table:table-cell table:style-name="Tabla30.F25" office:value-type="string">
            <text:p text:style-name="P3"/>
          </table:table-cell>
        </table:table-row>
        <table:table-row table:style-name="Tabla30.21">
          <table:table-cell table:style-name="Tabla30.A25" office:value-type="string">
            <text:p text:style-name="P3">version</text:p>
          </table:table-cell>
          <table:table-cell table:style-name="Tabla30.B25" office:value-type="string">
            <text:p text:style-name="P3">Cadena</text:p>
          </table:table-cell>
          <table:table-cell table:style-name="Tabla30.C25" office:value-type="string">
            <text:p text:style-name="P8">0..1</text:p>
          </table:table-cell>
          <table:table-cell table:style-name="Tabla30.D21" office:value-type="float" office:value="15">
            <text:p text:style-name="P8">15</text:p>
          </table:table-cell>
          <table:table-cell table:style-name="Tabla30.E25" office:value-type="string">
            <text:p text:style-name="P8">Versió de l'aplicació que fa l'assentament</text:p>
          </table:table-cell>
          <table:table-cell table:style-name="Tabla30.F25" office:value-type="string">
            <text:p text:style-name="P3"/>
          </table:table-cell>
        </table:table-row>
        <table:table-row table:style-name="Tabla30.22">
          <table:table-cell table:style-name="Tabla30.A25" office:value-type="string">
            <text:p text:style-name="P3">docFisica</text:p>
          </table:table-cell>
          <table:table-cell table:style-name="Tabla30.B25" office:value-type="string">
            <text:p text:style-name="P3">Cadena</text:p>
          </table:table-cell>
          <table:table-cell table:style-name="Tabla30.C22" office:value-type="float" office:value="1">
            <text:p text:style-name="P8">1</text:p>
          </table:table-cell>
          <table:table-cell table:style-name="Tabla30.D22" office:value-type="float" office:value="1">
            <text:p text:style-name="P8">1</text:p>
          </table:table-cell>
          <table:table-cell table:style-name="Tabla30.E25" office:value-type="string">
            <text:p text:style-name="P8">Codi SICRES del segment internos – Documentación física y/o soportes</text:p>
          </table:table-cell>
          <table:table-cell table:style-name="Tabla30.F25" office:value-type="string">
            <text:p text:style-name="P3"/>
          </table:table-cell>
        </table:table-row>
        <table:table-row table:style-name="Tabla30.23">
          <table:table-cell table:style-name="Tabla30.A25" office:value-type="string">
            <text:p text:style-name="P3">observaciones</text:p>
          </table:table-cell>
          <table:table-cell table:style-name="Tabla30.B25" office:value-type="string">
            <text:p text:style-name="P3">Cadena</text:p>
          </table:table-cell>
          <table:table-cell table:style-name="Tabla30.C25" office:value-type="string">
            <text:p text:style-name="P8">0..1</text:p>
          </table:table-cell>
          <table:table-cell table:style-name="Tabla30.D23" office:value-type="float" office:value="50">
            <text:p text:style-name="P8">50</text:p>
          </table:table-cell>
          <table:table-cell table:style-name="Tabla30.E25" office:value-type="string">
            <text:p text:style-name="P8">Observacions de l'assentament.</text:p>
          </table:table-cell>
          <table:table-cell table:style-name="Tabla30.F25" office:value-type="string">
            <text:p text:style-name="P3"/>
          </table:table-cell>
        </table:table-row>
        <table:table-row table:style-name="Tabla30.24">
          <table:table-cell table:style-name="Tabla30.A25" office:value-type="string">
            <text:p text:style-name="P3">expone</text:p>
          </table:table-cell>
          <table:table-cell table:style-name="Tabla30.B25" office:value-type="string">
            <text:p text:style-name="P3">Cadena</text:p>
          </table:table-cell>
          <table:table-cell table:style-name="Tabla30.C25" office:value-type="string">
            <text:p text:style-name="P8">0..1</text:p>
          </table:table-cell>
          <table:table-cell table:style-name="Tabla30.D24" office:value-type="float" office:value="4000">
            <text:p text:style-name="P8">4000</text:p>
          </table:table-cell>
          <table:table-cell table:style-name="Tabla30.E25" office:value-type="string">
            <text:p text:style-name="P8">Exposició de fets</text:p>
          </table:table-cell>
          <table:table-cell table:style-name="Tabla30.F25" office:value-type="string">
            <text:p text:style-name="P3">Només si sol·licitud genèrica electrònica </text:p>
          </table:table-cell>
        </table:table-row>
        <table:table-row table:style-name="Tabla30.25">
          <table:table-cell table:style-name="Tabla30.A25" office:value-type="string">
            <text:p text:style-name="P3">solicita</text:p>
          </table:table-cell>
          <table:table-cell table:style-name="Tabla30.B25" office:value-type="string">
            <text:p text:style-name="P3">Cadena</text:p>
          </table:table-cell>
          <table:table-cell table:style-name="Tabla30.C25" office:value-type="string">
            <text:p text:style-name="P8">0..1</text:p>
          </table:table-cell>
          <table:table-cell table:style-name="Tabla30.D25" office:value-type="float" office:value="4000">
            <text:p text:style-name="P8">4000</text:p>
          </table:table-cell>
          <table:table-cell table:style-name="Tabla30.E25" office:value-type="string">
            <text:p text:style-name="P8">Objecte de la sol·licitud</text:p>
          </table:table-cell>
          <table:table-cell table:style-name="Tabla30.F25" office:value-type="string">
            <text:p text:style-name="P3">Només si sol·licitud genèrica electrònica</text:p>
          </table:table-cell>
        </table:table-row>
      </table:table>
      <text:h text:style-name="Heading_20_2" text:outline-level="2"/>
      <text:h text:style-name="Heading_20_2" text:outline-level="2">Interessat (InteresadoWs)</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6">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9">Camp</text:p>
          </table:table-cell>
          <table:table-cell table:style-name="Tabla32.B2" office:value-type="string">
            <text:p text:style-name="P9">Tipus</text:p>
          </table:table-cell>
          <table:table-cell table:style-name="Tabla32.C2" office:value-type="string">
            <text:p text:style-name="P9">Car</text:p>
          </table:table-cell>
          <table:table-cell table:style-name="Tabla32.D2" office:value-type="string">
            <text:p text:style-name="P9">Lon</text:p>
          </table:table-cell>
          <table:table-cell table:style-name="Tabla32.E2" office:value-type="string">
            <text:p text:style-name="P9">Descripció</text:p>
          </table:table-cell>
          <table:table-cell table:style-name="Tabla32.F2" office:value-type="string">
            <text:p text:style-name="P9">Comentaris</text:p>
          </table:table-cell>
        </table:table-row>
        <table:table-row table:style-name="Tabla32.3">
          <table:table-cell table:style-name="Tabla32.A4" office:value-type="string">
            <text:p text:style-name="P8">interesado</text:p>
          </table:table-cell>
          <table:table-cell table:style-name="Tabla32.B4" office:value-type="string">
            <text:p text:style-name="P9">DatosInteresadoWs</text:p>
          </table:table-cell>
          <table:table-cell table:style-name="Tabla32.C3" office:value-type="float" office:value="1">
            <text:p text:style-name="P8">1</text:p>
          </table:table-cell>
          <table:table-cell table:style-name="Tabla32.D4" office:value-type="string">
            <text:p text:style-name="P8">Var</text:p>
          </table:table-cell>
          <table:table-cell table:style-name="Tabla32.E4" office:value-type="string">
            <text:p text:style-name="P8">Dades de l'interessat</text:p>
          </table:table-cell>
          <table:table-cell table:style-name="Tabla32.F4" office:value-type="string">
            <text:p text:style-name="P8"/>
          </table:table-cell>
        </table:table-row>
        <table:table-row table:style-name="Tabla32.4">
          <table:table-cell table:style-name="Tabla32.A4" office:value-type="string">
            <text:p text:style-name="P8">representante</text:p>
          </table:table-cell>
          <table:table-cell table:style-name="Tabla32.B4" office:value-type="string">
            <text:p text:style-name="P9">DatosInteresadoWs</text:p>
          </table:table-cell>
          <table:table-cell table:style-name="Tabla32.C4" office:value-type="string">
            <text:p text:style-name="P8">0..1</text:p>
          </table:table-cell>
          <table:table-cell table:style-name="Tabla32.D4" office:value-type="string">
            <text:p text:style-name="P8">Var</text:p>
          </table:table-cell>
          <table:table-cell table:style-name="Tabla32.E4" office:value-type="string">
            <text:p text:style-name="P8">Dades del representant associat a aquest interessat</text:p>
          </table:table-cell>
          <table:table-cell table:style-name="Tabla32.F4" office:value-type="string">
            <text:p text:style-name="P8"/>
          </table:table-cell>
        </table:table-row>
      </table:table>
      <text:h text:style-name="Heading_20_2" text:outline-level="2"/>
      <text:h text:style-name="Heading_20_2" text:outline-level="2">Dades Interessat (DatosInteresadoWs)</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6">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9">Camp</text:p>
          </table:table-cell>
          <table:table-cell table:style-name="Tabla33.B2" office:value-type="string">
            <text:p text:style-name="P9">Tipus</text:p>
          </table:table-cell>
          <table:table-cell table:style-name="Tabla33.C2" office:value-type="string">
            <text:p text:style-name="P9">Car</text:p>
          </table:table-cell>
          <table:table-cell table:style-name="Tabla33.D2" office:value-type="string">
            <text:p text:style-name="P9">Lon</text:p>
          </table:table-cell>
          <table:table-cell table:style-name="Tabla33.E2" office:value-type="string">
            <text:p text:style-name="P9">Descripció</text:p>
          </table:table-cell>
          <table:table-cell table:style-name="Tabla33.F2" office:value-type="string">
            <text:p text:style-name="P9">Comentaris</text:p>
          </table:table-cell>
        </table:table-row>
        <table:table-row table:style-name="Tabla33.3">
          <table:table-cell table:style-name="Tabla33.A19" office:value-type="string">
            <text:p text:style-name="P8">tipoInteresado</text:p>
          </table:table-cell>
          <table:table-cell table:style-name="Tabla33.B19" office:value-type="string">
            <text:p text:style-name="P8">Long</text:p>
          </table:table-cell>
          <table:table-cell table:style-name="Tabla33.C3" office:value-type="float" office:value="1">
            <text:p text:style-name="P8">1</text:p>
          </table:table-cell>
          <table:table-cell table:style-name="Tabla33.D3" office:value-type="float" office:value="1">
            <text:p text:style-name="P8">1</text:p>
          </table:table-cell>
          <table:table-cell table:style-name="Tabla33.E19" office:value-type="string">
            <text:p text:style-name="P3">Figura jurídica de la persona</text:p>
          </table:table-cell>
          <table:table-cell table:style-name="Tabla33.F19" office:value-type="string">
            <text:p text:style-name="P7">'1' = Administració.</text:p>
            <text:p text:style-name="P7">'2' = Persona física .</text:p>
            <text:p text:style-name="P8">'3' = Persona jurídica .</text:p>
          </table:table-cell>
        </table:table-row>
        <table:table-row table:style-name="Tabla33.4">
          <table:table-cell table:style-name="Tabla33.A19" office:value-type="string">
            <text:p text:style-name="P3">tipoDocumentoIdentificacion</text:p>
          </table:table-cell>
          <table:table-cell table:style-name="Tabla33.B19" office:value-type="string">
            <text:p text:style-name="P8">Cadena</text:p>
          </table:table-cell>
          <table:table-cell table:style-name="Tabla33.C19" office:value-type="string">
            <text:p text:style-name="P8">0..1</text:p>
          </table:table-cell>
          <table:table-cell table:style-name="Tabla33.D4" office:value-type="float" office:value="1">
            <text:p text:style-name="P8">1</text:p>
          </table:table-cell>
          <table:table-cell table:style-name="Tabla33.E19" office:value-type="string">
            <text:p text:style-name="P3">Codi SICRES del segment interesado – documento de identificacion de interesado tipo.</text:p>
          </table:table-cell>
          <table:table-cell table:style-name="Tabla33.F19" office:value-type="string">
            <text:p text:style-name="P8">Si és administració tindrà 'O'</text:p>
          </table:table-cell>
        </table:table-row>
        <table:table-row table:style-name="Tabla33.5">
          <table:table-cell table:style-name="Tabla33.A19" office:value-type="string">
            <text:p text:style-name="P3">documento</text:p>
          </table:table-cell>
          <table:table-cell table:style-name="Tabla33.B19" office:value-type="string">
            <text:p text:style-name="P8">Cadena</text:p>
          </table:table-cell>
          <table:table-cell table:style-name="Tabla33.C19" office:value-type="string">
            <text:p text:style-name="P8">0..1</text:p>
          </table:table-cell>
          <table:table-cell table:style-name="Tabla33.D5" office:value-type="float" office:value="17">
            <text:p text:style-name="P8">17</text:p>
          </table:table-cell>
          <table:table-cell table:style-name="Tabla33.E19" office:value-type="string">
            <text:p text:style-name="P3">Ha de tenir la sintaxis adecuada al tipus de document.</text:p>
          </table:table-cell>
          <table:table-cell table:style-name="Tabla33.F19" office:value-type="string">
            <text:p text:style-name="P8">Si és administració tendrà el codi DIR3</text:p>
          </table:table-cell>
        </table:table-row>
        <table:table-row table:style-name="Tabla33.6">
          <table:table-cell table:style-name="Tabla33.A19" office:value-type="string">
            <text:p text:style-name="P3">razonSocial</text:p>
          </table:table-cell>
          <table:table-cell table:style-name="Tabla33.B19" office:value-type="string">
            <text:p text:style-name="P8">Cadena</text:p>
          </table:table-cell>
          <table:table-cell table:style-name="Tabla33.C19" office:value-type="string">
            <text:p text:style-name="P8">C</text:p>
          </table:table-cell>
          <table:table-cell table:style-name="Tabla33.D6" office:value-type="float" office:value="80">
            <text:p text:style-name="P8">80</text:p>
          </table:table-cell>
          <table:table-cell table:style-name="Tabla33.E19" office:value-type="string">
            <text:p text:style-name="P3">Raó social de la persona. Si és administració descripció de l'entitat.</text:p>
          </table:table-cell>
          <table:table-cell table:style-name="Tabla33.F19" office:value-type="string">
            <text:p text:style-name="P8">Obligatori si és persona jurídica</text:p>
          </table:table-cell>
        </table:table-row>
        <table:table-row table:style-name="Tabla33.7">
          <table:table-cell table:style-name="Tabla33.A19" office:value-type="string">
            <text:p text:style-name="P3">nombre</text:p>
          </table:table-cell>
          <table:table-cell table:style-name="Tabla33.B19" office:value-type="string">
            <text:p text:style-name="P8">Cadena</text:p>
          </table:table-cell>
          <table:table-cell table:style-name="Tabla33.C19" office:value-type="string">
            <text:p text:style-name="P8">C</text:p>
          </table:table-cell>
          <table:table-cell table:style-name="Tabla33.D7" office:value-type="float" office:value="30">
            <text:p text:style-name="P8">30</text:p>
          </table:table-cell>
          <table:table-cell table:style-name="Tabla33.E19" office:value-type="string">
            <text:p text:style-name="P3">Nom de la persona si és persona física</text:p>
          </table:table-cell>
          <table:table-cell table:style-name="Tabla33.F19" office:value-type="string">
            <text:p text:style-name="P8">Obligatori si és persona física</text:p>
          </table:table-cell>
        </table:table-row>
        <table:table-row table:style-name="Tabla33.8">
          <table:table-cell table:style-name="Tabla33.A19" office:value-type="string">
            <text:p text:style-name="P3">apellido1</text:p>
          </table:table-cell>
          <table:table-cell table:style-name="Tabla33.B19" office:value-type="string">
            <text:p text:style-name="P8">Cadena</text:p>
          </table:table-cell>
          <table:table-cell table:style-name="Tabla33.C19" office:value-type="string">
            <text:p text:style-name="P8">C</text:p>
          </table:table-cell>
          <table:table-cell table:style-name="Tabla33.D8" office:value-type="float" office:value="30">
            <text:p text:style-name="P8">30</text:p>
          </table:table-cell>
          <table:table-cell table:style-name="Tabla33.E19" office:value-type="string">
            <text:p text:style-name="P3">Primer llinatge si és persona física</text:p>
          </table:table-cell>
          <table:table-cell table:style-name="Tabla33.F19" office:value-type="string">
            <text:p text:style-name="P8">Obligatori si és persona física</text:p>
          </table:table-cell>
        </table:table-row>
        <table:table-row table:style-name="Tabla33.9">
          <table:table-cell table:style-name="Tabla33.A19" office:value-type="string">
            <text:p text:style-name="P3">apellido2</text:p>
          </table:table-cell>
          <table:table-cell table:style-name="Tabla33.B19" office:value-type="string">
            <text:p text:style-name="P8">Cadena</text:p>
          </table:table-cell>
          <table:table-cell table:style-name="Tabla33.C19" office:value-type="string">
            <text:p text:style-name="P8">0..1</text:p>
          </table:table-cell>
          <table:table-cell table:style-name="Tabla33.D9" office:value-type="float" office:value="30">
            <text:p text:style-name="P8">30</text:p>
          </table:table-cell>
          <table:table-cell table:style-name="Tabla33.E19" office:value-type="string">
            <text:p text:style-name="P3">Segon llinatge si és persona física</text:p>
          </table:table-cell>
          <table:table-cell table:style-name="Tabla33.F19" office:value-type="string">
            <text:p text:style-name="P8"/>
          </table:table-cell>
        </table:table-row>
        <table:table-row table:style-name="Tabla33.10">
          <table:table-cell table:style-name="Tabla33.A19" office:value-type="string">
            <text:p text:style-name="P3">pais</text:p>
          </table:table-cell>
          <table:table-cell table:style-name="Tabla33.B19" office:value-type="string">
            <text:p text:style-name="P8">Cadena</text:p>
          </table:table-cell>
          <table:table-cell table:style-name="Tabla33.C19" office:value-type="string">
            <text:p text:style-name="P8">C</text:p>
          </table:table-cell>
          <table:table-cell table:style-name="Tabla33.D10" office:value-type="float" office:value="4">
            <text:p text:style-name="P8">4</text:p>
          </table:table-cell>
          <table:table-cell table:style-name="Tabla33.E19"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19" office:value-type="string">
            <text:p text:style-name="P8">Obligatori si canal='01'</text:p>
            <text:p text:style-name="P8">España=724</text:p>
          </table:table-cell>
        </table:table-row>
        <table:table-row table:style-name="Tabla33.11">
          <table:table-cell table:style-name="Tabla33.A19" office:value-type="string">
            <text:p text:style-name="P3">provincia</text:p>
          </table:table-cell>
          <table:table-cell table:style-name="Tabla33.B19" office:value-type="string">
            <text:p text:style-name="P8">Cadena</text:p>
          </table:table-cell>
          <table:table-cell table:style-name="Tabla33.C19" office:value-type="string">
            <text:p text:style-name="P8">C</text:p>
          </table:table-cell>
          <table:table-cell table:style-name="Tabla33.D11" office:value-type="float" office:value="2">
            <text:p text:style-name="P8">2</text:p>
          </table:table-cell>
          <table:table-cell table:style-name="Tabla33.E19"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19" office:value-type="string">
            <text:p text:style-name="P8">Obligatori si pais='0724' i <text:s/>codiPostal=null</text:p>
          </table:table-cell>
        </table:table-row>
        <text:soft-page-break/>
        <table:table-row table:style-name="Tabla33.12">
          <table:table-cell table:style-name="Tabla33.A19" office:value-type="string">
            <text:p text:style-name="P3">localidad</text:p>
          </table:table-cell>
          <table:table-cell table:style-name="Tabla33.B19" office:value-type="string">
            <text:p text:style-name="P8">Cadena</text:p>
          </table:table-cell>
          <table:table-cell table:style-name="Tabla33.C19" office:value-type="string">
            <text:p text:style-name="P8">C</text:p>
          </table:table-cell>
          <table:table-cell table:style-name="Tabla33.D12" office:value-type="float" office:value="5">
            <text:p text:style-name="P8">5</text:p>
          </table:table-cell>
          <table:table-cell table:style-name="Tabla33.E19"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19" office:value-type="string">
            <text:p text:style-name="P8">Obligatori si pais='0724' i codiPostal=null</text:p>
          </table:table-cell>
        </table:table-row>
        <table:table-row table:style-name="Tabla33.13">
          <table:table-cell table:style-name="Tabla33.A19" office:value-type="string">
            <text:p text:style-name="P3">direccion</text:p>
          </table:table-cell>
          <table:table-cell table:style-name="Tabla33.B19" office:value-type="string">
            <text:p text:style-name="P8">Cadena</text:p>
          </table:table-cell>
          <table:table-cell table:style-name="Tabla33.C19" office:value-type="string">
            <text:p text:style-name="P8">C</text:p>
          </table:table-cell>
          <table:table-cell table:style-name="Tabla33.D13" office:value-type="float" office:value="160">
            <text:p text:style-name="P8">160</text:p>
          </table:table-cell>
          <table:table-cell table:style-name="Tabla33.E19" office:value-type="string">
            <text:p text:style-name="P3">Adreça postal de la persona</text:p>
          </table:table-cell>
          <table:table-cell table:style-name="Tabla33.F19" office:value-type="string">
            <text:p text:style-name="P8">Obligatori si canal='01'</text:p>
          </table:table-cell>
        </table:table-row>
        <table:table-row table:style-name="Tabla33.14">
          <table:table-cell table:style-name="Tabla33.A19" office:value-type="string">
            <text:p text:style-name="P3">cp</text:p>
          </table:table-cell>
          <table:table-cell table:style-name="Tabla33.B19" office:value-type="string">
            <text:p text:style-name="P8">Cadena</text:p>
          </table:table-cell>
          <table:table-cell table:style-name="Tabla33.C19" office:value-type="string">
            <text:p text:style-name="P8">C</text:p>
          </table:table-cell>
          <table:table-cell table:style-name="Tabla33.D14" office:value-type="float" office:value="5">
            <text:p text:style-name="P8">5</text:p>
          </table:table-cell>
          <table:table-cell table:style-name="Tabla33.E19" office:value-type="string">
            <text:p text:style-name="P3">Municipi de la persona segons catàleg de l'annex de l'OM del padró. Publicat a DIR3</text:p>
          </table:table-cell>
          <table:table-cell table:style-name="Tabla33.F19" office:value-type="string">
            <text:p text:style-name="P8">Obligatori si pais='0724' i provincia=null i municipi=null.</text:p>
          </table:table-cell>
        </table:table-row>
        <table:table-row table:style-name="Tabla33.15">
          <table:table-cell table:style-name="Tabla33.A19" office:value-type="string">
            <text:p text:style-name="P3">email</text:p>
          </table:table-cell>
          <table:table-cell table:style-name="Tabla33.B19" office:value-type="string">
            <text:p text:style-name="P8">Cadena</text:p>
          </table:table-cell>
          <table:table-cell table:style-name="Tabla33.C19" office:value-type="string">
            <text:p text:style-name="P8">0..1</text:p>
          </table:table-cell>
          <table:table-cell table:style-name="Tabla33.D15" office:value-type="float" office:value="160">
            <text:p text:style-name="P8">160</text:p>
          </table:table-cell>
          <table:table-cell table:style-name="Tabla33.E19" office:value-type="string">
            <text:p text:style-name="P3">Email de la persona</text:p>
          </table:table-cell>
          <table:table-cell table:style-name="Tabla33.F19" office:value-type="string">
            <text:p text:style-name="P8"/>
          </table:table-cell>
        </table:table-row>
        <table:table-row table:style-name="Tabla33.16">
          <table:table-cell table:style-name="Tabla33.A19" office:value-type="string">
            <text:p text:style-name="P3">telefon</text:p>
          </table:table-cell>
          <table:table-cell table:style-name="Tabla33.B19" office:value-type="string">
            <text:p text:style-name="P8">Cadena</text:p>
          </table:table-cell>
          <table:table-cell table:style-name="Tabla33.C19" office:value-type="string">
            <text:p text:style-name="P8">0..1</text:p>
          </table:table-cell>
          <table:table-cell table:style-name="Tabla33.D16" office:value-type="float" office:value="20">
            <text:p text:style-name="P8">20</text:p>
          </table:table-cell>
          <table:table-cell table:style-name="Tabla33.E19" office:value-type="string">
            <text:p text:style-name="P3">Telèfon de la persona</text:p>
          </table:table-cell>
          <table:table-cell table:style-name="Tabla33.F19" office:value-type="string">
            <text:p text:style-name="P8"/>
          </table:table-cell>
        </table:table-row>
        <table:table-row table:style-name="Tabla33.17">
          <table:table-cell table:style-name="Tabla33.A19" office:value-type="string">
            <text:p text:style-name="P3">direccionElectronica</text:p>
          </table:table-cell>
          <table:table-cell table:style-name="Tabla33.B19" office:value-type="string">
            <text:p text:style-name="P8">Cadena</text:p>
          </table:table-cell>
          <table:table-cell table:style-name="Tabla33.C19" office:value-type="string">
            <text:p text:style-name="P8">C</text:p>
          </table:table-cell>
          <table:table-cell table:style-name="Tabla33.D17" office:value-type="float" office:value="160">
            <text:p text:style-name="P8">160</text:p>
          </table:table-cell>
          <table:table-cell table:style-name="Tabla33.E19" office:value-type="string">
            <text:p text:style-name="P3">En cas de disposar d'adreça electrònica habilitada</text:p>
          </table:table-cell>
          <table:table-cell table:style-name="Tabla33.F19" office:value-type="string">
            <text:p text:style-name="P8">Obligatori si canal='02'</text:p>
          </table:table-cell>
        </table:table-row>
        <table:table-row table:style-name="Tabla33.18">
          <table:table-cell table:style-name="Tabla33.A19" office:value-type="string">
            <text:p text:style-name="P3">canal</text:p>
          </table:table-cell>
          <table:table-cell table:style-name="Tabla33.B19" office:value-type="string">
            <text:p text:style-name="P8">Cadena</text:p>
          </table:table-cell>
          <table:table-cell table:style-name="Tabla33.C19" office:value-type="string">
            <text:p text:style-name="P8">0..1</text:p>
          </table:table-cell>
          <table:table-cell table:style-name="Tabla33.D18" office:value-type="float" office:value="2">
            <text:p text:style-name="P8">2</text:p>
          </table:table-cell>
          <table:table-cell table:style-name="Tabla33.E19" office:value-type="string">
            <text:p text:style-name="P3">Codi SICRES del segment interesado – canal preferente de notificación del interesado</text:p>
          </table:table-cell>
          <table:table-cell table:style-name="Tabla33.F19" office:value-type="string">
            <text:p text:style-name="P8"/>
          </table:table-cell>
        </table:table-row>
        <table:table-row table:style-name="Tabla33.19">
          <table:table-cell table:style-name="Tabla33.A19" office:value-type="string">
            <text:p text:style-name="P3">observaciones</text:p>
          </table:table-cell>
          <table:table-cell table:style-name="Tabla33.B19" office:value-type="string">
            <text:p text:style-name="P8">Cadena</text:p>
          </table:table-cell>
          <table:table-cell table:style-name="Tabla33.C19" office:value-type="string">
            <text:p text:style-name="P8">0..1</text:p>
          </table:table-cell>
          <table:table-cell table:style-name="Tabla33.D19" office:value-type="float" office:value="160">
            <text:p text:style-name="P8">160</text:p>
          </table:table-cell>
          <table:table-cell table:style-name="Tabla33.E19" office:value-type="string">
            <text:p text:style-name="P3">Observacions de l'interessat</text:p>
          </table:table-cell>
          <table:table-cell table:style-name="Tabla33.F19" office:value-type="string">
            <text:p text:style-name="P8"/>
          </table:table-cell>
        </table:table-row>
      </table:table>
      <text:p text:style-name="Standard"/>
      <text:h text:style-name="Heading_20_2" text:outline-level="2">Annex (AnexoWs)</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6">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11">Camp</text:p>
          </table:table-cell>
          <table:table-cell table:style-name="Tabla31.B2" office:value-type="string">
            <text:p text:style-name="P11">Tipus</text:p>
          </table:table-cell>
          <table:table-cell table:style-name="Tabla31.C2" office:value-type="string">
            <text:p text:style-name="P11">Car</text:p>
          </table:table-cell>
          <table:table-cell table:style-name="Tabla31.D2" office:value-type="string">
            <text:p text:style-name="P11">Lon</text:p>
          </table:table-cell>
          <table:table-cell table:style-name="Tabla31.E2" office:value-type="string">
            <text:p text:style-name="P11">Descripció</text:p>
          </table:table-cell>
          <table:table-cell table:style-name="Tabla31.F2" office:value-type="string">
            <text:p text:style-name="P11">Comentaris</text:p>
          </table:table-cell>
        </table:table-row>
        <table:table-row table:style-name="Tabla31.3">
          <table:table-cell table:style-name="Tabla31.A22" office:value-type="string">
            <text:p text:style-name="P7">titulo</text:p>
          </table:table-cell>
          <table:table-cell table:style-name="Tabla31.B22" office:value-type="string">
            <text:p text:style-name="P10">Cadena</text:p>
          </table:table-cell>
          <table:table-cell table:style-name="Tabla31.C3" office:value-type="float" office:value="1">
            <text:p text:style-name="P10">1</text:p>
          </table:table-cell>
          <table:table-cell table:style-name="Tabla31.D3" office:value-type="float" office:value="200">
            <text:p text:style-name="P10">200</text:p>
          </table:table-cell>
          <table:table-cell table:style-name="Tabla31.E22" office:value-type="string">
            <text:p text:style-name="P10">Títol del document</text:p>
          </table:table-cell>
          <table:table-cell table:style-name="Tabla31.F22" office:value-type="string">
            <text:p text:style-name="P4"/>
          </table:table-cell>
        </table:table-row>
        <table:table-row table:style-name="Tabla31.4">
          <table:table-cell table:style-name="Tabla31.A22" office:value-type="string">
            <text:p text:style-name="P4">nombreFicheroAnexado</text:p>
          </table:table-cell>
          <table:table-cell table:style-name="Tabla31.B22" office:value-type="string">
            <text:p text:style-name="P10">Cadena</text:p>
          </table:table-cell>
          <table:table-cell table:style-name="Tabla31.C4" office:value-type="float" office:value="1">
            <text:p text:style-name="P10">1</text:p>
          </table:table-cell>
          <table:table-cell table:style-name="Tabla31.D4" office:value-type="float" office:value="80">
            <text:p text:style-name="P10">80</text:p>
          </table:table-cell>
          <table:table-cell table:style-name="Tabla31.E22" office:value-type="string">
            <text:p text:style-name="P10">Nom del fitxer</text:p>
          </table:table-cell>
          <table:table-cell table:style-name="Tabla31.F22" office:value-type="string">
            <text:p text:style-name="P4">Ha de contenir l'extensió</text:p>
          </table:table-cell>
        </table:table-row>
        <table:table-row table:style-name="Tabla31.5">
          <table:table-cell table:style-name="Tabla31.A22" office:value-type="string">
            <text:p text:style-name="P5">ficheroAnexado</text:p>
          </table:table-cell>
          <table:table-cell table:style-name="Tabla31.B22" office:value-type="string">
            <text:p text:style-name="P10">byte[]</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Contingut de l'annex en base64.</text:p>
          </table:table-cell>
          <table:table-cell table:style-name="Tabla31.F22" office:value-type="string">
            <text:p text:style-name="P5"/>
          </table:table-cell>
        </table:table-row>
        <table:table-row table:style-name="Tabla31.6">
          <table:table-cell table:style-name="Tabla31.A22" office:value-type="string">
            <text:p text:style-name="P7">tamanoFicheroAnexado</text:p>
          </table:table-cell>
          <table:table-cell table:style-name="Tabla31.B22" office:value-type="string">
            <text:p text:style-name="P10">Numèric</text:p>
          </table:table-cell>
          <table:table-cell table:style-name="Tabla31.C6" office:value-type="float" office:value="1">
            <text:p text:style-name="P10">1</text:p>
          </table:table-cell>
          <table:table-cell table:style-name="Tabla31.D22" office:value-type="string">
            <text:p text:style-name="P10">Var</text:p>
          </table:table-cell>
          <table:table-cell table:style-name="Tabla31.E22" office:value-type="string">
            <text:p text:style-name="P10">Mida en bytes del fitxer.</text:p>
          </table:table-cell>
          <table:table-cell table:style-name="Tabla31.F22" office:value-type="string">
            <text:p text:style-name="P4"/>
          </table:table-cell>
        </table:table-row>
        <table:table-row table:style-name="Tabla31.7">
          <table:table-cell table:style-name="Tabla31.A22" office:value-type="string">
            <text:p text:style-name="P4">tipoMIMEFicheroAnexado</text:p>
          </table:table-cell>
          <table:table-cell table:style-name="Tabla31.B22" office:value-type="string">
            <text:p text:style-name="P10">Cadena</text:p>
          </table:table-cell>
          <table:table-cell table:style-name="Tabla31.C22" office:value-type="string">
            <text:p text:style-name="P10">0..1</text:p>
          </table:table-cell>
          <table:table-cell table:style-name="Tabla31.D7" office:value-type="float" office:value="30">
            <text:p text:style-name="P10">30</text:p>
          </table:table-cell>
          <table:table-cell table:style-name="Tabla31.E22" office:value-type="string">
            <text:p text:style-name="P10">Tipo MIME del documento.</text:p>
          </table:table-cell>
          <table:table-cell table:style-name="Tabla31.F22" office:value-type="string">
            <text:p text:style-name="P4">Tipus vàlid d'acord amb NTI de catàleg d'estàndards.</text:p>
          </table:table-cell>
        </table:table-row>
        <table:table-row table:style-name="Tabla31.8">
          <table:table-cell table:style-name="Tabla31.A22" office:value-type="string">
            <text:p text:style-name="P7">tipoDocumental</text:p>
          </table:table-cell>
          <table:table-cell table:style-name="Tabla31.B22" office:value-type="string">
            <text:p text:style-name="P10">Cadena</text:p>
          </table:table-cell>
          <table:table-cell table:style-name="Tabla31.C8" office:value-type="float" office:value="1">
            <text:p text:style-name="P10">1</text:p>
          </table:table-cell>
          <table:table-cell table:style-name="Tabla31.D8" office:value-type="float" office:value="4">
            <text:p text:style-name="P10">4</text:p>
          </table:table-cell>
          <table:table-cell table:style-name="Tabla31.E22" office:value-type="string">
            <text:p text:style-name="P10">Codi de la metadada tipus documental de la NTI de document electrònic.</text:p>
          </table:table-cell>
          <table:table-cell table:style-name="Tabla31.F22" office:value-type="string">
            <text:p text:style-name="P4"/>
          </table:table-cell>
        </table:table-row>
        <table:table-row table:style-name="Tabla31.9">
          <table:table-cell table:style-name="Tabla31.A22" office:value-type="string">
            <text:p text:style-name="P4">validezDocumento</text:p>
          </table:table-cell>
          <table:table-cell table:style-name="Tabla31.B22" office:value-type="string">
            <text:p text:style-name="P10">Cadena</text:p>
          </table:table-cell>
          <table:table-cell table:style-name="Tabla31.C22" office:value-type="string">
            <text:p text:style-name="P10">0..1</text:p>
          </table:table-cell>
          <table:table-cell table:style-name="Tabla31.D9" office:value-type="float" office:value="2">
            <text:p text:style-name="P10">2</text:p>
          </table:table-cell>
          <table:table-cell table:style-name="Tabla31.E22" office:value-type="string">
            <text:p text:style-name="P10">Codi SICRES del segment Anexo – validez del documento</text:p>
          </table:table-cell>
          <table:table-cell table:style-name="Tabla31.F22" office:value-type="string">
            <text:p text:style-name="P4"/>
          </table:table-cell>
        </table:table-row>
        <table:table-row table:style-name="Tabla31.10">
          <table:table-cell table:style-name="Tabla31.A22" office:value-type="string">
            <text:p text:style-name="P4">tipoDocumento</text:p>
          </table:table-cell>
          <table:table-cell table:style-name="Tabla31.B22" office:value-type="string">
            <text:p text:style-name="P10">Cadena</text:p>
          </table:table-cell>
          <table:table-cell table:style-name="Tabla31.C10" office:value-type="float" office:value="1">
            <text:p text:style-name="P10">1</text:p>
          </table:table-cell>
          <table:table-cell table:style-name="Tabla31.D10" office:value-type="float" office:value="2">
            <text:p text:style-name="P10">2</text:p>
          </table:table-cell>
          <table:table-cell table:style-name="Tabla31.E22" office:value-type="string">
            <text:p text:style-name="P10">Codi SICRES del segment Anexo – tipo de documento</text:p>
          </table:table-cell>
          <table:table-cell table:style-name="Tabla31.F22" office:value-type="string">
            <text:p text:style-name="P4"/>
          </table:table-cell>
        </table:table-row>
        <table:table-row table:style-name="Tabla31.11">
          <table:table-cell table:style-name="Tabla31.A22" office:value-type="string">
            <text:p text:style-name="P4">observaciones</text:p>
          </table:table-cell>
          <table:table-cell table:style-name="Tabla31.B22" office:value-type="string">
            <text:p text:style-name="P10">Cadena</text:p>
          </table:table-cell>
          <table:table-cell table:style-name="Tabla31.C22" office:value-type="string">
            <text:p text:style-name="P10">0..1</text:p>
          </table:table-cell>
          <table:table-cell table:style-name="Tabla31.D11" office:value-type="float" office:value="50">
            <text:p text:style-name="P10">50</text:p>
          </table:table-cell>
          <table:table-cell table:style-name="Tabla31.E22" office:value-type="string">
            <text:p text:style-name="P10">Observacions de l'annex.</text:p>
          </table:table-cell>
          <table:table-cell table:style-name="Tabla31.F22" office:value-type="string">
            <text:p text:style-name="P4"/>
          </table:table-cell>
        </table:table-row>
        <table:table-row table:style-name="Tabla31.12">
          <table:table-cell table:style-name="Tabla31.A22" office:value-type="string">
            <text:p text:style-name="P7">origenCiudadanoAdmin</text:p>
          </table:table-cell>
          <table:table-cell table:style-name="Tabla31.B22" office:value-type="string">
            <text:p text:style-name="P10">Cadena</text:p>
          </table:table-cell>
          <table:table-cell table:style-name="Tabla31.C12" office:value-type="float" office:value="1">
            <text:p text:style-name="P10">1</text:p>
          </table:table-cell>
          <table:table-cell table:style-name="Tabla31.D12" office:value-type="float" office:value="1">
            <text:p text:style-name="P10">1</text:p>
          </table:table-cell>
          <table:table-cell table:style-name="Tabla31.E22" office:value-type="string">
            <text:p text:style-name="P10">Codi de la metadada origen de la NTI de document electrònic</text:p>
          </table:table-cell>
          <table:table-cell table:style-name="Tabla31.F22" office:value-type="string">
            <text:p text:style-name="P4"/>
          </table:table-cell>
        </table:table-row>
        <table:table-row table:style-name="Tabla31.13">
          <table:table-cell table:style-name="Tabla31.A22" office:value-type="string">
            <text:p text:style-name="P7">fechaCaptura</text:p>
          </table:table-cell>
          <table:table-cell table:style-name="Tabla31.B22" office:value-type="string">
            <text:p text:style-name="P10">Data</text:p>
          </table:table-cell>
          <table:table-cell table:style-name="Tabla31.C13" office:value-type="float" office:value="1">
            <text:p text:style-name="P10">1</text:p>
          </table:table-cell>
          <table:table-cell table:style-name="Tabla31.D13" office:value-type="float" office:value="14">
            <text:p text:style-name="P10">14</text:p>
          </table:table-cell>
          <table:table-cell table:style-name="Tabla31.E22" office:value-type="string">
            <text:p text:style-name="P10">Data de captura del document</text:p>
          </table:table-cell>
          <table:table-cell table:style-name="Tabla31.F22" office:value-type="string">
            <text:p text:style-name="P4">AAAAMMDDHHMMSS</text:p>
          </table:table-cell>
        </table:table-row>
        <table:table-row table:style-name="Tabla31.14">
          <table:table-cell table:style-name="Tabla31.A22" office:value-type="string">
            <text:p text:style-name="P7">modoFirma</text:p>
          </table:table-cell>
          <table:table-cell table:style-name="Tabla31.B22" office:value-type="string">
            <text:p text:style-name="P10">Numèric</text:p>
          </table:table-cell>
          <table:table-cell table:style-name="Tabla31.C22" office:value-type="string">
            <text:p text:style-name="P10">1</text:p>
          </table:table-cell>
          <table:table-cell table:style-name="Tabla31.D14" office:value-type="float" office:value="1">
            <text:p text:style-name="P10">1</text:p>
          </table:table-cell>
          <table:table-cell table:style-name="Tabla31.E22" office:value-type="string">
            <text:p text:style-name="P10">Indica el tipo de firma. </text:p>
          </table:table-cell>
          <table:table-cell table:style-name="Tabla31.F22" office:value-type="string">
            <text:p text:style-name="P10">0 <text:span text:style-name="T5">N</text:span>o té firma</text:p>
            <text:p text:style-name="P10">1 <text:span text:style-name="T5">Firmat, modo attached.</text:span> </text:p>
            <text:p text:style-name="P34">2 <text:span text:style-name="T5">Firmat, modo </text:span>detached.</text:p>
          </table:table-cell>
        </table:table-row>
        <table:table-row table:style-name="Tabla31.15">
          <table:table-cell table:style-name="Tabla31.A22" office:value-type="string">
            <text:p text:style-name="P7">nombreFirmaAnexada</text:p>
          </table:table-cell>
          <table:table-cell table:style-name="Tabla31.B22" office:value-type="string">
            <text:p text:style-name="P10">Cadena</text:p>
          </table:table-cell>
          <table:table-cell table:style-name="Tabla31.C22" office:value-type="string">
            <text:p text:style-name="P10">0..1</text:p>
          </table:table-cell>
          <table:table-cell table:style-name="Tabla31.D15" office:value-type="float" office:value="80">
            <text:p text:style-name="P10">80</text:p>
          </table:table-cell>
          <table:table-cell table:style-name="Tabla31.E22" office:value-type="string">
            <text:p text:style-name="P10">Nom del fitxer de firma</text:p>
          </table:table-cell>
          <table:table-cell table:style-name="Tabla31.F22" office:value-type="string">
            <text:p text:style-name="P4">Ha de contenir l'extensió</text:p>
          </table:table-cell>
        </table:table-row>
        <table:table-row table:style-name="Tabla31.16">
          <table:table-cell table:style-name="Tabla31.A22" office:value-type="string">
            <text:p text:style-name="P7">firmaAnexada</text:p>
          </table:table-cell>
          <table:table-cell table:style-name="Tabla31.B22" office:value-type="string">
            <text:p text:style-name="P10">Byte[]</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Contingut de la firma.</text:p>
          </table:table-cell>
          <table:table-cell table:style-name="Tabla31.F22" office:value-type="string">
            <text:p text:style-name="P4"/>
          </table:table-cell>
        </table:table-row>
        <table:table-row table:style-name="Tabla31.17">
          <table:table-cell table:style-name="Tabla31.A22" office:value-type="string">
            <text:p text:style-name="P7">tamanoFirmaAnexada</text:p>
          </table:table-cell>
          <table:table-cell table:style-name="Tabla31.B22" office:value-type="string">
            <text:p text:style-name="P10">Numèric</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Mida en bytes de la firma</text:p>
          </table:table-cell>
          <table:table-cell table:style-name="Tabla31.F22" office:value-type="string">
            <text:p text:style-name="P4"/>
          </table:table-cell>
        </table:table-row>
        <table:table-row table:style-name="Tabla31.18">
          <table:table-cell table:style-name="Tabla31.A22" office:value-type="string">
            <text:p text:style-name="P7">tipoMIMEFirmaAnexada</text:p>
          </table:table-cell>
          <table:table-cell table:style-name="Tabla31.B22" office:value-type="string">
            <text:p text:style-name="P10">Cadena</text:p>
          </table:table-cell>
          <table:table-cell table:style-name="Tabla31.C22" office:value-type="string">
            <text:p text:style-name="P10">0..1</text:p>
          </table:table-cell>
          <table:table-cell table:style-name="Tabla31.D18" office:value-type="float" office:value="30">
            <text:p text:style-name="P10">30</text:p>
          </table:table-cell>
          <table:table-cell table:style-name="Tabla31.E22" office:value-type="string">
            <text:p text:style-name="P10">Tipo MIME de la firma</text:p>
          </table:table-cell>
          <table:table-cell table:style-name="Tabla31.F22" office:value-type="string">
            <text:p text:style-name="P4">Tipus vàlid d'acord amb NTI de catàleg d'estàndards.</text:p>
          </table:table-cell>
        </table:table-row>
        <table:table-row table:style-name="Tabla31.19">
          <table:table-cell table:style-name="Tabla31.A22" office:value-type="string">
            <text:p text:style-name="P4">certificado</text:p>
          </table:table-cell>
          <table:table-cell table:style-name="Tabla31.B22" office:value-type="string">
            <text:p text:style-name="P10">Cadena</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Part pública del certificat emprat per signar el fitxer. En base64.</text:p>
          </table:table-cell>
          <table:table-cell table:style-name="Tabla31.F22" office:value-type="string">
            <text:p text:style-name="P4"/>
          </table:table-cell>
        </table:table-row>
        <table:table-row table:style-name="Tabla31.20">
          <table:table-cell table:style-name="Tabla31.A22" office:value-type="string">
            <text:p text:style-name="P4">firmacsv</text:p>
          </table:table-cell>
          <table:table-cell table:style-name="Tabla31.B22" office:value-type="string">
            <text:p text:style-name="P10">Cadena</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Si el document té una signatura amb CSV valor del CSV en base64</text:p>
          </table:table-cell>
          <table:table-cell table:style-name="Tabla31.F22" office:value-type="string">
            <text:p text:style-name="P4"/>
          </table:table-cell>
        </table:table-row>
        <table:table-row table:style-name="Tabla31.21">
          <table:table-cell table:style-name="Tabla31.A22" office:value-type="string">
            <text:p text:style-name="P4">timestamp</text:p>
          </table:table-cell>
          <table:table-cell table:style-name="Tabla31.B22" office:value-type="string">
            <text:p text:style-name="P10">Cadena</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Timestamp del document en base 64.</text:p>
          </table:table-cell>
          <table:table-cell table:style-name="Tabla31.F22" office:value-type="string">
            <text:p text:style-name="P4"/>
          </table:table-cell>
        </table:table-row>
        <table:table-row table:style-name="Tabla31.22">
          <table:table-cell table:style-name="Tabla31.A22" office:value-type="string">
            <text:p text:style-name="P4">validacionOCSP</text:p>
          </table:table-cell>
          <table:table-cell table:style-name="Tabla31.B22" office:value-type="string">
            <text:p text:style-name="P10">Cadena </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Resposta OCSP de la validesa del certificat en base64.</text:p>
          </table:table-cell>
          <table:table-cell table:style-name="Tabla31.F22" office:value-type="string">
            <text:p text:style-name="P4"/>
          </table:table-cell>
        </table:table-row>
      </table:table>
      <text:h text:style-name="Heading_20_2" text:outline-level="2"><text:soft-page-break/>Assentament Entrada resposta (RegistroEntradaResponseWs)</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6">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9">Camp</text:p>
          </table:table-cell>
          <table:table-cell table:style-name="Tabla27.A2" office:value-type="string">
            <text:p text:style-name="P9">Tipus</text:p>
          </table:table-cell>
          <table:table-cell table:style-name="Tabla27.A2" office:value-type="string">
            <text:p text:style-name="P9">Car</text:p>
          </table:table-cell>
          <table:table-cell table:style-name="Tabla27.A2" office:value-type="string">
            <text:p text:style-name="P9">Lon</text:p>
          </table:table-cell>
          <table:table-cell table:style-name="Tabla27.A2" office:value-type="string">
            <text:p text:style-name="P9">Descripció</text:p>
          </table:table-cell>
          <table:table-cell table:style-name="Tabla27.F2" office:value-type="string">
            <text:p text:style-name="P9">Comentaris</text:p>
          </table:table-cell>
        </table:table-row>
        <table:table-row table:style-name="Tabla27.1">
          <table:table-cell table:style-name="Tabla27.A3" office:value-type="string">
            <text:p text:style-name="P8">destinoCodigo</text:p>
          </table:table-cell>
          <table:table-cell table:style-name="Tabla27.A3" office:value-type="string">
            <text:p text:style-name="P8">Cadena</text:p>
          </table:table-cell>
          <table:table-cell table:style-name="Tabla27.C3" office:value-type="float" office:value="1">
            <text:p text:style-name="P8">1</text:p>
          </table:table-cell>
          <table:table-cell table:style-name="Tabla27.C3" office:value-type="float" office:value="21">
            <text:p text:style-name="P8">21</text:p>
          </table:table-cell>
          <table:table-cell table:style-name="Tabla27.A3" office:value-type="string">
            <text:p text:style-name="P8">Codi DIR3 de l'òrgan destinatari de l'assentament.</text:p>
          </table:table-cell>
          <table:table-cell table:style-name="Tabla27.F5" office:value-type="string">
            <text:p text:style-name="P8"/>
          </table:table-cell>
        </table:table-row>
        <table:table-row table:style-name="Tabla27.1">
          <table:table-cell table:style-name="Tabla27.A3" office:value-type="string">
            <text:p text:style-name="P8">destinoDenominacion</text:p>
          </table:table-cell>
          <table:table-cell table:style-name="Tabla27.A3" office:value-type="string">
            <text:p text:style-name="P8">Cadena</text:p>
          </table:table-cell>
          <table:table-cell table:style-name="Tabla27.C3" office:value-type="float" office:value="1">
            <text:p text:style-name="P8">1</text:p>
          </table:table-cell>
          <table:table-cell table:style-name="Tabla27.C3" office:value-type="float" office:value="80">
            <text:p text:style-name="P8">80</text:p>
          </table:table-cell>
          <table:table-cell table:style-name="Tabla27.A3" office:value-type="string">
            <text:p text:style-name="P8">Denominació DIR3 de l'òrgan destinatari de l'assentament.</text:p>
          </table:table-cell>
          <table:table-cell table:style-name="Tabla27.F5" office:value-type="string">
            <text:p text:style-name="P8"/>
          </table:table-cell>
        </table:table-row>
        <table:table-row table:style-name="Tabla27.1">
          <table:table-cell table:style-name="Tabla27.A3" office:value-type="string">
            <text:p text:style-name="P8">assentament</text:p>
          </table:table-cell>
          <table:table-cell table:style-name="Tabla27.A3" office:value-type="string">
            <text:p text:style-name="P9">RegistroResponseWs</text:p>
          </table:table-cell>
          <table:table-cell table:style-name="Tabla27.C3" office:value-type="float" office:value="1">
            <text:p text:style-name="P8">1</text:p>
          </table:table-cell>
          <table:table-cell table:style-name="Tabla27.A3" office:value-type="string">
            <text:p text:style-name="P8">Var</text:p>
          </table:table-cell>
          <table:table-cell table:style-name="Tabla27.A3" office:value-type="string">
            <text:p text:style-name="P8">Dades de l'assentament</text:p>
          </table:table-cell>
          <table:table-cell table:style-name="Tabla27.F5" office:value-type="string">
            <text:p text:style-name="P8"/>
          </table:table-cell>
        </table:table-row>
      </table:table>
      <text:h text:style-name="Heading_20_2" text:outline-level="2">Assentament de Sortida resposta (RegistroSalidaResponseWs)</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6">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9">Camp</text:p>
          </table:table-cell>
          <table:table-cell table:style-name="Tabla28.A2" office:value-type="string">
            <text:p text:style-name="P9">Tipus</text:p>
          </table:table-cell>
          <table:table-cell table:style-name="Tabla28.A2" office:value-type="string">
            <text:p text:style-name="P9">Car</text:p>
          </table:table-cell>
          <table:table-cell table:style-name="Tabla28.A2" office:value-type="string">
            <text:p text:style-name="P9">Lon</text:p>
          </table:table-cell>
          <table:table-cell table:style-name="Tabla28.A2" office:value-type="string">
            <text:p text:style-name="P9">Descripció</text:p>
          </table:table-cell>
          <table:table-cell table:style-name="Tabla28.F2" office:value-type="string">
            <text:p text:style-name="P9">Comentaris</text:p>
          </table:table-cell>
        </table:table-row>
        <table:table-row table:style-name="Tabla28.1">
          <table:table-cell table:style-name="Tabla28.A3" office:value-type="string">
            <text:p text:style-name="P8">origenCodigo</text:p>
          </table:table-cell>
          <table:table-cell table:style-name="Tabla28.A3" office:value-type="string">
            <text:p text:style-name="P8">Cadena</text:p>
          </table:table-cell>
          <table:table-cell table:style-name="Tabla28.C3" office:value-type="float" office:value="1">
            <text:p text:style-name="P8">1</text:p>
          </table:table-cell>
          <table:table-cell table:style-name="Tabla28.C3" office:value-type="float" office:value="21">
            <text:p text:style-name="P8">21</text:p>
          </table:table-cell>
          <table:table-cell table:style-name="Tabla28.A3" office:value-type="string">
            <text:p text:style-name="P8">Codi DIR3 de l'òrgan origen de l'assentament.</text:p>
          </table:table-cell>
          <table:table-cell table:style-name="Tabla28.F5" office:value-type="string">
            <text:p text:style-name="P8"/>
          </table:table-cell>
        </table:table-row>
        <table:table-row table:style-name="Tabla28.1">
          <table:table-cell table:style-name="Tabla28.A3" office:value-type="string">
            <text:p text:style-name="P8">origenDenominacion</text:p>
          </table:table-cell>
          <table:table-cell table:style-name="Tabla28.A3" office:value-type="string">
            <text:p text:style-name="P8">Cadena</text:p>
          </table:table-cell>
          <table:table-cell table:style-name="Tabla28.C3" office:value-type="float" office:value="1">
            <text:p text:style-name="P8">1</text:p>
          </table:table-cell>
          <table:table-cell table:style-name="Tabla28.C3" office:value-type="float" office:value="80">
            <text:p text:style-name="P8">80</text:p>
          </table:table-cell>
          <table:table-cell table:style-name="Tabla28.A3" office:value-type="string">
            <text:p text:style-name="P8">Denominació DIR3 de l'òrgan origen de l'assentament.</text:p>
          </table:table-cell>
          <table:table-cell table:style-name="Tabla28.F5" office:value-type="string">
            <text:p text:style-name="P8"/>
          </table:table-cell>
        </table:table-row>
        <table:table-row table:style-name="Tabla28.1">
          <table:table-cell table:style-name="Tabla28.A3" office:value-type="string">
            <text:p text:style-name="P8">assentament</text:p>
          </table:table-cell>
          <table:table-cell table:style-name="Tabla28.A3" office:value-type="string">
            <text:p text:style-name="P8">RegistroResponseWs</text:p>
          </table:table-cell>
          <table:table-cell table:style-name="Tabla28.C3" office:value-type="float" office:value="1">
            <text:p text:style-name="P8">1</text:p>
          </table:table-cell>
          <table:table-cell table:style-name="Tabla28.A3" office:value-type="string">
            <text:p text:style-name="P8">Var</text:p>
          </table:table-cell>
          <table:table-cell table:style-name="Tabla28.A3" office:value-type="string">
            <text:p text:style-name="P8">Dades de l'assentament</text:p>
          </table:table-cell>
          <table:table-cell table:style-name="Tabla28.F5" office:value-type="string">
            <text:p text:style-name="P8"/>
          </table:table-cell>
        </table:table-row>
      </table:table>
      <text:h text:style-name="Heading_20_2" text:outline-level="2">Asentament genèric de resposta (RegistroResponseWs)</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6">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9">Camp</text:p>
          </table:table-cell>
          <table:table-cell table:style-name="Tabla29.B2" office:value-type="string">
            <text:p text:style-name="P9">Tipus</text:p>
          </table:table-cell>
          <table:table-cell table:style-name="Tabla29.C2" office:value-type="string">
            <text:p text:style-name="P9">Car</text:p>
          </table:table-cell>
          <table:table-cell table:style-name="Tabla29.D2" office:value-type="string">
            <text:p text:style-name="P9">Lon</text:p>
          </table:table-cell>
          <table:table-cell table:style-name="Tabla29.E2" office:value-type="string">
            <text:p text:style-name="P9">Descripció</text:p>
          </table:table-cell>
          <table:table-cell table:style-name="Tabla29.F2" office:value-type="string">
            <text:p text:style-name="P9">Comentaris</text:p>
          </table:table-cell>
        </table:table-row>
        <table:table-row table:style-name="Tabla29.3">
          <table:table-cell table:style-name="Tabla29.A37" office:value-type="string">
            <text:p text:style-name="P14">entidadCodigo</text:p>
          </table:table-cell>
          <table:table-cell table:style-name="Tabla29.B37" office:value-type="string">
            <text:p text:style-name="P14">Cadena</text:p>
          </table:table-cell>
          <table:table-cell table:style-name="Tabla29.C3" office:value-type="float" office:value="1">
            <text:p text:style-name="P14">1</text:p>
          </table:table-cell>
          <table:table-cell table:style-name="Tabla29.D3" office:value-type="float" office:value="21">
            <text:p text:style-name="P14">21</text:p>
          </table:table-cell>
          <table:table-cell table:style-name="Tabla29.E37" office:value-type="string">
            <text:p text:style-name="P14">Codi DIR3 de l'entitat de l'assentament.</text:p>
          </table:table-cell>
          <table:table-cell table:style-name="Tabla29.F37" office:value-type="string">
            <text:p text:style-name="P18"/>
          </table:table-cell>
        </table:table-row>
        <table:table-row table:style-name="Tabla29.4">
          <table:table-cell table:style-name="Tabla29.A37" office:value-type="string">
            <text:p text:style-name="P14">entidadDenominacion</text:p>
          </table:table-cell>
          <table:table-cell table:style-name="Tabla29.B37" office:value-type="string">
            <text:p text:style-name="P14">Cadena</text:p>
          </table:table-cell>
          <table:table-cell table:style-name="Tabla29.C4" office:value-type="float" office:value="1">
            <text:p text:style-name="P14">1</text:p>
          </table:table-cell>
          <table:table-cell table:style-name="Tabla29.D4" office:value-type="float" office:value="80">
            <text:p text:style-name="P14">80</text:p>
          </table:table-cell>
          <table:table-cell table:style-name="Tabla29.E37" office:value-type="string">
            <text:p text:style-name="P14">Denominació DIR3 de l'entitat de l'assentament.</text:p>
          </table:table-cell>
          <table:table-cell table:style-name="Tabla29.F37" office:value-type="string">
            <text:p text:style-name="P18"/>
          </table:table-cell>
        </table:table-row>
        <table:table-row table:style-name="Tabla29.5">
          <table:table-cell table:style-name="Tabla29.A37" office:value-type="string">
            <text:p text:style-name="P14">numeroRegistro</text:p>
          </table:table-cell>
          <table:table-cell table:style-name="Tabla29.B37" office:value-type="string">
            <text:p text:style-name="P14">Numèric</text:p>
          </table:table-cell>
          <table:table-cell table:style-name="Tabla29.C5" office:value-type="float" office:value="1">
            <text:p text:style-name="P14">1</text:p>
          </table:table-cell>
          <table:table-cell table:style-name="Tabla29.D27">
            <text:p text:style-name="P14"/>
          </table:table-cell>
          <table:table-cell table:style-name="Tabla29.E37" office:value-type="string">
            <text:p text:style-name="P14"/>
          </table:table-cell>
          <table:table-cell table:style-name="Tabla29.F37" office:value-type="string">
            <text:p text:style-name="P18"/>
          </table:table-cell>
        </table:table-row>
        <table:table-row table:style-name="Tabla29.6">
          <table:table-cell table:style-name="Tabla29.A37" office:value-type="string">
            <text:p text:style-name="P14">numeroRegistroFormateado</text:p>
          </table:table-cell>
          <table:table-cell table:style-name="Tabla29.B37" office:value-type="string">
            <text:p text:style-name="P14">Cadena</text:p>
          </table:table-cell>
          <table:table-cell table:style-name="Tabla29.C6" office:value-type="float" office:value="1">
            <text:p text:style-name="P14">1</text:p>
          </table:table-cell>
          <table:table-cell table:style-name="Tabla29.D37" office:value-type="string">
            <text:p text:style-name="P14">Var</text:p>
          </table:table-cell>
          <table:table-cell table:style-name="Tabla29.E37" office:value-type="string">
            <text:p text:style-name="P14"/>
          </table:table-cell>
          <table:table-cell table:style-name="Tabla29.F37" office:value-type="string">
            <text:p text:style-name="P18"/>
          </table:table-cell>
        </table:table-row>
        <table:table-row table:style-name="Tabla29.7">
          <table:table-cell table:style-name="Tabla29.A37" office:value-type="string">
            <text:p text:style-name="P14">fechaRegistro</text:p>
          </table:table-cell>
          <table:table-cell table:style-name="Tabla29.B37" office:value-type="string">
            <text:p text:style-name="P14">Data</text:p>
          </table:table-cell>
          <table:table-cell table:style-name="Tabla29.C37" office:value-type="string">
            <text:p text:style-name="P15">0..1</text:p>
          </table:table-cell>
          <table:table-cell table:style-name="Tabla29.D7" office:value-type="float" office:value="14">
            <text:p text:style-name="P15">14</text:p>
          </table:table-cell>
          <table:table-cell table:style-name="Tabla29.E37" office:value-type="string">
            <text:p text:style-name="P15">Data del assentament</text:p>
          </table:table-cell>
          <table:table-cell table:style-name="Tabla29.F37" office:value-type="string">
            <text:p text:style-name="P18"/>
          </table:table-cell>
        </table:table-row>
        <table:table-row table:style-name="Tabla29.8">
          <table:table-cell table:style-name="Tabla29.A37" office:value-type="string">
            <text:p text:style-name="P14">codigoUsuario</text:p>
          </table:table-cell>
          <table:table-cell table:style-name="Tabla29.B37" office:value-type="string">
            <text:p text:style-name="P14">Cadena</text:p>
          </table:table-cell>
          <table:table-cell table:style-name="Tabla29.C8" office:value-type="float" office:value="1">
            <text:p text:style-name="P14">1</text:p>
          </table:table-cell>
          <table:table-cell table:style-name="Tabla29.D37" office:value-type="string">
            <text:p text:style-name="P14"/>
          </table:table-cell>
          <table:table-cell table:style-name="Tabla29.E37" office:value-type="string">
            <text:p text:style-name="P14">Identificador de l'usuari que ha realitzat <text:s/>l'assentament.</text:p>
          </table:table-cell>
          <table:table-cell table:style-name="Tabla29.F37" office:value-type="string">
            <text:p text:style-name="P18"/>
          </table:table-cell>
        </table:table-row>
        <table:table-row table:style-name="Tabla29.9">
          <table:table-cell table:style-name="Tabla29.A37" office:value-type="string">
            <text:p text:style-name="P14">nombreUsuario</text:p>
          </table:table-cell>
          <table:table-cell table:style-name="Tabla29.B37" office:value-type="string">
            <text:p text:style-name="P14">Cadena</text:p>
          </table:table-cell>
          <table:table-cell table:style-name="Tabla29.C9" office:value-type="float" office:value="1">
            <text:p text:style-name="P14">1</text:p>
          </table:table-cell>
          <table:table-cell table:style-name="Tabla29.D37" office:value-type="string">
            <text:p text:style-name="P14"/>
          </table:table-cell>
          <table:table-cell table:style-name="Tabla29.E37" office:value-type="string">
            <text:p text:style-name="P14">Nom complet de l'usuari que ha realitzat <text:s/>l'assentament.</text:p>
          </table:table-cell>
          <table:table-cell table:style-name="Tabla29.F37" office:value-type="string">
            <text:p text:style-name="P19">Si és un registre electrònic serà el nom de l'aplicació</text:p>
          </table:table-cell>
        </table:table-row>
        <table:table-row table:style-name="Tabla29.10">
          <table:table-cell table:style-name="Tabla29.A37" office:value-type="string">
            <text:p text:style-name="P14">contacteUsuari</text:p>
          </table:table-cell>
          <table:table-cell table:style-name="Tabla29.B37" office:value-type="string">
            <text:p text:style-name="P14">Cadena</text:p>
          </table:table-cell>
          <table:table-cell table:style-name="Tabla29.C37" office:value-type="string">
            <text:p text:style-name="P15">0..1</text:p>
          </table:table-cell>
          <table:table-cell table:style-name="Tabla29.D37" office:value-type="string">
            <text:p text:style-name="P14"/>
          </table:table-cell>
          <table:table-cell table:style-name="Tabla29.E37" office:value-type="string">
            <text:p text:style-name="P14">E-mail complet de l'usuari que ha realitzat <text:s/>l'assentament.</text:p>
          </table:table-cell>
          <table:table-cell table:style-name="Tabla29.F37" office:value-type="string">
            <text:p text:style-name="P18"/>
          </table:table-cell>
        </table:table-row>
        <table:table-row table:style-name="Tabla29.11">
          <table:table-cell table:style-name="Tabla29.A37" office:value-type="string">
            <text:p text:style-name="P8">oficinaCodigo</text:p>
          </table:table-cell>
          <table:table-cell table:style-name="Tabla29.B37" office:value-type="string">
            <text:p text:style-name="P8">Cadena</text:p>
          </table:table-cell>
          <table:table-cell table:style-name="Tabla29.C11" office:value-type="float" office:value="1">
            <text:p text:style-name="P8">1</text:p>
          </table:table-cell>
          <table:table-cell table:style-name="Tabla29.D11" office:value-type="float" office:value="21">
            <text:p text:style-name="P8">21</text:p>
          </table:table-cell>
          <table:table-cell table:style-name="Tabla29.E37" office:value-type="string">
            <text:p text:style-name="P8">Codi DIR3 de l'entitat registral on es registre l'assentament</text:p>
          </table:table-cell>
          <table:table-cell table:style-name="Tabla29.F37" office:value-type="string">
            <text:p text:style-name="P8">Ha d'estar en estat vigent.</text:p>
          </table:table-cell>
        </table:table-row>
        <table:table-row table:style-name="Tabla29.12">
          <table:table-cell table:style-name="Tabla29.A37" office:value-type="string">
            <text:p text:style-name="P8">oficinaDenominacion</text:p>
          </table:table-cell>
          <table:table-cell table:style-name="Tabla29.B37" office:value-type="string">
            <text:p text:style-name="P8">Cadena</text:p>
          </table:table-cell>
          <table:table-cell table:style-name="Tabla29.C12" office:value-type="float" office:value="1">
            <text:p text:style-name="P8">1</text:p>
          </table:table-cell>
          <table:table-cell table:style-name="Tabla29.D12" office:value-type="float" office:value="80">
            <text:p text:style-name="P8">80</text:p>
          </table:table-cell>
          <table:table-cell table:style-name="Tabla29.E37" office:value-type="string">
            <text:p text:style-name="P8"><text:span text:style-name="T1">Denominació</text:span> DIR3 de l'entitat registral on es registre l'assentament</text:p>
          </table:table-cell>
          <table:table-cell table:style-name="Tabla29.F37" office:value-type="string">
            <text:p text:style-name="P8"/>
          </table:table-cell>
        </table:table-row>
        <table:table-row table:style-name="Tabla29.13">
          <table:table-cell table:style-name="Tabla29.A37" office:value-type="string">
            <text:p text:style-name="P3">libroCodigo</text:p>
          </table:table-cell>
          <table:table-cell table:style-name="Tabla29.B37" office:value-type="string">
            <text:p text:style-name="P3">Cadena</text:p>
          </table:table-cell>
          <table:table-cell table:style-name="Tabla29.C13" office:value-type="float" office:value="1">
            <text:p text:style-name="P8">1</text:p>
          </table:table-cell>
          <table:table-cell table:style-name="Tabla29.D13" office:value-type="float" office:value="4">
            <text:p text:style-name="P8">4</text:p>
          </table:table-cell>
          <table:table-cell table:style-name="Tabla29.E37" office:value-type="string">
            <text:p text:style-name="P8">Codi del llibre al qual fer l'assentament.</text:p>
          </table:table-cell>
          <table:table-cell table:style-name="Tabla29.F37" office:value-type="string">
            <text:p text:style-name="P8">Ha d'estar en estat vigent.</text:p>
          </table:table-cell>
        </table:table-row>
        <table:table-row table:style-name="Tabla29.14">
          <table:table-cell table:style-name="Tabla29.A37" office:value-type="string">
            <text:p text:style-name="P3">libroDescripcion</text:p>
          </table:table-cell>
          <table:table-cell table:style-name="Tabla29.B37" office:value-type="string">
            <text:p text:style-name="P3">Cadena</text:p>
          </table:table-cell>
          <table:table-cell table:style-name="Tabla29.C14" office:value-type="float" office:value="1">
            <text:p text:style-name="P8">1</text:p>
          </table:table-cell>
          <table:table-cell table:style-name="Tabla29.D27">
            <text:p text:style-name="P8"/>
          </table:table-cell>
          <table:table-cell table:style-name="Tabla29.E37" office:value-type="string">
            <text:p text:style-name="P8">Descripció del llibre al qual fer l'assentament.</text:p>
          </table:table-cell>
          <table:table-cell table:style-name="Tabla29.F37" office:value-type="string">
            <text:p text:style-name="P8">Ha d'estar en estat vigent.</text:p>
          </table:table-cell>
        </table:table-row>
        <table:table-row table:style-name="Tabla29.15">
          <table:table-cell table:style-name="Tabla29.A37" office:value-type="string">
            <text:p text:style-name="P3">extracto</text:p>
          </table:table-cell>
          <table:table-cell table:style-name="Tabla29.B37" office:value-type="string">
            <text:p text:style-name="P3">Cadena</text:p>
          </table:table-cell>
          <table:table-cell table:style-name="Tabla29.C15" office:value-type="float" office:value="1">
            <text:p text:style-name="P8">1</text:p>
          </table:table-cell>
          <table:table-cell table:style-name="Tabla29.D15" office:value-type="float" office:value="240">
            <text:p text:style-name="P8">240</text:p>
          </table:table-cell>
          <table:table-cell table:style-name="Tabla29.E37" office:value-type="string">
            <text:p text:style-name="P8">Extracte o resum de l'assentament</text:p>
          </table:table-cell>
          <table:table-cell table:style-name="Tabla29.F37" office:value-type="string">
            <text:p text:style-name="P8">Texte</text:p>
          </table:table-cell>
        </table:table-row>
        <text:soft-page-break/>
        <table:table-row table:style-name="Tabla29.16">
          <table:table-cell table:style-name="Tabla29.A37" office:value-type="string">
            <text:p text:style-name="P3">docFisicaCodigo</text:p>
          </table:table-cell>
          <table:table-cell table:style-name="Tabla29.B37" office:value-type="string">
            <text:p text:style-name="P3">Cadena</text:p>
          </table:table-cell>
          <table:table-cell table:style-name="Tabla29.C16" office:value-type="float" office:value="1">
            <text:p text:style-name="P8">1</text:p>
          </table:table-cell>
          <table:table-cell table:style-name="Tabla29.D16" office:value-type="float" office:value="1">
            <text:p text:style-name="P8">1</text:p>
          </table:table-cell>
          <table:table-cell table:style-name="Tabla29.E37" office:value-type="string">
            <text:p text:style-name="P8">Codi SICRES del segment internos – Documentación física y/o soportes</text:p>
          </table:table-cell>
          <table:table-cell table:style-name="Tabla29.F37" office:value-type="string">
            <text:p text:style-name="P8"/>
          </table:table-cell>
        </table:table-row>
        <table:table-row table:style-name="Tabla29.17">
          <table:table-cell table:style-name="Tabla29.A37" office:value-type="string">
            <text:p text:style-name="P3">docFisicaDescripcion</text:p>
          </table:table-cell>
          <table:table-cell table:style-name="Tabla29.B37" office:value-type="string">
            <text:p text:style-name="P3">Cadena</text:p>
          </table:table-cell>
          <table:table-cell table:style-name="Tabla29.C17" office:value-type="float" office:value="1">
            <text:p text:style-name="P8">1</text:p>
          </table:table-cell>
          <table:table-cell table:style-name="Tabla29.D27">
            <text:p text:style-name="P8"/>
          </table:table-cell>
          <table:table-cell table:style-name="Tabla29.E37" office:value-type="string">
            <text:p text:style-name="P8">Descripció SICRES del segment internos – Documentación física y/o soportes</text:p>
          </table:table-cell>
          <table:table-cell table:style-name="Tabla29.F37" office:value-type="string">
            <text:p text:style-name="P8"/>
          </table:table-cell>
        </table:table-row>
        <table:table-row table:style-name="Tabla29.18">
          <table:table-cell table:style-name="Tabla29.A37" office:value-type="string">
            <text:p text:style-name="P3">tipoAsuntoCodigo</text:p>
          </table:table-cell>
          <table:table-cell table:style-name="Tabla29.B37" office:value-type="string">
            <text:p text:style-name="P3">Cadena</text:p>
          </table:table-cell>
          <table:table-cell table:style-name="Tabla29.C18" office:value-type="float" office:value="1">
            <text:p text:style-name="P8">1</text:p>
          </table:table-cell>
          <table:table-cell table:style-name="Tabla29.D18" office:value-type="float" office:value="16">
            <text:p text:style-name="P8">16</text:p>
          </table:table-cell>
          <table:table-cell table:style-name="Tabla29.E37" office:value-type="string">
            <text:p text:style-name="P8">Codi del tipus assumpte</text:p>
          </table:table-cell>
          <table:table-cell table:style-name="Tabla29.F37" office:value-type="string">
            <text:p text:style-name="P8">Camp tipificat. Exposat al servei obtenirAssumptes.</text:p>
          </table:table-cell>
        </table:table-row>
        <table:table-row table:style-name="Tabla29.19">
          <table:table-cell table:style-name="Tabla29.A37" office:value-type="string">
            <text:p text:style-name="P3">tipoAsuntoDescripcion</text:p>
          </table:table-cell>
          <table:table-cell table:style-name="Tabla29.B37" office:value-type="string">
            <text:p text:style-name="P3">Cadena</text:p>
          </table:table-cell>
          <table:table-cell table:style-name="Tabla29.C19" office:value-type="float" office:value="1">
            <text:p text:style-name="P8">1</text:p>
          </table:table-cell>
          <table:table-cell table:style-name="Tabla29.D27">
            <text:p text:style-name="P8"/>
          </table:table-cell>
          <table:table-cell table:style-name="Tabla29.E37" office:value-type="string">
            <text:p text:style-name="P8">Descripciódel tipus assumpte</text:p>
          </table:table-cell>
          <table:table-cell table:style-name="Tabla29.F37" office:value-type="string">
            <text:p text:style-name="P8"/>
          </table:table-cell>
        </table:table-row>
        <table:table-row table:style-name="Tabla29.20">
          <table:table-cell table:style-name="Tabla29.A37" office:value-type="string">
            <text:p text:style-name="P3">idiomaCodigo</text:p>
          </table:table-cell>
          <table:table-cell table:style-name="Tabla29.B37" office:value-type="string">
            <text:p text:style-name="P3">Cadena</text:p>
          </table:table-cell>
          <table:table-cell table:style-name="Tabla29.C20" office:value-type="float" office:value="1">
            <text:p text:style-name="P8">1</text:p>
          </table:table-cell>
          <table:table-cell table:style-name="Tabla29.D20" office:value-type="float" office:value="2">
            <text:p text:style-name="P8">2</text:p>
          </table:table-cell>
          <table:table-cell table:style-name="Tabla29.E37" office:value-type="string">
            <text:p text:style-name="P8">Codi de l'idioma en què es fa l'assentament</text:p>
          </table:table-cell>
          <table:table-cell table:style-name="Tabla29.F37" office:value-type="string">
            <text:p text:style-name="P8">Codi ISO-639-1</text:p>
          </table:table-cell>
        </table:table-row>
        <table:table-row table:style-name="Tabla29.21">
          <table:table-cell table:style-name="Tabla29.A37" office:value-type="string">
            <text:p text:style-name="P3">idiomaDescripcion</text:p>
          </table:table-cell>
          <table:table-cell table:style-name="Tabla29.B37" office:value-type="string">
            <text:p text:style-name="P3">Cadena</text:p>
          </table:table-cell>
          <table:table-cell table:style-name="Tabla29.C21" office:value-type="float" office:value="1">
            <text:p text:style-name="P8">1</text:p>
          </table:table-cell>
          <table:table-cell table:style-name="Tabla29.D27">
            <text:p text:style-name="P8"/>
          </table:table-cell>
          <table:table-cell table:style-name="Tabla29.E37" office:value-type="string">
            <text:p text:style-name="P8">Descripció de l'idioma en què es fa l'assentament</text:p>
          </table:table-cell>
          <table:table-cell table:style-name="Tabla29.F37" office:value-type="string">
            <text:p text:style-name="P8"/>
          </table:table-cell>
        </table:table-row>
        <table:table-row table:style-name="Tabla29.22">
          <table:table-cell table:style-name="Tabla29.A37" office:value-type="string">
            <text:p text:style-name="P3">codigoAsuntoCodigo</text:p>
          </table:table-cell>
          <table:table-cell table:style-name="Tabla29.B37" office:value-type="string">
            <text:p text:style-name="P3">Cadena</text:p>
          </table:table-cell>
          <table:table-cell table:style-name="Tabla29.C37" office:value-type="string">
            <text:p text:style-name="P8">0..1</text:p>
          </table:table-cell>
          <table:table-cell table:style-name="Tabla29.D22" office:value-type="float" office:value="16">
            <text:p text:style-name="P8">16</text:p>
          </table:table-cell>
          <table:table-cell table:style-name="Tabla29.E37" office:value-type="string">
            <text:p text:style-name="P8">Codi de l'assumpte en destí</text:p>
          </table:table-cell>
          <table:table-cell table:style-name="Tabla29.F37" office:value-type="string">
            <text:p text:style-name="P8">Camp tipificat. Exposat al servei obtenirAssumptes.</text:p>
          </table:table-cell>
        </table:table-row>
        <table:table-row table:style-name="Tabla29.23">
          <table:table-cell table:style-name="Tabla29.A37" office:value-type="string">
            <text:p text:style-name="P3">codigoAsuntoDescripcion</text:p>
          </table:table-cell>
          <table:table-cell table:style-name="Tabla29.B37" office:value-type="string">
            <text:p text:style-name="P3">Cadena</text:p>
          </table:table-cell>
          <table:table-cell table:style-name="Tabla29.C37" office:value-type="string">
            <text:p text:style-name="P8">0..1</text:p>
          </table:table-cell>
          <table:table-cell table:style-name="Tabla29.D23" office:value-type="float" office:value="16">
            <text:p text:style-name="P8">16</text:p>
          </table:table-cell>
          <table:table-cell table:style-name="Tabla29.E37" office:value-type="string">
            <text:p text:style-name="P8">Descripció de l'assumpte en destí</text:p>
          </table:table-cell>
          <table:table-cell table:style-name="Tabla29.F37" office:value-type="string">
            <text:p text:style-name="P8">Camp tipificat. Exposat al servei obtenirAssumptes.</text:p>
          </table:table-cell>
        </table:table-row>
        <table:table-row table:style-name="Tabla29.24">
          <table:table-cell table:style-name="Tabla29.A37" office:value-type="string">
            <text:p text:style-name="P3">refExterna</text:p>
          </table:table-cell>
          <table:table-cell table:style-name="Tabla29.B37" office:value-type="string">
            <text:p text:style-name="P3">Cadena</text:p>
          </table:table-cell>
          <table:table-cell table:style-name="Tabla29.C37" office:value-type="string">
            <text:p text:style-name="P8">0..1</text:p>
          </table:table-cell>
          <table:table-cell table:style-name="Tabla29.D24" office:value-type="float" office:value="16">
            <text:p text:style-name="P8">16</text:p>
          </table:table-cell>
          <table:table-cell table:style-name="Tabla29.E37" office:value-type="string">
            <text:p text:style-name="P8">Referència externa a qualque element de l'assentament</text:p>
          </table:table-cell>
          <table:table-cell table:style-name="Tabla29.F37" office:value-type="string">
            <text:p text:style-name="P8"/>
          </table:table-cell>
        </table:table-row>
        <table:table-row table:style-name="Tabla29.25">
          <table:table-cell table:style-name="Tabla29.A37" office:value-type="string">
            <text:p text:style-name="P3">numExpediente</text:p>
          </table:table-cell>
          <table:table-cell table:style-name="Tabla29.B37" office:value-type="string">
            <text:p text:style-name="P3">Cadena</text:p>
          </table:table-cell>
          <table:table-cell table:style-name="Tabla29.C37" office:value-type="string">
            <text:p text:style-name="P8">0..1</text:p>
          </table:table-cell>
          <table:table-cell table:style-name="Tabla29.D25" office:value-type="float" office:value="80">
            <text:p text:style-name="P8">80</text:p>
          </table:table-cell>
          <table:table-cell table:style-name="Tabla29.E37" office:value-type="string">
            <text:p text:style-name="P8">Referència al nombre d'expedient de l'assentament</text:p>
          </table:table-cell>
          <table:table-cell table:style-name="Tabla29.F37" office:value-type="string">
            <text:p text:style-name="P8"/>
          </table:table-cell>
        </table:table-row>
        <table:table-row table:style-name="Tabla29.26">
          <table:table-cell table:style-name="Tabla29.A37" office:value-type="string">
            <text:p text:style-name="P3">tipoTransporteCodigo</text:p>
          </table:table-cell>
          <table:table-cell table:style-name="Tabla29.B37" office:value-type="string">
            <text:p text:style-name="P3">Cadena</text:p>
          </table:table-cell>
          <table:table-cell table:style-name="Tabla29.C37" office:value-type="string">
            <text:p text:style-name="P8">0..1</text:p>
          </table:table-cell>
          <table:table-cell table:style-name="Tabla29.D26" office:value-type="float" office:value="2">
            <text:p text:style-name="P8">2</text:p>
          </table:table-cell>
          <table:table-cell table:style-name="Tabla29.E37" office:value-type="string">
            <text:p text:style-name="P8">Codi SICRES3 del segment internos – tipo transporte</text:p>
          </table:table-cell>
          <table:table-cell table:style-name="Tabla29.F37" office:value-type="string">
            <text:p text:style-name="P3"/>
          </table:table-cell>
        </table:table-row>
        <table:table-row table:style-name="Tabla29.27">
          <table:table-cell table:style-name="Tabla29.A37" office:value-type="string">
            <text:p text:style-name="P3">tipoTransporteDescripcion</text:p>
          </table:table-cell>
          <table:table-cell table:style-name="Tabla29.B37" office:value-type="string">
            <text:p text:style-name="P3">Cadena</text:p>
          </table:table-cell>
          <table:table-cell table:style-name="Tabla29.C37" office:value-type="string">
            <text:p text:style-name="P8">0..1</text:p>
          </table:table-cell>
          <table:table-cell table:style-name="Tabla29.D27">
            <text:p text:style-name="P8"/>
          </table:table-cell>
          <table:table-cell table:style-name="Tabla29.E37" office:value-type="string">
            <text:p text:style-name="P8">Descripción SICRES3 del segment internos – tipo transporte</text:p>
          </table:table-cell>
          <table:table-cell table:style-name="Tabla29.F37" office:value-type="string">
            <text:p text:style-name="P3"/>
          </table:table-cell>
        </table:table-row>
        <table:table-row table:style-name="Tabla29.28">
          <table:table-cell table:style-name="Tabla29.A37" office:value-type="string">
            <text:p text:style-name="P3">numTransporte</text:p>
          </table:table-cell>
          <table:table-cell table:style-name="Tabla29.B37" office:value-type="string">
            <text:p text:style-name="P3">Cadena</text:p>
          </table:table-cell>
          <table:table-cell table:style-name="Tabla29.C37" office:value-type="string">
            <text:p text:style-name="P8">0..1</text:p>
          </table:table-cell>
          <table:table-cell table:style-name="Tabla29.D28" office:value-type="float" office:value="20">
            <text:p text:style-name="P8">20</text:p>
          </table:table-cell>
          <table:table-cell table:style-name="Tabla29.E37" office:value-type="string">
            <text:p text:style-name="P8">Número del transport</text:p>
          </table:table-cell>
          <table:table-cell table:style-name="Tabla29.F37" office:value-type="string">
            <text:p text:style-name="P3"/>
          </table:table-cell>
        </table:table-row>
        <table:table-row table:style-name="Tabla29.29">
          <table:table-cell table:style-name="Tabla29.A37" office:value-type="string">
            <text:p text:style-name="P3">observaciones</text:p>
          </table:table-cell>
          <table:table-cell table:style-name="Tabla29.B37" office:value-type="string">
            <text:p text:style-name="P3">Cadena</text:p>
          </table:table-cell>
          <table:table-cell table:style-name="Tabla29.C37" office:value-type="string">
            <text:p text:style-name="P8">0..1</text:p>
          </table:table-cell>
          <table:table-cell table:style-name="Tabla29.D29" office:value-type="float" office:value="50">
            <text:p text:style-name="P8">50</text:p>
          </table:table-cell>
          <table:table-cell table:style-name="Tabla29.E37" office:value-type="string">
            <text:p text:style-name="P8">Observacions de l'assentament.</text:p>
          </table:table-cell>
          <table:table-cell table:style-name="Tabla29.F37" office:value-type="string">
            <text:p text:style-name="P3"/>
          </table:table-cell>
        </table:table-row>
        <table:table-row table:style-name="Tabla29.30">
          <table:table-cell table:style-name="Tabla29.A37" office:value-type="string">
            <text:p text:style-name="P14">numeroRegistroOrigen</text:p>
          </table:table-cell>
          <table:table-cell table:style-name="Tabla29.B37" office:value-type="string">
            <text:p text:style-name="P14">Cadena</text:p>
          </table:table-cell>
          <table:table-cell table:style-name="Tabla29.C30" office:value-type="float" office:value="1">
            <text:p text:style-name="P14">1</text:p>
          </table:table-cell>
          <table:table-cell table:style-name="Tabla29.D37" office:value-type="string">
            <text:p text:style-name="P14">Var</text:p>
          </table:table-cell>
          <table:table-cell table:style-name="Tabla29.E37" office:value-type="string">
            <text:p text:style-name="P14"/>
          </table:table-cell>
          <table:table-cell table:style-name="Tabla29.F37" office:value-type="string">
            <text:p text:style-name="P8"/>
          </table:table-cell>
        </table:table-row>
        <table:table-row table:style-name="Tabla29.31">
          <table:table-cell table:style-name="Tabla29.A37" office:value-type="string">
            <text:p text:style-name="P14">fechaOrigen</text:p>
          </table:table-cell>
          <table:table-cell table:style-name="Tabla29.B37" office:value-type="string">
            <text:p text:style-name="P14">Data</text:p>
          </table:table-cell>
          <table:table-cell table:style-name="Tabla29.C37" office:value-type="string">
            <text:p text:style-name="P15">0..1</text:p>
          </table:table-cell>
          <table:table-cell table:style-name="Tabla29.D31" office:value-type="float" office:value="14">
            <text:p text:style-name="P15">14</text:p>
          </table:table-cell>
          <table:table-cell table:style-name="Tabla29.E37" office:value-type="string">
            <text:p text:style-name="P15">Data del assentament</text:p>
          </table:table-cell>
          <table:table-cell table:style-name="Tabla29.F37" office:value-type="string">
            <text:p text:style-name="P8"/>
          </table:table-cell>
        </table:table-row>
        <table:table-row table:style-name="Tabla29.32">
          <table:table-cell table:style-name="Tabla29.A37" office:value-type="string">
            <text:p text:style-name="P3">aplicacion</text:p>
          </table:table-cell>
          <table:table-cell table:style-name="Tabla29.B37" office:value-type="string">
            <text:p text:style-name="P3">Cadena</text:p>
          </table:table-cell>
          <table:table-cell table:style-name="Tabla29.C37" office:value-type="string">
            <text:p text:style-name="P8">0..1</text:p>
          </table:table-cell>
          <table:table-cell table:style-name="Tabla29.D32" office:value-type="float" office:value="20">
            <text:p text:style-name="P8">20</text:p>
          </table:table-cell>
          <table:table-cell table:style-name="Tabla29.E37" office:value-type="string">
            <text:p text:style-name="P8">Codi de l'aplicació que fa l'assentament</text:p>
          </table:table-cell>
          <table:table-cell table:style-name="Tabla29.F37" office:value-type="string">
            <text:p text:style-name="P3"/>
          </table:table-cell>
        </table:table-row>
        <table:table-row table:style-name="Tabla29.33">
          <table:table-cell table:style-name="Tabla29.A37" office:value-type="string">
            <text:p text:style-name="P3">version</text:p>
          </table:table-cell>
          <table:table-cell table:style-name="Tabla29.B37" office:value-type="string">
            <text:p text:style-name="P3">Cadena</text:p>
          </table:table-cell>
          <table:table-cell table:style-name="Tabla29.C37" office:value-type="string">
            <text:p text:style-name="P8">0..1</text:p>
          </table:table-cell>
          <table:table-cell table:style-name="Tabla29.D33" office:value-type="float" office:value="15">
            <text:p text:style-name="P8">15</text:p>
          </table:table-cell>
          <table:table-cell table:style-name="Tabla29.E37" office:value-type="string">
            <text:p text:style-name="P8">Versió de l'aplicació que fa l'assentament</text:p>
          </table:table-cell>
          <table:table-cell table:style-name="Tabla29.F37" office:value-type="string">
            <text:p text:style-name="P3"/>
          </table:table-cell>
        </table:table-row>
        <table:table-row table:style-name="Tabla29.34">
          <table:table-cell table:style-name="Tabla29.A37" office:value-type="string">
            <text:p text:style-name="P3">expone</text:p>
          </table:table-cell>
          <table:table-cell table:style-name="Tabla29.B37" office:value-type="string">
            <text:p text:style-name="P3">Cadena</text:p>
          </table:table-cell>
          <table:table-cell table:style-name="Tabla29.C37" office:value-type="string">
            <text:p text:style-name="P8">0..1</text:p>
          </table:table-cell>
          <table:table-cell table:style-name="Tabla29.D34" office:value-type="float" office:value="4000">
            <text:p text:style-name="P8">4000</text:p>
          </table:table-cell>
          <table:table-cell table:style-name="Tabla29.E37" office:value-type="string">
            <text:p text:style-name="P8">Exposició de fets</text:p>
          </table:table-cell>
          <table:table-cell table:style-name="Tabla29.F37" office:value-type="string">
            <text:p text:style-name="P3">Només si sol·licitud genèrica electrònica </text:p>
          </table:table-cell>
        </table:table-row>
        <table:table-row table:style-name="Tabla29.35">
          <table:table-cell table:style-name="Tabla29.A37" office:value-type="string">
            <text:p text:style-name="P3">solicita</text:p>
          </table:table-cell>
          <table:table-cell table:style-name="Tabla29.B37" office:value-type="string">
            <text:p text:style-name="P3">Cadena</text:p>
          </table:table-cell>
          <table:table-cell table:style-name="Tabla29.C37" office:value-type="string">
            <text:p text:style-name="P8">0..1</text:p>
          </table:table-cell>
          <table:table-cell table:style-name="Tabla29.D35" office:value-type="float" office:value="4000">
            <text:p text:style-name="P8">4000</text:p>
          </table:table-cell>
          <table:table-cell table:style-name="Tabla29.E37" office:value-type="string">
            <text:p text:style-name="P8">Objecte de la sol·licitud</text:p>
          </table:table-cell>
          <table:table-cell table:style-name="Tabla29.F37" office:value-type="string">
            <text:p text:style-name="P3">Només si sol·licitud genèrica electrònica</text:p>
          </table:table-cell>
        </table:table-row>
        <table:table-row table:style-name="Tabla29.36">
          <table:table-cell table:style-name="Tabla29.A37" office:value-type="string">
            <text:p text:style-name="P8">interessat</text:p>
          </table:table-cell>
          <table:table-cell table:style-name="Tabla29.B37" office:value-type="string">
            <text:p text:style-name="P8">InteresadoWs</text:p>
          </table:table-cell>
          <table:table-cell table:style-name="Tabla29.C37" office:value-type="string">
            <text:p text:style-name="P8">1..n</text:p>
          </table:table-cell>
          <table:table-cell table:style-name="Tabla29.D37" office:value-type="string">
            <text:p text:style-name="P8">Var</text:p>
          </table:table-cell>
          <table:table-cell table:style-name="Tabla29.E37" office:value-type="string">
            <text:p text:style-name="P8">Dades de l'interessat en l'assentament</text:p>
          </table:table-cell>
          <table:table-cell table:style-name="Tabla29.F37" office:value-type="string">
            <text:p text:style-name="P8">Pot haver-n'hi més d'1.</text:p>
          </table:table-cell>
        </table:table-row>
        <table:table-row table:style-name="Tabla29.37">
          <table:table-cell table:style-name="Tabla29.A37" office:value-type="string">
            <text:p text:style-name="P3">anexo</text:p>
          </table:table-cell>
          <table:table-cell table:style-name="Tabla29.B37" office:value-type="string">
            <text:p text:style-name="P8">AnexoWs</text:p>
          </table:table-cell>
          <table:table-cell table:style-name="Tabla29.C37" office:value-type="string">
            <text:p text:style-name="P8">0..n</text:p>
          </table:table-cell>
          <table:table-cell table:style-name="Tabla29.D37" office:value-type="string">
            <text:p text:style-name="P8">Var</text:p>
          </table:table-cell>
          <table:table-cell table:style-name="Tabla29.E37" office:value-type="string">
            <text:p text:style-name="P8">Fitxers annexes a l'assentament</text:p>
          </table:table-cell>
          <table:table-cell table:style-name="Tabla29.F37" office:value-type="string">
            <text:p text:style-name="P8"/>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6">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9">Camp</text:p>
          </table:table-cell>
          <table:table-cell table:style-name="Tabla5.A2" office:value-type="string">
            <text:p text:style-name="P9">Tipus</text:p>
          </table:table-cell>
          <table:table-cell table:style-name="Tabla5.A2" office:value-type="string">
            <text:p text:style-name="P9">Car</text:p>
          </table:table-cell>
          <table:table-cell table:style-name="Tabla5.A2" office:value-type="string">
            <text:p text:style-name="P9">Lon</text:p>
          </table:table-cell>
          <table:table-cell table:style-name="Tabla5.A2" office:value-type="string">
            <text:p text:style-name="P9">Descripció</text:p>
          </table:table-cell>
          <table:table-cell table:style-name="Tabla5.F2" office:value-type="string">
            <text:p text:style-name="P9">Comentaris</text:p>
          </table:table-cell>
        </table:table-row>
        <table:table-row table:style-name="Tabla5.1">
          <table:table-cell table:style-name="Tabla5.A3" office:value-type="string">
            <text:p text:style-name="P8">codigo</text:p>
          </table:table-cell>
          <table:table-cell table:style-name="Tabla5.A3" office:value-type="string">
            <text:p text:style-name="P8">Cadena</text:p>
          </table:table-cell>
          <table:table-cell table:style-name="Tabla5.C3" office:value-type="float" office:value="1">
            <text:p text:style-name="P8">1</text:p>
          </table:table-cell>
          <table:table-cell table:style-name="Tabla5.C3" office:value-type="float" office:value="16">
            <text:p text:style-name="P8">16</text:p>
          </table:table-cell>
          <table:table-cell table:style-name="Tabla5.A3" office:value-type="string">
            <text:p text:style-name="P8">Codi del tipus assumpte</text:p>
          </table:table-cell>
          <table:table-cell table:style-name="Tabla5.F5" office:value-type="string">
            <text:p text:style-name="P8"/>
          </table:table-cell>
        </table:table-row>
        <table:table-row table:style-name="Tabla5.1">
          <table:table-cell table:style-name="Tabla5.A3" office:value-type="string">
            <text:p text:style-name="P8">nombre</text:p>
          </table:table-cell>
          <table:table-cell table:style-name="Tabla5.A3" office:value-type="string">
            <text:p text:style-name="P8">Cadena</text:p>
          </table:table-cell>
          <table:table-cell table:style-name="Tabla5.C3" office:value-type="float" office:value="1">
            <text:p text:style-name="P8">1</text:p>
          </table:table-cell>
          <table:table-cell table:style-name="Tabla5.A3" office:value-type="string">
            <text:p text:style-name="P8">Var</text:p>
          </table:table-cell>
          <table:table-cell table:style-name="Tabla5.A3" office:value-type="string">
            <text:p text:style-name="P8">Nom del tipus d'assumpte</text:p>
          </table:table-cell>
          <table:table-cell table:style-name="Tabla5.F5" office:value-type="string">
            <text:p text:style-name="P8"/>
          </table:table-cell>
        </table:table-row>
        <table:table-row table:style-name="Tabla5.1">
          <table:table-cell table:style-name="Tabla5.A3" office:value-type="string">
            <text:p text:style-name="P8">activo</text:p>
          </table:table-cell>
          <table:table-cell table:style-name="Tabla5.A3" office:value-type="string">
            <text:p text:style-name="P8">Booleà</text:p>
          </table:table-cell>
          <table:table-cell table:style-name="Tabla5.C3" office:value-type="float" office:value="1">
            <text:p text:style-name="P8">1</text:p>
          </table:table-cell>
          <table:table-cell table:style-name="Tabla5.A3" office:value-type="string">
            <text:p text:style-name="P8">Var</text:p>
          </table:table-cell>
          <table:table-cell table:style-name="Tabla5.A3" office:value-type="string">
            <text:p text:style-name="P8">Indica si <text:s/>està actiu o no.</text:p>
          </table:table-cell>
          <table:table-cell table:style-name="Tabla5.F5" office:value-type="string">
            <text:p text:style-name="P8"/>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6">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9">Camp</text:p>
          </table:table-cell>
          <table:table-cell table:style-name="Tabla19.A2" office:value-type="string">
            <text:p text:style-name="P9">Tipus</text:p>
          </table:table-cell>
          <table:table-cell table:style-name="Tabla19.A2" office:value-type="string">
            <text:p text:style-name="P9">Car</text:p>
          </table:table-cell>
          <table:table-cell table:style-name="Tabla19.A2" office:value-type="string">
            <text:p text:style-name="P9">Lon</text:p>
          </table:table-cell>
          <table:table-cell table:style-name="Tabla19.A2" office:value-type="string">
            <text:p text:style-name="P9">Descripció</text:p>
          </table:table-cell>
          <table:table-cell table:style-name="Tabla19.F2" office:value-type="string">
            <text:p text:style-name="P9">Comentaris</text:p>
          </table:table-cell>
        </table:table-row>
        <text:soft-page-break/>
        <table:table-row table:style-name="Tabla19.1">
          <table:table-cell table:style-name="Tabla19.A3" office:value-type="string">
            <text:p text:style-name="P8">codigo</text:p>
          </table:table-cell>
          <table:table-cell table:style-name="Tabla19.A3" office:value-type="string">
            <text:p text:style-name="P8">Cadena</text:p>
          </table:table-cell>
          <table:table-cell table:style-name="Tabla19.C3" office:value-type="float" office:value="1">
            <text:p text:style-name="P8">1</text:p>
          </table:table-cell>
          <table:table-cell table:style-name="Tabla19.C3" office:value-type="float" office:value="16">
            <text:p text:style-name="P8">16</text:p>
          </table:table-cell>
          <table:table-cell table:style-name="Tabla19.A3" office:value-type="string">
            <text:p text:style-name="P8">Codi del codi assumpte</text:p>
          </table:table-cell>
          <table:table-cell table:style-name="Tabla19.F5" office:value-type="string">
            <text:p text:style-name="P8"/>
          </table:table-cell>
        </table:table-row>
        <table:table-row table:style-name="Tabla19.1">
          <table:table-cell table:style-name="Tabla19.A3" office:value-type="string">
            <text:p text:style-name="P8">nombre</text:p>
          </table:table-cell>
          <table:table-cell table:style-name="Tabla19.A3" office:value-type="string">
            <text:p text:style-name="P8">Cadena</text:p>
          </table:table-cell>
          <table:table-cell table:style-name="Tabla19.C3" office:value-type="float" office:value="1">
            <text:p text:style-name="P8">1</text:p>
          </table:table-cell>
          <table:table-cell table:style-name="Tabla19.A3" office:value-type="string">
            <text:p text:style-name="P8">Var</text:p>
          </table:table-cell>
          <table:table-cell table:style-name="Tabla19.A3" office:value-type="string">
            <text:p text:style-name="P8">Nom del <text:s/>codi d'assumpte</text:p>
          </table:table-cell>
          <table:table-cell table:style-name="Tabla19.F5" office:value-type="string">
            <text:p text:style-name="P8"/>
          </table:table-cell>
        </table:table-row>
        <table:table-row table:style-name="Tabla19.1">
          <table:table-cell table:style-name="Tabla19.A3" office:value-type="string">
            <text:p text:style-name="P8">tipoAsunto</text:p>
          </table:table-cell>
          <table:table-cell table:style-name="Tabla19.A3" office:value-type="string">
            <text:p text:style-name="P8">TipoAsuntoWs</text:p>
          </table:table-cell>
          <table:table-cell table:style-name="Tabla19.C3" office:value-type="float" office:value="1">
            <text:p text:style-name="P8">1</text:p>
          </table:table-cell>
          <table:table-cell table:style-name="Tabla19.A3" office:value-type="string">
            <text:p text:style-name="P8">Var</text:p>
          </table:table-cell>
          <table:table-cell table:style-name="Tabla19.A3" office:value-type="string">
            <text:p text:style-name="P8">Indica el tipus <text:s/>d'assumpte al que pertany</text:p>
          </table:table-cell>
          <table:table-cell table:style-name="Tabla19.F5" office:value-type="string">
            <text:p text:style-name="P8"/>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6">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9">Camp</text:p>
          </table:table-cell>
          <table:table-cell table:style-name="Tabla25.A2" office:value-type="string">
            <text:p text:style-name="P9">Tipus</text:p>
          </table:table-cell>
          <table:table-cell table:style-name="Tabla25.A2" office:value-type="string">
            <text:p text:style-name="P9">Car</text:p>
          </table:table-cell>
          <table:table-cell table:style-name="Tabla25.A2" office:value-type="string">
            <text:p text:style-name="P9">Lon</text:p>
          </table:table-cell>
          <table:table-cell table:style-name="Tabla25.A2" office:value-type="string">
            <text:p text:style-name="P9">Descripció</text:p>
          </table:table-cell>
          <table:table-cell table:style-name="Tabla25.F2" office:value-type="string">
            <text:p text:style-name="P9">Comentaris</text:p>
          </table:table-cell>
        </table:table-row>
        <table:table-row table:style-name="Tabla25.1">
          <table:table-cell table:style-name="Tabla25.A3" office:value-type="string">
            <text:p text:style-name="P8">id</text:p>
          </table:table-cell>
          <table:table-cell table:style-name="Tabla25.A3" office:value-type="string">
            <text:p text:style-name="P8">Numèric</text:p>
          </table:table-cell>
          <table:table-cell table:style-name="Tabla25.C3" office:value-type="float" office:value="1">
            <text:p text:style-name="P8">1</text:p>
          </table:table-cell>
          <table:table-cell table:style-name="Tabla25.A3" office:value-type="string">
            <text:p text:style-name="P8">Var</text:p>
          </table:table-cell>
          <table:table-cell table:style-name="Tabla25.A3" office:value-type="string">
            <text:p text:style-name="P8">Identificador de l'objecte</text:p>
          </table:table-cell>
          <table:table-cell table:style-name="Tabla25.F23" office:value-type="string">
            <text:p text:style-name="P8"/>
          </table:table-cell>
        </table:table-row>
        <table:table-row table:style-name="Tabla25.1">
          <table:table-cell table:style-name="Tabla25.A3" office:value-type="string">
            <text:p text:style-name="P8">nombre</text:p>
          </table:table-cell>
          <table:table-cell table:style-name="Tabla25.A3" office:value-type="string">
            <text:p text:style-name="P8">Cadena</text:p>
          </table:table-cell>
          <table:table-cell table:style-name="Tabla25.C3" office:value-type="float" office:value="1">
            <text:p text:style-name="P8">1</text:p>
          </table:table-cell>
          <table:table-cell table:style-name="Tabla25.C3" office:value-type="float" office:value="30">
            <text:p text:style-name="P8">30</text:p>
          </table:table-cell>
          <table:table-cell table:style-name="Tabla25.A3" office:value-type="string">
            <text:p text:style-name="P8">Nom de la persona.</text:p>
          </table:table-cell>
          <table:table-cell table:style-name="Tabla25.F23" office:value-type="string">
            <text:p text:style-name="P8"/>
          </table:table-cell>
        </table:table-row>
        <table:table-row table:style-name="Tabla25.1">
          <table:table-cell table:style-name="Tabla25.A3" office:value-type="string">
            <text:p text:style-name="P8">apellido1</text:p>
          </table:table-cell>
          <table:table-cell table:style-name="Tabla25.A3" office:value-type="string">
            <text:p text:style-name="P8">Cadena</text:p>
          </table:table-cell>
          <table:table-cell table:style-name="Tabla25.C3" office:value-type="float" office:value="1">
            <text:p text:style-name="P8">1</text:p>
          </table:table-cell>
          <table:table-cell table:style-name="Tabla25.C3" office:value-type="float" office:value="30">
            <text:p text:style-name="P8">30</text:p>
          </table:table-cell>
          <table:table-cell table:style-name="Tabla25.A3" office:value-type="string">
            <text:p text:style-name="P8">Primer llinatge de la persona.</text:p>
          </table:table-cell>
          <table:table-cell table:style-name="Tabla25.F23" office:value-type="string">
            <text:p text:style-name="P8"/>
          </table:table-cell>
        </table:table-row>
        <table:table-row table:style-name="Tabla25.1">
          <table:table-cell table:style-name="Tabla25.A3" office:value-type="string">
            <text:p text:style-name="P8">apellido2</text:p>
          </table:table-cell>
          <table:table-cell table:style-name="Tabla25.A3" office:value-type="string">
            <text:p text:style-name="P8">Cadena </text:p>
          </table:table-cell>
          <table:table-cell table:style-name="Tabla25.A3" office:value-type="string">
            <text:p text:style-name="P8">0..1</text:p>
          </table:table-cell>
          <table:table-cell table:style-name="Tabla25.C3" office:value-type="float" office:value="30">
            <text:p text:style-name="P8">30</text:p>
          </table:table-cell>
          <table:table-cell table:style-name="Tabla25.A3" office:value-type="string">
            <text:p text:style-name="P8">Segon llinatge de la persona.</text:p>
          </table:table-cell>
          <table:table-cell table:style-name="Tabla25.F23" office:value-type="string">
            <text:p text:style-name="P8"/>
          </table:table-cell>
        </table:table-row>
        <table:table-row table:style-name="Tabla25.1">
          <table:table-cell table:style-name="Tabla25.A3" office:value-type="string">
            <text:p text:style-name="P8">razonSocial</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80">
            <text:p text:style-name="P8">80</text:p>
          </table:table-cell>
          <table:table-cell table:style-name="Tabla25.A3" office:value-type="string">
            <text:p text:style-name="P8">Raó social en cas que la persona sigui jurídica</text:p>
          </table:table-cell>
          <table:table-cell table:style-name="Tabla25.F23" office:value-type="string">
            <text:p text:style-name="P8"/>
          </table:table-cell>
        </table:table-row>
        <table:table-row table:style-name="Tabla25.1">
          <table:table-cell table:style-name="Tabla25.A3" office:value-type="string">
            <text:p text:style-name="P8">tipoDocumentoIdentificacionNTI</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
            <text:p text:style-name="P8">1</text:p>
          </table:table-cell>
          <table:table-cell table:style-name="Tabla25.A3" office:value-type="string">
            <text:p text:style-name="P8">Codi SICRES del tipus <text:s/>de document d'identificació. Segmento interesado.</text:p>
          </table:table-cell>
          <table:table-cell table:style-name="Tabla25.F23" office:value-type="string">
            <text:p text:style-name="P8"/>
          </table:table-cell>
        </table:table-row>
        <table:table-row table:style-name="Tabla25.1">
          <table:table-cell table:style-name="Tabla25.A3" office:value-type="string">
            <text:p text:style-name="P8">documento</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9">
            <text:p text:style-name="P8">9</text:p>
          </table:table-cell>
          <table:table-cell table:style-name="Tabla25.A3" office:value-type="string">
            <text:p text:style-name="P8">Document d'identificació de la persona.</text:p>
          </table:table-cell>
          <table:table-cell table:style-name="Tabla25.F23" office:value-type="string">
            <text:p text:style-name="P8"/>
          </table:table-cell>
        </table:table-row>
        <table:table-row table:style-name="Tabla25.1">
          <table:table-cell table:style-name="Tabla25.A3" office:value-type="string">
            <text:p text:style-name="P8">paisDir3ID</text:p>
          </table:table-cell>
          <table:table-cell table:style-name="Tabla25.A3" office:value-type="string">
            <text:p text:style-name="P8">Numèric</text:p>
          </table:table-cell>
          <table:table-cell table:style-name="Tabla25.C3" office:value-type="float" office:value="1">
            <text:p text:style-name="P8">1</text:p>
          </table:table-cell>
          <table:table-cell table:style-name="Tabla25.C3" office:value-type="float" office:value="3">
            <text:p text:style-name="P8">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23" office:value-type="string">
            <text:p text:style-name="P8"/>
          </table:table-cell>
        </table:table-row>
        <table:table-row table:style-name="Tabla25.1">
          <table:table-cell table:style-name="Tabla25.A3" office:value-type="string">
            <text:p text:style-name="P8">provinciaDir3ID</text:p>
          </table:table-cell>
          <table:table-cell table:style-name="Tabla25.A3" office:value-type="string">
            <text:p text:style-name="P8">Numèric</text:p>
          </table:table-cell>
          <table:table-cell table:style-name="Tabla25.A3" office:value-type="string">
            <text:p text:style-name="P8">0..1</text:p>
          </table:table-cell>
          <table:table-cell table:style-name="Tabla25.C3" office:value-type="float" office:value="2">
            <text:p text:style-name="P8">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23" office:value-type="string">
            <text:p text:style-name="P8"/>
          </table:table-cell>
        </table:table-row>
        <table:table-row table:style-name="Tabla25.1">
          <table:table-cell table:style-name="Tabla25.A3" office:value-type="string">
            <text:p text:style-name="P8">localidadDir3ID</text:p>
          </table:table-cell>
          <table:table-cell table:style-name="Tabla25.A3" office:value-type="string">
            <text:p text:style-name="P8">Numèric</text:p>
          </table:table-cell>
          <table:table-cell table:style-name="Tabla25.A3" office:value-type="string">
            <text:p text:style-name="P8">0..1</text:p>
          </table:table-cell>
          <table:table-cell table:style-name="Tabla25.C3" office:value-type="float" office:value="4">
            <text:p text:style-name="P8">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23" office:value-type="string">
            <text:p text:style-name="P8"/>
          </table:table-cell>
        </table:table-row>
        <table:table-row table:style-name="Tabla25.1">
          <table:table-cell table:style-name="Tabla25.A3" office:value-type="string">
            <text:p text:style-name="P8">codigoEntidadGeograficaDir3ID</text:p>
          </table:table-cell>
          <table:table-cell table:style-name="Tabla25.A3" office:value-type="string">
            <text:p text:style-name="P8">Cadena </text:p>
          </table:table-cell>
          <table:table-cell table:style-name="Tabla25.A3" office:value-type="string">
            <text:p text:style-name="P8">0..1</text:p>
          </table:table-cell>
          <table:table-cell table:style-name="Tabla25.C3" office:value-type="float" office:value="2">
            <text:p text:style-name="P8">2</text:p>
          </table:table-cell>
          <table:table-cell table:style-name="Tabla25.A3" office:value-type="string">
            <text:p text:style-name="P8">Codi DIR3 de la entitat geogràfica.</text:p>
          </table:table-cell>
          <table:table-cell table:style-name="Tabla25.F23" office:value-type="string">
            <text:p text:style-name="P8"/>
          </table:table-cell>
        </table:table-row>
        <table:table-row table:style-name="Tabla25.1">
          <table:table-cell table:style-name="Tabla25.A3" office:value-type="string">
            <text:p text:style-name="P8">direccion</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Adreça de la persona.</text:p>
          </table:table-cell>
          <table:table-cell table:style-name="Tabla25.F23" office:value-type="string">
            <text:p text:style-name="P8"/>
          </table:table-cell>
        </table:table-row>
        <table:table-row table:style-name="Tabla25.1">
          <table:table-cell table:style-name="Tabla25.A3" office:value-type="string">
            <text:p text:style-name="P8">cp</text:p>
          </table:table-cell>
          <table:table-cell table:style-name="Tabla25.A3" office:value-type="string">
            <text:p text:style-name="P8">Cadena </text:p>
          </table:table-cell>
          <table:table-cell table:style-name="Tabla25.A3" office:value-type="string">
            <text:p text:style-name="P8">0..1</text:p>
          </table:table-cell>
          <table:table-cell table:style-name="Tabla25.C3" office:value-type="float" office:value="5">
            <text:p text:style-name="P8">5</text:p>
          </table:table-cell>
          <table:table-cell table:style-name="Tabla25.A3" office:value-type="string">
            <text:p text:style-name="P8">Codi postal.</text:p>
          </table:table-cell>
          <table:table-cell table:style-name="Tabla25.F23" office:value-type="string">
            <text:p text:style-name="P8"/>
          </table:table-cell>
        </table:table-row>
        <table:table-row table:style-name="Tabla25.1">
          <table:table-cell table:style-name="Tabla25.A3" office:value-type="string">
            <text:p text:style-name="P8">email</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Correu electrònic.</text:p>
          </table:table-cell>
          <table:table-cell table:style-name="Tabla25.F23" office:value-type="string">
            <text:p text:style-name="P8"/>
          </table:table-cell>
        </table:table-row>
        <table:table-row table:style-name="Tabla25.1">
          <table:table-cell table:style-name="Tabla25.A3" office:value-type="string">
            <text:p text:style-name="P8">telefono</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20">
            <text:p text:style-name="P8">20</text:p>
          </table:table-cell>
          <table:table-cell table:style-name="Tabla25.A3" office:value-type="string">
            <text:p text:style-name="P8">Telèfon de la persona.</text:p>
          </table:table-cell>
          <table:table-cell table:style-name="Tabla25.F23" office:value-type="string">
            <text:p text:style-name="P8"/>
          </table:table-cell>
        </table:table-row>
        <table:table-row table:style-name="Tabla25.1">
          <table:table-cell table:style-name="Tabla25.A3" office:value-type="string">
            <text:p text:style-name="P8">direccionElectronica</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Adreça electrònica.</text:p>
          </table:table-cell>
          <table:table-cell table:style-name="Tabla25.F23" office:value-type="string">
            <text:p text:style-name="P8"/>
          </table:table-cell>
        </table:table-row>
        <table:table-row table:style-name="Tabla25.1">
          <table:table-cell table:style-name="Tabla25.A3" office:value-type="string">
            <text:p text:style-name="P8">canal</text:p>
          </table:table-cell>
          <table:table-cell table:style-name="Tabla25.A3" office:value-type="string">
            <text:p text:style-name="P8">Numèric</text:p>
          </table:table-cell>
          <table:table-cell table:style-name="Tabla25.A3" office:value-type="string">
            <text:p text:style-name="P8">0..1</text:p>
          </table:table-cell>
          <table:table-cell table:style-name="Tabla25.A3" office:value-type="string">
            <text:p text:style-name="P8">Var</text:p>
          </table:table-cell>
          <table:table-cell table:style-name="Tabla25.A3" office:value-type="string">
            <text:p text:style-name="P8">Canal de notificació.</text:p>
          </table:table-cell>
          <table:table-cell table:style-name="Tabla25.F23" office:value-type="string">
            <text:p text:style-name="P8"/>
          </table:table-cell>
        </table:table-row>
        <table:table-row table:style-name="Tabla25.1">
          <table:table-cell table:style-name="Tabla25.A3" office:value-type="string">
            <text:p text:style-name="P8">observaciones</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
          </table:table-cell>
          <table:table-cell table:style-name="Tabla25.F23" office:value-type="string">
            <text:p text:style-name="P8"/>
          </table:table-cell>
        </table:table-row>
        <table:table-row table:style-name="Tabla25.1">
          <table:table-cell table:style-name="Tabla25.A3" office:value-type="string">
            <text:p text:style-name="P8">entidadDir3ID</text:p>
          </table:table-cell>
          <table:table-cell table:style-name="Tabla25.A3" office:value-type="string">
            <text:p text:style-name="P8">Cadena</text:p>
          </table:table-cell>
          <table:table-cell table:style-name="Tabla25.C3" office:value-type="float" office:value="1">
            <text:p text:style-name="P8">1</text:p>
          </table:table-cell>
          <table:table-cell table:style-name="Tabla25.C3" office:value-type="float" office:value="20">
            <text:p text:style-name="P8">20</text:p>
          </table:table-cell>
          <table:table-cell table:style-name="Tabla25.A3" office:value-type="string">
            <text:p text:style-name="P8">Codi DIR3 de l'entitat a la que pertany.</text:p>
          </table:table-cell>
          <table:table-cell table:style-name="Tabla25.F23" office:value-type="string">
            <text:p text:style-name="P8"/>
          </table:table-cell>
        </table:table-row>
        <table:table-row table:style-name="Tabla25.1">
          <table:table-cell table:style-name="Tabla25.A3" office:value-type="string">
            <text:p text:style-name="P8">guardarInteresado</text:p>
          </table:table-cell>
          <table:table-cell table:style-name="Tabla25.A3" office:value-type="string">
            <text:p text:style-name="P8">Boolea</text:p>
          </table:table-cell>
          <table:table-cell table:style-name="Tabla25.A3" office:value-type="string">
            <text:p text:style-name="P8">0..1</text:p>
          </table:table-cell>
          <table:table-cell table:style-name="Tabla25.C3" office:value-type="float" office:value="1">
            <text:p text:style-name="P8">1</text:p>
          </table:table-cell>
          <table:table-cell table:style-name="Tabla25.A3" office:value-type="string">
            <text:p text:style-name="P8">Indica si s'ha de guardar l'interessat .</text:p>
          </table:table-cell>
          <table:table-cell table:style-name="Tabla25.F23" office:value-type="string">
            <text:p text:style-name="P8"/>
          </table:table-cell>
        </table:table-row>
        <table:table-row table:style-name="Tabla25.1">
          <table:table-cell table:style-name="Tabla25.A3" office:value-type="string">
            <text:p text:style-name="P8">tipoPersonaID</text:p>
          </table:table-cell>
          <table:table-cell table:style-name="Tabla25.A3" office:value-type="string">
            <text:p text:style-name="P8">Numèric</text:p>
          </table:table-cell>
          <table:table-cell table:style-name="Tabla25.C3" office:value-type="float" office:value="1">
            <text:p text:style-name="P8">1</text:p>
          </table:table-cell>
          <table:table-cell table:style-name="Tabla25.A3" office:value-type="string">
            <text:p text:style-name="P8">Var</text:p>
          </table:table-cell>
          <table:table-cell table:style-name="Tabla25.A3" office:value-type="string">
            <text:p text:style-name="P8">Identificador del tipus de persona (Física o Jurídica)</text:p>
          </table:table-cell>
          <table:table-cell table:style-name="Tabla25.F23" office:value-type="string">
            <text:p text:style-name="P7">'2' = Persona física .</text:p>
            <text:p text:style-name="P8">'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629400552" text:style-name="L9">
        <text:list-item>
          <text:p text:style-name="P37">altaRegistroEntrada. Permet donar d'alta un assentament d'entrada al sistema i per obtenir un número de registre d'entrada.</text:p>
        </text:list-item>
        <text:list-item>
          <text:p text:style-name="P37">anularRegistroEntrada. Permet anular un assentament d'entrada. </text:p>
        </text:list-item>
        <text:list-item>
          <text:p text:style-name="P37">tramitarRegistroEntrada. Permet marcar un assentament com a tramitat.</text:p>
        </text:list-item>
        <text:list-item>
          <text:p text:style-name="P37">obtenerRegistroEntrada. Permet obtenir un assentament d'entrada.</text:p>
        </text:list-item>
        <text:list-item>
          <text:p text:style-name="P37">obtenerRegistroEntradaID. Permet obtenir un identificador d'un assentament.</text:p>
        </text:list-item>
        <text:list-item>
          <text:p text:style-name="P37">altaRegistroSalida</text:p>
        </text:list-item>
        <text:list-item>
          <text:p text:style-name="P37">anularRegistroSalida.</text:p>
        </text:list-item>
        <text:list-item>
          <text:p text:style-name="P37"><text:soft-page-break/>obtenerRegistroSalida</text:p>
        </text:list-item>
        <text:list-item>
          <text:p text:style-name="P37">obtenerRegistroSalidaID</text:p>
        </text:list-item>
        <text:list-item>
          <text:p text:style-name="P38">listarTipoAsunto. Permet obtenir un llistat dels tipus d'assumptes definits per l' aplicació. </text:p>
        </text:list-item>
        <text:list-item>
          <text:p text:style-name="P38">listarCodigoAsunto. Permet obtenir un llistat dels codis d'assumptes associats a un tipus d'assumpte.</text:p>
        </text:list-item>
        <text:list-item>
          <text:p text:style-name="P38">listarOrganismos. Permet obtenir els organismes d'una entitat de l'aplicació</text:p>
        </text:list-item>
        <text:list-item>
          <text:p text:style-name="P38">listarLibros. Permet obtenir els llibres d'una entitat de l'aplicació.</text:p>
        </text:list-item>
        <text:list-item>
          <text:p text:style-name="P38">listarOficinas.Obté les Oficines a on l'usuari te permisos per realitzar assentaments.</text:p>
        </text:list-item>
        <text:list-item>
          <text:p text:style-name="P38">listarTipoDocumental. Obté els tipus documentals d'una entitat.</text:p>
        </text:list-item>
        <text:list-item>
          <text:p text:style-name="P38">obtenerLibrosOficina. Obté els parells Llibre-Oficina als quals <text:s/>l' usuari autenticat pot registrar</text:p>
        </text:list-item>
        <text:list-item>
          <text:p text:style-name="P38">obtenerLibrosOficinaUsuario. Obté els parells Llibre-Oficina als quals l' usuari indicat pot registrar</text:p>
        </text:list-item>
        <text:list-item>
          <text:p text:style-name="P38">crearPersona. Permet crear una persona a l'aplicació. </text:p>
        </text:list-item>
        <text:list-item>
          <text:p text:style-name="P38">borrarPersona. Permet esborrar una persona de l'aplicació. </text:p>
        </text:list-item>
        <text:list-item>
          <text:p text:style-name="P37"><text:span text:style-name="T4">actualizarPerso</text:span>na. Permet actualitzar les dades d'una Persona.</text:p>
        </text:list-item>
        <text:list-item>
          <text:p text:style-name="P38">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6">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3">PETICIÓ</text:p>
          </table:table-cell>
          <table:covered-table-cell/>
          <table:covered-table-cell/>
          <table:covered-table-cell/>
          <table:covered-table-cell/>
          <table:covered-table-cell/>
        </table:table-row>
        <table:table-row table:style-name="Tabla7.1">
          <table:table-cell table:style-name="Tabla7.A3" office:value-type="string">
            <text:p text:style-name="P9">Camp</text:p>
          </table:table-cell>
          <table:table-cell table:style-name="Tabla7.A3" office:value-type="string">
            <text:p text:style-name="P9">Tipus</text:p>
          </table:table-cell>
          <table:table-cell table:style-name="Tabla7.A3" office:value-type="string">
            <text:p text:style-name="P9">Car</text:p>
          </table:table-cell>
          <table:table-cell table:style-name="Tabla7.A3" office:value-type="string">
            <text:p text:style-name="P9">Lon</text:p>
          </table:table-cell>
          <table:table-cell table:style-name="Tabla7.A3" office:value-type="string">
            <text:p text:style-name="P9">Descripció</text:p>
          </table:table-cell>
          <table:table-cell table:style-name="Tabla7.F3" office:value-type="string">
            <text:p text:style-name="P9">Comentaris</text:p>
          </table:table-cell>
        </table:table-row>
        <table:table-row table:style-name="Tabla7.1">
          <table:table-cell table:style-name="Tabla7.A4" office:value-type="string">
            <text:p text:style-name="P8">asEntrada</text:p>
          </table:table-cell>
          <table:table-cell table:style-name="Tabla7.A4" office:value-type="string">
            <text:p text:style-name="P8">registroEntradaWs</text:p>
          </table:table-cell>
          <table:table-cell table:style-name="Tabla7.C4" office:value-type="float" office:value="1">
            <text:p text:style-name="P8">1</text:p>
          </table:table-cell>
          <table:table-cell table:style-name="Tabla7.A4" office:value-type="string">
            <text:p text:style-name="P8">Var</text:p>
          </table:table-cell>
          <table:table-cell table:style-name="Tabla7.A4" office:value-type="string">
            <text:p text:style-name="P8"/>
          </table:table-cell>
          <table:table-cell table:style-name="Tabla7.F7" office:value-type="string">
            <text:p text:style-name="P8"/>
          </table:table-cell>
        </table:table-row>
        <table:table-row table:style-name="Tabla7.1">
          <table:table-cell table:style-name="Tabla7.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9">Camp</text:p>
          </table:table-cell>
          <table:table-cell table:style-name="Tabla7.A3" office:value-type="string">
            <text:p text:style-name="P9">Tipus</text:p>
          </table:table-cell>
          <table:table-cell table:style-name="Tabla7.A3" office:value-type="string">
            <text:p text:style-name="P9">Car</text:p>
          </table:table-cell>
          <table:table-cell table:style-name="Tabla7.A3" office:value-type="string">
            <text:p text:style-name="P9">Lon</text:p>
          </table:table-cell>
          <table:table-cell table:style-name="Tabla7.A3" office:value-type="string">
            <text:p text:style-name="P9">Descripció</text:p>
          </table:table-cell>
          <table:table-cell table:style-name="Tabla7.F3" office:value-type="string">
            <text:p text:style-name="P9">Comentaris</text:p>
          </table:table-cell>
        </table:table-row>
        <table:table-row table:style-name="Tabla7.1">
          <table:table-cell table:style-name="Tabla7.A4" office:value-type="string">
            <text:p text:style-name="P8">idEntrada</text:p>
          </table:table-cell>
          <table:table-cell table:style-name="Tabla7.A4" office:value-type="string">
            <text:p text:style-name="P8">IdentificadorWS</text:p>
          </table:table-cell>
          <table:table-cell table:style-name="Tabla7.C4" office:value-type="float" office:value="1">
            <text:p text:style-name="P8">1</text:p>
          </table:table-cell>
          <table:table-cell table:style-name="Tabla7.A4" office:value-type="string">
            <text:p text:style-name="P8">Var</text:p>
          </table:table-cell>
          <table:table-cell table:style-name="Tabla7.A4" office:value-type="string">
            <text:p text:style-name="P8">Contindrà el nombre d'assentament i la data i hora que se li ha assignat i el numero d'assentament formatejat.</text:p>
          </table:table-cell>
          <table:table-cell table:style-name="Tabla7.F7" office:value-type="string">
            <text:p text:style-name="P8"/>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6">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3">PETICIÓ</text:p>
          </table:table-cell>
          <table:covered-table-cell/>
          <table:covered-table-cell/>
          <table:covered-table-cell/>
          <table:covered-table-cell/>
          <table:covered-table-cell/>
        </table:table-row>
        <table:table-row table:style-name="Tabla8.1">
          <table:table-cell table:style-name="Tabla8.A3" office:value-type="string">
            <text:p text:style-name="P9">Camp</text:p>
          </table:table-cell>
          <table:table-cell table:style-name="Tabla8.A3" office:value-type="string">
            <text:p text:style-name="P9">Tipus</text:p>
          </table:table-cell>
          <table:table-cell table:style-name="Tabla8.A3" office:value-type="string">
            <text:p text:style-name="P9">Car</text:p>
          </table:table-cell>
          <table:table-cell table:style-name="Tabla8.A3" office:value-type="string">
            <text:p text:style-name="P9">Lon</text:p>
          </table:table-cell>
          <table:table-cell table:style-name="Tabla8.A3" office:value-type="string">
            <text:p text:style-name="P9">Descripció</text:p>
          </table:table-cell>
          <table:table-cell table:style-name="Tabla8.F3" office:value-type="string">
            <text:p text:style-name="P9">Comentaris</text:p>
          </table:table-cell>
        </table:table-row>
        <table:table-row table:style-name="Tabla8.1">
          <table:table-cell table:style-name="Tabla8.A4" office:value-type="string">
            <text:p text:style-name="P8">numeroRegistroFormateado</text:p>
          </table:table-cell>
          <table:table-cell table:style-name="Tabla8.A4" office:value-type="string">
            <text:p text:style-name="P8">Cadena</text:p>
          </table:table-cell>
          <table:table-cell table:style-name="Tabla8.C4" office:value-type="float" office:value="1">
            <text:p text:style-name="P8">1</text:p>
          </table:table-cell>
          <table:table-cell table:style-name="Tabla8.A4" office:value-type="string">
            <text:p text:style-name="P8">Var</text:p>
          </table:table-cell>
          <table:table-cell table:style-name="Tabla8.A4" office:value-type="string">
            <text:p text:style-name="P8">Numero de l'assentament formatejat</text:p>
          </table:table-cell>
          <table:table-cell table:style-name="Tabla8.F7" office:value-type="string">
            <text:p text:style-name="P8"/>
          </table:table-cell>
        </table:table-row>
        <table:table-row table:style-name="Tabla8.1">
          <table:table-cell table:style-name="Tabla8.A4" office:value-type="string">
            <text:p text:style-name="P8">usuario</text:p>
          </table:table-cell>
          <table:table-cell table:style-name="Tabla8.A4" office:value-type="string">
            <text:p text:style-name="P8">Cadena</text:p>
          </table:table-cell>
          <table:table-cell table:style-name="Tabla8.C4" office:value-type="float" office:value="1">
            <text:p text:style-name="P8">1</text:p>
          </table:table-cell>
          <table:table-cell table:style-name="Tabla8.C4" office:value-type="float" office:value="80">
            <text:p text:style-name="P8">80</text:p>
          </table:table-cell>
          <table:table-cell table:style-name="Tabla8.A4" office:value-type="string">
            <text:p text:style-name="P8">Codi de l'usuari que vol realitzar l'operació</text:p>
          </table:table-cell>
          <table:table-cell table:style-name="Tabla8.F7" office:value-type="string">
            <text:p text:style-name="P8"/>
          </table:table-cell>
        </table:table-row>
        <table:table-row table:style-name="Tabla8.1">
          <table:table-cell table:style-name="Tabla8.A4" office:value-type="string">
            <text:p text:style-name="P8">entidad</text:p>
          </table:table-cell>
          <table:table-cell table:style-name="Tabla8.A4" office:value-type="string">
            <text:p text:style-name="P8">Cadena</text:p>
          </table:table-cell>
          <table:table-cell table:style-name="Tabla8.C4" office:value-type="float" office:value="1">
            <text:p text:style-name="P8">1</text:p>
          </table:table-cell>
          <table:table-cell table:style-name="Tabla8.C4" office:value-type="float" office:value="20">
            <text:p text:style-name="P8">20</text:p>
          </table:table-cell>
          <table:table-cell table:style-name="Tabla8.A4" office:value-type="string">
            <text:p text:style-name="P8">Codi DIR3 de l'entitat al que pertany l'usuari</text:p>
          </table:table-cell>
          <table:table-cell table:style-name="Tabla8.F7" office:value-type="string">
            <text:p text:style-name="P8"/>
          </table:table-cell>
        </table:table-row>
        <table:table-row table:style-name="Tabla8.1">
          <table:table-cell table:style-name="Tabla8.A4" office:value-type="string">
            <text:p text:style-name="P8">anular</text:p>
          </table:table-cell>
          <table:table-cell table:style-name="Tabla8.A4" office:value-type="string">
            <text:p text:style-name="P8">Boolea</text:p>
          </table:table-cell>
          <table:table-cell table:style-name="Tabla8.C4" office:value-type="float" office:value="1">
            <text:p text:style-name="P8">1</text:p>
          </table:table-cell>
          <table:table-cell table:style-name="Tabla8.C4" office:value-type="float" office:value="1">
            <text:p text:style-name="P8">1</text:p>
          </table:table-cell>
          <table:table-cell table:style-name="Tabla8.A4" office:value-type="string">
            <text:p text:style-name="P8">Indica si s'ha d'anular o no l'assentament.</text:p>
          </table:table-cell>
          <table:table-cell table:style-name="Tabla8.F7" office:value-type="string">
            <text:p text:style-name="P8"/>
          </table:table-cell>
        </table:table-row>
        <table:table-row table:style-name="Tabla8.1">
          <table:table-cell table:style-name="Tabla8.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ext:soft-page-break/>
        <table:table-row table:style-name="Tabla8.1">
          <table:table-cell table:style-name="Tabla8.A3" office:value-type="string">
            <text:p text:style-name="P9">Camp</text:p>
          </table:table-cell>
          <table:table-cell table:style-name="Tabla8.A3" office:value-type="string">
            <text:p text:style-name="P9">Tipus</text:p>
          </table:table-cell>
          <table:table-cell table:style-name="Tabla8.A3" office:value-type="string">
            <text:p text:style-name="P9">Car</text:p>
          </table:table-cell>
          <table:table-cell table:style-name="Tabla8.A3" office:value-type="string">
            <text:p text:style-name="P9">Lon</text:p>
          </table:table-cell>
          <table:table-cell table:style-name="Tabla8.A3" office:value-type="string">
            <text:p text:style-name="P9">Descripció</text:p>
          </table:table-cell>
          <table:table-cell table:style-name="Tabla8.F3" office:value-type="string">
            <text:p text:style-name="P9">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6">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3">PETICIÓ</text:p>
          </table:table-cell>
          <table:covered-table-cell/>
          <table:covered-table-cell/>
          <table:covered-table-cell/>
          <table:covered-table-cell/>
          <table:covered-table-cell/>
        </table:table-row>
        <table:table-row table:style-name="Tabla9.1">
          <table:table-cell table:style-name="Tabla9.A3" office:value-type="string">
            <text:p text:style-name="P9">Camp</text:p>
          </table:table-cell>
          <table:table-cell table:style-name="Tabla9.A3" office:value-type="string">
            <text:p text:style-name="P9">Tipus</text:p>
          </table:table-cell>
          <table:table-cell table:style-name="Tabla9.A3" office:value-type="string">
            <text:p text:style-name="P9">Car</text:p>
          </table:table-cell>
          <table:table-cell table:style-name="Tabla9.A3" office:value-type="string">
            <text:p text:style-name="P9">Lon</text:p>
          </table:table-cell>
          <table:table-cell table:style-name="Tabla9.A3" office:value-type="string">
            <text:p text:style-name="P9">Descripció</text:p>
          </table:table-cell>
          <table:table-cell table:style-name="Tabla9.F3" office:value-type="string">
            <text:p text:style-name="P9">Comentaris</text:p>
          </table:table-cell>
        </table:table-row>
        <table:table-row table:style-name="Tabla9.1">
          <table:table-cell table:style-name="Tabla9.A4" office:value-type="string">
            <text:p text:style-name="P8">numeroRegistroFormateado</text:p>
          </table:table-cell>
          <table:table-cell table:style-name="Tabla9.A4" office:value-type="string">
            <text:p text:style-name="P8">Cadena</text:p>
          </table:table-cell>
          <table:table-cell table:style-name="Tabla9.C4" office:value-type="float" office:value="1">
            <text:p text:style-name="P8">1</text:p>
          </table:table-cell>
          <table:table-cell table:style-name="Tabla9.A4" office:value-type="string">
            <text:p text:style-name="P8">Var</text:p>
          </table:table-cell>
          <table:table-cell table:style-name="Tabla9.A4" office:value-type="string">
            <text:p text:style-name="P8">Numero de l'assentament</text:p>
          </table:table-cell>
          <table:table-cell table:style-name="Tabla9.F6" office:value-type="string">
            <text:p text:style-name="P8"/>
          </table:table-cell>
        </table:table-row>
        <table:table-row table:style-name="Tabla9.1">
          <table:table-cell table:style-name="Tabla9.A4" office:value-type="string">
            <text:p text:style-name="P8">usuario</text:p>
          </table:table-cell>
          <table:table-cell table:style-name="Tabla9.A4" office:value-type="string">
            <text:p text:style-name="P8">Cadena</text:p>
          </table:table-cell>
          <table:table-cell table:style-name="Tabla9.C4" office:value-type="float" office:value="1">
            <text:p text:style-name="P8">1</text:p>
          </table:table-cell>
          <table:table-cell table:style-name="Tabla9.C4" office:value-type="float" office:value="80">
            <text:p text:style-name="P8">80</text:p>
          </table:table-cell>
          <table:table-cell table:style-name="Tabla9.A4" office:value-type="string">
            <text:p text:style-name="P8">Codi de l'usuari que vol realitzar l'operació</text:p>
          </table:table-cell>
          <table:table-cell table:style-name="Tabla9.F6" office:value-type="string">
            <text:p text:style-name="P8"/>
          </table:table-cell>
        </table:table-row>
        <table:table-row table:style-name="Tabla9.1">
          <table:table-cell table:style-name="Tabla9.A4" office:value-type="string">
            <text:p text:style-name="P8">entidad</text:p>
          </table:table-cell>
          <table:table-cell table:style-name="Tabla9.A4" office:value-type="string">
            <text:p text:style-name="P8">Cadena</text:p>
          </table:table-cell>
          <table:table-cell table:style-name="Tabla9.C4" office:value-type="float" office:value="1">
            <text:p text:style-name="P8">1</text:p>
          </table:table-cell>
          <table:table-cell table:style-name="Tabla9.C4" office:value-type="float" office:value="20">
            <text:p text:style-name="P8">20</text:p>
          </table:table-cell>
          <table:table-cell table:style-name="Tabla9.A4" office:value-type="string">
            <text:p text:style-name="P8">Codi DIR3 de l'entitat al que pertany l'usuari</text:p>
          </table:table-cell>
          <table:table-cell table:style-name="Tabla9.F6" office:value-type="string">
            <text:p text:style-name="P8"/>
          </table:table-cell>
        </table:table-row>
        <table:table-row table:style-name="Tabla9.1">
          <table:table-cell table:style-name="Tabla9.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9.1">
          <table:table-cell table:style-name="Tabla9.A3" office:value-type="string">
            <text:p text:style-name="P9">Camp</text:p>
          </table:table-cell>
          <table:table-cell table:style-name="Tabla9.A3" office:value-type="string">
            <text:p text:style-name="P9">Tipus</text:p>
          </table:table-cell>
          <table:table-cell table:style-name="Tabla9.A3" office:value-type="string">
            <text:p text:style-name="P9">Car</text:p>
          </table:table-cell>
          <table:table-cell table:style-name="Tabla9.A3" office:value-type="string">
            <text:p text:style-name="P9">Lon</text:p>
          </table:table-cell>
          <table:table-cell table:style-name="Tabla9.A3" office:value-type="string">
            <text:p text:style-name="P9">Descripció</text:p>
          </table:table-cell>
          <table:table-cell table:style-name="Tabla9.F3" office:value-type="string">
            <text:p text:style-name="P9">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6">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3">PETICIÓ</text:p>
          </table:table-cell>
          <table:covered-table-cell/>
          <table:covered-table-cell/>
          <table:covered-table-cell/>
          <table:covered-table-cell/>
          <table:covered-table-cell/>
        </table:table-row>
        <table:table-row table:style-name="Tabla10.1">
          <table:table-cell table:style-name="Tabla10.A3" office:value-type="string">
            <text:p text:style-name="P9">Camp</text:p>
          </table:table-cell>
          <table:table-cell table:style-name="Tabla10.A3" office:value-type="string">
            <text:p text:style-name="P9">Tipus</text:p>
          </table:table-cell>
          <table:table-cell table:style-name="Tabla10.A3" office:value-type="string">
            <text:p text:style-name="P9">Car</text:p>
          </table:table-cell>
          <table:table-cell table:style-name="Tabla10.A3" office:value-type="string">
            <text:p text:style-name="P9">Lon</text:p>
          </table:table-cell>
          <table:table-cell table:style-name="Tabla10.A3" office:value-type="string">
            <text:p text:style-name="P9">Descripció</text:p>
          </table:table-cell>
          <table:table-cell table:style-name="Tabla10.F3" office:value-type="string">
            <text:p text:style-name="P9">Comentaris</text:p>
          </table:table-cell>
        </table:table-row>
        <table:table-row table:style-name="Tabla10.1">
          <table:table-cell table:style-name="Tabla10.A4" office:value-type="string">
            <text:p text:style-name="P8">numeroRegistroFormateado</text:p>
          </table:table-cell>
          <table:table-cell table:style-name="Tabla10.A4" office:value-type="string">
            <text:p text:style-name="P8">Cadena</text:p>
          </table:table-cell>
          <table:table-cell table:style-name="Tabla10.C4" office:value-type="float" office:value="1">
            <text:p text:style-name="P8">1</text:p>
          </table:table-cell>
          <table:table-cell table:style-name="Tabla10.A4" office:value-type="string">
            <text:p text:style-name="P8">Var</text:p>
          </table:table-cell>
          <table:table-cell table:style-name="Tabla10.A4" office:value-type="string">
            <text:p text:style-name="P8">Numero de l'assentament formatejat</text:p>
          </table:table-cell>
          <table:table-cell table:style-name="Tabla10.F9" office:value-type="string">
            <text:p text:style-name="P8"/>
          </table:table-cell>
        </table:table-row>
        <table:table-row table:style-name="Tabla10.1">
          <table:table-cell table:style-name="Tabla10.A4" office:value-type="string">
            <text:p text:style-name="P8">usuario</text:p>
          </table:table-cell>
          <table:table-cell table:style-name="Tabla10.A4" office:value-type="string">
            <text:p text:style-name="P8">Cadena</text:p>
          </table:table-cell>
          <table:table-cell table:style-name="Tabla10.C4" office:value-type="float" office:value="1">
            <text:p text:style-name="P8">1</text:p>
          </table:table-cell>
          <table:table-cell table:style-name="Tabla10.C4" office:value-type="float" office:value="80">
            <text:p text:style-name="P8">80</text:p>
          </table:table-cell>
          <table:table-cell table:style-name="Tabla10.A4" office:value-type="string">
            <text:p text:style-name="P8">Codi de l'usuari que vol realitzar l'operació</text:p>
          </table:table-cell>
          <table:table-cell table:style-name="Tabla10.F9" office:value-type="string">
            <text:p text:style-name="P8"/>
          </table:table-cell>
        </table:table-row>
        <table:table-row table:style-name="Tabla10.1">
          <table:table-cell table:style-name="Tabla10.A4" office:value-type="string">
            <text:p text:style-name="P8">entidad</text:p>
          </table:table-cell>
          <table:table-cell table:style-name="Tabla10.A4" office:value-type="string">
            <text:p text:style-name="P8">Cadena</text:p>
          </table:table-cell>
          <table:table-cell table:style-name="Tabla10.C4" office:value-type="float" office:value="1">
            <text:p text:style-name="P8">1</text:p>
          </table:table-cell>
          <table:table-cell table:style-name="Tabla10.C4" office:value-type="float" office:value="20">
            <text:p text:style-name="P8">20</text:p>
          </table:table-cell>
          <table:table-cell table:style-name="Tabla10.A4" office:value-type="string">
            <text:p text:style-name="P8">Codi DIR3 de l'entitat al que pertany l'usuari</text:p>
          </table:table-cell>
          <table:table-cell table:style-name="Tabla10.F9" office:value-type="string">
            <text:p text:style-name="P8"/>
          </table:table-cell>
        </table:table-row>
        <table:table-row table:style-name="Tabla10.1">
          <table:table-cell table:style-name="Tabla10.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9">Camp</text:p>
          </table:table-cell>
          <table:table-cell table:style-name="Tabla10.A3" office:value-type="string">
            <text:p text:style-name="P9">Tipus</text:p>
          </table:table-cell>
          <table:table-cell table:style-name="Tabla10.A3" office:value-type="string">
            <text:p text:style-name="P9">Car</text:p>
          </table:table-cell>
          <table:table-cell table:style-name="Tabla10.A3" office:value-type="string">
            <text:p text:style-name="P9">Lon</text:p>
          </table:table-cell>
          <table:table-cell table:style-name="Tabla10.A3" office:value-type="string">
            <text:p text:style-name="P9">Descripció</text:p>
          </table:table-cell>
          <table:table-cell table:style-name="Tabla10.F3" office:value-type="string">
            <text:p text:style-name="P9">Comentaris</text:p>
          </table:table-cell>
        </table:table-row>
        <table:table-row table:style-name="Tabla10.1">
          <table:table-cell table:style-name="Tabla10.A4" office:value-type="string">
            <text:p text:style-name="P8">asEntrada</text:p>
          </table:table-cell>
          <table:table-cell table:style-name="Tabla10.A4" office:value-type="string">
            <text:p text:style-name="P8">RegistroEntradaResponseWs</text:p>
          </table:table-cell>
          <table:table-cell table:style-name="Tabla10.C4" office:value-type="float" office:value="1">
            <text:p text:style-name="P8">1</text:p>
          </table:table-cell>
          <table:table-cell table:style-name="Tabla10.A4" office:value-type="string">
            <text:p text:style-name="P8">Var</text:p>
          </table:table-cell>
          <table:table-cell table:style-name="Tabla10.A4" office:value-type="string">
            <text:p text:style-name="P8">Dades de l'assentament.</text:p>
          </table:table-cell>
          <table:table-cell table:style-name="Tabla10.F9" office:value-type="string">
            <text:p text:style-name="P8"/>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6">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3">PETICIÓ</text:p>
          </table:table-cell>
          <table:covered-table-cell/>
          <table:covered-table-cell/>
          <table:covered-table-cell/>
          <table:covered-table-cell/>
          <table:covered-table-cell/>
        </table:table-row>
        <table:table-row table:style-name="Tabla14.1">
          <table:table-cell table:style-name="Tabla14.A3" office:value-type="string">
            <text:p text:style-name="P9">Camp</text:p>
          </table:table-cell>
          <table:table-cell table:style-name="Tabla14.A3" office:value-type="string">
            <text:p text:style-name="P9">Tipus</text:p>
          </table:table-cell>
          <table:table-cell table:style-name="Tabla14.A3" office:value-type="string">
            <text:p text:style-name="P9">Car</text:p>
          </table:table-cell>
          <table:table-cell table:style-name="Tabla14.A3" office:value-type="string">
            <text:p text:style-name="P9">Lon</text:p>
          </table:table-cell>
          <table:table-cell table:style-name="Tabla14.A3" office:value-type="string">
            <text:p text:style-name="P9">Descripció</text:p>
          </table:table-cell>
          <table:table-cell table:style-name="Tabla14.F3" office:value-type="string">
            <text:p text:style-name="P9">Comentaris</text:p>
          </table:table-cell>
        </table:table-row>
        <table:table-row table:style-name="Tabla14.1">
          <table:table-cell table:style-name="Tabla14.A4" office:value-type="string">
            <text:p text:style-name="P8">anyo</text:p>
          </table:table-cell>
          <table:table-cell table:style-name="Tabla14.A4" office:value-type="string">
            <text:p text:style-name="P8">Numèric</text:p>
          </table:table-cell>
          <table:table-cell table:style-name="Tabla14.C4" office:value-type="float" office:value="1">
            <text:p text:style-name="P8">1</text:p>
          </table:table-cell>
          <table:table-cell table:style-name="Tabla14.C4" office:value-type="float" office:value="4">
            <text:p text:style-name="P8">4</text:p>
          </table:table-cell>
          <table:table-cell table:style-name="Tabla14.A4" office:value-type="string">
            <text:p text:style-name="P8">Any de l'assentament</text:p>
          </table:table-cell>
          <table:table-cell table:style-name="Tabla14.F10" office:value-type="string">
            <text:p text:style-name="P8"/>
          </table:table-cell>
        </table:table-row>
        <table:table-row table:style-name="Tabla14.1">
          <table:table-cell table:style-name="Tabla14.A4" office:value-type="string">
            <text:p text:style-name="P8">numeroRegistro</text:p>
          </table:table-cell>
          <table:table-cell table:style-name="Tabla14.A4" office:value-type="string">
            <text:p text:style-name="P8">Numèric</text:p>
          </table:table-cell>
          <table:table-cell table:style-name="Tabla14.C4" office:value-type="float" office:value="1">
            <text:p text:style-name="P8">1</text:p>
          </table:table-cell>
          <table:table-cell table:style-name="Tabla14.A4" office:value-type="string">
            <text:p text:style-name="P8">Var</text:p>
          </table:table-cell>
          <table:table-cell table:style-name="Tabla14.A4" office:value-type="string">
            <text:p text:style-name="P8">Numero de l'assentament</text:p>
          </table:table-cell>
          <table:table-cell table:style-name="Tabla14.F10" office:value-type="string">
            <text:p text:style-name="P8"/>
          </table:table-cell>
        </table:table-row>
        <table:table-row table:style-name="Tabla14.1">
          <table:table-cell table:style-name="Tabla14.A4" office:value-type="string">
            <text:p text:style-name="P8">usuario</text:p>
          </table:table-cell>
          <table:table-cell table:style-name="Tabla14.A4" office:value-type="string">
            <text:p text:style-name="P8">Cadena</text:p>
          </table:table-cell>
          <table:table-cell table:style-name="Tabla14.C4" office:value-type="float" office:value="1">
            <text:p text:style-name="P8">1</text:p>
          </table:table-cell>
          <table:table-cell table:style-name="Tabla14.C4" office:value-type="float" office:value="80">
            <text:p text:style-name="P8">80</text:p>
          </table:table-cell>
          <table:table-cell table:style-name="Tabla14.A4" office:value-type="string">
            <text:p text:style-name="P8">Codi de l'usuari que vol realitzar l'operació</text:p>
          </table:table-cell>
          <table:table-cell table:style-name="Tabla14.F10" office:value-type="string">
            <text:p text:style-name="P8"/>
          </table:table-cell>
        </table:table-row>
        <table:table-row table:style-name="Tabla14.1">
          <table:table-cell table:style-name="Tabla14.A4" office:value-type="string">
            <text:p text:style-name="P8">entidad</text:p>
          </table:table-cell>
          <table:table-cell table:style-name="Tabla14.A4" office:value-type="string">
            <text:p text:style-name="P8">Cadena</text:p>
          </table:table-cell>
          <table:table-cell table:style-name="Tabla14.C4" office:value-type="float" office:value="1">
            <text:p text:style-name="P8">1</text:p>
          </table:table-cell>
          <table:table-cell table:style-name="Tabla14.C4" office:value-type="float" office:value="20">
            <text:p text:style-name="P8">20</text:p>
          </table:table-cell>
          <table:table-cell table:style-name="Tabla14.A4" office:value-type="string">
            <text:p text:style-name="P8">Codi DIR3 de l'entitat al que pertany l'usuari</text:p>
          </table:table-cell>
          <table:table-cell table:style-name="Tabla14.F10" office:value-type="string">
            <text:p text:style-name="P8"/>
          </table:table-cell>
        </table:table-row>
        <table:table-row table:style-name="Tabla14.1">
          <table:table-cell table:style-name="Tabla14.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9">Camp</text:p>
          </table:table-cell>
          <table:table-cell table:style-name="Tabla14.A3" office:value-type="string">
            <text:p text:style-name="P9">Tipus</text:p>
          </table:table-cell>
          <table:table-cell table:style-name="Tabla14.A3" office:value-type="string">
            <text:p text:style-name="P9">Car</text:p>
          </table:table-cell>
          <table:table-cell table:style-name="Tabla14.A3" office:value-type="string">
            <text:p text:style-name="P9">Lon</text:p>
          </table:table-cell>
          <table:table-cell table:style-name="Tabla14.A3" office:value-type="string">
            <text:p text:style-name="P9">Descripció</text:p>
          </table:table-cell>
          <table:table-cell table:style-name="Tabla14.F3" office:value-type="string">
            <text:p text:style-name="P9">Comentaris</text:p>
          </table:table-cell>
        </table:table-row>
        <table:table-row table:style-name="Tabla14.1">
          <table:table-cell table:style-name="Tabla14.A4" office:value-type="string">
            <text:p text:style-name="P8">asIdentificador</text:p>
          </table:table-cell>
          <table:table-cell table:style-name="Tabla14.A4" office:value-type="string">
            <text:p text:style-name="P8">IdentificadorWs</text:p>
          </table:table-cell>
          <table:table-cell table:style-name="Tabla14.C4" office:value-type="float" office:value="1">
            <text:p text:style-name="P8">1</text:p>
          </table:table-cell>
          <table:table-cell table:style-name="Tabla14.A4" office:value-type="string">
            <text:p text:style-name="P8">Var</text:p>
          </table:table-cell>
          <table:table-cell table:style-name="Tabla14.A4" office:value-type="string">
            <text:p text:style-name="P8">Identtificador de l'assentament</text:p>
          </table:table-cell>
          <table:table-cell table:style-name="Tabla14.F10" office:value-type="string">
            <text:p text:style-name="P8"/>
          </table:table-cell>
        </table:table-row>
      </table:table>
      <text:h text:style-name="Heading_20_2" text:outline-level="2"><text:soft-page-break/></text:h>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6">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3">PETICIÓ</text:p>
          </table:table-cell>
          <table:covered-table-cell/>
          <table:covered-table-cell/>
          <table:covered-table-cell/>
          <table:covered-table-cell/>
          <table:covered-table-cell/>
        </table:table-row>
        <table:table-row table:style-name="Tabla12.1">
          <table:table-cell table:style-name="Tabla12.A3" office:value-type="string">
            <text:p text:style-name="P9">Camp</text:p>
          </table:table-cell>
          <table:table-cell table:style-name="Tabla12.A3" office:value-type="string">
            <text:p text:style-name="P9">Tipus</text:p>
          </table:table-cell>
          <table:table-cell table:style-name="Tabla12.A3" office:value-type="string">
            <text:p text:style-name="P9">Car</text:p>
          </table:table-cell>
          <table:table-cell table:style-name="Tabla12.A3" office:value-type="string">
            <text:p text:style-name="P9">Lon</text:p>
          </table:table-cell>
          <table:table-cell table:style-name="Tabla12.A3" office:value-type="string">
            <text:p text:style-name="P9">Descripció</text:p>
          </table:table-cell>
          <table:table-cell table:style-name="Tabla12.F3" office:value-type="string">
            <text:p text:style-name="P9">Comentaris</text:p>
          </table:table-cell>
        </table:table-row>
        <table:table-row table:style-name="Tabla12.1">
          <table:table-cell table:style-name="Tabla12.A4" office:value-type="string">
            <text:p text:style-name="P8">asSortida</text:p>
          </table:table-cell>
          <table:table-cell table:style-name="Tabla12.A4" office:value-type="string">
            <text:p text:style-name="P8">RegistroSalidaWs</text:p>
          </table:table-cell>
          <table:table-cell table:style-name="Tabla12.C4" office:value-type="float" office:value="1">
            <text:p text:style-name="P9">1</text:p>
          </table:table-cell>
          <table:table-cell table:style-name="Tabla12.A4" office:value-type="string">
            <text:p text:style-name="P8">Var</text:p>
          </table:table-cell>
          <table:table-cell table:style-name="Tabla12.A4" office:value-type="string">
            <text:p text:style-name="P8"/>
          </table:table-cell>
          <table:table-cell table:style-name="Tabla12.F7" office:value-type="string">
            <text:p text:style-name="P8"/>
          </table:table-cell>
        </table:table-row>
        <table:table-row table:style-name="Tabla12.1">
          <table:table-cell table:style-name="Tabla12.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9">Camp</text:p>
          </table:table-cell>
          <table:table-cell table:style-name="Tabla12.A3" office:value-type="string">
            <text:p text:style-name="P9">Tipus</text:p>
          </table:table-cell>
          <table:table-cell table:style-name="Tabla12.A3" office:value-type="string">
            <text:p text:style-name="P9">Car</text:p>
          </table:table-cell>
          <table:table-cell table:style-name="Tabla12.A3" office:value-type="string">
            <text:p text:style-name="P9">Lon</text:p>
          </table:table-cell>
          <table:table-cell table:style-name="Tabla12.A3" office:value-type="string">
            <text:p text:style-name="P9">Descripció</text:p>
          </table:table-cell>
          <table:table-cell table:style-name="Tabla12.F3" office:value-type="string">
            <text:p text:style-name="P9">Comentaris</text:p>
          </table:table-cell>
        </table:table-row>
        <table:table-row table:style-name="Tabla12.1">
          <table:table-cell table:style-name="Tabla12.A4" office:value-type="string">
            <text:p text:style-name="P8">idSortida</text:p>
          </table:table-cell>
          <table:table-cell table:style-name="Tabla12.A4" office:value-type="string">
            <text:p text:style-name="P8">IdentificadorWS</text:p>
          </table:table-cell>
          <table:table-cell table:style-name="Tabla12.C4" office:value-type="float" office:value="1">
            <text:p text:style-name="P8">1</text:p>
          </table:table-cell>
          <table:table-cell table:style-name="Tabla12.A4" office:value-type="string">
            <text:p text:style-name="P8">Var</text:p>
          </table:table-cell>
          <table:table-cell table:style-name="Tabla12.A4" office:value-type="string">
            <text:p text:style-name="P8">Contindrà el nombre d'assentament i la data i hora que se li ha assignat i el numeroRegistreFormatejat</text:p>
          </table:table-cell>
          <table:table-cell table:style-name="Tabla12.F7" office:value-type="string">
            <text:p text:style-name="P8"/>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6">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3">PETICIÓ</text:p>
          </table:table-cell>
          <table:covered-table-cell/>
          <table:covered-table-cell/>
          <table:covered-table-cell/>
          <table:covered-table-cell/>
          <table:covered-table-cell/>
        </table:table-row>
        <table:table-row table:style-name="Tabla13.1">
          <table:table-cell table:style-name="Tabla13.A3" office:value-type="string">
            <text:p text:style-name="P9">Camp</text:p>
          </table:table-cell>
          <table:table-cell table:style-name="Tabla13.A3" office:value-type="string">
            <text:p text:style-name="P9">Tipus</text:p>
          </table:table-cell>
          <table:table-cell table:style-name="Tabla13.A3" office:value-type="string">
            <text:p text:style-name="P9">Car</text:p>
          </table:table-cell>
          <table:table-cell table:style-name="Tabla13.A3" office:value-type="string">
            <text:p text:style-name="P9">Lon</text:p>
          </table:table-cell>
          <table:table-cell table:style-name="Tabla13.A3" office:value-type="string">
            <text:p text:style-name="P9">Descripció</text:p>
          </table:table-cell>
          <table:table-cell table:style-name="Tabla13.F3" office:value-type="string">
            <text:p text:style-name="P9">Comentaris</text:p>
          </table:table-cell>
        </table:table-row>
        <table:table-row table:style-name="Tabla13.1">
          <table:table-cell table:style-name="Tabla13.A4" office:value-type="string">
            <text:p text:style-name="P8">numeroRegistroFormateado</text:p>
          </table:table-cell>
          <table:table-cell table:style-name="Tabla13.A4" office:value-type="string">
            <text:p text:style-name="P8">Cadena</text:p>
          </table:table-cell>
          <table:table-cell table:style-name="Tabla13.C4" office:value-type="float" office:value="1">
            <text:p text:style-name="P8">1</text:p>
          </table:table-cell>
          <table:table-cell table:style-name="Tabla13.A4" office:value-type="string">
            <text:p text:style-name="P8">Var</text:p>
          </table:table-cell>
          <table:table-cell table:style-name="Tabla13.A4" office:value-type="string">
            <text:p text:style-name="P8">Numero de l'assentament formatejat</text:p>
          </table:table-cell>
          <table:table-cell table:style-name="Tabla13.F7" office:value-type="string">
            <text:p text:style-name="P8"/>
          </table:table-cell>
        </table:table-row>
        <table:table-row table:style-name="Tabla13.1">
          <table:table-cell table:style-name="Tabla13.A4" office:value-type="string">
            <text:p text:style-name="P8">usuario</text:p>
          </table:table-cell>
          <table:table-cell table:style-name="Tabla13.A4" office:value-type="string">
            <text:p text:style-name="P8">Cadena</text:p>
          </table:table-cell>
          <table:table-cell table:style-name="Tabla13.C4" office:value-type="float" office:value="1">
            <text:p text:style-name="P8">1</text:p>
          </table:table-cell>
          <table:table-cell table:style-name="Tabla13.C4" office:value-type="float" office:value="80">
            <text:p text:style-name="P8">80</text:p>
          </table:table-cell>
          <table:table-cell table:style-name="Tabla13.A4" office:value-type="string">
            <text:p text:style-name="P8">Codi de l'usuari que vol realitzar l'operació</text:p>
          </table:table-cell>
          <table:table-cell table:style-name="Tabla13.F7" office:value-type="string">
            <text:p text:style-name="P8"/>
          </table:table-cell>
        </table:table-row>
        <table:table-row table:style-name="Tabla13.1">
          <table:table-cell table:style-name="Tabla13.A4" office:value-type="string">
            <text:p text:style-name="P8">entidad</text:p>
          </table:table-cell>
          <table:table-cell table:style-name="Tabla13.A4" office:value-type="string">
            <text:p text:style-name="P8">Cadena</text:p>
          </table:table-cell>
          <table:table-cell table:style-name="Tabla13.C4" office:value-type="float" office:value="1">
            <text:p text:style-name="P8">1</text:p>
          </table:table-cell>
          <table:table-cell table:style-name="Tabla13.C4" office:value-type="float" office:value="20">
            <text:p text:style-name="P8">20</text:p>
          </table:table-cell>
          <table:table-cell table:style-name="Tabla13.A4" office:value-type="string">
            <text:p text:style-name="P8">Codi DIR3 de l'entitat al que pertany l'usuari</text:p>
          </table:table-cell>
          <table:table-cell table:style-name="Tabla13.F7" office:value-type="string">
            <text:p text:style-name="P8"/>
          </table:table-cell>
        </table:table-row>
        <table:table-row table:style-name="Tabla13.1">
          <table:table-cell table:style-name="Tabla13.A4" office:value-type="string">
            <text:p text:style-name="P8">anular</text:p>
          </table:table-cell>
          <table:table-cell table:style-name="Tabla13.A4" office:value-type="string">
            <text:p text:style-name="P8">Boolea</text:p>
          </table:table-cell>
          <table:table-cell table:style-name="Tabla13.C4" office:value-type="float" office:value="1">
            <text:p text:style-name="P8">1</text:p>
          </table:table-cell>
          <table:table-cell table:style-name="Tabla13.C4" office:value-type="float" office:value="1">
            <text:p text:style-name="P8">1</text:p>
          </table:table-cell>
          <table:table-cell table:style-name="Tabla13.A4" office:value-type="string">
            <text:p text:style-name="P8">Indica si s'ha d'anular o no l'assentament.</text:p>
          </table:table-cell>
          <table:table-cell table:style-name="Tabla13.F7" office:value-type="string">
            <text:p text:style-name="P8"/>
          </table:table-cell>
        </table:table-row>
        <table:table-row table:style-name="Tabla13.1">
          <table:table-cell table:style-name="Tabla13.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9">Camp</text:p>
          </table:table-cell>
          <table:table-cell table:style-name="Tabla13.A3" office:value-type="string">
            <text:p text:style-name="P9">Tipus</text:p>
          </table:table-cell>
          <table:table-cell table:style-name="Tabla13.A3" office:value-type="string">
            <text:p text:style-name="P9">Car</text:p>
          </table:table-cell>
          <table:table-cell table:style-name="Tabla13.A3" office:value-type="string">
            <text:p text:style-name="P9">Lon</text:p>
          </table:table-cell>
          <table:table-cell table:style-name="Tabla13.A3" office:value-type="string">
            <text:p text:style-name="P9">Descripció</text:p>
          </table:table-cell>
          <table:table-cell table:style-name="Tabla13.F3" office:value-type="string">
            <text:p text:style-name="P9">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6">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3">PETICIÓ</text:p>
          </table:table-cell>
          <table:covered-table-cell/>
          <table:covered-table-cell/>
          <table:covered-table-cell/>
          <table:covered-table-cell/>
          <table:covered-table-cell/>
        </table:table-row>
        <table:table-row table:style-name="Tabla15.1">
          <table:table-cell table:style-name="Tabla15.A3" office:value-type="string">
            <text:p text:style-name="P9">Camp</text:p>
          </table:table-cell>
          <table:table-cell table:style-name="Tabla15.A3" office:value-type="string">
            <text:p text:style-name="P9">Tipus</text:p>
          </table:table-cell>
          <table:table-cell table:style-name="Tabla15.A3" office:value-type="string">
            <text:p text:style-name="P9">Car</text:p>
          </table:table-cell>
          <table:table-cell table:style-name="Tabla15.A3" office:value-type="string">
            <text:p text:style-name="P9">Lon</text:p>
          </table:table-cell>
          <table:table-cell table:style-name="Tabla15.A3" office:value-type="string">
            <text:p text:style-name="P9">Descripció</text:p>
          </table:table-cell>
          <table:table-cell table:style-name="Tabla15.F3" office:value-type="string">
            <text:p text:style-name="P9">Comentaris</text:p>
          </table:table-cell>
        </table:table-row>
        <table:table-row table:style-name="Tabla15.1">
          <table:table-cell table:style-name="Tabla15.A4" office:value-type="string">
            <text:p text:style-name="P8">numeroRegistroFormateado</text:p>
          </table:table-cell>
          <table:table-cell table:style-name="Tabla15.A4" office:value-type="string">
            <text:p text:style-name="P8">Cadena</text:p>
          </table:table-cell>
          <table:table-cell table:style-name="Tabla15.C4" office:value-type="float" office:value="1">
            <text:p text:style-name="P8">1</text:p>
          </table:table-cell>
          <table:table-cell table:style-name="Tabla15.A4" office:value-type="string">
            <text:p text:style-name="P8">Var</text:p>
          </table:table-cell>
          <table:table-cell table:style-name="Tabla15.A4" office:value-type="string">
            <text:p text:style-name="P8">Numero de l'assentament formatejat</text:p>
          </table:table-cell>
          <table:table-cell table:style-name="Tabla15.F9" office:value-type="string">
            <text:p text:style-name="P8"/>
          </table:table-cell>
        </table:table-row>
        <table:table-row table:style-name="Tabla15.1">
          <table:table-cell table:style-name="Tabla15.A4" office:value-type="string">
            <text:p text:style-name="P8">usuario</text:p>
          </table:table-cell>
          <table:table-cell table:style-name="Tabla15.A4" office:value-type="string">
            <text:p text:style-name="P8">Cadena</text:p>
          </table:table-cell>
          <table:table-cell table:style-name="Tabla15.C4" office:value-type="float" office:value="1">
            <text:p text:style-name="P8">1</text:p>
          </table:table-cell>
          <table:table-cell table:style-name="Tabla15.C4" office:value-type="float" office:value="80">
            <text:p text:style-name="P8">80</text:p>
          </table:table-cell>
          <table:table-cell table:style-name="Tabla15.A4" office:value-type="string">
            <text:p text:style-name="P8">Codi de l'usuari que vol realitzar l'operació</text:p>
          </table:table-cell>
          <table:table-cell table:style-name="Tabla15.F9" office:value-type="string">
            <text:p text:style-name="P8"/>
          </table:table-cell>
        </table:table-row>
        <table:table-row table:style-name="Tabla15.1">
          <table:table-cell table:style-name="Tabla15.A4" office:value-type="string">
            <text:p text:style-name="P8">entidad</text:p>
          </table:table-cell>
          <table:table-cell table:style-name="Tabla15.A4" office:value-type="string">
            <text:p text:style-name="P8">Cadena</text:p>
          </table:table-cell>
          <table:table-cell table:style-name="Tabla15.C4" office:value-type="float" office:value="1">
            <text:p text:style-name="P8">1</text:p>
          </table:table-cell>
          <table:table-cell table:style-name="Tabla15.C4" office:value-type="float" office:value="20">
            <text:p text:style-name="P8">20</text:p>
          </table:table-cell>
          <table:table-cell table:style-name="Tabla15.A4" office:value-type="string">
            <text:p text:style-name="P8">Codi DIR3 de l'entitat al que pertany l'usuari</text:p>
          </table:table-cell>
          <table:table-cell table:style-name="Tabla15.F9" office:value-type="string">
            <text:p text:style-name="P8"/>
          </table:table-cell>
        </table:table-row>
        <table:table-row table:style-name="Tabla15.1">
          <table:table-cell table:style-name="Tabla15.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9">Camp</text:p>
          </table:table-cell>
          <table:table-cell table:style-name="Tabla15.A3" office:value-type="string">
            <text:p text:style-name="P9">Tipus</text:p>
          </table:table-cell>
          <table:table-cell table:style-name="Tabla15.A3" office:value-type="string">
            <text:p text:style-name="P9">Car</text:p>
          </table:table-cell>
          <table:table-cell table:style-name="Tabla15.A3" office:value-type="string">
            <text:p text:style-name="P9">Lon</text:p>
          </table:table-cell>
          <table:table-cell table:style-name="Tabla15.A3" office:value-type="string">
            <text:p text:style-name="P9">Descripció</text:p>
          </table:table-cell>
          <table:table-cell table:style-name="Tabla15.F3" office:value-type="string">
            <text:p text:style-name="P9">Comentaris</text:p>
          </table:table-cell>
        </table:table-row>
        <table:table-row table:style-name="Tabla15.1">
          <table:table-cell table:style-name="Tabla15.A4" office:value-type="string">
            <text:p text:style-name="P8">asSortida</text:p>
          </table:table-cell>
          <table:table-cell table:style-name="Tabla15.A4" office:value-type="string">
            <text:p text:style-name="P8">RegistroSalidaResponseWs</text:p>
          </table:table-cell>
          <table:table-cell table:style-name="Tabla15.C4" office:value-type="float" office:value="1">
            <text:p text:style-name="P8">1</text:p>
          </table:table-cell>
          <table:table-cell table:style-name="Tabla15.A4" office:value-type="string">
            <text:p text:style-name="P8">Var</text:p>
          </table:table-cell>
          <table:table-cell table:style-name="Tabla15.A4" office:value-type="string">
            <text:p text:style-name="P8">Dades de l'assentament.</text:p>
          </table:table-cell>
          <table:table-cell table:style-name="Tabla15.F9" office:value-type="string">
            <text:p text:style-name="P8"/>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ext:soft-page-break/>
        <table:table-row table:style-name="Tabla16.1">
          <table:table-cell table:style-name="Tabla16.A1" table:number-columns-spanned="6" office:value-type="string">
            <text:p text:style-name="P16">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3">PETICIÓ</text:p>
          </table:table-cell>
          <table:covered-table-cell/>
          <table:covered-table-cell/>
          <table:covered-table-cell/>
          <table:covered-table-cell/>
          <table:covered-table-cell/>
        </table:table-row>
        <table:table-row table:style-name="Tabla16.1">
          <table:table-cell table:style-name="Tabla16.A3" office:value-type="string">
            <text:p text:style-name="P9">Camp</text:p>
          </table:table-cell>
          <table:table-cell table:style-name="Tabla16.A3" office:value-type="string">
            <text:p text:style-name="P9">Tipus</text:p>
          </table:table-cell>
          <table:table-cell table:style-name="Tabla16.A3" office:value-type="string">
            <text:p text:style-name="P9">Car</text:p>
          </table:table-cell>
          <table:table-cell table:style-name="Tabla16.A3" office:value-type="string">
            <text:p text:style-name="P9">Lon</text:p>
          </table:table-cell>
          <table:table-cell table:style-name="Tabla16.A3" office:value-type="string">
            <text:p text:style-name="P9">Descripció</text:p>
          </table:table-cell>
          <table:table-cell table:style-name="Tabla16.F3" office:value-type="string">
            <text:p text:style-name="P9">Comentaris</text:p>
          </table:table-cell>
        </table:table-row>
        <table:table-row table:style-name="Tabla16.1">
          <table:table-cell table:style-name="Tabla16.A4" office:value-type="string">
            <text:p text:style-name="P8">anyo</text:p>
          </table:table-cell>
          <table:table-cell table:style-name="Tabla16.A4" office:value-type="string">
            <text:p text:style-name="P8">Numèric</text:p>
          </table:table-cell>
          <table:table-cell table:style-name="Tabla16.C4" office:value-type="float" office:value="1">
            <text:p text:style-name="P8">1</text:p>
          </table:table-cell>
          <table:table-cell table:style-name="Tabla16.C4" office:value-type="float" office:value="4">
            <text:p text:style-name="P8">4</text:p>
          </table:table-cell>
          <table:table-cell table:style-name="Tabla16.A4" office:value-type="string">
            <text:p text:style-name="P8">Any de l'assentament</text:p>
          </table:table-cell>
          <table:table-cell table:style-name="Tabla16.F10" office:value-type="string">
            <text:p text:style-name="P8"/>
          </table:table-cell>
        </table:table-row>
        <table:table-row table:style-name="Tabla16.1">
          <table:table-cell table:style-name="Tabla16.A4" office:value-type="string">
            <text:p text:style-name="P8">numeroRegistro</text:p>
          </table:table-cell>
          <table:table-cell table:style-name="Tabla16.A4" office:value-type="string">
            <text:p text:style-name="P8">Numèric</text:p>
          </table:table-cell>
          <table:table-cell table:style-name="Tabla16.C4" office:value-type="float" office:value="1">
            <text:p text:style-name="P8">1</text:p>
          </table:table-cell>
          <table:table-cell table:style-name="Tabla16.A4" office:value-type="string">
            <text:p text:style-name="P8">Var</text:p>
          </table:table-cell>
          <table:table-cell table:style-name="Tabla16.A4" office:value-type="string">
            <text:p text:style-name="P8">Numero de l'assentament</text:p>
          </table:table-cell>
          <table:table-cell table:style-name="Tabla16.F10" office:value-type="string">
            <text:p text:style-name="P8"/>
          </table:table-cell>
        </table:table-row>
        <table:table-row table:style-name="Tabla16.1">
          <table:table-cell table:style-name="Tabla16.A4" office:value-type="string">
            <text:p text:style-name="P8">usuario</text:p>
          </table:table-cell>
          <table:table-cell table:style-name="Tabla16.A4" office:value-type="string">
            <text:p text:style-name="P8">Cadena</text:p>
          </table:table-cell>
          <table:table-cell table:style-name="Tabla16.C4" office:value-type="float" office:value="1">
            <text:p text:style-name="P8">1</text:p>
          </table:table-cell>
          <table:table-cell table:style-name="Tabla16.C4" office:value-type="float" office:value="80">
            <text:p text:style-name="P8">80</text:p>
          </table:table-cell>
          <table:table-cell table:style-name="Tabla16.A4" office:value-type="string">
            <text:p text:style-name="P8">Codi de l'usuari que vol realitzar l'operació</text:p>
          </table:table-cell>
          <table:table-cell table:style-name="Tabla16.F10" office:value-type="string">
            <text:p text:style-name="P8"/>
          </table:table-cell>
        </table:table-row>
        <table:table-row table:style-name="Tabla16.1">
          <table:table-cell table:style-name="Tabla16.A4" office:value-type="string">
            <text:p text:style-name="P8">entidad</text:p>
          </table:table-cell>
          <table:table-cell table:style-name="Tabla16.A4" office:value-type="string">
            <text:p text:style-name="P8">Cadena</text:p>
          </table:table-cell>
          <table:table-cell table:style-name="Tabla16.C4" office:value-type="float" office:value="1">
            <text:p text:style-name="P8">1</text:p>
          </table:table-cell>
          <table:table-cell table:style-name="Tabla16.C4" office:value-type="float" office:value="20">
            <text:p text:style-name="P8">20</text:p>
          </table:table-cell>
          <table:table-cell table:style-name="Tabla16.A4" office:value-type="string">
            <text:p text:style-name="P8">Codi DIR3 de l'entitat al que pertany l'usuari</text:p>
          </table:table-cell>
          <table:table-cell table:style-name="Tabla16.F10" office:value-type="string">
            <text:p text:style-name="P8"/>
          </table:table-cell>
        </table:table-row>
        <table:table-row table:style-name="Tabla16.1">
          <table:table-cell table:style-name="Tabla16.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9">Camp</text:p>
          </table:table-cell>
          <table:table-cell table:style-name="Tabla16.A3" office:value-type="string">
            <text:p text:style-name="P9">Tipus</text:p>
          </table:table-cell>
          <table:table-cell table:style-name="Tabla16.A3" office:value-type="string">
            <text:p text:style-name="P9">Car</text:p>
          </table:table-cell>
          <table:table-cell table:style-name="Tabla16.A3" office:value-type="string">
            <text:p text:style-name="P9">Lon</text:p>
          </table:table-cell>
          <table:table-cell table:style-name="Tabla16.A3" office:value-type="string">
            <text:p text:style-name="P9">Descripció</text:p>
          </table:table-cell>
          <table:table-cell table:style-name="Tabla16.F3" office:value-type="string">
            <text:p text:style-name="P9">Comentaris</text:p>
          </table:table-cell>
        </table:table-row>
        <table:table-row table:style-name="Tabla16.1">
          <table:table-cell table:style-name="Tabla16.A4" office:value-type="string">
            <text:p text:style-name="P8">asIdentificador</text:p>
          </table:table-cell>
          <table:table-cell table:style-name="Tabla16.A4" office:value-type="string">
            <text:p text:style-name="P8">IdentificadorWs</text:p>
          </table:table-cell>
          <table:table-cell table:style-name="Tabla16.C4" office:value-type="float" office:value="1">
            <text:p text:style-name="P8">1</text:p>
          </table:table-cell>
          <table:table-cell table:style-name="Tabla16.A4" office:value-type="string">
            <text:p text:style-name="P8">Var</text:p>
          </table:table-cell>
          <table:table-cell table:style-name="Tabla16.A4" office:value-type="string">
            <text:p text:style-name="P8">Identtificador de l'assentament</text:p>
          </table:table-cell>
          <table:table-cell table:style-name="Tabla16.F10" office:value-type="string">
            <text:p text:style-name="P8"/>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6">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3">PETICIÓ</text:p>
          </table:table-cell>
          <table:covered-table-cell/>
          <table:covered-table-cell/>
          <table:covered-table-cell/>
          <table:covered-table-cell/>
          <table:covered-table-cell/>
        </table:table-row>
        <table:table-row table:style-name="Tabla11.1">
          <table:table-cell table:style-name="Tabla11.A3" office:value-type="string">
            <text:p text:style-name="P9">Camp</text:p>
          </table:table-cell>
          <table:table-cell table:style-name="Tabla11.A3" office:value-type="string">
            <text:p text:style-name="P9">Tipus</text:p>
          </table:table-cell>
          <table:table-cell table:style-name="Tabla11.A3" office:value-type="string">
            <text:p text:style-name="P9">Car</text:p>
          </table:table-cell>
          <table:table-cell table:style-name="Tabla11.A3" office:value-type="string">
            <text:p text:style-name="P9">Lon</text:p>
          </table:table-cell>
          <table:table-cell table:style-name="Tabla11.A3" office:value-type="string">
            <text:p text:style-name="P9">Descripció</text:p>
          </table:table-cell>
          <table:table-cell table:style-name="Tabla11.F3" office:value-type="string">
            <text:p text:style-name="P8">Comentaris</text:p>
          </table:table-cell>
        </table:table-row>
        <table:table-row table:style-name="Tabla11.1">
          <table:table-cell table:style-name="Tabla11.A4" office:value-type="string">
            <text:p text:style-name="P8">usuario</text:p>
          </table:table-cell>
          <table:table-cell table:style-name="Tabla11.A4" office:value-type="string">
            <text:p text:style-name="P8">Cadena</text:p>
          </table:table-cell>
          <table:table-cell table:style-name="Tabla11.C4" office:value-type="float" office:value="1">
            <text:p text:style-name="P8">1</text:p>
          </table:table-cell>
          <table:table-cell table:style-name="Tabla11.C4" office:value-type="float" office:value="80">
            <text:p text:style-name="P8">80</text:p>
          </table:table-cell>
          <table:table-cell table:style-name="Tabla11.A4" office:value-type="string">
            <text:p text:style-name="P8">Codi de l'usuari que vol realitzar l'operació</text:p>
          </table:table-cell>
          <table:table-cell table:style-name="Tabla11.F8" office:value-type="string">
            <text:p text:style-name="P9"/>
          </table:table-cell>
        </table:table-row>
        <table:table-row table:style-name="Tabla11.1">
          <table:table-cell table:style-name="Tabla11.A4" office:value-type="string">
            <text:p text:style-name="P8">entidadCodigoDir3</text:p>
          </table:table-cell>
          <table:table-cell table:style-name="Tabla11.A4" office:value-type="string">
            <text:p text:style-name="P8">Cadena</text:p>
          </table:table-cell>
          <table:table-cell table:style-name="Tabla11.C4" office:value-type="float" office:value="1">
            <text:p text:style-name="P8">1</text:p>
          </table:table-cell>
          <table:table-cell table:style-name="Tabla11.C4" office:value-type="float" office:value="20">
            <text:p text:style-name="P8">20</text:p>
          </table:table-cell>
          <table:table-cell table:style-name="Tabla11.A4" office:value-type="string">
            <text:p text:style-name="P8">Codi DIR3 de l'òrgan arrel de l'entitat a consultar</text:p>
          </table:table-cell>
          <table:table-cell table:style-name="Tabla11.F8" office:value-type="string">
            <text:p text:style-name="P8"/>
          </table:table-cell>
        </table:table-row>
        <table:table-row table:style-name="Tabla11.1">
          <table:table-cell table:style-name="Tabla11.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9">Camp</text:p>
          </table:table-cell>
          <table:table-cell table:style-name="Tabla11.A3" office:value-type="string">
            <text:p text:style-name="P9">Tipus</text:p>
          </table:table-cell>
          <table:table-cell table:style-name="Tabla11.A3" office:value-type="string">
            <text:p text:style-name="P9">Car</text:p>
          </table:table-cell>
          <table:table-cell table:style-name="Tabla11.A3" office:value-type="string">
            <text:p text:style-name="P9">Lon</text:p>
          </table:table-cell>
          <table:table-cell table:style-name="Tabla11.A3" office:value-type="string">
            <text:p text:style-name="P9">Descripció</text:p>
          </table:table-cell>
          <table:table-cell table:style-name="Tabla11.F3" office:value-type="string">
            <text:p text:style-name="P9">Comentaris</text:p>
          </table:table-cell>
        </table:table-row>
        <table:table-row table:style-name="Tabla11.1">
          <table:table-cell table:style-name="Tabla11.A4" office:value-type="string">
            <text:p text:style-name="P8">assumptes</text:p>
          </table:table-cell>
          <table:table-cell table:style-name="Tabla11.A4" office:value-type="string">
            <text:p text:style-name="P8">TipoAsuntoWs</text:p>
          </table:table-cell>
          <table:table-cell table:style-name="Tabla11.A4" office:value-type="string">
            <text:p text:style-name="P8">1..n</text:p>
          </table:table-cell>
          <table:table-cell table:style-name="Tabla11.A4" office:value-type="string">
            <text:p text:style-name="P8">Var</text:p>
          </table:table-cell>
          <table:table-cell table:style-name="Tabla11.A4" office:value-type="string">
            <text:p text:style-name="P8">Tipus d'assumpte de l'entitat.</text:p>
          </table:table-cell>
          <table:table-cell table:style-name="Tabla11.F8" office:value-type="string">
            <text:p text:style-name="P8"/>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6">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3">PETICIÓ</text:p>
          </table:table-cell>
          <table:covered-table-cell/>
          <table:covered-table-cell/>
          <table:covered-table-cell/>
          <table:covered-table-cell/>
          <table:covered-table-cell/>
        </table:table-row>
        <table:table-row table:style-name="Tabla20.1">
          <table:table-cell table:style-name="Tabla20.A3" office:value-type="string">
            <text:p text:style-name="P9">Camp</text:p>
          </table:table-cell>
          <table:table-cell table:style-name="Tabla20.A3" office:value-type="string">
            <text:p text:style-name="P9">Tipus</text:p>
          </table:table-cell>
          <table:table-cell table:style-name="Tabla20.A3" office:value-type="string">
            <text:p text:style-name="P9">Car</text:p>
          </table:table-cell>
          <table:table-cell table:style-name="Tabla20.A3" office:value-type="string">
            <text:p text:style-name="P9">Lon</text:p>
          </table:table-cell>
          <table:table-cell table:style-name="Tabla20.A3" office:value-type="string">
            <text:p text:style-name="P9">Descripció</text:p>
          </table:table-cell>
          <table:table-cell table:style-name="Tabla20.F3" office:value-type="string">
            <text:p text:style-name="P8">Comentaris</text:p>
          </table:table-cell>
        </table:table-row>
        <table:table-row table:style-name="Tabla20.1">
          <table:table-cell table:style-name="Tabla20.A4" office:value-type="string">
            <text:p text:style-name="P8">usuario</text:p>
          </table:table-cell>
          <table:table-cell table:style-name="Tabla20.A4" office:value-type="string">
            <text:p text:style-name="P8">Cadena</text:p>
          </table:table-cell>
          <table:table-cell table:style-name="Tabla20.C4" office:value-type="float" office:value="1">
            <text:p text:style-name="P8">1</text:p>
          </table:table-cell>
          <table:table-cell table:style-name="Tabla20.C4" office:value-type="float" office:value="80">
            <text:p text:style-name="P8">80</text:p>
          </table:table-cell>
          <table:table-cell table:style-name="Tabla20.A4" office:value-type="string">
            <text:p text:style-name="P8">Codi de l'usuari que vol realitzar l'operació</text:p>
          </table:table-cell>
          <table:table-cell table:style-name="Tabla20.F8" office:value-type="string">
            <text:p text:style-name="P9"/>
          </table:table-cell>
        </table:table-row>
        <table:table-row table:style-name="Tabla20.1">
          <table:table-cell table:style-name="Tabla20.A4" office:value-type="string">
            <text:p text:style-name="P8">codigoTipoAsunto</text:p>
          </table:table-cell>
          <table:table-cell table:style-name="Tabla20.A4" office:value-type="string">
            <text:p text:style-name="P8">Cadena</text:p>
          </table:table-cell>
          <table:table-cell table:style-name="Tabla20.C4" office:value-type="float" office:value="1">
            <text:p text:style-name="P8">1</text:p>
          </table:table-cell>
          <table:table-cell table:style-name="Tabla20.C4" office:value-type="float" office:value="20">
            <text:p text:style-name="P8">20</text:p>
          </table:table-cell>
          <table:table-cell table:style-name="Tabla20.A4" office:value-type="string">
            <text:p text:style-name="P8">Codi SICRES del tipus d'assumpte.</text:p>
          </table:table-cell>
          <table:table-cell table:style-name="Tabla20.F8" office:value-type="string">
            <text:p text:style-name="P8"/>
          </table:table-cell>
        </table:table-row>
        <table:table-row table:style-name="Tabla20.1">
          <table:table-cell table:style-name="Tabla20.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9">Camp</text:p>
          </table:table-cell>
          <table:table-cell table:style-name="Tabla20.A3" office:value-type="string">
            <text:p text:style-name="P9">Tipus</text:p>
          </table:table-cell>
          <table:table-cell table:style-name="Tabla20.A3" office:value-type="string">
            <text:p text:style-name="P9">Car</text:p>
          </table:table-cell>
          <table:table-cell table:style-name="Tabla20.A3" office:value-type="string">
            <text:p text:style-name="P9">Lon</text:p>
          </table:table-cell>
          <table:table-cell table:style-name="Tabla20.A3" office:value-type="string">
            <text:p text:style-name="P9">Descripció</text:p>
          </table:table-cell>
          <table:table-cell table:style-name="Tabla20.F3" office:value-type="string">
            <text:p text:style-name="P9">Comentaris</text:p>
          </table:table-cell>
        </table:table-row>
        <table:table-row table:style-name="Tabla20.1">
          <table:table-cell table:style-name="Tabla20.A4" office:value-type="string">
            <text:p text:style-name="P8">Codis assumpte</text:p>
          </table:table-cell>
          <table:table-cell table:style-name="Tabla20.A4" office:value-type="string">
            <text:p text:style-name="P8">CodigoAsuntoWs</text:p>
          </table:table-cell>
          <table:table-cell table:style-name="Tabla20.A4" office:value-type="string">
            <text:p text:style-name="P8">1..n</text:p>
          </table:table-cell>
          <table:table-cell table:style-name="Tabla20.A4" office:value-type="string">
            <text:p text:style-name="P8">Var</text:p>
          </table:table-cell>
          <table:table-cell table:style-name="Tabla20.A4" office:value-type="string">
            <text:p text:style-name="P8">Codis d'assumpte de del tipus Assumpte.</text:p>
          </table:table-cell>
          <table:table-cell table:style-name="Tabla20.F8" office:value-type="string">
            <text:p text:style-name="P8"/>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ext:soft-page-break/>
        <table:table-row table:style-name="Tabla26.1">
          <table:table-cell table:style-name="Tabla26.A1" table:number-columns-spanned="6" office:value-type="string">
            <text:p text:style-name="P16">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3">PETICIÓ</text:p>
          </table:table-cell>
          <table:covered-table-cell/>
          <table:covered-table-cell/>
          <table:covered-table-cell/>
          <table:covered-table-cell/>
          <table:covered-table-cell/>
        </table:table-row>
        <table:table-row table:style-name="Tabla26.1">
          <table:table-cell table:style-name="Tabla26.A3" office:value-type="string">
            <text:p text:style-name="P9">Camp</text:p>
          </table:table-cell>
          <table:table-cell table:style-name="Tabla26.A3" office:value-type="string">
            <text:p text:style-name="P9">Tipus</text:p>
          </table:table-cell>
          <table:table-cell table:style-name="Tabla26.A3" office:value-type="string">
            <text:p text:style-name="P9">Car</text:p>
          </table:table-cell>
          <table:table-cell table:style-name="Tabla26.A3" office:value-type="string">
            <text:p text:style-name="P9">Lon</text:p>
          </table:table-cell>
          <table:table-cell table:style-name="Tabla26.A3" office:value-type="string">
            <text:p text:style-name="P9">Descripció</text:p>
          </table:table-cell>
          <table:table-cell table:style-name="Tabla26.F3" office:value-type="string">
            <text:p text:style-name="P8">Comentaris</text:p>
          </table:table-cell>
        </table:table-row>
        <table:table-row table:style-name="Tabla26.1">
          <table:table-cell table:style-name="Tabla26.A4" office:value-type="string">
            <text:p text:style-name="P8">entidadCodigoDir3</text:p>
          </table:table-cell>
          <table:table-cell table:style-name="Tabla26.A4" office:value-type="string">
            <text:p text:style-name="P8">Cadena</text:p>
          </table:table-cell>
          <table:table-cell table:style-name="Tabla26.C4" office:value-type="float" office:value="1">
            <text:p text:style-name="P8">1</text:p>
          </table:table-cell>
          <table:table-cell table:style-name="Tabla26.C4" office:value-type="float" office:value="20">
            <text:p text:style-name="P8">20</text:p>
          </table:table-cell>
          <table:table-cell table:style-name="Tabla26.A4" office:value-type="string">
            <text:p text:style-name="P8">Codi DIR3 de l'òrgan arrel de l'entitat a consultar</text:p>
          </table:table-cell>
          <table:table-cell table:style-name="Tabla26.F8" office:value-type="string">
            <text:p text:style-name="P8"/>
          </table:table-cell>
        </table:table-row>
        <table:table-row table:style-name="Tabla26.1">
          <table:table-cell table:style-name="Tabla26.A4" office:value-type="string">
            <text:p text:style-name="P14">autorizacion</text:p>
          </table:table-cell>
          <table:table-cell table:style-name="Tabla26.A4" office:value-type="string">
            <text:p text:style-name="P14">Numèric</text:p>
          </table:table-cell>
          <table:table-cell table:style-name="Tabla26.C4" office:value-type="float" office:value="1">
            <text:p text:style-name="P14">1</text:p>
          </table:table-cell>
          <table:table-cell table:style-name="Tabla26.C4" office:value-type="float" office:value="1">
            <text:p text:style-name="P14">1</text:p>
          </table:table-cell>
          <table:table-cell table:style-name="Tabla26.A4" office:value-type="string">
            <text:p text:style-name="P14">Tipo de permís damunt els llibres que vol consultar. Ex: Registre entrada, <text:s/>Registre sortida, Consulta entrades ,Consulta sortides</text:p>
          </table:table-cell>
          <table:table-cell table:style-name="Tabla26.F8" office:value-type="string">
            <text:p text:style-name="P8">1 = Registro entrada</text:p>
            <text:p text:style-name="P8">2 = Registro salida</text:p>
            <text:p text:style-name="P8">3 = Consulta Registro entrada.</text:p>
            <text:p text:style-name="P8">4 = Consulta Registro salida.</text:p>
          </table:table-cell>
        </table:table-row>
        <table:table-row table:style-name="Tabla26.1">
          <table:table-cell table:style-name="Tabla26.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9">Camp</text:p>
          </table:table-cell>
          <table:table-cell table:style-name="Tabla26.A3" office:value-type="string">
            <text:p text:style-name="P9">Tipus</text:p>
          </table:table-cell>
          <table:table-cell table:style-name="Tabla26.A3" office:value-type="string">
            <text:p text:style-name="P9">Car</text:p>
          </table:table-cell>
          <table:table-cell table:style-name="Tabla26.A3" office:value-type="string">
            <text:p text:style-name="P9">Lon</text:p>
          </table:table-cell>
          <table:table-cell table:style-name="Tabla26.A3" office:value-type="string">
            <text:p text:style-name="P9">Descripció</text:p>
          </table:table-cell>
          <table:table-cell table:style-name="Tabla26.F3" office:value-type="string">
            <text:p text:style-name="P9">Comentaris</text:p>
          </table:table-cell>
        </table:table-row>
        <table:table-row table:style-name="Tabla26.1">
          <table:table-cell table:style-name="Tabla26.A4" office:value-type="string">
            <text:p text:style-name="P8">oficines</text:p>
          </table:table-cell>
          <table:table-cell table:style-name="Tabla26.A4" office:value-type="string">
            <text:p text:style-name="P8">OficinaWs</text:p>
          </table:table-cell>
          <table:table-cell table:style-name="Tabla26.A4" office:value-type="string">
            <text:p text:style-name="P8">1..n</text:p>
          </table:table-cell>
          <table:table-cell table:style-name="Tabla26.A4" office:value-type="string">
            <text:p text:style-name="P8">Var</text:p>
          </table:table-cell>
          <table:table-cell table:style-name="Tabla26.A4" office:value-type="string">
            <text:p text:style-name="P8">Oficines de l'entitat.</text:p>
          </table:table-cell>
          <table:table-cell table:style-name="Tabla26.F8" office:value-type="string">
            <text:p text:style-name="P8"/>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6">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3">PETICIÓ</text:p>
          </table:table-cell>
          <table:covered-table-cell/>
          <table:covered-table-cell/>
          <table:covered-table-cell/>
          <table:covered-table-cell/>
          <table:covered-table-cell/>
        </table:table-row>
        <table:table-row table:style-name="Tabla17.1">
          <table:table-cell table:style-name="Tabla17.A3" office:value-type="string">
            <text:p text:style-name="P9">Camp</text:p>
          </table:table-cell>
          <table:table-cell table:style-name="Tabla17.A3" office:value-type="string">
            <text:p text:style-name="P9">Tipus</text:p>
          </table:table-cell>
          <table:table-cell table:style-name="Tabla17.A3" office:value-type="string">
            <text:p text:style-name="P9">Car</text:p>
          </table:table-cell>
          <table:table-cell table:style-name="Tabla17.A3" office:value-type="string">
            <text:p text:style-name="P9">Lon</text:p>
          </table:table-cell>
          <table:table-cell table:style-name="Tabla17.A3" office:value-type="string">
            <text:p text:style-name="P9">Descripció</text:p>
          </table:table-cell>
          <table:table-cell table:style-name="Tabla17.F3" office:value-type="string">
            <text:p text:style-name="P8">Comentaris</text:p>
          </table:table-cell>
        </table:table-row>
        <table:table-row table:style-name="Tabla17.1">
          <table:table-cell table:style-name="Tabla17.A4" office:value-type="string">
            <text:p text:style-name="P8">entidadCodigoDir3</text:p>
          </table:table-cell>
          <table:table-cell table:style-name="Tabla17.A4" office:value-type="string">
            <text:p text:style-name="P8">Cadena</text:p>
          </table:table-cell>
          <table:table-cell table:style-name="Tabla17.C4" office:value-type="float" office:value="1">
            <text:p text:style-name="P8">1</text:p>
          </table:table-cell>
          <table:table-cell table:style-name="Tabla17.C4" office:value-type="float" office:value="20">
            <text:p text:style-name="P8">20</text:p>
          </table:table-cell>
          <table:table-cell table:style-name="Tabla17.A4" office:value-type="string">
            <text:p text:style-name="P8">Codi DIR3 de l'òrgan arrel de l'entitat a consultar</text:p>
          </table:table-cell>
          <table:table-cell table:style-name="Tabla17.F9" office:value-type="string">
            <text:p text:style-name="P8"/>
          </table:table-cell>
        </table:table-row>
        <table:table-row table:style-name="Tabla17.1">
          <table:table-cell table:style-name="Tabla17.A4" office:value-type="string">
            <text:p text:style-name="P8">oficinaCodigoDir3</text:p>
          </table:table-cell>
          <table:table-cell table:style-name="Tabla17.A4" office:value-type="string">
            <text:p text:style-name="P8">Cadena</text:p>
          </table:table-cell>
          <table:table-cell table:style-name="Tabla17.C4" office:value-type="float" office:value="1">
            <text:p text:style-name="P8">1</text:p>
          </table:table-cell>
          <table:table-cell table:style-name="Tabla17.C4" office:value-type="float" office:value="20">
            <text:p text:style-name="P8">20</text:p>
          </table:table-cell>
          <table:table-cell table:style-name="Tabla17.A4" office:value-type="string">
            <text:p text:style-name="P8">Codi DIR3 de l'oficina a consultar</text:p>
          </table:table-cell>
          <table:table-cell table:style-name="Tabla17.F9" office:value-type="string">
            <text:p text:style-name="P8"/>
          </table:table-cell>
        </table:table-row>
        <table:table-row table:style-name="Tabla17.1">
          <table:table-cell table:style-name="Tabla17.A4" office:value-type="string">
            <text:p text:style-name="P14">autorizacion</text:p>
          </table:table-cell>
          <table:table-cell table:style-name="Tabla17.A4" office:value-type="string">
            <text:p text:style-name="P14">Numèric</text:p>
          </table:table-cell>
          <table:table-cell table:style-name="Tabla17.C4" office:value-type="float" office:value="1">
            <text:p text:style-name="P14">1</text:p>
          </table:table-cell>
          <table:table-cell table:style-name="Tabla17.C4" office:value-type="float" office:value="1">
            <text:p text:style-name="P14">1</text:p>
          </table:table-cell>
          <table:table-cell table:style-name="Tabla17.A4" office:value-type="string">
            <text:p text:style-name="P14">Tipo de permís damunt els llibres que vol consultar. Ex: Registre entrada, <text:s/>Registre sortida, Consulta entrades ,Consulta sortides</text:p>
          </table:table-cell>
          <table:table-cell table:style-name="Tabla17.F9" office:value-type="string">
            <text:p text:style-name="P8">1 = Registro entrada</text:p>
            <text:p text:style-name="P8">2 = Registro salida</text:p>
            <text:p text:style-name="P8">3 = Consulta Registro entrada.</text:p>
            <text:p text:style-name="P8">4 = Consulta Registro salida.</text:p>
          </table:table-cell>
        </table:table-row>
        <table:table-row table:style-name="Tabla17.1">
          <table:table-cell table:style-name="Tabla17.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9">Camp</text:p>
          </table:table-cell>
          <table:table-cell table:style-name="Tabla17.A3" office:value-type="string">
            <text:p text:style-name="P9">Tipus</text:p>
          </table:table-cell>
          <table:table-cell table:style-name="Tabla17.A3" office:value-type="string">
            <text:p text:style-name="P9">Car</text:p>
          </table:table-cell>
          <table:table-cell table:style-name="Tabla17.A3" office:value-type="string">
            <text:p text:style-name="P9">Lon</text:p>
          </table:table-cell>
          <table:table-cell table:style-name="Tabla17.A3" office:value-type="string">
            <text:p text:style-name="P9">Descripció</text:p>
          </table:table-cell>
          <table:table-cell table:style-name="Tabla17.F3" office:value-type="string">
            <text:p text:style-name="P9">Comentaris</text:p>
          </table:table-cell>
        </table:table-row>
        <table:table-row table:style-name="Tabla17.1">
          <table:table-cell table:style-name="Tabla17.A4" office:value-type="string">
            <text:p text:style-name="P8">llibres</text:p>
          </table:table-cell>
          <table:table-cell table:style-name="Tabla17.A4" office:value-type="string">
            <text:p text:style-name="P8">LibroWs</text:p>
          </table:table-cell>
          <table:table-cell table:style-name="Tabla17.A4" office:value-type="string">
            <text:p text:style-name="P8">1..n</text:p>
          </table:table-cell>
          <table:table-cell table:style-name="Tabla17.A4" office:value-type="string">
            <text:p text:style-name="P8">Var</text:p>
          </table:table-cell>
          <table:table-cell table:style-name="Tabla17.A4" office:value-type="string">
            <text:p text:style-name="P8">Llibres de l'entitat.</text:p>
          </table:table-cell>
          <table:table-cell table:style-name="Tabla17.F9" office:value-type="string">
            <text:p text:style-name="P8"/>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6">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3">PETICIÓ</text:p>
          </table:table-cell>
          <table:covered-table-cell/>
          <table:covered-table-cell/>
          <table:covered-table-cell/>
          <table:covered-table-cell/>
          <table:covered-table-cell/>
        </table:table-row>
        <table:table-row table:style-name="Tabla18.1">
          <table:table-cell table:style-name="Tabla18.A3" office:value-type="string">
            <text:p text:style-name="P9">Camp</text:p>
          </table:table-cell>
          <table:table-cell table:style-name="Tabla18.A3" office:value-type="string">
            <text:p text:style-name="P9">Tipus</text:p>
          </table:table-cell>
          <table:table-cell table:style-name="Tabla18.A3" office:value-type="string">
            <text:p text:style-name="P9">Car</text:p>
          </table:table-cell>
          <table:table-cell table:style-name="Tabla18.A3" office:value-type="string">
            <text:p text:style-name="P9">Lon</text:p>
          </table:table-cell>
          <table:table-cell table:style-name="Tabla18.A3" office:value-type="string">
            <text:p text:style-name="P9">Descripció</text:p>
          </table:table-cell>
          <table:table-cell table:style-name="Tabla18.F3" office:value-type="string">
            <text:p text:style-name="P8">Comentaris</text:p>
          </table:table-cell>
        </table:table-row>
        <table:table-row table:style-name="Tabla18.1">
          <table:table-cell table:style-name="Tabla18.A4" office:value-type="string">
            <text:p text:style-name="P8">entidadCodigoDir3</text:p>
          </table:table-cell>
          <table:table-cell table:style-name="Tabla18.A4" office:value-type="string">
            <text:p text:style-name="P8">Cadena</text:p>
          </table:table-cell>
          <table:table-cell table:style-name="Tabla18.C4" office:value-type="float" office:value="1">
            <text:p text:style-name="P8">1</text:p>
          </table:table-cell>
          <table:table-cell table:style-name="Tabla18.C4" office:value-type="float" office:value="20">
            <text:p text:style-name="P8">20</text:p>
          </table:table-cell>
          <table:table-cell table:style-name="Tabla18.A4" office:value-type="string">
            <text:p text:style-name="P8">Codi DIR3 de l'òrgan arrel de l'entitat a consultar</text:p>
          </table:table-cell>
          <table:table-cell table:style-name="Tabla18.F7" office:value-type="string">
            <text:p text:style-name="P8"/>
          </table:table-cell>
        </table:table-row>
        <table:table-row table:style-name="Tabla18.1">
          <table:table-cell table:style-name="Tabla18.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9">Camp</text:p>
          </table:table-cell>
          <table:table-cell table:style-name="Tabla18.A3" office:value-type="string">
            <text:p text:style-name="P9">Tipus</text:p>
          </table:table-cell>
          <table:table-cell table:style-name="Tabla18.A3" office:value-type="string">
            <text:p text:style-name="P9">Car</text:p>
          </table:table-cell>
          <table:table-cell table:style-name="Tabla18.A3" office:value-type="string">
            <text:p text:style-name="P9">Lon</text:p>
          </table:table-cell>
          <table:table-cell table:style-name="Tabla18.A3" office:value-type="string">
            <text:p text:style-name="P9">Descripció</text:p>
          </table:table-cell>
          <table:table-cell table:style-name="Tabla18.F3" office:value-type="string">
            <text:p text:style-name="P9">Comentaris</text:p>
          </table:table-cell>
        </table:table-row>
        <table:table-row table:style-name="Tabla18.1">
          <table:table-cell table:style-name="Tabla18.A4" office:value-type="string">
            <text:p text:style-name="P8">organismes</text:p>
          </table:table-cell>
          <table:table-cell table:style-name="Tabla18.A4" office:value-type="string">
            <text:p text:style-name="P8">OrganismoWs</text:p>
          </table:table-cell>
          <table:table-cell table:style-name="Tabla18.A4" office:value-type="string">
            <text:p text:style-name="P8">1..n</text:p>
          </table:table-cell>
          <table:table-cell table:style-name="Tabla18.A4" office:value-type="string">
            <text:p text:style-name="P8">Var</text:p>
          </table:table-cell>
          <table:table-cell table:style-name="Tabla18.A4" office:value-type="string">
            <text:p text:style-name="P8">Llibres de l'entitat.</text:p>
          </table:table-cell>
          <table:table-cell table:style-name="Tabla18.F7" office:value-type="string">
            <text:p text:style-name="P8"/>
          </table:table-cell>
        </table:table-row>
      </table:table>
      <text:p text:style-name="Standard"/>
      <text:p text:style-name="Standard"/>
      <text:h text:style-name="Heading_20_2" text:outline-level="2"><text:soft-page-break/>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6">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3">PETICIÓ</text:p>
          </table:table-cell>
          <table:covered-table-cell/>
          <table:covered-table-cell/>
          <table:covered-table-cell/>
          <table:covered-table-cell/>
          <table:covered-table-cell/>
        </table:table-row>
        <table:table-row table:style-name="Tabla21.1">
          <table:table-cell table:style-name="Tabla21.A3" office:value-type="string">
            <text:p text:style-name="P9">Camp</text:p>
          </table:table-cell>
          <table:table-cell table:style-name="Tabla21.A3" office:value-type="string">
            <text:p text:style-name="P9">Tipus</text:p>
          </table:table-cell>
          <table:table-cell table:style-name="Tabla21.A3" office:value-type="string">
            <text:p text:style-name="P9">Car</text:p>
          </table:table-cell>
          <table:table-cell table:style-name="Tabla21.A3" office:value-type="string">
            <text:p text:style-name="P9">Lon</text:p>
          </table:table-cell>
          <table:table-cell table:style-name="Tabla21.A3" office:value-type="string">
            <text:p text:style-name="P9">Descripció</text:p>
          </table:table-cell>
          <table:table-cell table:style-name="Tabla21.F3" office:value-type="string">
            <text:p text:style-name="P9">Comentaris</text:p>
          </table:table-cell>
        </table:table-row>
        <table:table-row table:style-name="Tabla21.1">
          <table:table-cell table:style-name="Tabla21.A4" office:value-type="string">
            <text:p text:style-name="P8">persona</text:p>
          </table:table-cell>
          <table:table-cell table:style-name="Tabla21.A4" office:value-type="string">
            <text:p text:style-name="P8">PersonaWs</text:p>
          </table:table-cell>
          <table:table-cell table:style-name="Tabla21.C4" office:value-type="float" office:value="1">
            <text:p text:style-name="P9">1</text:p>
          </table:table-cell>
          <table:table-cell table:style-name="Tabla21.A4" office:value-type="string">
            <text:p text:style-name="P8">Var</text:p>
          </table:table-cell>
          <table:table-cell table:style-name="Tabla21.A4" office:value-type="string">
            <text:p text:style-name="P8">Dades d'una persona</text:p>
          </table:table-cell>
          <table:table-cell table:style-name="Tabla21.F7" office:value-type="string">
            <text:p text:style-name="P8"/>
          </table:table-cell>
        </table:table-row>
        <table:table-row table:style-name="Tabla21.1">
          <table:table-cell table:style-name="Tabla21.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9">Camp</text:p>
          </table:table-cell>
          <table:table-cell table:style-name="Tabla21.A3" office:value-type="string">
            <text:p text:style-name="P9">Tipus</text:p>
          </table:table-cell>
          <table:table-cell table:style-name="Tabla21.A3" office:value-type="string">
            <text:p text:style-name="P9">Car</text:p>
          </table:table-cell>
          <table:table-cell table:style-name="Tabla21.A3" office:value-type="string">
            <text:p text:style-name="P9">Lon</text:p>
          </table:table-cell>
          <table:table-cell table:style-name="Tabla21.A3" office:value-type="string">
            <text:p text:style-name="P9">Descripció</text:p>
          </table:table-cell>
          <table:table-cell table:style-name="Tabla21.F3" office:value-type="string">
            <text:p text:style-name="P9">Comentaris</text:p>
          </table:table-cell>
        </table:table-row>
        <table:table-row table:style-name="Tabla21.1">
          <table:table-cell table:style-name="Tabla21.A4" office:value-type="string">
            <text:p text:style-name="P8">idPersona</text:p>
          </table:table-cell>
          <table:table-cell table:style-name="Tabla21.A4" office:value-type="string">
            <text:p text:style-name="P8">Numèric</text:p>
          </table:table-cell>
          <table:table-cell table:style-name="Tabla21.C4" office:value-type="float" office:value="1">
            <text:p text:style-name="P8">1</text:p>
          </table:table-cell>
          <table:table-cell table:style-name="Tabla21.A4" office:value-type="string">
            <text:p text:style-name="P8">Var</text:p>
          </table:table-cell>
          <table:table-cell table:style-name="Tabla21.A4" office:value-type="string">
            <text:p text:style-name="P8">Identificardor que representa a la persona creada.</text:p>
          </table:table-cell>
          <table:table-cell table:style-name="Tabla21.F7" office:value-type="string">
            <text:p text:style-name="P8"/>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6">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3">PETICIÓ</text:p>
          </table:table-cell>
          <table:covered-table-cell/>
          <table:covered-table-cell/>
          <table:covered-table-cell/>
          <table:covered-table-cell/>
          <table:covered-table-cell/>
        </table:table-row>
        <table:table-row table:style-name="Tabla22.1">
          <table:table-cell table:style-name="Tabla22.A3" office:value-type="string">
            <text:p text:style-name="P9">Camp</text:p>
          </table:table-cell>
          <table:table-cell table:style-name="Tabla22.A3" office:value-type="string">
            <text:p text:style-name="P9">Tipus</text:p>
          </table:table-cell>
          <table:table-cell table:style-name="Tabla22.A3" office:value-type="string">
            <text:p text:style-name="P9">Car</text:p>
          </table:table-cell>
          <table:table-cell table:style-name="Tabla22.A3" office:value-type="string">
            <text:p text:style-name="P9">Lon</text:p>
          </table:table-cell>
          <table:table-cell table:style-name="Tabla22.A3" office:value-type="string">
            <text:p text:style-name="P9">Descripció</text:p>
          </table:table-cell>
          <table:table-cell table:style-name="Tabla22.F3" office:value-type="string">
            <text:p text:style-name="P9">Comentaris</text:p>
          </table:table-cell>
        </table:table-row>
        <table:table-row table:style-name="Tabla22.1">
          <table:table-cell table:style-name="Tabla22.A4" office:value-type="string">
            <text:p text:style-name="P8">personaID</text:p>
          </table:table-cell>
          <table:table-cell table:style-name="Tabla22.A4" office:value-type="string">
            <text:p text:style-name="P8">Numèric</text:p>
          </table:table-cell>
          <table:table-cell table:style-name="Tabla22.C4" office:value-type="float" office:value="1">
            <text:p text:style-name="P9">1</text:p>
          </table:table-cell>
          <table:table-cell table:style-name="Tabla22.A4" office:value-type="string">
            <text:p text:style-name="P8">Var</text:p>
          </table:table-cell>
          <table:table-cell table:style-name="Tabla22.A4" office:value-type="string">
            <text:p text:style-name="P8">Identificador de la persona a esborrar</text:p>
          </table:table-cell>
          <table:table-cell table:style-name="Tabla22.F4" office:value-type="string">
            <text:p text:style-name="P8"/>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6">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3">PETICIÓ</text:p>
          </table:table-cell>
          <table:covered-table-cell/>
          <table:covered-table-cell/>
          <table:covered-table-cell/>
          <table:covered-table-cell/>
          <table:covered-table-cell/>
        </table:table-row>
        <table:table-row table:style-name="Tabla23.1">
          <table:table-cell table:style-name="Tabla23.A3" office:value-type="string">
            <text:p text:style-name="P9">Camp</text:p>
          </table:table-cell>
          <table:table-cell table:style-name="Tabla23.A3" office:value-type="string">
            <text:p text:style-name="P9">Tipus</text:p>
          </table:table-cell>
          <table:table-cell table:style-name="Tabla23.A3" office:value-type="string">
            <text:p text:style-name="P9">Car</text:p>
          </table:table-cell>
          <table:table-cell table:style-name="Tabla23.A3" office:value-type="string">
            <text:p text:style-name="P9">Lon</text:p>
          </table:table-cell>
          <table:table-cell table:style-name="Tabla23.A3" office:value-type="string">
            <text:p text:style-name="P9">Descripció</text:p>
          </table:table-cell>
          <table:table-cell table:style-name="Tabla23.F3" office:value-type="string">
            <text:p text:style-name="P9">Comentaris</text:p>
          </table:table-cell>
        </table:table-row>
        <table:table-row table:style-name="Tabla23.1">
          <table:table-cell table:style-name="Tabla23.A4" office:value-type="string">
            <text:p text:style-name="P8">persona</text:p>
          </table:table-cell>
          <table:table-cell table:style-name="Tabla23.A4" office:value-type="string">
            <text:p text:style-name="P8">PersonaWs</text:p>
          </table:table-cell>
          <table:table-cell table:style-name="Tabla23.C4" office:value-type="float" office:value="1">
            <text:p text:style-name="P9">1</text:p>
          </table:table-cell>
          <table:table-cell table:style-name="Tabla23.A4" office:value-type="string">
            <text:p text:style-name="P8">Var</text:p>
          </table:table-cell>
          <table:table-cell table:style-name="Tabla23.A4" office:value-type="string">
            <text:p text:style-name="P8">Dades de la persona a actualitzar</text:p>
          </table:table-cell>
          <table:table-cell table:style-name="Tabla23.F4" office:value-type="string">
            <text:p text:style-name="P8"/>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6">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3">PETICIÓ</text:p>
          </table:table-cell>
          <table:covered-table-cell/>
          <table:covered-table-cell/>
          <table:covered-table-cell/>
          <table:covered-table-cell/>
          <table:covered-table-cell/>
        </table:table-row>
        <table:table-row table:style-name="Tabla24.1">
          <table:table-cell table:style-name="Tabla24.A3" office:value-type="string">
            <text:p text:style-name="P9">Camp</text:p>
          </table:table-cell>
          <table:table-cell table:style-name="Tabla24.A3" office:value-type="string">
            <text:p text:style-name="P9">Tipus</text:p>
          </table:table-cell>
          <table:table-cell table:style-name="Tabla24.A3" office:value-type="string">
            <text:p text:style-name="P9">Car</text:p>
          </table:table-cell>
          <table:table-cell table:style-name="Tabla24.A3" office:value-type="string">
            <text:p text:style-name="P9">Lon</text:p>
          </table:table-cell>
          <table:table-cell table:style-name="Tabla24.A3" office:value-type="string">
            <text:p text:style-name="P9">Descripció</text:p>
          </table:table-cell>
          <table:table-cell table:style-name="Tabla24.F3" office:value-type="string">
            <text:p text:style-name="P8">Comentaris</text:p>
          </table:table-cell>
        </table:table-row>
        <table:table-row table:style-name="Tabla24.1">
          <table:table-cell table:style-name="Tabla24.A4" office:value-type="string">
            <text:p text:style-name="P8">entidadCodigoDir3</text:p>
          </table:table-cell>
          <table:table-cell table:style-name="Tabla24.A4" office:value-type="string">
            <text:p text:style-name="P8">Cadena</text:p>
          </table:table-cell>
          <table:table-cell table:style-name="Tabla24.C4" office:value-type="float" office:value="1">
            <text:p text:style-name="P8">1</text:p>
          </table:table-cell>
          <table:table-cell table:style-name="Tabla24.C4" office:value-type="float" office:value="20">
            <text:p text:style-name="P8">20</text:p>
          </table:table-cell>
          <table:table-cell table:style-name="Tabla24.A4" office:value-type="string">
            <text:p text:style-name="P8">Codi DIR3 de l'òrgan arrel de l'entitat a consultar</text:p>
          </table:table-cell>
          <table:table-cell table:style-name="Tabla24.F7" office:value-type="string">
            <text:p text:style-name="P8"/>
          </table:table-cell>
        </table:table-row>
        <table:table-row table:style-name="Tabla24.1">
          <table:table-cell table:style-name="Tabla24.A2" table:number-columns-spanned="6" office:value-type="string">
            <text:p text:style-name="P17"><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9">Camp</text:p>
          </table:table-cell>
          <table:table-cell table:style-name="Tabla24.A3" office:value-type="string">
            <text:p text:style-name="P9">Tipus</text:p>
          </table:table-cell>
          <table:table-cell table:style-name="Tabla24.A3" office:value-type="string">
            <text:p text:style-name="P9">Car</text:p>
          </table:table-cell>
          <table:table-cell table:style-name="Tabla24.A3" office:value-type="string">
            <text:p text:style-name="P9">Lon</text:p>
          </table:table-cell>
          <table:table-cell table:style-name="Tabla24.A3" office:value-type="string">
            <text:p text:style-name="P9">Descripció</text:p>
          </table:table-cell>
          <table:table-cell table:style-name="Tabla24.F3" office:value-type="string">
            <text:p text:style-name="P9">Comentaris</text:p>
          </table:table-cell>
        </table:table-row>
        <table:table-row table:style-name="Tabla24.1">
          <table:table-cell table:style-name="Tabla24.A4" office:value-type="string">
            <text:p text:style-name="P8">persones</text:p>
          </table:table-cell>
          <table:table-cell table:style-name="Tabla24.A4" office:value-type="string">
            <text:p text:style-name="P8">PersonaWs</text:p>
          </table:table-cell>
          <table:table-cell table:style-name="Tabla24.A4" office:value-type="string">
            <text:p text:style-name="P8">1..n</text:p>
          </table:table-cell>
          <table:table-cell table:style-name="Tabla24.A4" office:value-type="string">
            <text:p text:style-name="P8">Var</text:p>
          </table:table-cell>
          <table:table-cell table:style-name="Tabla24.A4" office:value-type="string">
            <text:p text:style-name="P8">Persones de l'entitat.</text:p>
          </table:table-cell>
          <table:table-cell table:style-name="Tabla24.F7" office:value-type="string">
            <text:p text:style-name="P8"/>
          </table:table-cell>
        </table:table-row>
      </table:table>
      <text:p text:style-name="Standard"/>
      <text:p text:style-name="Standard"/>
      <text:h text:style-name="P25" text:outline-level="1">Wsdl</text:h>
      <text:h text:style-name="P35" text:outline-level="2">Assentament Entrada</text:h>
      <text:p text:style-name="P20">&lt;?xml version='1.0' encoding='UTF-8'?&gt;&lt;wsdl:definitions name="RegWebRegistroEntradaWsService" <text:soft-page-break/>targetNamespace="http://impl.v3.ws.regweb3.caib.es/" xmlns:ns1="http://schemas.xmlsoap.org/wsdl/soap/http" xmlns:soap="http://schemas.xmlsoap.org/wsdl/soap/" xmlns:tns="http://impl.v3.ws.regweb3.caib.es/" xmlns:wsdl="http://schemas.xmlsoap.org/wsdl/" xmlns:xsd="http://www.w3.org/2001/XMLSchema"&gt;</text:p>
      <text:p text:style-name="P20"><text:s text:c="2"/>&lt;wsdl:types&gt;</text:p>
      <text:p text:style-name="P20">&lt;xs:schema attributeFormDefault="unqualified" elementFormDefault="unqualified" targetNamespace="http://impl.v3.ws.regweb3.caib.es/" xmlns:tns="http://impl.v3.ws.regweb3.caib.es/" xmlns:xs="http://www.w3.org/2001/XMLSchema"&gt;</text:p>
      <text:p text:style-name="P20">&lt;xs:element name="altaRegistroEntrada" type="tns:altaRegistroEntrada" /&gt;</text:p>
      <text:p text:style-name="P20">&lt;xs:element name="altaRegistroEntradaResponse" type="tns:altaRegistroEntradaResponse" /&gt;</text:p>
      <text:p text:style-name="P20">&lt;xs:element name="anexoWs" type="tns:anexoWs" /&gt;</text:p>
      <text:p text:style-name="P20">&lt;xs:element name="anularRegistroEntrada" type="tns:anularRegistroEntrada" /&gt;</text:p>
      <text:p text:style-name="P20">&lt;xs:element name="anularRegistroEntradaResponse" type="tns:anularRegistroEntradaResponse" /&gt;</text:p>
      <text:p text:style-name="P20">&lt;xs:element name="datosInteresadoWs" type="tns:datosInteresadoWs" /&gt;</text:p>
      <text:p text:style-name="P20">&lt;xs:element name="getVersion" type="tns:getVersion" /&gt;</text:p>
      <text:p text:style-name="P20">&lt;xs:element name="getVersionResponse" type="tns:getVersionResponse" /&gt;</text:p>
      <text:p text:style-name="P20">&lt;xs:element name="getVersionWs" type="tns:getVersionWs" /&gt;</text:p>
      <text:p text:style-name="P20">&lt;xs:element name="getVersionWsResponse" type="tns:getVersionWsResponse" /&gt;</text:p>
      <text:p text:style-name="P20">&lt;xs:element name="identificadorWs" type="tns:identificadorWs" /&gt;</text:p>
      <text:p text:style-name="P20">&lt;xs:element name="interesadoWs" type="tns:interesadoWs" /&gt;</text:p>
      <text:p text:style-name="P20">&lt;xs:element name="obtenerRegistroEntrada" type="tns:obtenerRegistroEntrada" /&gt;</text:p>
      <text:p text:style-name="P20">&lt;xs:element name="obtenerRegistroEntradaID" type="tns:obtenerRegistroEntradaID" /&gt;</text:p>
      <text:p text:style-name="P20">&lt;xs:element name="obtenerRegistroEntradaIDResponse" type="tns:obtenerRegistroEntradaIDResponse" /&gt;</text:p>
      <text:p text:style-name="P20">&lt;xs:element name="obtenerRegistroEntradaResponse" type="tns:obtenerRegistroEntradaResponse" /&gt;</text:p>
      <text:p text:style-name="P20">&lt;xs:element name="registroEntradaWs" type="tns:registroEntradaWs" /&gt;</text:p>
      <text:p text:style-name="P20">&lt;xs:element name="registroWs" type="tns:registroWs" /&gt;</text:p>
      <text:p text:style-name="P20">&lt;xs:element name="tramitarRegistroEntrada" type="tns:tramitarRegistroEntrada" /&gt;</text:p>
      <text:p text:style-name="P20">&lt;xs:element name="tramitarRegistroEntradaResponse" type="tns:tramitarRegistroEntradaResponse" /&gt;</text:p>
      <text:p text:style-name="P20">&lt;xs:complexType name="obtenerRegistroEntrada"&gt;</text:p>
      <text:p text:style-name="P20">&lt;xs:sequence&gt;</text:p>
      <text:p text:style-name="P20">&lt;xs:element minOccurs="0" name="numeroRegistroFormateado" type="xs:string" /&gt;</text:p>
      <text:p text:style-name="P20">&lt;xs:element minOccurs="0" name="usuario" type="xs:string" /&gt;</text:p>
      <text:p text:style-name="P20">&lt;xs:element minOccurs="0" name="entidad" type="xs:string" /&gt;</text:p>
      <text:p text:style-name="P20">&lt;/xs:sequence&gt;</text:p>
      <text:p text:style-name="P20">&lt;/xs:complexType&gt;</text:p>
      <text:p text:style-name="P20">&lt;xs:complexType name="obtenerRegistroEntradaResponse"&gt;</text:p>
      <text:p text:style-name="P20">&lt;xs:sequence&gt;</text:p>
      <text:p text:style-name="P20">&lt;xs:element minOccurs="0" name="return" type="tns:registroEntradaWs" /&gt;</text:p>
      <text:p text:style-name="P20"><text:soft-page-break/>&lt;/xs:sequence&gt;</text:p>
      <text:p text:style-name="P20">&lt;/xs:complexType&gt;</text:p>
      <text:p text:style-name="P20">&lt;xs:complexType name="registroEntradaWs"&gt;</text:p>
      <text:p text:style-name="P20">&lt;xs:complexContent&gt;</text:p>
      <text:p text:style-name="P20">&lt;xs:extension base="tns:registroWs"&gt;</text:p>
      <text:p text:style-name="P20">&lt;xs:sequence&gt;</text:p>
      <text:p text:style-name="P20">&lt;xs:element minOccurs="0" name="destino" type="xs:string" /&gt;</text:p>
      <text:p text:style-name="P20">&lt;/xs:sequence&gt;</text:p>
      <text:p text:style-name="P20">&lt;/xs:extension&gt;</text:p>
      <text:p text:style-name="P20">&lt;/xs:complexContent&gt;</text:p>
      <text:p text:style-name="P20">&lt;/xs:complexType&gt;</text:p>
      <text:p text:style-name="P20">&lt;xs:complexType name="registroWs"&gt;</text:p>
      <text:p text:style-name="P20">&lt;xs:sequence&gt;</text:p>
      <text:p text:style-name="P20">&lt;xs:element maxOccurs="unbounded" minOccurs="0" name="anexos" nillable="true" type="tns:anexoWs" /&gt;</text:p>
      <text:p text:style-name="P20">&lt;xs:element minOccurs="0" name="aplicacion" type="xs:string" /&gt;</text:p>
      <text:p text:style-name="P20">&lt;xs:element minOccurs="0" name="codigoAsunto" type="xs:string" /&gt;</text:p>
      <text:p text:style-name="P20">&lt;xs:element minOccurs="0" name="codigoUsuario" type="xs:string" /&gt;</text:p>
      <text:p text:style-name="P20">&lt;xs:element minOccurs="0" name="contactoUsuario" type="xs:string" /&gt;</text:p>
      <text:p text:style-name="P20">&lt;xs:element minOccurs="0" name="docFisica" type="xs:long" /&gt;</text:p>
      <text:p text:style-name="P20">&lt;xs:element minOccurs="0" name="expone" type="xs:string" /&gt;</text:p>
      <text:p text:style-name="P20">&lt;xs:element minOccurs="0" name="extracto" type="xs:string" /&gt;</text:p>
      <text:p text:style-name="P20">&lt;xs:element minOccurs="0" name="fecha" type="xs:dateTime" /&gt;</text:p>
      <text:p text:style-name="P20">&lt;xs:element minOccurs="0" name="idioma" type="xs:string" /&gt;</text:p>
      <text:p text:style-name="P20">&lt;xs:element maxOccurs="unbounded" minOccurs="0" name="interesados" nillable="true" type="tns:interesadoWs" /&gt;</text:p>
      <text:p text:style-name="P20">&lt;xs:element minOccurs="0" name="libro" type="xs:string" /&gt;</text:p>
      <text:p text:style-name="P20">&lt;xs:element minOccurs="0" name="numExpediente" type="xs:string" /&gt;</text:p>
      <text:p text:style-name="P20">&lt;xs:element minOccurs="0" name="numTransporte" type="xs:string" /&gt;</text:p>
      <text:p text:style-name="P20">&lt;xs:element name="numero" type="xs:int" /&gt;</text:p>
      <text:p text:style-name="P20">&lt;xs:element minOccurs="0" name="numeroRegistroFormateado" type="xs:string" /&gt;</text:p>
      <text:p text:style-name="P20">&lt;xs:element minOccurs="0" name="observaciones" type="xs:string" /&gt;</text:p>
      <text:p text:style-name="P20">&lt;xs:element minOccurs="0" name="oficina" type="xs:string" /&gt;</text:p>
      <text:p text:style-name="P20">&lt;xs:element minOccurs="0" name="refExterna" type="xs:string" /&gt;</text:p>
      <text:p text:style-name="P20">&lt;xs:element minOccurs="0" name="solicita" type="xs:string" /&gt;</text:p>
      <text:p text:style-name="P20">&lt;xs:element minOccurs="0" name="tipoAsunto" type="xs:string" /&gt;</text:p>
      <text:p text:style-name="P20">&lt;xs:element minOccurs="0" name="tipoTransporte" type="xs:string" /&gt;</text:p>
      <text:p text:style-name="P20">&lt;xs:element minOccurs="0" name="version" type="xs:string" /&gt;</text:p>
      <text:p text:style-name="P20">&lt;/xs:sequence&gt;</text:p>
      <text:p text:style-name="P20">&lt;/xs:complexType&gt;</text:p>
      <text:p text:style-name="P20">&lt;xs:complexType name="anexoWs"&gt;</text:p>
      <text:p text:style-name="P20">&lt;xs:sequence&gt;</text:p>
      <text:p text:style-name="P20">&lt;xs:element minOccurs="0" name="titulo" type="xs:string" /&gt;</text:p>
      <text:p text:style-name="P20"><text:soft-page-break/>&lt;xs:element minOccurs="0" name="nombreFicheroAnexado" type="xs:string" /&gt;</text:p>
      <text:p text:style-name="P20">&lt;xs:element minOccurs="0" name="ficheroAnexado" type="xs:base64Binary" /&gt;</text:p>
      <text:p text:style-name="P20">&lt;xs:element minOccurs="0" name="tipoMIMEFicheroAnexado" type="xs:string" /&gt;</text:p>
      <text:p text:style-name="P20">&lt;xs:element minOccurs="0" name="tipoDocumental" type="xs:string" /&gt;</text:p>
      <text:p text:style-name="P20">&lt;xs:element minOccurs="0" name="validezDocumento" type="xs:string" /&gt;</text:p>
      <text:p text:style-name="P20">&lt;xs:element minOccurs="0" name="tipoDocumento" type="xs:string" /&gt;</text:p>
      <text:p text:style-name="P20">&lt;xs:element minOccurs="0" name="observaciones" type="xs:string" /&gt;</text:p>
      <text:p text:style-name="P20">&lt;xs:element minOccurs="0" name="origenCiudadanoAdmin" type="xs:int" /&gt;</text:p>
      <text:p text:style-name="P20">&lt;xs:element minOccurs="0" name="fechaCaptura" type="xs:dateTime" /&gt;</text:p>
      <text:p text:style-name="P20">&lt;xs:element minOccurs="0" name="modoFirma" type="xs:int" /&gt;</text:p>
      <text:p text:style-name="P20">&lt;xs:element minOccurs="0" name="nombreFirmaAnexada" type="xs:string" /&gt;</text:p>
      <text:p text:style-name="P20">&lt;xs:element minOccurs="0" name="firmaAnexada" type="xs:base64Binary" /&gt;</text:p>
      <text:p text:style-name="P20">&lt;xs:element minOccurs="0" name="tipoMIMEFirmaAnexada" type="xs:string" /&gt;</text:p>
      <text:p text:style-name="P20">&lt;xs:element minOccurs="0" name="csv" type="xs:string" /&gt;</text:p>
      <text:p text:style-name="P20">&lt;xs:element minOccurs="0" name="firmacsv" type="xs:string" /&gt;</text:p>
      <text:p text:style-name="P20">&lt;/xs:sequence&gt;</text:p>
      <text:p text:style-name="P20">&lt;/xs:complexType&gt;</text:p>
      <text:p text:style-name="P20">&lt;xs:complexType name="interesadoWs"&gt;</text:p>
      <text:p text:style-name="P20">&lt;xs:sequence&gt;</text:p>
      <text:p text:style-name="P20">&lt;xs:element minOccurs="0" name="interesado" type="tns:datosInteresadoWs" /&gt;</text:p>
      <text:p text:style-name="P20">&lt;xs:element minOccurs="0" name="representante" type="tns:datosInteresadoWs" /&gt;</text:p>
      <text:p text:style-name="P20">&lt;/xs:sequence&gt;</text:p>
      <text:p text:style-name="P20">&lt;/xs:complexType&gt;</text:p>
      <text:p text:style-name="P20">&lt;xs:complexType name="datosInteresadoWs"&gt;</text:p>
      <text:p text:style-name="P20">&lt;xs:sequence&gt;</text:p>
      <text:p text:style-name="P20">&lt;xs:element minOccurs="0" name="apellido1" type="xs:string" /&gt;</text:p>
      <text:p text:style-name="P20">&lt;xs:element minOccurs="0" name="apellido2" type="xs:string" /&gt;</text:p>
      <text:p text:style-name="P20">&lt;xs:element minOccurs="0" name="canal" type="xs:long" /&gt;</text:p>
      <text:p text:style-name="P20">&lt;xs:element minOccurs="0" name="cp" type="xs:string" /&gt;</text:p>
      <text:p text:style-name="P20">&lt;xs:element minOccurs="0" name="direccion" type="xs:string" /&gt;</text:p>
      <text:p text:style-name="P20">&lt;xs:element minOccurs="0" name="direccionElectronica" type="xs:string" /&gt;</text:p>
      <text:p text:style-name="P20">&lt;xs:element minOccurs="0" name="documento" type="xs:string" /&gt;</text:p>
      <text:p text:style-name="P20">&lt;xs:element minOccurs="0" name="email" type="xs:string" /&gt;</text:p>
      <text:p text:style-name="P20">&lt;xs:element minOccurs="0" name="localidad" type="xs:long" /&gt;</text:p>
      <text:p text:style-name="P20">&lt;xs:element minOccurs="0" name="nombre" type="xs:string" /&gt;</text:p>
      <text:p text:style-name="P20">&lt;xs:element minOccurs="0" name="observaciones" type="xs:string" /&gt;</text:p>
      <text:p text:style-name="P20">&lt;xs:element minOccurs="0" name="pais" type="xs:long" /&gt;</text:p>
      <text:p text:style-name="P20">&lt;xs:element minOccurs="0" name="provincia" type="xs:long" /&gt;</text:p>
      <text:p text:style-name="P20">&lt;xs:element minOccurs="0" name="razonSocial" type="xs:string" /&gt;</text:p>
      <text:p text:style-name="P20">&lt;xs:element minOccurs="0" name="telefono" type="xs:string" /&gt;</text:p>
      <text:p text:style-name="P20">&lt;xs:element minOccurs="0" name="tipoDocumentoIdentificacion" type="xs:string" /&gt;</text:p>
      <text:p text:style-name="P20">&lt;xs:element minOccurs="0" name="tipoInteresado" type="xs:long" /&gt;</text:p>
      <text:p text:style-name="P20"><text:soft-page-break/>&lt;/xs:sequence&gt;</text:p>
      <text:p text:style-name="P20">&lt;/xs:complexType&gt;</text:p>
      <text:p text:style-name="P20">&lt;xs:complexType name="wsFieldValidationError"&gt;</text:p>
      <text:p text:style-name="P20">&lt;xs:sequence&gt;</text:p>
      <text:p text:style-name="P20">&lt;xs:element name="label" type="xs:string" /&gt;</text:p>
      <text:p text:style-name="P20">&lt;xs:element name="field" type="xs:string" /&gt;</text:p>
      <text:p text:style-name="P20">&lt;xs:element name="translation" type="tns:wsI18NTranslation" /&gt;</text:p>
      <text:p text:style-name="P20">&lt;xs:element name="error" type="xs:string" /&gt;</text:p>
      <text:p text:style-name="P20">&lt;/xs:sequence&gt;</text:p>
      <text:p text:style-name="P20">&lt;/xs:complexType&gt;</text:p>
      <text:p text:style-name="P20">&lt;xs:complexType name="wsI18NTranslation"&gt;</text:p>
      <text:p text:style-name="P20">&lt;xs:sequence&gt;</text:p>
      <text:p text:style-name="P20">&lt;xs:element minOccurs="0" name="code" type="xs:string" /&gt;</text:p>
      <text:p text:style-name="P20">&lt;xs:element maxOccurs="unbounded" minOccurs="0" name="args" type="tns:wsI18NArgument" /&gt;</text:p>
      <text:p text:style-name="P20">&lt;/xs:sequence&gt;</text:p>
      <text:p text:style-name="P20">&lt;/xs:complexType&gt;</text:p>
      <text:p text:style-name="P20">&lt;xs:complexType name="wsI18NArgument"&gt;</text:p>
      <text:p text:style-name="P20">&lt;xs:sequence&gt;</text:p>
      <text:p text:style-name="P20">&lt;xs:element minOccurs="0" name="value" type="xs:string" /&gt;</text:p>
      <text:p text:style-name="P20">&lt;xs:element name="translate" type="xs:boolean" /&gt;</text:p>
      <text:p text:style-name="P20">&lt;/xs:sequence&gt;</text:p>
      <text:p text:style-name="P20">&lt;/xs:complexType&gt;</text:p>
      <text:p text:style-name="P20">&lt;xs:complexType name="tramitarRegistroEntrada"&gt;</text:p>
      <text:p text:style-name="P20">&lt;xs:sequence&gt;</text:p>
      <text:p text:style-name="P20">&lt;xs:element minOccurs="0" name="numeroRegistroFormateado" type="xs:string" /&gt;</text:p>
      <text:p text:style-name="P20">&lt;xs:element minOccurs="0" name="usuario" type="xs:string" /&gt;</text:p>
      <text:p text:style-name="P20">&lt;xs:element minOccurs="0" name="entidad" type="xs:string" /&gt;</text:p>
      <text:p text:style-name="P20">&lt;/xs:sequence&gt;</text:p>
      <text:p text:style-name="P20">&lt;/xs:complexType&gt;</text:p>
      <text:p text:style-name="P20">&lt;xs:complexType name="tramitarRegistroEntradaResponse"&gt;</text:p>
      <text:p text:style-name="P20">&lt;xs:sequence /&gt;</text:p>
      <text:p text:style-name="P20">&lt;/xs:complexType&gt;</text:p>
      <text:p text:style-name="P20">&lt;xs:complexType name="obtenerRegistroEntradaID"&gt;</text:p>
      <text:p text:style-name="P20">&lt;xs:sequence&gt;</text:p>
      <text:p text:style-name="P20">&lt;xs:element name="any" type="xs:int" /&gt;</text:p>
      <text:p text:style-name="P20">&lt;xs:element name="numeroRegistro" type="xs:int" /&gt;</text:p>
      <text:p text:style-name="P20">&lt;xs:element minOccurs="0" name="libro" type="xs:string" /&gt;</text:p>
      <text:p text:style-name="P20">&lt;xs:element minOccurs="0" name="usuario" type="xs:string" /&gt;</text:p>
      <text:p text:style-name="P20">&lt;xs:element minOccurs="0" name="entidad" type="xs:string" /&gt;</text:p>
      <text:p text:style-name="P20">&lt;/xs:sequence&gt;</text:p>
      <text:p text:style-name="P20">&lt;/xs:complexType&gt;</text:p>
      <text:p text:style-name="P20"><text:soft-page-break/>&lt;xs:complexType name="obtenerRegistroEntradaIDResponse"&gt;</text:p>
      <text:p text:style-name="P20">&lt;xs:sequence&gt;</text:p>
      <text:p text:style-name="P20">&lt;xs:element minOccurs="0" name="return" type="tns:identificadorWs" /&gt;</text:p>
      <text:p text:style-name="P20">&lt;/xs:sequence&gt;</text:p>
      <text:p text:style-name="P20">&lt;/xs:complexType&gt;</text:p>
      <text:p text:style-name="P20">&lt;xs:complexType name="identificadorWs"&gt;</text:p>
      <text:p text:style-name="P20">&lt;xs:sequence&gt;</text:p>
      <text:p text:style-name="P20">&lt;xs:element minOccurs="0" name="fecha" type="xs:dateTime" /&gt;</text:p>
      <text:p text:style-name="P20">&lt;xs:element minOccurs="0" name="numero" type="xs:int" /&gt;</text:p>
      <text:p text:style-name="P20">&lt;xs:element minOccurs="0" name="numeroRegistroFormateado" type="xs:string" /&gt;</text:p>
      <text:p text:style-name="P20">&lt;/xs:sequence&gt;</text:p>
      <text:p text:style-name="P20">&lt;/xs:complexType&gt;</text:p>
      <text:p text:style-name="P20">&lt;xs:complexType name="getVersion"&gt;</text:p>
      <text:p text:style-name="P20">&lt;xs:sequence /&gt;</text:p>
      <text:p text:style-name="P20">&lt;/xs:complexType&gt;</text:p>
      <text:p text:style-name="P20">&lt;xs:complexType name="getVersionResponse"&gt;</text:p>
      <text:p text:style-name="P20">&lt;xs:sequence&gt;</text:p>
      <text:p text:style-name="P20">&lt;xs:element minOccurs="0" name="return" type="xs:string" /&gt;</text:p>
      <text:p text:style-name="P20">&lt;/xs:sequence&gt;</text:p>
      <text:p text:style-name="P20">&lt;/xs:complexType&gt;</text:p>
      <text:p text:style-name="P20">&lt;xs:complexType name="altaRegistroEntrada"&gt;</text:p>
      <text:p text:style-name="P20">&lt;xs:sequence&gt;</text:p>
      <text:p text:style-name="P20">&lt;xs:element minOccurs="0" name="registroEntradaWs" type="tns:registroEntradaWs" /&gt;</text:p>
      <text:p text:style-name="P20">&lt;/xs:sequence&gt;</text:p>
      <text:p text:style-name="P20">&lt;/xs:complexType&gt;</text:p>
      <text:p text:style-name="P20">&lt;xs:complexType name="altaRegistroEntradaResponse"&gt;</text:p>
      <text:p text:style-name="P20">&lt;xs:sequence&gt;</text:p>
      <text:p text:style-name="P20">&lt;xs:element minOccurs="0" name="return" type="tns:identificadorWs" /&gt;</text:p>
      <text:p text:style-name="P20">&lt;/xs:sequence&gt;</text:p>
      <text:p text:style-name="P20">&lt;/xs:complexType&gt;</text:p>
      <text:p text:style-name="P20">&lt;xs:complexType name="getVersionWs"&gt;</text:p>
      <text:p text:style-name="P20">&lt;xs:sequence /&gt;</text:p>
      <text:p text:style-name="P20">&lt;/xs:complexType&gt;</text:p>
      <text:p text:style-name="P20">&lt;xs:complexType name="getVersionWsResponse"&gt;</text:p>
      <text:p text:style-name="P20">&lt;xs:sequence&gt;</text:p>
      <text:p text:style-name="P20">&lt;xs:element name="return" type="xs:int" /&gt;</text:p>
      <text:p text:style-name="P20">&lt;/xs:sequence&gt;</text:p>
      <text:p text:style-name="P20">&lt;/xs:complexType&gt;</text:p>
      <text:p text:style-name="P20">&lt;xs:complexType name="anularRegistroEntrada"&gt;</text:p>
      <text:p text:style-name="P20">&lt;xs:sequence&gt;</text:p>
      <text:p text:style-name="P20">&lt;xs:element minOccurs="0" name="numeroRegistroFormateado" type="xs:string" /&gt;</text:p>
      <text:p text:style-name="P20"><text:soft-page-break/>&lt;xs:element minOccurs="0" name="usuario" type="xs:string" /&gt;</text:p>
      <text:p text:style-name="P20">&lt;xs:element minOccurs="0" name="entidad" type="xs:string" /&gt;</text:p>
      <text:p text:style-name="P20">&lt;xs:element name="anular" type="xs:boolean" /&gt;</text:p>
      <text:p text:style-name="P20">&lt;/xs:sequence&gt;</text:p>
      <text:p text:style-name="P20">&lt;/xs:complexType&gt;</text:p>
      <text:p text:style-name="P20">&lt;xs:complexType name="anularRegistroEntradaResponse"&gt;</text:p>
      <text:p text:style-name="P20">&lt;xs:sequence /&gt;</text:p>
      <text:p text:style-name="P20">&lt;/xs:complexType&gt;</text:p>
      <text:p text:style-name="P20">&lt;xs:element name="WsValidationErrors" type="tns:WsValidationErrors" /&gt;</text:p>
      <text:p text:style-name="P20">&lt;xs:complexType name="WsValidationErrors"&gt;</text:p>
      <text:p text:style-name="P20">&lt;xs:sequence&gt;</text:p>
      <text:p text:style-name="P20">&lt;xs:element maxOccurs="unbounded" minOccurs="0" name="fieldFaults" type="tns:wsFieldValidationError" /&gt;</text:p>
      <text:p text:style-name="P20">&lt;/xs:sequence&gt;</text:p>
      <text:p text:style-name="P20">&lt;/xs:complexType&gt;</text:p>
      <text:p text:style-name="P20">&lt;xs:element name="WsI18NError" type="tns:WsI18NError" /&gt;</text:p>
      <text:p text:style-name="P20">&lt;xs:complexType name="WsI18NError"&gt;</text:p>
      <text:p text:style-name="P20">&lt;xs:sequence&gt;</text:p>
      <text:p text:style-name="P20">&lt;xs:element name="translation" nillable="true" type="tns:wsI18NTranslation" /&gt;</text:p>
      <text:p text:style-name="P20">&lt;/xs:sequence&gt;</text:p>
      <text:p text:style-name="P20">&lt;/xs:complexType&gt;</text:p>
      <text:p text:style-name="P20">&lt;/xs:schema&gt;</text:p>
      <text:p text:style-name="P20"><text:s text:c="2"/>&lt;/wsdl:types&gt;</text:p>
      <text:p text:style-name="P20"><text:s text:c="2"/>&lt;wsdl:message name="obtenerRegistroEntrada"&gt;</text:p>
      <text:p text:style-name="P20"><text:s text:c="4"/>&lt;wsdl:part element="tns:obtenerRegistroEntrada" name="parameters"&gt;</text:p>
      <text:p text:style-name="P20"><text:s text:c="4"/>&lt;/wsdl:part&gt;</text:p>
      <text:p text:style-name="P20"><text:s text:c="2"/>&lt;/wsdl:message&gt;</text:p>
      <text:p text:style-name="P20"><text:s text:c="2"/>&lt;wsdl:message name="obtenerRegistroEntradaResponse"&gt;</text:p>
      <text:p text:style-name="P20"><text:s text:c="4"/>&lt;wsdl:part element="tns:obtenerRegistroEntradaResponse" name="parameters"&gt;</text:p>
      <text:p text:style-name="P20"><text:s text:c="4"/>&lt;/wsdl:part&gt;</text:p>
      <text:p text:style-name="P20"><text:s text:c="2"/>&lt;/wsdl:message&gt;</text:p>
      <text:p text:style-name="P20"><text:s text:c="2"/>&lt;wsdl:message name="WsI18NException"&gt;</text:p>
      <text:p text:style-name="P20"><text:s text:c="4"/>&lt;wsdl:part element="tns:WsI18NError" name="WsI18NException"&gt;</text:p>
      <text:p text:style-name="P20"><text:s text:c="4"/>&lt;/wsdl:part&gt;</text:p>
      <text:p text:style-name="P20"><text:s text:c="2"/>&lt;/wsdl:message&gt;</text:p>
      <text:p text:style-name="P20"><text:s text:c="2"/>&lt;wsdl:message name="altaRegistroEntradaResponse"&gt;</text:p>
      <text:p text:style-name="P20"><text:s text:c="4"/>&lt;wsdl:part element="tns:altaRegistroEntradaResponse" name="parameters"&gt;</text:p>
      <text:p text:style-name="P20"><text:s text:c="4"/>&lt;/wsdl:part&gt;</text:p>
      <text:p text:style-name="P20"><text:s text:c="2"/>&lt;/wsdl:message&gt;</text:p>
      <text:p text:style-name="P20"><text:s text:c="2"/>&lt;wsdl:message name="tramitarRegistroEntrada"&gt;</text:p>
      <text:p text:style-name="P20"><text:s text:c="4"/>&lt;wsdl:part element="tns:tramitarRegistroEntrada" name="parameters"&gt;</text:p>
      <text:p text:style-name="P20"><text:s text:c="4"/>&lt;/wsdl:part&gt;</text:p>
      <text:p text:style-name="P20"><text:soft-page-break/><text:s text:c="2"/>&lt;/wsdl:message&gt;</text:p>
      <text:p text:style-name="P20"><text:s text:c="2"/>&lt;wsdl:message name="getVersionResponse"&gt;</text:p>
      <text:p text:style-name="P20"><text:s text:c="4"/>&lt;wsdl:part element="tns:getVersionResponse" name="parameters"&gt;</text:p>
      <text:p text:style-name="P20"><text:s text:c="4"/>&lt;/wsdl:part&gt;</text:p>
      <text:p text:style-name="P20"><text:s text:c="2"/>&lt;/wsdl:message&gt;</text:p>
      <text:p text:style-name="P20"><text:s text:c="2"/>&lt;wsdl:message name="obtenerRegistroEntradaID"&gt;</text:p>
      <text:p text:style-name="P20"><text:s text:c="4"/>&lt;wsdl:part element="tns:obtenerRegistroEntradaID" name="parameters"&gt;</text:p>
      <text:p text:style-name="P20"><text:s text:c="4"/>&lt;/wsdl:part&gt;</text:p>
      <text:p text:style-name="P20"><text:s text:c="2"/>&lt;/wsdl:message&gt;</text:p>
      <text:p text:style-name="P20"><text:s text:c="2"/>&lt;wsdl:message name="tramitarRegistroEntradaResponse"&gt;</text:p>
      <text:p text:style-name="P20"><text:s text:c="4"/>&lt;wsdl:part element="tns:tramitarRegistroEntradaResponse" name="parameters"&gt;</text:p>
      <text:p text:style-name="P20"><text:s text:c="4"/>&lt;/wsdl:part&gt;</text:p>
      <text:p text:style-name="P20"><text:s text:c="2"/>&lt;/wsdl:message&gt;</text:p>
      <text:p text:style-name="P20"><text:s text:c="2"/>&lt;wsdl:message name="anularRegistroEntrada"&gt;</text:p>
      <text:p text:style-name="P20"><text:s text:c="4"/>&lt;wsdl:part element="tns:anularRegistroEntrada" name="parameters"&gt;</text:p>
      <text:p text:style-name="P20"><text:s text:c="4"/>&lt;/wsdl:part&gt;</text:p>
      <text:p text:style-name="P20"><text:s text:c="2"/>&lt;/wsdl:message&gt;</text:p>
      <text:p text:style-name="P20"><text:s text:c="2"/>&lt;wsdl:message name="getVersionWs"&gt;</text:p>
      <text:p text:style-name="P20"><text:s text:c="4"/>&lt;wsdl:part element="tns:getVersionWs" name="parameters"&gt;</text:p>
      <text:p text:style-name="P20"><text:s text:c="4"/>&lt;/wsdl:part&gt;</text:p>
      <text:p text:style-name="P20"><text:s text:c="2"/>&lt;/wsdl:message&gt;</text:p>
      <text:p text:style-name="P20"><text:s text:c="2"/>&lt;wsdl:message name="obtenerRegistroEntradaIDResponse"&gt;</text:p>
      <text:p text:style-name="P20"><text:s text:c="4"/>&lt;wsdl:part element="tns:obtenerRegistroEntradaIDResponse" name="parameters"&gt;</text:p>
      <text:p text:style-name="P20"><text:s text:c="4"/>&lt;/wsdl:part&gt;</text:p>
      <text:p text:style-name="P20"><text:s text:c="2"/>&lt;/wsdl:message&gt;</text:p>
      <text:p text:style-name="P20"><text:s text:c="2"/>&lt;wsdl:message name="getVersion"&gt;</text:p>
      <text:p text:style-name="P20"><text:s text:c="4"/>&lt;wsdl:part element="tns:getVersion" name="parameters"&gt;</text:p>
      <text:p text:style-name="P20"><text:s text:c="4"/>&lt;/wsdl:part&gt;</text:p>
      <text:p text:style-name="P20"><text:s text:c="2"/>&lt;/wsdl:message&gt;</text:p>
      <text:p text:style-name="P20"><text:s text:c="2"/>&lt;wsdl:message name="getVersionWsResponse"&gt;</text:p>
      <text:p text:style-name="P20"><text:s text:c="4"/>&lt;wsdl:part element="tns:getVersionWsResponse" name="parameters"&gt;</text:p>
      <text:p text:style-name="P20"><text:s text:c="4"/>&lt;/wsdl:part&gt;</text:p>
      <text:p text:style-name="P20"><text:s text:c="2"/>&lt;/wsdl:message&gt;</text:p>
      <text:p text:style-name="P20"><text:s text:c="2"/>&lt;wsdl:message name="anularRegistroEntradaResponse"&gt;</text:p>
      <text:p text:style-name="P20"><text:s text:c="4"/>&lt;wsdl:part element="tns:anularRegistroEntradaResponse" name="parameters"&gt;</text:p>
      <text:p text:style-name="P20"><text:s text:c="4"/>&lt;/wsdl:part&gt;</text:p>
      <text:p text:style-name="P20"><text:s text:c="2"/>&lt;/wsdl:message&gt;</text:p>
      <text:p text:style-name="P20"><text:s text:c="2"/>&lt;wsdl:message name="WsValidationException"&gt;</text:p>
      <text:p text:style-name="P20"><text:s text:c="4"/>&lt;wsdl:part element="tns:WsValidationErrors" name="WsValidationException"&gt;</text:p>
      <text:p text:style-name="P20"><text:s text:c="4"/>&lt;/wsdl:part&gt;</text:p>
      <text:p text:style-name="P20"><text:s text:c="2"/>&lt;/wsdl:message&gt;</text:p>
      <text:p text:style-name="P20"><text:s text:c="2"/>&lt;wsdl:message name="altaRegistroEntrada"&gt;</text:p>
      <text:p text:style-name="P20"><text:soft-page-break/><text:s text:c="4"/>&lt;wsdl:part element="tns:altaRegistroEntrada" name="parameters"&gt;</text:p>
      <text:p text:style-name="P20"><text:s text:c="4"/>&lt;/wsdl:part&gt;</text:p>
      <text:p text:style-name="P20"><text:s text:c="2"/>&lt;/wsdl:message&gt;</text:p>
      <text:p text:style-name="P20"><text:s text:c="2"/>&lt;wsdl:portType name="RegWebRegistroEntradaWs"&gt;</text:p>
      <text:p text:style-name="P20"><text:s text:c="4"/>&lt;wsdl:operation name="obtenerRegistroEntrada"&gt;</text:p>
      <text:p text:style-name="P20"><text:s text:c="6"/>&lt;wsdl:input message="tns:obtenerRegistroEntrada" name="obtenerRegistroEntrada"&gt;</text:p>
      <text:p text:style-name="P20"><text:s text:c="4"/>&lt;/wsdl:input&gt;</text:p>
      <text:p text:style-name="P20"><text:s text:c="6"/>&lt;wsdl:output message="tns:obtenerRegistroEntradaResponse" name="obtenerRegistroEntradaResponse"&gt;</text:p>
      <text:p text:style-name="P20"><text:s text:c="4"/>&lt;/wsdl:output&gt;</text:p>
      <text:p text:style-name="P20"><text:s text:c="6"/>&lt;wsdl:fault message="tns:WsValidationException" name="WsValidationException"&gt;</text:p>
      <text:p text:style-name="P20"><text:s text:c="4"/>&lt;/wsdl:fault&gt;</text:p>
      <text:p text:style-name="P20"><text:s text:c="6"/>&lt;wsdl:fault message="tns:WsI18NException" name="WsI18NException"&gt;</text:p>
      <text:p text:style-name="P20"><text:s text:c="4"/>&lt;/wsdl:fault&gt;</text:p>
      <text:p text:style-name="P20"><text:s text:c="4"/>&lt;/wsdl:operation&gt;</text:p>
      <text:p text:style-name="P20"><text:s text:c="4"/>&lt;wsdl:operation name="tramitarRegistroEntrada"&gt;</text:p>
      <text:p text:style-name="P20"><text:s text:c="6"/>&lt;wsdl:input message="tns:tramitarRegistroEntrada" name="tramitarRegistroEntrada"&gt;</text:p>
      <text:p text:style-name="P20"><text:s text:c="4"/>&lt;/wsdl:input&gt;</text:p>
      <text:p text:style-name="P20"><text:s text:c="6"/>&lt;wsdl:output message="tns:tramitarRegistroEntradaResponse" name="tramitarRegistroEntradaResponse"&gt;</text:p>
      <text:p text:style-name="P20"><text:s text:c="4"/>&lt;/wsdl:output&gt;</text:p>
      <text:p text:style-name="P20"><text:s text:c="6"/>&lt;wsdl:fault message="tns:WsValidationException" name="WsValidationException"&gt;</text:p>
      <text:p text:style-name="P20"><text:s text:c="4"/>&lt;/wsdl:fault&gt;</text:p>
      <text:p text:style-name="P20"><text:s text:c="6"/>&lt;wsdl:fault message="tns:WsI18NException" name="WsI18NException"&gt;</text:p>
      <text:p text:style-name="P20"><text:s text:c="4"/>&lt;/wsdl:fault&gt;</text:p>
      <text:p text:style-name="P20"><text:s text:c="4"/>&lt;/wsdl:operation&gt;</text:p>
      <text:p text:style-name="P20"><text:s text:c="4"/>&lt;wsdl:operation name="obtenerRegistroEntradaID"&gt;</text:p>
      <text:p text:style-name="P20"><text:s text:c="6"/>&lt;wsdl:input message="tns:obtenerRegistroEntradaID" name="obtenerRegistroEntradaID"&gt;</text:p>
      <text:p text:style-name="P20"><text:s text:c="4"/>&lt;/wsdl:input&gt;</text:p>
      <text:p text:style-name="P20"><text:s text:c="6"/>&lt;wsdl:output message="tns:obtenerRegistroEntradaIDResponse" name="obtenerRegistroEntradaIDResponse"&gt;</text:p>
      <text:p text:style-name="P20"><text:s text:c="4"/>&lt;/wsdl:output&gt;</text:p>
      <text:p text:style-name="P20"><text:s text:c="6"/>&lt;wsdl:fault message="tns:WsI18NException" name="WsI18NException"&gt;</text:p>
      <text:p text:style-name="P20"><text:s text:c="4"/>&lt;/wsdl:fault&gt;</text:p>
      <text:p text:style-name="P20"><text:s text:c="4"/>&lt;/wsdl:operation&gt;</text:p>
      <text:p text:style-name="P20"><text:s text:c="4"/>&lt;wsdl:operation name="getVersion"&gt;</text:p>
      <text:p text:style-name="P20"><text:s text:c="6"/>&lt;wsdl:input message="tns:getVersion" name="getVersion"&gt;</text:p>
      <text:p text:style-name="P20"><text:s text:c="4"/>&lt;/wsdl:input&gt;</text:p>
      <text:p text:style-name="P20"><text:s text:c="6"/>&lt;wsdl:output message="tns:getVersionResponse" name="getVersionResponse"&gt;</text:p>
      <text:p text:style-name="P20"><text:s text:c="4"/>&lt;/wsdl:output&gt;</text:p>
      <text:p text:style-name="P20"><text:soft-page-break/><text:s text:c="4"/>&lt;/wsdl:operation&gt;</text:p>
      <text:p text:style-name="P20"><text:s text:c="4"/>&lt;wsdl:operation name="altaRegistroEntrada"&gt;</text:p>
      <text:p text:style-name="P20"><text:s text:c="6"/>&lt;wsdl:input message="tns:altaRegistroEntrada" name="altaRegistroEntrada"&gt;</text:p>
      <text:p text:style-name="P20"><text:s text:c="4"/>&lt;/wsdl:input&gt;</text:p>
      <text:p text:style-name="P20"><text:s text:c="6"/>&lt;wsdl:output message="tns:altaRegistroEntradaResponse" name="altaRegistroEntradaResponse"&gt;</text:p>
      <text:p text:style-name="P20"><text:s text:c="4"/>&lt;/wsdl:output&gt;</text:p>
      <text:p text:style-name="P20"><text:s text:c="6"/>&lt;wsdl:fault message="tns:WsValidationException" name="WsValidationException"&gt;</text:p>
      <text:p text:style-name="P20"><text:s text:c="4"/>&lt;/wsdl:fault&gt;</text:p>
      <text:p text:style-name="P20"><text:s text:c="6"/>&lt;wsdl:fault message="tns:WsI18NException" name="WsI18NException"&gt;</text:p>
      <text:p text:style-name="P20"><text:s text:c="4"/>&lt;/wsdl:fault&gt;</text:p>
      <text:p text:style-name="P20"><text:s text:c="4"/>&lt;/wsdl:operation&gt;</text:p>
      <text:p text:style-name="P20"><text:s text:c="4"/>&lt;wsdl:operation name="getVersionWs"&gt;</text:p>
      <text:p text:style-name="P20"><text:s text:c="6"/>&lt;wsdl:input message="tns:getVersionWs" name="getVersionWs"&gt;</text:p>
      <text:p text:style-name="P20"><text:s text:c="4"/>&lt;/wsdl:input&gt;</text:p>
      <text:p text:style-name="P20"><text:s text:c="6"/>&lt;wsdl:output message="tns:getVersionWsResponse" name="getVersionWsResponse"&gt;</text:p>
      <text:p text:style-name="P20"><text:s text:c="4"/>&lt;/wsdl:output&gt;</text:p>
      <text:p text:style-name="P20"><text:s text:c="4"/>&lt;/wsdl:operation&gt;</text:p>
      <text:p text:style-name="P20"><text:s text:c="4"/>&lt;wsdl:operation name="anularRegistroEntrada"&gt;</text:p>
      <text:p text:style-name="P20"><text:s text:c="6"/>&lt;wsdl:input message="tns:anularRegistroEntrada" name="anularRegistroEntrada"&gt;</text:p>
      <text:p text:style-name="P20"><text:s text:c="4"/>&lt;/wsdl:input&gt;</text:p>
      <text:p text:style-name="P20"><text:s text:c="6"/>&lt;wsdl:output message="tns:anularRegistroEntradaResponse" name="anularRegistroEntradaResponse"&gt;</text:p>
      <text:p text:style-name="P20"><text:s text:c="4"/>&lt;/wsdl:output&gt;</text:p>
      <text:p text:style-name="P20"><text:s text:c="6"/>&lt;wsdl:fault message="tns:WsValidationException" name="WsValidationException"&gt;</text:p>
      <text:p text:style-name="P20"><text:s text:c="4"/>&lt;/wsdl:fault&gt;</text:p>
      <text:p text:style-name="P20"><text:s text:c="6"/>&lt;wsdl:fault message="tns:WsI18NException" name="WsI18NException"&gt;</text:p>
      <text:p text:style-name="P20"><text:s text:c="4"/>&lt;/wsdl:fault&gt;</text:p>
      <text:p text:style-name="P20"><text:s text:c="4"/>&lt;/wsdl:operation&gt;</text:p>
      <text:p text:style-name="P20"><text:s text:c="2"/>&lt;/wsdl:portType&gt;</text:p>
      <text:p text:style-name="P20"><text:s text:c="2"/>&lt;wsdl:binding name="RegWebRegistroEntradaWsServiceSoapBinding" type="tns:RegWebRegistroEntradaWs"&gt;</text:p>
      <text:p text:style-name="P20"><text:s text:c="4"/>&lt;soap:binding style="document" transport="http://schemas.xmlsoap.org/soap/http" /&gt;</text:p>
      <text:p text:style-name="P20"><text:s text:c="4"/>&lt;wsdl:operation name="obtenerRegistroEntrada"&gt;</text:p>
      <text:p text:style-name="P20"><text:s text:c="6"/>&lt;soap:operation soapAction="" style="document" /&gt;</text:p>
      <text:p text:style-name="P20"><text:s text:c="6"/>&lt;wsdl:input name="obtenerRegistroEntrada"&gt;</text:p>
      <text:p text:style-name="P20"><text:s text:c="8"/>&lt;soap:body use="literal" /&gt;</text:p>
      <text:p text:style-name="P20"><text:s text:c="6"/>&lt;/wsdl:input&gt;</text:p>
      <text:p text:style-name="P20"><text:s text:c="6"/>&lt;wsdl:output name="obtenerRegistroEntradaResponse"&gt;</text:p>
      <text:p text:style-name="P20"><text:s text:c="8"/>&lt;soap:body use="literal" /&gt;</text:p>
      <text:p text:style-name="P20"><text:soft-page-break/><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getVersion"&gt;</text:p>
      <text:p text:style-name="P20"><text:s text:c="6"/>&lt;soap:operation soapAction="" style="document" /&gt;</text:p>
      <text:p text:style-name="P20"><text:s text:c="6"/>&lt;wsdl:input name="getVersion"&gt;</text:p>
      <text:p text:style-name="P20"><text:s text:c="8"/>&lt;soap:body use="literal" /&gt;</text:p>
      <text:p text:style-name="P20"><text:s text:c="6"/>&lt;/wsdl:input&gt;</text:p>
      <text:p text:style-name="P20"><text:s text:c="6"/>&lt;wsdl:output name="getVersionResponse"&gt;</text:p>
      <text:p text:style-name="P20"><text:s text:c="8"/>&lt;soap:body use="literal" /&gt;</text:p>
      <text:p text:style-name="P20"><text:s text:c="6"/>&lt;/wsdl:output&gt;</text:p>
      <text:p text:style-name="P20"><text:s text:c="4"/>&lt;/wsdl:operation&gt;</text:p>
      <text:p text:style-name="P20"><text:s text:c="4"/>&lt;wsdl:operation name="obtenerRegistroEntradaID"&gt;</text:p>
      <text:p text:style-name="P20"><text:s text:c="6"/>&lt;soap:operation soapAction="" style="document" /&gt;</text:p>
      <text:p text:style-name="P20"><text:s text:c="6"/>&lt;wsdl:input name="obtenerRegistroEntradaID"&gt;</text:p>
      <text:p text:style-name="P20"><text:s text:c="8"/>&lt;soap:body use="literal" /&gt;</text:p>
      <text:p text:style-name="P20"><text:s text:c="6"/>&lt;/wsdl:input&gt;</text:p>
      <text:p text:style-name="P20"><text:s text:c="6"/>&lt;wsdl:output name="obtenerRegistroEntradaIDResponse"&gt;</text:p>
      <text:p text:style-name="P20"><text:s text:c="8"/>&lt;soap:body use="literal" /&gt;</text:p>
      <text:p text:style-name="P20"><text:s text:c="6"/>&lt;/wsdl:outpu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tramitarRegistroEntrada"&gt;</text:p>
      <text:p text:style-name="P20"><text:s text:c="6"/>&lt;soap:operation soapAction="" style="document" /&gt;</text:p>
      <text:p text:style-name="P20"><text:s text:c="6"/>&lt;wsdl:input name="tramitarRegistroEntrada"&gt;</text:p>
      <text:p text:style-name="P20"><text:s text:c="8"/>&lt;soap:body use="literal" /&gt;</text:p>
      <text:p text:style-name="P20"><text:s text:c="6"/>&lt;/wsdl:input&gt;</text:p>
      <text:p text:style-name="P20"><text:s text:c="6"/>&lt;wsdl:output name="tramitarRegistroEntradaResponse"&gt;</text:p>
      <text:p text:style-name="P20"><text:s text:c="8"/>&lt;soap:body use="literal" /&gt;</text:p>
      <text:p text:style-name="P20"><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oft-page-break/><text:s text:c="6"/>&lt;/wsdl:fault&gt;</text:p>
      <text:p text:style-name="P20"><text:s text:c="4"/>&lt;/wsdl:operation&gt;</text:p>
      <text:p text:style-name="P20"><text:s text:c="4"/>&lt;wsdl:operation name="altaRegistroEntrada"&gt;</text:p>
      <text:p text:style-name="P20"><text:s text:c="6"/>&lt;soap:operation soapAction="" style="document" /&gt;</text:p>
      <text:p text:style-name="P20"><text:s text:c="6"/>&lt;wsdl:input name="altaRegistroEntrada"&gt;</text:p>
      <text:p text:style-name="P20"><text:s text:c="8"/>&lt;soap:body use="literal" /&gt;</text:p>
      <text:p text:style-name="P20"><text:s text:c="6"/>&lt;/wsdl:input&gt;</text:p>
      <text:p text:style-name="P20"><text:s text:c="6"/>&lt;wsdl:output name="altaRegistroEntradaResponse"&gt;</text:p>
      <text:p text:style-name="P20"><text:s text:c="8"/>&lt;soap:body use="literal" /&gt;</text:p>
      <text:p text:style-name="P20"><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getVersionWs"&gt;</text:p>
      <text:p text:style-name="P20"><text:s text:c="6"/>&lt;soap:operation soapAction="" style="document" /&gt;</text:p>
      <text:p text:style-name="P20"><text:s text:c="6"/>&lt;wsdl:input name="getVersionWs"&gt;</text:p>
      <text:p text:style-name="P20"><text:s text:c="8"/>&lt;soap:body use="literal" /&gt;</text:p>
      <text:p text:style-name="P20"><text:s text:c="6"/>&lt;/wsdl:input&gt;</text:p>
      <text:p text:style-name="P20"><text:s text:c="6"/>&lt;wsdl:output name="getVersionWsResponse"&gt;</text:p>
      <text:p text:style-name="P20"><text:s text:c="8"/>&lt;soap:body use="literal" /&gt;</text:p>
      <text:p text:style-name="P20"><text:s text:c="6"/>&lt;/wsdl:output&gt;</text:p>
      <text:p text:style-name="P20"><text:s text:c="4"/>&lt;/wsdl:operation&gt;</text:p>
      <text:p text:style-name="P20"><text:s text:c="4"/>&lt;wsdl:operation name="anularRegistroEntrada"&gt;</text:p>
      <text:p text:style-name="P20"><text:s text:c="6"/>&lt;soap:operation soapAction="" style="document" /&gt;</text:p>
      <text:p text:style-name="P20"><text:s text:c="6"/>&lt;wsdl:input name="anularRegistroEntrada"&gt;</text:p>
      <text:p text:style-name="P20"><text:s text:c="8"/>&lt;soap:body use="literal" /&gt;</text:p>
      <text:p text:style-name="P20"><text:s text:c="6"/>&lt;/wsdl:input&gt;</text:p>
      <text:p text:style-name="P20"><text:s text:c="6"/>&lt;wsdl:output name="anularRegistroEntradaResponse"&gt;</text:p>
      <text:p text:style-name="P20"><text:s text:c="8"/>&lt;soap:body use="literal" /&gt;</text:p>
      <text:p text:style-name="P20"><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2"/>&lt;/wsdl:binding&gt;</text:p>
      <text:p text:style-name="P20"><text:soft-page-break/><text:s text:c="2"/>&lt;wsdl:service name="RegWebRegistroEntradaWsService"&gt;</text:p>
      <text:p text:style-name="P20"><text:s text:c="4"/>&lt;wsdl:port binding="tns:RegWebRegistroEntradaWsServiceSoapBinding" name="RegWebRegistroEntradaWs"&gt;</text:p>
      <text:p text:style-name="P20"><text:s text:c="6"/>&lt;soap:address location="http://localhost:8080/regweb3/ws/v3/RegWebRegistroEntrada" /&gt;</text:p>
      <text:p text:style-name="P20"><text:s text:c="4"/>&lt;/wsdl:port&gt;</text:p>
      <text:p text:style-name="P20"><text:s text:c="2"/>&lt;/wsdl:service&gt;</text:p>
      <text:p text:style-name="P20">&lt;/wsdl:definitions&gt;</text:p>
      <text:p text:style-name="P20"/>
      <text:h text:style-name="P36" text:outline-level="2">Assentament Sortida</text:h>
      <text:p text:style-name="P20">&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20"><text:s text:c="2"/>&lt;wsdl:types&gt;</text:p>
      <text:p text:style-name="P20">&lt;xs:schema attributeFormDefault="unqualified" elementFormDefault="unqualified" targetNamespace="http://impl.v3.ws.regweb3.caib.es/" xmlns:tns="http://impl.v3.ws.regweb3.caib.es/" xmlns:xs="http://www.w3.org/2001/XMLSchema"&gt;</text:p>
      <text:p text:style-name="P20">&lt;xs:element name="altaRegistroSalida" type="tns:altaRegistroSalida" /&gt;</text:p>
      <text:p text:style-name="P20">&lt;xs:element name="altaRegistroSalidaResponse" type="tns:altaRegistroSalidaResponse" /&gt;</text:p>
      <text:p text:style-name="P20">&lt;xs:element name="anexoWs" type="tns:anexoWs" /&gt;</text:p>
      <text:p text:style-name="P20">&lt;xs:element name="anularRegistroSalida" type="tns:anularRegistroSalida" /&gt;</text:p>
      <text:p text:style-name="P20">&lt;xs:element name="anularRegistroSalidaResponse" type="tns:anularRegistroSalidaResponse" /&gt;</text:p>
      <text:p text:style-name="P20">&lt;xs:element name="datosInteresadoWs" type="tns:datosInteresadoWs" /&gt;</text:p>
      <text:p text:style-name="P20">&lt;xs:element name="getVersion" type="tns:getVersion" /&gt;</text:p>
      <text:p text:style-name="P20">&lt;xs:element name="getVersionResponse" type="tns:getVersionResponse" /&gt;</text:p>
      <text:p text:style-name="P20">&lt;xs:element name="getVersionWs" type="tns:getVersionWs" /&gt;</text:p>
      <text:p text:style-name="P20">&lt;xs:element name="getVersionWsResponse" type="tns:getVersionWsResponse" /&gt;</text:p>
      <text:p text:style-name="P20">&lt;xs:element name="identificadorWs" type="tns:identificadorWs" /&gt;</text:p>
      <text:p text:style-name="P20">&lt;xs:element name="interesadoWs" type="tns:interesadoWs" /&gt;</text:p>
      <text:p text:style-name="P20">&lt;xs:element name="obtenerRegistroSalida" type="tns:obtenerRegistroSalida" /&gt;</text:p>
      <text:p text:style-name="P20">&lt;xs:element name="obtenerRegistroSalidaID" type="tns:obtenerRegistroSalidaID" /&gt;</text:p>
      <text:p text:style-name="P20">&lt;xs:element name="obtenerRegistroSalidaIDResponse" type="tns:obtenerRegistroSalidaIDResponse" /&gt;</text:p>
      <text:p text:style-name="P20">&lt;xs:element name="obtenerRegistroSalidaResponse" type="tns:obtenerRegistroSalidaResponse" /&gt;</text:p>
      <text:p text:style-name="P20">&lt;xs:element name="registroSalidaWs" type="tns:registroSalidaWs" /&gt;</text:p>
      <text:p text:style-name="P20">&lt;xs:element name="registroWs" type="tns:registroWs" /&gt;</text:p>
      <text:p text:style-name="P20">&lt;xs:complexType name="anularRegistroSalida"&gt;</text:p>
      <text:p text:style-name="P20"><text:soft-page-break/>&lt;xs:sequence&gt;</text:p>
      <text:p text:style-name="P20">&lt;xs:element minOccurs="0" name="numeroRegistro" type="xs:string" /&gt;</text:p>
      <text:p text:style-name="P20">&lt;xs:element minOccurs="0" name="usuario" type="xs:string" /&gt;</text:p>
      <text:p text:style-name="P20">&lt;xs:element minOccurs="0" name="entidad" type="xs:string" /&gt;</text:p>
      <text:p text:style-name="P20">&lt;xs:element name="anular" type="xs:boolean" /&gt;</text:p>
      <text:p text:style-name="P20">&lt;/xs:sequence&gt;</text:p>
      <text:p text:style-name="P20">&lt;/xs:complexType&gt;</text:p>
      <text:p text:style-name="P20">&lt;xs:complexType name="anularRegistroSalidaResponse"&gt;</text:p>
      <text:p text:style-name="P20">&lt;xs:sequence /&gt;</text:p>
      <text:p text:style-name="P20">&lt;/xs:complexType&gt;</text:p>
      <text:p text:style-name="P20">&lt;xs:complexType name="wsFieldValidationError"&gt;</text:p>
      <text:p text:style-name="P20">&lt;xs:sequence&gt;</text:p>
      <text:p text:style-name="P20">&lt;xs:element name="label" type="xs:string" /&gt;</text:p>
      <text:p text:style-name="P20">&lt;xs:element name="field" type="xs:string" /&gt;</text:p>
      <text:p text:style-name="P20">&lt;xs:element name="translation" type="tns:wsI18NTranslation" /&gt;</text:p>
      <text:p text:style-name="P20">&lt;xs:element name="error" type="xs:string" /&gt;</text:p>
      <text:p text:style-name="P20">&lt;/xs:sequence&gt;</text:p>
      <text:p text:style-name="P20">&lt;/xs:complexType&gt;</text:p>
      <text:p text:style-name="P20">&lt;xs:complexType name="wsI18NTranslation"&gt;</text:p>
      <text:p text:style-name="P20">&lt;xs:sequence&gt;</text:p>
      <text:p text:style-name="P20">&lt;xs:element minOccurs="0" name="code" type="xs:string" /&gt;</text:p>
      <text:p text:style-name="P20">&lt;xs:element maxOccurs="unbounded" minOccurs="0" name="args" type="tns:wsI18NArgument" /&gt;</text:p>
      <text:p text:style-name="P20">&lt;/xs:sequence&gt;</text:p>
      <text:p text:style-name="P20">&lt;/xs:complexType&gt;</text:p>
      <text:p text:style-name="P20">&lt;xs:complexType name="wsI18NArgument"&gt;</text:p>
      <text:p text:style-name="P20">&lt;xs:sequence&gt;</text:p>
      <text:p text:style-name="P20">&lt;xs:element minOccurs="0" name="value" type="xs:string" /&gt;</text:p>
      <text:p text:style-name="P20">&lt;xs:element name="translate" type="xs:boolean" /&gt;</text:p>
      <text:p text:style-name="P20">&lt;/xs:sequence&gt;</text:p>
      <text:p text:style-name="P20">&lt;/xs:complexType&gt;</text:p>
      <text:p text:style-name="P20">&lt;xs:complexType name="getVersion"&gt;</text:p>
      <text:p text:style-name="P20">&lt;xs:sequence /&gt;</text:p>
      <text:p text:style-name="P20">&lt;/xs:complexType&gt;</text:p>
      <text:p text:style-name="P20">&lt;xs:complexType name="getVersionResponse"&gt;</text:p>
      <text:p text:style-name="P20">&lt;xs:sequence&gt;</text:p>
      <text:p text:style-name="P20">&lt;xs:element minOccurs="0" name="return" type="xs:string" /&gt;</text:p>
      <text:p text:style-name="P20">&lt;/xs:sequence&gt;</text:p>
      <text:p text:style-name="P20">&lt;/xs:complexType&gt;</text:p>
      <text:p text:style-name="P20">&lt;xs:complexType name="obtenerRegistroSalida"&gt;</text:p>
      <text:p text:style-name="P20">&lt;xs:sequence&gt;</text:p>
      <text:p text:style-name="P20">&lt;xs:element minOccurs="0" name="numeroRegistro" type="xs:string" /&gt;</text:p>
      <text:p text:style-name="P20"><text:soft-page-break/>&lt;xs:element minOccurs="0" name="usuario" type="xs:string" /&gt;</text:p>
      <text:p text:style-name="P20">&lt;xs:element minOccurs="0" name="entidad" type="xs:string" /&gt;</text:p>
      <text:p text:style-name="P20">&lt;/xs:sequence&gt;</text:p>
      <text:p text:style-name="P20">&lt;/xs:complexType&gt;</text:p>
      <text:p text:style-name="P20">&lt;xs:complexType name="obtenerRegistroSalidaResponse"&gt;</text:p>
      <text:p text:style-name="P20">&lt;xs:sequence&gt;</text:p>
      <text:p text:style-name="P20">&lt;xs:element minOccurs="0" name="return" type="tns:registroSalidaWs" /&gt;</text:p>
      <text:p text:style-name="P20">&lt;/xs:sequence&gt;</text:p>
      <text:p text:style-name="P20">&lt;/xs:complexType&gt;</text:p>
      <text:p text:style-name="P20">&lt;xs:complexType name="registroSalidaWs"&gt;</text:p>
      <text:p text:style-name="P20">&lt;xs:complexContent&gt;</text:p>
      <text:p text:style-name="P20">&lt;xs:extension base="tns:registroWs"&gt;</text:p>
      <text:p text:style-name="P20">&lt;xs:sequence&gt;</text:p>
      <text:p text:style-name="P20">&lt;xs:element minOccurs="0" name="origen" type="xs:string" /&gt;</text:p>
      <text:p text:style-name="P20">&lt;/xs:sequence&gt;</text:p>
      <text:p text:style-name="P20">&lt;/xs:extension&gt;</text:p>
      <text:p text:style-name="P20">&lt;/xs:complexContent&gt;</text:p>
      <text:p text:style-name="P20">&lt;/xs:complexType&gt;</text:p>
      <text:p text:style-name="P20">&lt;xs:complexType name="registroWs"&gt;</text:p>
      <text:p text:style-name="P20">&lt;xs:sequence&gt;</text:p>
      <text:p text:style-name="P20">&lt;xs:element maxOccurs="unbounded" minOccurs="0" name="anexos" nillable="true" type="tns:anexoWs" /&gt;</text:p>
      <text:p text:style-name="P20">&lt;xs:element minOccurs="0" name="aplicacion" type="xs:string" /&gt;</text:p>
      <text:p text:style-name="P20">&lt;xs:element minOccurs="0" name="codigoAsunto" type="xs:string" /&gt;</text:p>
      <text:p text:style-name="P20">&lt;xs:element minOccurs="0" name="codigoUsuario" type="xs:string" /&gt;</text:p>
      <text:p text:style-name="P20">&lt;xs:element minOccurs="0" name="contactoUsuario" type="xs:string" /&gt;</text:p>
      <text:p text:style-name="P20">&lt;xs:element minOccurs="0" name="docFisica" type="xs:long" /&gt;</text:p>
      <text:p text:style-name="P20">&lt;xs:element minOccurs="0" name="expone" type="xs:string" /&gt;</text:p>
      <text:p text:style-name="P20">&lt;xs:element minOccurs="0" name="extracto" type="xs:string" /&gt;</text:p>
      <text:p text:style-name="P20">&lt;xs:element minOccurs="0" name="fecha" type="xs:dateTime" /&gt;</text:p>
      <text:p text:style-name="P20">&lt;xs:element minOccurs="0" name="idioma" type="xs:string" /&gt;</text:p>
      <text:p text:style-name="P20">&lt;xs:element maxOccurs="unbounded" minOccurs="0" name="interesados" nillable="true" type="tns:interesadoWs" /&gt;</text:p>
      <text:p text:style-name="P20">&lt;xs:element minOccurs="0" name="libro" type="xs:string" /&gt;</text:p>
      <text:p text:style-name="P20">&lt;xs:element minOccurs="0" name="numExpediente" type="xs:string" /&gt;</text:p>
      <text:p text:style-name="P20">&lt;xs:element minOccurs="0" name="numTransporte" type="xs:string" /&gt;</text:p>
      <text:p text:style-name="P20">&lt;xs:element name="numero" type="xs:int" /&gt;</text:p>
      <text:p text:style-name="P20">&lt;xs:element minOccurs="0" name="numeroRegistroFormateado" type="xs:string" /&gt;</text:p>
      <text:p text:style-name="P20">&lt;xs:element minOccurs="0" name="observaciones" type="xs:string" /&gt;</text:p>
      <text:p text:style-name="P20">&lt;xs:element minOccurs="0" name="oficina" type="xs:string" /&gt;</text:p>
      <text:p text:style-name="P20">&lt;xs:element minOccurs="0" name="refExterna" type="xs:string" /&gt;</text:p>
      <text:p text:style-name="P20">&lt;xs:element minOccurs="0" name="solicita" type="xs:string" /&gt;</text:p>
      <text:p text:style-name="P20">&lt;xs:element minOccurs="0" name="tipoAsunto" type="xs:string" /&gt;</text:p>
      <text:p text:style-name="P20"><text:soft-page-break/>&lt;xs:element minOccurs="0" name="tipoTransporte" type="xs:string" /&gt;</text:p>
      <text:p text:style-name="P20">&lt;xs:element minOccurs="0" name="version" type="xs:string" /&gt;</text:p>
      <text:p text:style-name="P20">&lt;/xs:sequence&gt;</text:p>
      <text:p text:style-name="P20">&lt;/xs:complexType&gt;</text:p>
      <text:p text:style-name="P20">&lt;xs:complexType name="anexoWs"&gt;</text:p>
      <text:p text:style-name="P20">&lt;xs:sequence&gt;</text:p>
      <text:p text:style-name="P20">&lt;xs:element minOccurs="0" name="titulo" type="xs:string" /&gt;</text:p>
      <text:p text:style-name="P20">&lt;xs:element minOccurs="0" name="nombreFicheroAnexado" type="xs:string" /&gt;</text:p>
      <text:p text:style-name="P20">&lt;xs:element minOccurs="0" name="ficheroAnexado" type="xs:base64Binary" /&gt;</text:p>
      <text:p text:style-name="P20">&lt;xs:element minOccurs="0" name="tipoMIMEFicheroAnexado" type="xs:string" /&gt;</text:p>
      <text:p text:style-name="P20">&lt;xs:element minOccurs="0" name="tipoDocumental" type="xs:string" /&gt;</text:p>
      <text:p text:style-name="P20">&lt;xs:element minOccurs="0" name="validezDocumento" type="xs:string" /&gt;</text:p>
      <text:p text:style-name="P20">&lt;xs:element minOccurs="0" name="tipoDocumento" type="xs:string" /&gt;</text:p>
      <text:p text:style-name="P20">&lt;xs:element minOccurs="0" name="observaciones" type="xs:string" /&gt;</text:p>
      <text:p text:style-name="P20">&lt;xs:element minOccurs="0" name="origenCiudadanoAdmin" type="xs:int" /&gt;</text:p>
      <text:p text:style-name="P20">&lt;xs:element minOccurs="0" name="fechaCaptura" type="xs:dateTime" /&gt;</text:p>
      <text:p text:style-name="P20">&lt;xs:element minOccurs="0" name="modoFirma" type="xs:int" /&gt;</text:p>
      <text:p text:style-name="P20">&lt;xs:element minOccurs="0" name="nombreFirmaAnexada" type="xs:string" /&gt;</text:p>
      <text:p text:style-name="P20">&lt;xs:element minOccurs="0" name="firmaAnexada" type="xs:base64Binary" /&gt;</text:p>
      <text:p text:style-name="P20">&lt;xs:element minOccurs="0" name="tipoMIMEFirmaAnexada" type="xs:string" /&gt;</text:p>
      <text:p text:style-name="P20">&lt;xs:element minOccurs="0" name="csv" type="xs:string" /&gt;</text:p>
      <text:p text:style-name="P20">&lt;xs:element minOccurs="0" name="firmacsv" type="xs:string" /&gt;</text:p>
      <text:p text:style-name="P20">&lt;/xs:sequence&gt;</text:p>
      <text:p text:style-name="P20">&lt;/xs:complexType&gt;</text:p>
      <text:p text:style-name="P20">&lt;xs:complexType name="interesadoWs"&gt;</text:p>
      <text:p text:style-name="P20">&lt;xs:sequence&gt;</text:p>
      <text:p text:style-name="P20">&lt;xs:element minOccurs="0" name="interesado" type="tns:datosInteresadoWs" /&gt;</text:p>
      <text:p text:style-name="P20">&lt;xs:element minOccurs="0" name="representante" type="tns:datosInteresadoWs" /&gt;</text:p>
      <text:p text:style-name="P20">&lt;/xs:sequence&gt;</text:p>
      <text:p text:style-name="P20">&lt;/xs:complexType&gt;</text:p>
      <text:p text:style-name="P20">&lt;xs:complexType name="datosInteresadoWs"&gt;</text:p>
      <text:p text:style-name="P20">&lt;xs:sequence&gt;</text:p>
      <text:p text:style-name="P20">&lt;xs:element minOccurs="0" name="apellido1" type="xs:string" /&gt;</text:p>
      <text:p text:style-name="P20">&lt;xs:element minOccurs="0" name="apellido2" type="xs:string" /&gt;</text:p>
      <text:p text:style-name="P20">&lt;xs:element minOccurs="0" name="canal" type="xs:long" /&gt;</text:p>
      <text:p text:style-name="P20">&lt;xs:element minOccurs="0" name="cp" type="xs:string" /&gt;</text:p>
      <text:p text:style-name="P20">&lt;xs:element minOccurs="0" name="direccion" type="xs:string" /&gt;</text:p>
      <text:p text:style-name="P20">&lt;xs:element minOccurs="0" name="direccionElectronica" type="xs:string" /&gt;</text:p>
      <text:p text:style-name="P20">&lt;xs:element minOccurs="0" name="documento" type="xs:string" /&gt;</text:p>
      <text:p text:style-name="P20">&lt;xs:element minOccurs="0" name="email" type="xs:string" /&gt;</text:p>
      <text:p text:style-name="P20">&lt;xs:element minOccurs="0" name="localidad" type="xs:long" /&gt;</text:p>
      <text:p text:style-name="P20">&lt;xs:element minOccurs="0" name="nombre" type="xs:string" /&gt;</text:p>
      <text:p text:style-name="P20"><text:soft-page-break/>&lt;xs:element minOccurs="0" name="observaciones" type="xs:string" /&gt;</text:p>
      <text:p text:style-name="P20">&lt;xs:element minOccurs="0" name="pais" type="xs:long" /&gt;</text:p>
      <text:p text:style-name="P20">&lt;xs:element minOccurs="0" name="provincia" type="xs:long" /&gt;</text:p>
      <text:p text:style-name="P20">&lt;xs:element minOccurs="0" name="razonSocial" type="xs:string" /&gt;</text:p>
      <text:p text:style-name="P20">&lt;xs:element minOccurs="0" name="telefono" type="xs:string" /&gt;</text:p>
      <text:p text:style-name="P20">&lt;xs:element minOccurs="0" name="tipoDocumentoIdentificacion" type="xs:string" /&gt;</text:p>
      <text:p text:style-name="P20">&lt;xs:element minOccurs="0" name="tipoInteresado" type="xs:long" /&gt;</text:p>
      <text:p text:style-name="P20">&lt;/xs:sequence&gt;</text:p>
      <text:p text:style-name="P20">&lt;/xs:complexType&gt;</text:p>
      <text:p text:style-name="P20">&lt;xs:complexType name="obtenerRegistroSalidaID"&gt;</text:p>
      <text:p text:style-name="P20">&lt;xs:sequence&gt;</text:p>
      <text:p text:style-name="P20">&lt;xs:element name="any" type="xs:int" /&gt;</text:p>
      <text:p text:style-name="P20">&lt;xs:element name="numeroRegistro" type="xs:int" /&gt;</text:p>
      <text:p text:style-name="P20">&lt;xs:element minOccurs="0" name="libro" type="xs:string" /&gt;</text:p>
      <text:p text:style-name="P20">&lt;xs:element minOccurs="0" name="usuario" type="xs:string" /&gt;</text:p>
      <text:p text:style-name="P20">&lt;xs:element minOccurs="0" name="entidad" type="xs:string" /&gt;</text:p>
      <text:p text:style-name="P20">&lt;/xs:sequence&gt;</text:p>
      <text:p text:style-name="P20">&lt;/xs:complexType&gt;</text:p>
      <text:p text:style-name="P20">&lt;xs:complexType name="obtenerRegistroSalidaIDResponse"&gt;</text:p>
      <text:p text:style-name="P20">&lt;xs:sequence&gt;</text:p>
      <text:p text:style-name="P20">&lt;xs:element minOccurs="0" name="return" type="tns:identificadorWs" /&gt;</text:p>
      <text:p text:style-name="P20">&lt;/xs:sequence&gt;</text:p>
      <text:p text:style-name="P20">&lt;/xs:complexType&gt;</text:p>
      <text:p text:style-name="P20">&lt;xs:complexType name="identificadorWs"&gt;</text:p>
      <text:p text:style-name="P20">&lt;xs:sequence&gt;</text:p>
      <text:p text:style-name="P20">&lt;xs:element minOccurs="0" name="fecha" type="xs:dateTime" /&gt;</text:p>
      <text:p text:style-name="P20">&lt;xs:element minOccurs="0" name="numero" type="xs:int" /&gt;</text:p>
      <text:p text:style-name="P20">&lt;xs:element minOccurs="0" name="numeroRegistroFormateado" type="xs:string" /&gt;</text:p>
      <text:p text:style-name="P20">&lt;/xs:sequence&gt;</text:p>
      <text:p text:style-name="P20">&lt;/xs:complexType&gt;</text:p>
      <text:p text:style-name="P20">&lt;xs:complexType name="altaRegistroSalida"&gt;</text:p>
      <text:p text:style-name="P20">&lt;xs:sequence&gt;</text:p>
      <text:p text:style-name="P20">&lt;xs:element minOccurs="0" name="registroSalidaWs" type="tns:registroSalidaWs" /&gt;</text:p>
      <text:p text:style-name="P20">&lt;/xs:sequence&gt;</text:p>
      <text:p text:style-name="P20">&lt;/xs:complexType&gt;</text:p>
      <text:p text:style-name="P20">&lt;xs:complexType name="altaRegistroSalidaResponse"&gt;</text:p>
      <text:p text:style-name="P20">&lt;xs:sequence&gt;</text:p>
      <text:p text:style-name="P20">&lt;xs:element minOccurs="0" name="return" type="tns:identificadorWs" /&gt;</text:p>
      <text:p text:style-name="P20">&lt;/xs:sequence&gt;</text:p>
      <text:p text:style-name="P20">&lt;/xs:complexType&gt;</text:p>
      <text:p text:style-name="P20">&lt;xs:complexType name="getVersionWs"&gt;</text:p>
      <text:p text:style-name="P20">&lt;xs:sequence /&gt;</text:p>
      <text:p text:style-name="P20"><text:soft-page-break/>&lt;/xs:complexType&gt;</text:p>
      <text:p text:style-name="P20">&lt;xs:complexType name="getVersionWsResponse"&gt;</text:p>
      <text:p text:style-name="P20">&lt;xs:sequence&gt;</text:p>
      <text:p text:style-name="P20">&lt;xs:element name="return" type="xs:int" /&gt;</text:p>
      <text:p text:style-name="P20">&lt;/xs:sequence&gt;</text:p>
      <text:p text:style-name="P20">&lt;/xs:complexType&gt;</text:p>
      <text:p text:style-name="P20">&lt;xs:element name="WsValidationErrors" type="tns:WsValidationErrors" /&gt;</text:p>
      <text:p text:style-name="P20">&lt;xs:complexType name="WsValidationErrors"&gt;</text:p>
      <text:p text:style-name="P20">&lt;xs:sequence&gt;</text:p>
      <text:p text:style-name="P20">&lt;xs:element maxOccurs="unbounded" minOccurs="0" name="fieldFaults" type="tns:wsFieldValidationError" /&gt;</text:p>
      <text:p text:style-name="P20">&lt;/xs:sequence&gt;</text:p>
      <text:p text:style-name="P20">&lt;/xs:complexType&gt;</text:p>
      <text:p text:style-name="P20">&lt;xs:element name="WsI18NError" type="tns:WsI18NError" /&gt;</text:p>
      <text:p text:style-name="P20">&lt;xs:complexType name="WsI18NError"&gt;</text:p>
      <text:p text:style-name="P20">&lt;xs:sequence&gt;</text:p>
      <text:p text:style-name="P20">&lt;xs:element name="translation" nillable="true" type="tns:wsI18NTranslation" /&gt;</text:p>
      <text:p text:style-name="P20">&lt;/xs:sequence&gt;</text:p>
      <text:p text:style-name="P20">&lt;/xs:complexType&gt;</text:p>
      <text:p text:style-name="P20">&lt;/xs:schema&gt;</text:p>
      <text:p text:style-name="P20"><text:s text:c="2"/>&lt;/wsdl:types&gt;</text:p>
      <text:p text:style-name="P20"><text:s text:c="2"/>&lt;wsdl:message name="WsI18NException"&gt;</text:p>
      <text:p text:style-name="P20"><text:s text:c="4"/>&lt;wsdl:part element="tns:WsI18NError" name="WsI18NException"&gt;</text:p>
      <text:p text:style-name="P20"><text:s text:c="4"/>&lt;/wsdl:part&gt;</text:p>
      <text:p text:style-name="P20"><text:s text:c="2"/>&lt;/wsdl:message&gt;</text:p>
      <text:p text:style-name="P20"><text:s text:c="2"/>&lt;wsdl:message name="altaRegistroSalidaResponse"&gt;</text:p>
      <text:p text:style-name="P20"><text:s text:c="4"/>&lt;wsdl:part element="tns:altaRegistroSalidaResponse" name="parameters"&gt;</text:p>
      <text:p text:style-name="P20"><text:s text:c="4"/>&lt;/wsdl:part&gt;</text:p>
      <text:p text:style-name="P20"><text:s text:c="2"/>&lt;/wsdl:message&gt;</text:p>
      <text:p text:style-name="P20"><text:s text:c="2"/>&lt;wsdl:message name="getVersionResponse"&gt;</text:p>
      <text:p text:style-name="P20"><text:s text:c="4"/>&lt;wsdl:part element="tns:getVersionResponse" name="parameters"&gt;</text:p>
      <text:p text:style-name="P20"><text:s text:c="4"/>&lt;/wsdl:part&gt;</text:p>
      <text:p text:style-name="P20"><text:s text:c="2"/>&lt;/wsdl:message&gt;</text:p>
      <text:p text:style-name="P20"><text:s text:c="2"/>&lt;wsdl:message name="obtenerRegistroSalidaIDResponse"&gt;</text:p>
      <text:p text:style-name="P20"><text:s text:c="4"/>&lt;wsdl:part element="tns:obtenerRegistroSalidaIDResponse" name="parameters"&gt;</text:p>
      <text:p text:style-name="P20"><text:s text:c="4"/>&lt;/wsdl:part&gt;</text:p>
      <text:p text:style-name="P20"><text:s text:c="2"/>&lt;/wsdl:message&gt;</text:p>
      <text:p text:style-name="P20"><text:s text:c="2"/>&lt;wsdl:message name="anularRegistroSalida"&gt;</text:p>
      <text:p text:style-name="P20"><text:s text:c="4"/>&lt;wsdl:part element="tns:anularRegistroSalida" name="parameters"&gt;</text:p>
      <text:p text:style-name="P20"><text:s text:c="4"/>&lt;/wsdl:part&gt;</text:p>
      <text:p text:style-name="P20"><text:s text:c="2"/>&lt;/wsdl:message&gt;</text:p>
      <text:p text:style-name="P20"><text:s text:c="2"/>&lt;wsdl:message name="anularRegistroSalidaResponse"&gt;</text:p>
      <text:p text:style-name="P20"><text:soft-page-break/><text:s text:c="4"/>&lt;wsdl:part element="tns:anularRegistroSalidaResponse" name="parameters"&gt;</text:p>
      <text:p text:style-name="P20"><text:s text:c="4"/>&lt;/wsdl:part&gt;</text:p>
      <text:p text:style-name="P20"><text:s text:c="2"/>&lt;/wsdl:message&gt;</text:p>
      <text:p text:style-name="P20"><text:s text:c="2"/>&lt;wsdl:message name="obtenerRegistroSalidaID"&gt;</text:p>
      <text:p text:style-name="P20"><text:s text:c="4"/>&lt;wsdl:part element="tns:obtenerRegistroSalidaID" name="parameters"&gt;</text:p>
      <text:p text:style-name="P20"><text:s text:c="4"/>&lt;/wsdl:part&gt;</text:p>
      <text:p text:style-name="P20"><text:s text:c="2"/>&lt;/wsdl:message&gt;</text:p>
      <text:p text:style-name="P20"><text:s text:c="2"/>&lt;wsdl:message name="obtenerRegistroSalidaResponse"&gt;</text:p>
      <text:p text:style-name="P20"><text:s text:c="4"/>&lt;wsdl:part element="tns:obtenerRegistroSalidaResponse" name="parameters"&gt;</text:p>
      <text:p text:style-name="P20"><text:s text:c="4"/>&lt;/wsdl:part&gt;</text:p>
      <text:p text:style-name="P20"><text:s text:c="2"/>&lt;/wsdl:message&gt;</text:p>
      <text:p text:style-name="P20"><text:s text:c="2"/>&lt;wsdl:message name="altaRegistroSalida"&gt;</text:p>
      <text:p text:style-name="P20"><text:s text:c="4"/>&lt;wsdl:part element="tns:altaRegistroSalida" name="parameters"&gt;</text:p>
      <text:p text:style-name="P20"><text:s text:c="4"/>&lt;/wsdl:part&gt;</text:p>
      <text:p text:style-name="P20"><text:s text:c="2"/>&lt;/wsdl:message&gt;</text:p>
      <text:p text:style-name="P20"><text:s text:c="2"/>&lt;wsdl:message name="getVersionWs"&gt;</text:p>
      <text:p text:style-name="P20"><text:s text:c="4"/>&lt;wsdl:part element="tns:getVersionWs" name="parameters"&gt;</text:p>
      <text:p text:style-name="P20"><text:s text:c="4"/>&lt;/wsdl:part&gt;</text:p>
      <text:p text:style-name="P20"><text:s text:c="2"/>&lt;/wsdl:message&gt;</text:p>
      <text:p text:style-name="P20"><text:s text:c="2"/>&lt;wsdl:message name="getVersion"&gt;</text:p>
      <text:p text:style-name="P20"><text:s text:c="4"/>&lt;wsdl:part element="tns:getVersion" name="parameters"&gt;</text:p>
      <text:p text:style-name="P20"><text:s text:c="4"/>&lt;/wsdl:part&gt;</text:p>
      <text:p text:style-name="P20"><text:s text:c="2"/>&lt;/wsdl:message&gt;</text:p>
      <text:p text:style-name="P20"><text:s text:c="2"/>&lt;wsdl:message name="obtenerRegistroSalida"&gt;</text:p>
      <text:p text:style-name="P20"><text:s text:c="4"/>&lt;wsdl:part element="tns:obtenerRegistroSalida" name="parameters"&gt;</text:p>
      <text:p text:style-name="P20"><text:s text:c="4"/>&lt;/wsdl:part&gt;</text:p>
      <text:p text:style-name="P20"><text:s text:c="2"/>&lt;/wsdl:message&gt;</text:p>
      <text:p text:style-name="P20"><text:s text:c="2"/>&lt;wsdl:message name="getVersionWsResponse"&gt;</text:p>
      <text:p text:style-name="P20"><text:s text:c="4"/>&lt;wsdl:part element="tns:getVersionWsResponse" name="parameters"&gt;</text:p>
      <text:p text:style-name="P20"><text:s text:c="4"/>&lt;/wsdl:part&gt;</text:p>
      <text:p text:style-name="P20"><text:s text:c="2"/>&lt;/wsdl:message&gt;</text:p>
      <text:p text:style-name="P20"><text:s text:c="2"/>&lt;wsdl:message name="WsValidationException"&gt;</text:p>
      <text:p text:style-name="P20"><text:s text:c="4"/>&lt;wsdl:part element="tns:WsValidationErrors" name="WsValidationException"&gt;</text:p>
      <text:p text:style-name="P20"><text:s text:c="4"/>&lt;/wsdl:part&gt;</text:p>
      <text:p text:style-name="P20"><text:s text:c="2"/>&lt;/wsdl:message&gt;</text:p>
      <text:p text:style-name="P20"><text:s text:c="2"/>&lt;wsdl:portType name="RegWebRegistroSalidaWs"&gt;</text:p>
      <text:p text:style-name="P20"><text:s text:c="4"/>&lt;wsdl:operation name="anularRegistroSalida"&gt;</text:p>
      <text:p text:style-name="P20"><text:s text:c="6"/>&lt;wsdl:input message="tns:anularRegistroSalida" name="anularRegistroSalida"&gt;</text:p>
      <text:p text:style-name="P20"><text:s text:c="4"/>&lt;/wsdl:input&gt;</text:p>
      <text:p text:style-name="P20"><text:s text:c="6"/>&lt;wsdl:output message="tns:anularRegistroSalidaResponse" name="anularRegistroSalidaResponse"&gt;</text:p>
      <text:p text:style-name="P20"><text:s text:c="4"/>&lt;/wsdl:output&gt;</text:p>
      <text:p text:style-name="P20"><text:soft-page-break/><text:s text:c="6"/>&lt;wsdl:fault message="tns:WsValidationException" name="WsValidationException"&gt;</text:p>
      <text:p text:style-name="P20"><text:s text:c="4"/>&lt;/wsdl:fault&gt;</text:p>
      <text:p text:style-name="P20"><text:s text:c="6"/>&lt;wsdl:fault message="tns:WsI18NException" name="WsI18NException"&gt;</text:p>
      <text:p text:style-name="P20"><text:s text:c="4"/>&lt;/wsdl:fault&gt;</text:p>
      <text:p text:style-name="P20"><text:s text:c="4"/>&lt;/wsdl:operation&gt;</text:p>
      <text:p text:style-name="P20"><text:s text:c="4"/>&lt;wsdl:operation name="getVersion"&gt;</text:p>
      <text:p text:style-name="P20"><text:s text:c="6"/>&lt;wsdl:input message="tns:getVersion" name="getVersion"&gt;</text:p>
      <text:p text:style-name="P20"><text:s text:c="4"/>&lt;/wsdl:input&gt;</text:p>
      <text:p text:style-name="P20"><text:s text:c="6"/>&lt;wsdl:output message="tns:getVersionResponse" name="getVersionResponse"&gt;</text:p>
      <text:p text:style-name="P20"><text:s text:c="4"/>&lt;/wsdl:output&gt;</text:p>
      <text:p text:style-name="P20"><text:s text:c="4"/>&lt;/wsdl:operation&gt;</text:p>
      <text:p text:style-name="P20"><text:s text:c="4"/>&lt;wsdl:operation name="obtenerRegistroSalida"&gt;</text:p>
      <text:p text:style-name="P20"><text:s text:c="6"/>&lt;wsdl:input message="tns:obtenerRegistroSalida" name="obtenerRegistroSalida"&gt;</text:p>
      <text:p text:style-name="P20"><text:s text:c="4"/>&lt;/wsdl:input&gt;</text:p>
      <text:p text:style-name="P20"><text:s text:c="6"/>&lt;wsdl:output message="tns:obtenerRegistroSalidaResponse" name="obtenerRegistroSalidaResponse"&gt;</text:p>
      <text:p text:style-name="P20"><text:s text:c="4"/>&lt;/wsdl:output&gt;</text:p>
      <text:p text:style-name="P20"><text:s text:c="6"/>&lt;wsdl:fault message="tns:WsValidationException" name="WsValidationException"&gt;</text:p>
      <text:p text:style-name="P20"><text:s text:c="4"/>&lt;/wsdl:fault&gt;</text:p>
      <text:p text:style-name="P20"><text:s text:c="6"/>&lt;wsdl:fault message="tns:WsI18NException" name="WsI18NException"&gt;</text:p>
      <text:p text:style-name="P20"><text:s text:c="4"/>&lt;/wsdl:fault&gt;</text:p>
      <text:p text:style-name="P20"><text:s text:c="4"/>&lt;/wsdl:operation&gt;</text:p>
      <text:p text:style-name="P20"><text:s text:c="4"/>&lt;wsdl:operation name="obtenerRegistroSalidaID"&gt;</text:p>
      <text:p text:style-name="P20"><text:s text:c="6"/>&lt;wsdl:input message="tns:obtenerRegistroSalidaID" name="obtenerRegistroSalidaID"&gt;</text:p>
      <text:p text:style-name="P20"><text:s text:c="4"/>&lt;/wsdl:input&gt;</text:p>
      <text:p text:style-name="P20"><text:s text:c="6"/>&lt;wsdl:output message="tns:obtenerRegistroSalidaIDResponse" name="obtenerRegistroSalidaIDResponse"&gt;</text:p>
      <text:p text:style-name="P20"><text:s text:c="4"/>&lt;/wsdl:output&gt;</text:p>
      <text:p text:style-name="P20"><text:s text:c="6"/>&lt;wsdl:fault message="tns:WsI18NException" name="WsI18NException"&gt;</text:p>
      <text:p text:style-name="P20"><text:s text:c="4"/>&lt;/wsdl:fault&gt;</text:p>
      <text:p text:style-name="P20"><text:s text:c="4"/>&lt;/wsdl:operation&gt;</text:p>
      <text:p text:style-name="P20"><text:s text:c="4"/>&lt;wsdl:operation name="altaRegistroSalida"&gt;</text:p>
      <text:p text:style-name="P20"><text:s text:c="6"/>&lt;wsdl:input message="tns:altaRegistroSalida" name="altaRegistroSalida"&gt;</text:p>
      <text:p text:style-name="P20"><text:s text:c="4"/>&lt;/wsdl:input&gt;</text:p>
      <text:p text:style-name="P20"><text:s text:c="6"/>&lt;wsdl:output message="tns:altaRegistroSalidaResponse" name="altaRegistroSalidaResponse"&gt;</text:p>
      <text:p text:style-name="P20"><text:s text:c="4"/>&lt;/wsdl:output&gt;</text:p>
      <text:p text:style-name="P20"><text:s text:c="6"/>&lt;wsdl:fault message="tns:WsValidationException" name="WsValidationException"&gt;</text:p>
      <text:p text:style-name="P20"><text:s text:c="4"/>&lt;/wsdl:fault&gt;</text:p>
      <text:p text:style-name="P20"><text:s text:c="6"/>&lt;wsdl:fault message="tns:WsI18NException" name="WsI18NException"&gt;</text:p>
      <text:p text:style-name="P20"><text:soft-page-break/><text:s text:c="4"/>&lt;/wsdl:fault&gt;</text:p>
      <text:p text:style-name="P20"><text:s text:c="4"/>&lt;/wsdl:operation&gt;</text:p>
      <text:p text:style-name="P20"><text:s text:c="4"/>&lt;wsdl:operation name="getVersionWs"&gt;</text:p>
      <text:p text:style-name="P20"><text:s text:c="6"/>&lt;wsdl:input message="tns:getVersionWs" name="getVersionWs"&gt;</text:p>
      <text:p text:style-name="P20"><text:s text:c="4"/>&lt;/wsdl:input&gt;</text:p>
      <text:p text:style-name="P20"><text:s text:c="6"/>&lt;wsdl:output message="tns:getVersionWsResponse" name="getVersionWsResponse"&gt;</text:p>
      <text:p text:style-name="P20"><text:s text:c="4"/>&lt;/wsdl:output&gt;</text:p>
      <text:p text:style-name="P20"><text:s text:c="4"/>&lt;/wsdl:operation&gt;</text:p>
      <text:p text:style-name="P20"><text:s text:c="2"/>&lt;/wsdl:portType&gt;</text:p>
      <text:p text:style-name="P20"><text:s text:c="2"/>&lt;wsdl:binding name="RegWebRegistroSalidaWsServiceSoapBinding" type="tns:RegWebRegistroSalidaWs"&gt;</text:p>
      <text:p text:style-name="P20"><text:s text:c="4"/>&lt;soap:binding style="document" transport="http://schemas.xmlsoap.org/soap/http" /&gt;</text:p>
      <text:p text:style-name="P20"><text:s text:c="4"/>&lt;wsdl:operation name="anularRegistroSalida"&gt;</text:p>
      <text:p text:style-name="P20"><text:s text:c="6"/>&lt;soap:operation soapAction="" style="document" /&gt;</text:p>
      <text:p text:style-name="P20"><text:s text:c="6"/>&lt;wsdl:input name="anularRegistroSalida"&gt;</text:p>
      <text:p text:style-name="P20"><text:s text:c="8"/>&lt;soap:body use="literal" /&gt;</text:p>
      <text:p text:style-name="P20"><text:s text:c="6"/>&lt;/wsdl:input&gt;</text:p>
      <text:p text:style-name="P20"><text:s text:c="6"/>&lt;wsdl:output name="anularRegistroSalidaResponse"&gt;</text:p>
      <text:p text:style-name="P20"><text:s text:c="8"/>&lt;soap:body use="literal" /&gt;</text:p>
      <text:p text:style-name="P20"><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getVersion"&gt;</text:p>
      <text:p text:style-name="P20"><text:s text:c="6"/>&lt;soap:operation soapAction="" style="document" /&gt;</text:p>
      <text:p text:style-name="P20"><text:s text:c="6"/>&lt;wsdl:input name="getVersion"&gt;</text:p>
      <text:p text:style-name="P20"><text:s text:c="8"/>&lt;soap:body use="literal" /&gt;</text:p>
      <text:p text:style-name="P20"><text:s text:c="6"/>&lt;/wsdl:input&gt;</text:p>
      <text:p text:style-name="P20"><text:s text:c="6"/>&lt;wsdl:output name="getVersionResponse"&gt;</text:p>
      <text:p text:style-name="P20"><text:s text:c="8"/>&lt;soap:body use="literal" /&gt;</text:p>
      <text:p text:style-name="P20"><text:s text:c="6"/>&lt;/wsdl:output&gt;</text:p>
      <text:p text:style-name="P20"><text:s text:c="4"/>&lt;/wsdl:operation&gt;</text:p>
      <text:p text:style-name="P20"><text:s text:c="4"/>&lt;wsdl:operation name="obtenerRegistroSalida"&gt;</text:p>
      <text:p text:style-name="P20"><text:s text:c="6"/>&lt;soap:operation soapAction="" style="document" /&gt;</text:p>
      <text:p text:style-name="P20"><text:s text:c="6"/>&lt;wsdl:input name="obtenerRegistroSalida"&gt;</text:p>
      <text:p text:style-name="P20"><text:s text:c="8"/>&lt;soap:body use="literal" /&gt;</text:p>
      <text:p text:style-name="P20"><text:s text:c="6"/>&lt;/wsdl:input&gt;</text:p>
      <text:p text:style-name="P20"><text:soft-page-break/><text:s text:c="6"/>&lt;wsdl:output name="obtenerRegistroSalidaResponse"&gt;</text:p>
      <text:p text:style-name="P20"><text:s text:c="8"/>&lt;soap:body use="literal" /&gt;</text:p>
      <text:p text:style-name="P20"><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obtenerRegistroSalidaID"&gt;</text:p>
      <text:p text:style-name="P20"><text:s text:c="6"/>&lt;soap:operation soapAction="" style="document" /&gt;</text:p>
      <text:p text:style-name="P20"><text:s text:c="6"/>&lt;wsdl:input name="obtenerRegistroSalidaID"&gt;</text:p>
      <text:p text:style-name="P20"><text:s text:c="8"/>&lt;soap:body use="literal" /&gt;</text:p>
      <text:p text:style-name="P20"><text:s text:c="6"/>&lt;/wsdl:input&gt;</text:p>
      <text:p text:style-name="P20"><text:s text:c="6"/>&lt;wsdl:output name="obtenerRegistroSalidaIDResponse"&gt;</text:p>
      <text:p text:style-name="P20"><text:s text:c="8"/>&lt;soap:body use="literal" /&gt;</text:p>
      <text:p text:style-name="P20"><text:s text:c="6"/>&lt;/wsdl:outpu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altaRegistroSalida"&gt;</text:p>
      <text:p text:style-name="P20"><text:s text:c="6"/>&lt;soap:operation soapAction="" style="document" /&gt;</text:p>
      <text:p text:style-name="P20"><text:s text:c="6"/>&lt;wsdl:input name="altaRegistroSalida"&gt;</text:p>
      <text:p text:style-name="P20"><text:s text:c="8"/>&lt;soap:body use="literal" /&gt;</text:p>
      <text:p text:style-name="P20"><text:s text:c="6"/>&lt;/wsdl:input&gt;</text:p>
      <text:p text:style-name="P20"><text:s text:c="6"/>&lt;wsdl:output name="altaRegistroSalidaResponse"&gt;</text:p>
      <text:p text:style-name="P20"><text:s text:c="8"/>&lt;soap:body use="literal" /&gt;</text:p>
      <text:p text:style-name="P20"><text:s text:c="6"/>&lt;/wsdl:output&gt;</text:p>
      <text:p text:style-name="P20"><text:s text:c="6"/>&lt;wsdl:fault name="WsValidationException"&gt;</text:p>
      <text:p text:style-name="P20"><text:s text:c="8"/>&lt;soap:fault name="WsValidationException" use="literal" /&gt;</text:p>
      <text:p text:style-name="P20"><text:s text:c="6"/>&lt;/wsdl:fault&gt;</text:p>
      <text:p text:style-name="P20"><text:s text:c="6"/>&lt;wsdl:fault name="WsI18NException"&gt;</text:p>
      <text:p text:style-name="P20"><text:s text:c="8"/>&lt;soap:fault name="WsI18NException" use="literal" /&gt;</text:p>
      <text:p text:style-name="P20"><text:s text:c="6"/>&lt;/wsdl:fault&gt;</text:p>
      <text:p text:style-name="P20"><text:s text:c="4"/>&lt;/wsdl:operation&gt;</text:p>
      <text:p text:style-name="P20"><text:s text:c="4"/>&lt;wsdl:operation name="getVersionWs"&gt;</text:p>
      <text:p text:style-name="P20"><text:s text:c="6"/>&lt;soap:operation soapAction="" style="document" /&gt;</text:p>
      <text:p text:style-name="P20"><text:s text:c="6"/>&lt;wsdl:input name="getVersionWs"&gt;</text:p>
      <text:p text:style-name="P20"><text:s text:c="8"/>&lt;soap:body use="literal" /&gt;</text:p>
      <text:p text:style-name="P20"><text:s text:c="6"/>&lt;/wsdl:input&gt;</text:p>
      <text:p text:style-name="P20"><text:soft-page-break/><text:s text:c="6"/>&lt;wsdl:output name="getVersionWsResponse"&gt;</text:p>
      <text:p text:style-name="P20"><text:s text:c="8"/>&lt;soap:body use="literal" /&gt;</text:p>
      <text:p text:style-name="P20"><text:s text:c="6"/>&lt;/wsdl:output&gt;</text:p>
      <text:p text:style-name="P20"><text:s text:c="4"/>&lt;/wsdl:operation&gt;</text:p>
      <text:p text:style-name="P20"><text:s text:c="2"/>&lt;/wsdl:binding&gt;</text:p>
      <text:p text:style-name="P20"><text:s text:c="2"/>&lt;wsdl:service name="RegWebRegistroSalidaWsService"&gt;</text:p>
      <text:p text:style-name="P20"><text:s text:c="4"/>&lt;wsdl:port binding="tns:RegWebRegistroSalidaWsServiceSoapBinding" name="RegWebRegistroSalidaWs"&gt;</text:p>
      <text:p text:style-name="P20"><text:s text:c="6"/>&lt;soap:address location="http://localhost:8080/regweb3/ws/v3/RegWebRegistroSalida" /&gt;</text:p>
      <text:p text:style-name="P20"><text:s text:c="4"/>&lt;/wsdl:port&gt;</text:p>
      <text:p text:style-name="P20"><text:s text:c="2"/>&lt;/wsdl:service&gt;</text:p>
      <text:p text:style-name="P20">&lt;/wsdl:definitions&gt;</text:p>
      <text:p text:style-name="P20"/>
      <text:h text:style-name="Heading_20_2" text:outline-level="2">Info</text:h>
      <text:p text:style-name="P21">&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21"><text:s text:c="2"/>&lt;wsdl:types&gt;</text:p>
      <text:p text:style-name="P21">&lt;xs:schema attributeFormDefault="unqualified" elementFormDefault="unqualified" targetNamespace="http://impl.v3.ws.regweb3.caib.es/" xmlns:tns="http://impl.v3.ws.regweb3.caib.es/" xmlns:xs="http://www.w3.org/2001/XMLSchema"&gt;</text:p>
      <text:p text:style-name="P21">&lt;xs:element name="codigoAsuntoWs" type="tns:codigoAsuntoWs" /&gt;</text:p>
      <text:p text:style-name="P21">&lt;xs:element name="getVersion" type="tns:getVersion" /&gt;</text:p>
      <text:p text:style-name="P21">&lt;xs:element name="getVersionResponse" type="tns:getVersionResponse" /&gt;</text:p>
      <text:p text:style-name="P21">&lt;xs:element name="getVersionWs" type="tns:getVersionWs" /&gt;</text:p>
      <text:p text:style-name="P21">&lt;xs:element name="getVersionWsResponse" type="tns:getVersionWsResponse" /&gt;</text:p>
      <text:p text:style-name="P21">&lt;xs:element name="libroWs" type="tns:libroWs" /&gt;</text:p>
      <text:p text:style-name="P21">&lt;xs:element name="listarCodigoAsunto" type="tns:listarCodigoAsunto" /&gt;</text:p>
      <text:p text:style-name="P21">&lt;xs:element name="listarCodigoAsuntoResponse" type="tns:listarCodigoAsuntoResponse" /&gt;</text:p>
      <text:p text:style-name="P21">&lt;xs:element name="listarLibros" type="tns:listarLibros" /&gt;</text:p>
      <text:p text:style-name="P21">&lt;xs:element name="listarLibrosResponse" type="tns:listarLibrosResponse" /&gt;</text:p>
      <text:p text:style-name="P21">&lt;xs:element name="listarOficinas" type="tns:listarOficinas" /&gt;</text:p>
      <text:p text:style-name="P21">&lt;xs:element name="listarOficinasResponse" type="tns:listarOficinasResponse" /&gt;</text:p>
      <text:p text:style-name="P21">&lt;xs:element name="listarOrganismos" type="tns:listarOrganismos" /&gt;</text:p>
      <text:p text:style-name="P21">&lt;xs:element name="listarOrganismosResponse" type="tns:listarOrganismosResponse" /&gt;</text:p>
      <text:p text:style-name="P21">&lt;xs:element name="listarTipoAsunto" type="tns:listarTipoAsunto" /&gt;</text:p>
      <text:p text:style-name="P21">&lt;xs:element name="listarTipoAsuntoResponse" type="tns:listarTipoAsuntoResponse" /&gt;</text:p>
      <text:p text:style-name="P21"><text:soft-page-break/>&lt;xs:element name="listarTipoDocumental" type="tns:listarTipoDocumental" /&gt;</text:p>
      <text:p text:style-name="P21">&lt;xs:element name="listarTipoDocumentalResponse" type="tns:listarTipoDocumentalResponse" /&gt;</text:p>
      <text:p text:style-name="P21">&lt;xs:element name="obtenerLibrosOficina" type="tns:obtenerLibrosOficina" /&gt;</text:p>
      <text:p text:style-name="P21">&lt;xs:element name="obtenerLibrosOficinaResponse" type="tns:obtenerLibrosOficinaResponse" /&gt;</text:p>
      <text:p text:style-name="P21">&lt;xs:element name="obtenerLibrosOficinaUsuario" type="tns:obtenerLibrosOficinaUsuario" /&gt;</text:p>
      <text:p text:style-name="P21">&lt;xs:element name="obtenerLibrosOficinaUsuarioResponse" type="tns:obtenerLibrosOficinaUsuarioResponse" /&gt;</text:p>
      <text:p text:style-name="P21">&lt;xs:element name="tipoAsuntoWs" type="tns:tipoAsuntoWs" /&gt;</text:p>
      <text:p text:style-name="P21">&lt;xs:element name="tipoDocumentalWs" type="tns:tipoDocumentalWs" /&gt;</text:p>
      <text:p text:style-name="P21">&lt;xs:complexType name="obtenerLibrosOficinaUsuario"&gt;</text:p>
      <text:p text:style-name="P21">&lt;xs:sequence&gt;</text:p>
      <text:p text:style-name="P21">&lt;xs:element minOccurs="0" name="entidadCodigoDir3" type="xs:string" /&gt;</text:p>
      <text:p text:style-name="P21">&lt;xs:element minOccurs="0" name="usuario" type="xs:string" /&gt;</text:p>
      <text:p text:style-name="P21">&lt;xs:element minOccurs="0" name="tipoRegistro" type="xs:long" /&gt;</text:p>
      <text:p text:style-name="P21">&lt;/xs:sequence&gt;</text:p>
      <text:p text:style-name="P21">&lt;/xs:complexType&gt;</text:p>
      <text:p text:style-name="P21">&lt;xs:complexType name="obtenerLibrosOficinaUsuarioResponse"&gt;</text:p>
      <text:p text:style-name="P21">&lt;xs:sequence&gt;</text:p>
      <text:p text:style-name="P21">&lt;xs:element maxOccurs="unbounded" minOccurs="0" name="return" type="tns:libroOficinaWs" /&gt;</text:p>
      <text:p text:style-name="P21">&lt;/xs:sequence&gt;</text:p>
      <text:p text:style-name="P21">&lt;/xs:complexType&gt;</text:p>
      <text:p text:style-name="P21">&lt;xs:complexType name="libroOficinaWs"&gt;</text:p>
      <text:p text:style-name="P21">&lt;xs:sequence&gt;</text:p>
      <text:p text:style-name="P21">&lt;xs:element minOccurs="0" name="libroWs" type="tns:libroWs" /&gt;</text:p>
      <text:p text:style-name="P21">&lt;xs:element minOccurs="0" name="oficinaWs" type="tns:oficinaWs" /&gt;</text:p>
      <text:p text:style-name="P21">&lt;/xs:sequence&gt;</text:p>
      <text:p text:style-name="P21">&lt;/xs:complexType&gt;</text:p>
      <text:p text:style-name="P21">&lt;xs:complexType name="libroWs"&gt;</text:p>
      <text:p text:style-name="P21">&lt;xs:sequence&gt;</text:p>
      <text:p text:style-name="P21">&lt;xs:element minOccurs="0" name="codigoLibro" type="xs:string" /&gt;</text:p>
      <text:p text:style-name="P21">&lt;xs:element minOccurs="0" name="codigoOrganismo" type="xs:string" /&gt;</text:p>
      <text:p text:style-name="P21">&lt;xs:element minOccurs="0" name="nombreCorto" type="xs:string" /&gt;</text:p>
      <text:p text:style-name="P21">&lt;xs:element minOccurs="0" name="nombreLargo" type="xs:string" /&gt;</text:p>
      <text:p text:style-name="P21">&lt;/xs:sequence&gt;</text:p>
      <text:p text:style-name="P21">&lt;/xs:complexType&gt;</text:p>
      <text:p text:style-name="P21">&lt;xs:complexType name="oficinaWs"&gt;</text:p>
      <text:p text:style-name="P21">&lt;xs:sequence&gt;</text:p>
      <text:p text:style-name="P21">&lt;xs:element minOccurs="0" name="codigo" type="xs:string" /&gt;</text:p>
      <text:p text:style-name="P21">&lt;xs:element minOccurs="0" name="nombre" type="xs:string" /&gt;</text:p>
      <text:p text:style-name="P21">&lt;/xs:sequence&gt;</text:p>
      <text:p text:style-name="P21"><text:soft-page-break/>&lt;/xs:complexType&gt;</text:p>
      <text:p text:style-name="P21">&lt;xs:complexType name="wsI18NTranslation"&gt;</text:p>
      <text:p text:style-name="P21">&lt;xs:sequence&gt;</text:p>
      <text:p text:style-name="P21">&lt;xs:element minOccurs="0" name="code" type="xs:string" /&gt;</text:p>
      <text:p text:style-name="P21">&lt;xs:element maxOccurs="unbounded" minOccurs="0" name="args" type="tns:wsI18NArgument" /&gt;</text:p>
      <text:p text:style-name="P21">&lt;/xs:sequence&gt;</text:p>
      <text:p text:style-name="P21">&lt;/xs:complexType&gt;</text:p>
      <text:p text:style-name="P21">&lt;xs:complexType name="wsI18NArgument"&gt;</text:p>
      <text:p text:style-name="P21">&lt;xs:sequence&gt;</text:p>
      <text:p text:style-name="P21">&lt;xs:element minOccurs="0" name="value" type="xs:string" /&gt;</text:p>
      <text:p text:style-name="P21">&lt;xs:element name="translate" type="xs:boolean" /&gt;</text:p>
      <text:p text:style-name="P21">&lt;/xs:sequence&gt;</text:p>
      <text:p text:style-name="P21">&lt;/xs:complexType&gt;</text:p>
      <text:p text:style-name="P21">&lt;xs:complexType name="listarCodigoAsunto"&gt;</text:p>
      <text:p text:style-name="P21">&lt;xs:sequence&gt;</text:p>
      <text:p text:style-name="P21">&lt;xs:element minOccurs="0" name="entidadCodigoDir3" type="xs:string" /&gt;</text:p>
      <text:p text:style-name="P21">&lt;xs:element minOccurs="0" name="codigoTipoAsunto" type="xs:string" /&gt;</text:p>
      <text:p text:style-name="P21">&lt;/xs:sequence&gt;</text:p>
      <text:p text:style-name="P21">&lt;/xs:complexType&gt;</text:p>
      <text:p text:style-name="P21">&lt;xs:complexType name="listarCodigoAsuntoResponse"&gt;</text:p>
      <text:p text:style-name="P21">&lt;xs:sequence&gt;</text:p>
      <text:p text:style-name="P21">&lt;xs:element maxOccurs="unbounded" minOccurs="0" name="return" type="tns:codigoAsuntoWs" /&gt;</text:p>
      <text:p text:style-name="P21">&lt;/xs:sequence&gt;</text:p>
      <text:p text:style-name="P21">&lt;/xs:complexType&gt;</text:p>
      <text:p text:style-name="P21">&lt;xs:complexType name="codigoAsuntoWs"&gt;</text:p>
      <text:p text:style-name="P21">&lt;xs:sequence&gt;</text:p>
      <text:p text:style-name="P21">&lt;xs:element minOccurs="0" name="codigo" type="xs:string" /&gt;</text:p>
      <text:p text:style-name="P21">&lt;xs:element minOccurs="0" name="nombre" type="xs:string" /&gt;</text:p>
      <text:p text:style-name="P21">&lt;xs:element minOccurs="0" name="tipoAsunto" type="tns:tipoAsuntoWs" /&gt;</text:p>
      <text:p text:style-name="P21">&lt;/xs:sequence&gt;</text:p>
      <text:p text:style-name="P21">&lt;/xs:complexType&gt;</text:p>
      <text:p text:style-name="P21">&lt;xs:complexType name="tipoAsuntoWs"&gt;</text:p>
      <text:p text:style-name="P21">&lt;xs:sequence&gt;</text:p>
      <text:p text:style-name="P21">&lt;xs:element name="activo" type="xs:boolean" /&gt;</text:p>
      <text:p text:style-name="P21">&lt;xs:element minOccurs="0" name="codigo" type="xs:string" /&gt;</text:p>
      <text:p text:style-name="P21">&lt;xs:element minOccurs="0" name="nombre" type="xs:string" /&gt;</text:p>
      <text:p text:style-name="P21">&lt;/xs:sequence&gt;</text:p>
      <text:p text:style-name="P21">&lt;/xs:complexType&gt;</text:p>
      <text:p text:style-name="P21">&lt;xs:complexType name="getVersion"&gt;</text:p>
      <text:p text:style-name="P21">&lt;xs:sequence /&gt;</text:p>
      <text:p text:style-name="P21">&lt;/xs:complexType&gt;</text:p>
      <text:p text:style-name="P21"><text:soft-page-break/>&lt;xs:complexType name="getVersionResponse"&gt;</text:p>
      <text:p text:style-name="P21">&lt;xs:sequence&gt;</text:p>
      <text:p text:style-name="P21">&lt;xs:element minOccurs="0" name="return" type="xs:string" /&gt;</text:p>
      <text:p text:style-name="P21">&lt;/xs:sequence&gt;</text:p>
      <text:p text:style-name="P21">&lt;/xs:complexType&gt;</text:p>
      <text:p text:style-name="P21">&lt;xs:complexType name="listarTipoAsunto"&gt;</text:p>
      <text:p text:style-name="P21">&lt;xs:sequence&gt;</text:p>
      <text:p text:style-name="P21">&lt;xs:element minOccurs="0" name="entidadCodigoDir3" type="xs:string" /&gt;</text:p>
      <text:p text:style-name="P21">&lt;/xs:sequence&gt;</text:p>
      <text:p text:style-name="P21">&lt;/xs:complexType&gt;</text:p>
      <text:p text:style-name="P21">&lt;xs:complexType name="listarTipoAsuntoResponse"&gt;</text:p>
      <text:p text:style-name="P21">&lt;xs:sequence&gt;</text:p>
      <text:p text:style-name="P21">&lt;xs:element maxOccurs="unbounded" minOccurs="0" name="return" type="tns:tipoAsuntoWs" /&gt;</text:p>
      <text:p text:style-name="P21">&lt;/xs:sequence&gt;</text:p>
      <text:p text:style-name="P21">&lt;/xs:complexType&gt;</text:p>
      <text:p text:style-name="P21">&lt;xs:complexType name="listarOrganismos"&gt;</text:p>
      <text:p text:style-name="P21">&lt;xs:sequence&gt;</text:p>
      <text:p text:style-name="P21">&lt;xs:element minOccurs="0" name="entidadCodigoDir3" type="xs:string" /&gt;</text:p>
      <text:p text:style-name="P21">&lt;/xs:sequence&gt;</text:p>
      <text:p text:style-name="P21">&lt;/xs:complexType&gt;</text:p>
      <text:p text:style-name="P21">&lt;xs:complexType name="listarOrganismosResponse"&gt;</text:p>
      <text:p text:style-name="P21">&lt;xs:sequence&gt;</text:p>
      <text:p text:style-name="P21">&lt;xs:element maxOccurs="unbounded" minOccurs="0" name="return" type="tns:organismoWs" /&gt;</text:p>
      <text:p text:style-name="P21">&lt;/xs:sequence&gt;</text:p>
      <text:p text:style-name="P21">&lt;/xs:complexType&gt;</text:p>
      <text:p text:style-name="P21">&lt;xs:complexType name="organismoWs"&gt;</text:p>
      <text:p text:style-name="P21">&lt;xs:sequence&gt;</text:p>
      <text:p text:style-name="P21">&lt;xs:element minOccurs="0" name="codigo" type="xs:string" /&gt;</text:p>
      <text:p text:style-name="P21">&lt;xs:element minOccurs="0" name="nombre" type="xs:string" /&gt;</text:p>
      <text:p text:style-name="P21">&lt;/xs:sequence&gt;</text:p>
      <text:p text:style-name="P21">&lt;/xs:complexType&gt;</text:p>
      <text:p text:style-name="P21">&lt;xs:complexType name="listarLibros"&gt;</text:p>
      <text:p text:style-name="P21">&lt;xs:sequence&gt;</text:p>
      <text:p text:style-name="P21">&lt;xs:element minOccurs="0" name="entidadCodigoDir3" type="xs:string" /&gt;</text:p>
      <text:p text:style-name="P21">&lt;xs:element minOccurs="0" name="oficinaCodigoDir3" type="xs:string" /&gt;</text:p>
      <text:p text:style-name="P21">&lt;xs:element minOccurs="0" name="autorizacion" type="xs:long" /&gt;</text:p>
      <text:p text:style-name="P21">&lt;/xs:sequence&gt;</text:p>
      <text:p text:style-name="P21">&lt;/xs:complexType&gt;</text:p>
      <text:p text:style-name="P21">&lt;xs:complexType name="listarLibrosResponse"&gt;</text:p>
      <text:p text:style-name="P21">&lt;xs:sequence&gt;</text:p>
      <text:p text:style-name="P21">&lt;xs:element maxOccurs="unbounded" minOccurs="0" name="return" type="tns:libroWs" <text:soft-page-break/>/&gt;</text:p>
      <text:p text:style-name="P21">&lt;/xs:sequence&gt;</text:p>
      <text:p text:style-name="P21">&lt;/xs:complexType&gt;</text:p>
      <text:p text:style-name="P21">&lt;xs:complexType name="listarTipoDocumental"&gt;</text:p>
      <text:p text:style-name="P21">&lt;xs:sequence&gt;</text:p>
      <text:p text:style-name="P21">&lt;xs:element minOccurs="0" name="entidadCodigoDir3" type="xs:string" /&gt;</text:p>
      <text:p text:style-name="P21">&lt;/xs:sequence&gt;</text:p>
      <text:p text:style-name="P21">&lt;/xs:complexType&gt;</text:p>
      <text:p text:style-name="P21">&lt;xs:complexType name="listarTipoDocumentalResponse"&gt;</text:p>
      <text:p text:style-name="P21">&lt;xs:sequence&gt;</text:p>
      <text:p text:style-name="P21">&lt;xs:element maxOccurs="unbounded" minOccurs="0" name="return" type="tns:tipoDocumentalWs" /&gt;</text:p>
      <text:p text:style-name="P21">&lt;/xs:sequence&gt;</text:p>
      <text:p text:style-name="P21">&lt;/xs:complexType&gt;</text:p>
      <text:p text:style-name="P21">&lt;xs:complexType name="tipoDocumentalWs"&gt;</text:p>
      <text:p text:style-name="P21">&lt;xs:sequence&gt;</text:p>
      <text:p text:style-name="P21">&lt;xs:element minOccurs="0" name="codigoNTI" type="xs:string" /&gt;</text:p>
      <text:p text:style-name="P21">&lt;/xs:sequence&gt;</text:p>
      <text:p text:style-name="P21">&lt;/xs:complexType&gt;</text:p>
      <text:p text:style-name="P21">&lt;xs:complexType name="getVersionWs"&gt;</text:p>
      <text:p text:style-name="P21">&lt;xs:sequence /&gt;</text:p>
      <text:p text:style-name="P21">&lt;/xs:complexType&gt;</text:p>
      <text:p text:style-name="P21">&lt;xs:complexType name="getVersionWsResponse"&gt;</text:p>
      <text:p text:style-name="P21">&lt;xs:sequence&gt;</text:p>
      <text:p text:style-name="P21">&lt;xs:element name="return" type="xs:int" /&gt;</text:p>
      <text:p text:style-name="P21">&lt;/xs:sequence&gt;</text:p>
      <text:p text:style-name="P21">&lt;/xs:complexType&gt;</text:p>
      <text:p text:style-name="P21">&lt;xs:complexType name="listarOficinas"&gt;</text:p>
      <text:p text:style-name="P21">&lt;xs:sequence&gt;</text:p>
      <text:p text:style-name="P21">&lt;xs:element minOccurs="0" name="entidadCodigoDir3" type="xs:string" /&gt;</text:p>
      <text:p text:style-name="P21">&lt;xs:element minOccurs="0" name="autorizacion" type="xs:long" /&gt;</text:p>
      <text:p text:style-name="P21">&lt;/xs:sequence&gt;</text:p>
      <text:p text:style-name="P21">&lt;/xs:complexType&gt;</text:p>
      <text:p text:style-name="P21">&lt;xs:complexType name="listarOficinasResponse"&gt;</text:p>
      <text:p text:style-name="P21">&lt;xs:sequence&gt;</text:p>
      <text:p text:style-name="P21">&lt;xs:element maxOccurs="unbounded" minOccurs="0" name="return" type="tns:oficinaWs" /&gt;</text:p>
      <text:p text:style-name="P21">&lt;/xs:sequence&gt;</text:p>
      <text:p text:style-name="P21">&lt;/xs:complexType&gt;</text:p>
      <text:p text:style-name="P21">&lt;xs:complexType name="obtenerLibrosOficina"&gt;</text:p>
      <text:p text:style-name="P21">&lt;xs:sequence&gt;</text:p>
      <text:p text:style-name="P21">&lt;xs:element minOccurs="0" name="entidadCodigoDir3" type="xs:string" /&gt;</text:p>
      <text:p text:style-name="P21">&lt;xs:element minOccurs="0" name="tipoRegistro" type="xs:long" /&gt;</text:p>
      <text:p text:style-name="P21"><text:soft-page-break/>&lt;/xs:sequence&gt;</text:p>
      <text:p text:style-name="P21">&lt;/xs:complexType&gt;</text:p>
      <text:p text:style-name="P21">&lt;xs:complexType name="obtenerLibrosOficinaResponse"&gt;</text:p>
      <text:p text:style-name="P21">&lt;xs:sequence&gt;</text:p>
      <text:p text:style-name="P21">&lt;xs:element maxOccurs="unbounded" minOccurs="0" name="return" type="tns:libroOficinaWs" /&gt;</text:p>
      <text:p text:style-name="P21">&lt;/xs:sequence&gt;</text:p>
      <text:p text:style-name="P21">&lt;/xs:complexType&gt;</text:p>
      <text:p text:style-name="P21">&lt;xs:element name="WsI18NError" type="tns:WsI18NError" /&gt;</text:p>
      <text:p text:style-name="P21">&lt;xs:complexType name="WsI18NError"&gt;</text:p>
      <text:p text:style-name="P21">&lt;xs:sequence&gt;</text:p>
      <text:p text:style-name="P21">&lt;xs:element name="translation" nillable="true" type="tns:wsI18NTranslation" /&gt;</text:p>
      <text:p text:style-name="P21">&lt;/xs:sequence&gt;</text:p>
      <text:p text:style-name="P21">&lt;/xs:complexType&gt;</text:p>
      <text:p text:style-name="P21">&lt;/xs:schema&gt;</text:p>
      <text:p text:style-name="P21"><text:s text:c="2"/>&lt;/wsdl:types&gt;</text:p>
      <text:p text:style-name="P21"><text:s text:c="2"/>&lt;wsdl:message name="listarCodigoAsuntoResponse"&gt;</text:p>
      <text:p text:style-name="P21"><text:s text:c="4"/>&lt;wsdl:part element="tns:listarCodigoAsuntoResponse" name="parameters"&gt;</text:p>
      <text:p text:style-name="P21"><text:s text:c="4"/>&lt;/wsdl:part&gt;</text:p>
      <text:p text:style-name="P21"><text:s text:c="2"/>&lt;/wsdl:message&gt;</text:p>
      <text:p text:style-name="P21"><text:s text:c="2"/>&lt;wsdl:message name="obtenerLibrosOficinaUsuario"&gt;</text:p>
      <text:p text:style-name="P21"><text:s text:c="4"/>&lt;wsdl:part element="tns:obtenerLibrosOficinaUsuario" name="parameters"&gt;</text:p>
      <text:p text:style-name="P21"><text:s text:c="4"/>&lt;/wsdl:part&gt;</text:p>
      <text:p text:style-name="P21"><text:s text:c="2"/>&lt;/wsdl:message&gt;</text:p>
      <text:p text:style-name="P21"><text:s text:c="2"/>&lt;wsdl:message name="WsI18NException"&gt;</text:p>
      <text:p text:style-name="P21"><text:s text:c="4"/>&lt;wsdl:part element="tns:WsI18NError" name="WsI18NException"&gt;</text:p>
      <text:p text:style-name="P21"><text:s text:c="4"/>&lt;/wsdl:part&gt;</text:p>
      <text:p text:style-name="P21"><text:s text:c="2"/>&lt;/wsdl:message&gt;</text:p>
      <text:p text:style-name="P21"><text:s text:c="2"/>&lt;wsdl:message name="listarTipoAsuntoResponse"&gt;</text:p>
      <text:p text:style-name="P21"><text:s text:c="4"/>&lt;wsdl:part element="tns:listarTipoAsuntoResponse" name="parameters"&gt;</text:p>
      <text:p text:style-name="P21"><text:s text:c="4"/>&lt;/wsdl:part&gt;</text:p>
      <text:p text:style-name="P21"><text:s text:c="2"/>&lt;/wsdl:message&gt;</text:p>
      <text:p text:style-name="P21"><text:s text:c="2"/>&lt;wsdl:message name="listarCodigoAsunto"&gt;</text:p>
      <text:p text:style-name="P21"><text:s text:c="4"/>&lt;wsdl:part element="tns:listarCodigoAsunto" name="parameters"&gt;</text:p>
      <text:p text:style-name="P21"><text:s text:c="4"/>&lt;/wsdl:part&gt;</text:p>
      <text:p text:style-name="P21"><text:s text:c="2"/>&lt;/wsdl:message&gt;</text:p>
      <text:p text:style-name="P21"><text:s text:c="2"/>&lt;wsdl:message name="getVersionResponse"&gt;</text:p>
      <text:p text:style-name="P21"><text:s text:c="4"/>&lt;wsdl:part element="tns:getVersionResponse" name="parameters"&gt;</text:p>
      <text:p text:style-name="P21"><text:s text:c="4"/>&lt;/wsdl:part&gt;</text:p>
      <text:p text:style-name="P21"><text:s text:c="2"/>&lt;/wsdl:message&gt;</text:p>
      <text:p text:style-name="P21"><text:s text:c="2"/>&lt;wsdl:message name="listarTipoDocumental"&gt;</text:p>
      <text:p text:style-name="P21"><text:s text:c="4"/>&lt;wsdl:part element="tns:listarTipoDocumental" name="parameters"&gt;</text:p>
      <text:p text:style-name="P21"><text:soft-page-break/><text:s text:c="4"/>&lt;/wsdl:part&gt;</text:p>
      <text:p text:style-name="P21"><text:s text:c="2"/>&lt;/wsdl:message&gt;</text:p>
      <text:p text:style-name="P21"><text:s text:c="2"/>&lt;wsdl:message name="listarOrganismosResponse"&gt;</text:p>
      <text:p text:style-name="P21"><text:s text:c="4"/>&lt;wsdl:part element="tns:listarOrganismosResponse" name="parameters"&gt;</text:p>
      <text:p text:style-name="P21"><text:s text:c="4"/>&lt;/wsdl:part&gt;</text:p>
      <text:p text:style-name="P21"><text:s text:c="2"/>&lt;/wsdl:message&gt;</text:p>
      <text:p text:style-name="P21"><text:s text:c="2"/>&lt;wsdl:message name="listarLibrosResponse"&gt;</text:p>
      <text:p text:style-name="P21"><text:s text:c="4"/>&lt;wsdl:part element="tns:listarLibrosResponse" name="parameters"&gt;</text:p>
      <text:p text:style-name="P21"><text:s text:c="4"/>&lt;/wsdl:part&gt;</text:p>
      <text:p text:style-name="P21"><text:s text:c="2"/>&lt;/wsdl:message&gt;</text:p>
      <text:p text:style-name="P21"><text:s text:c="2"/>&lt;wsdl:message name="obtenerLibrosOficina"&gt;</text:p>
      <text:p text:style-name="P21"><text:s text:c="4"/>&lt;wsdl:part element="tns:obtenerLibrosOficina" name="parameters"&gt;</text:p>
      <text:p text:style-name="P21"><text:s text:c="4"/>&lt;/wsdl:part&gt;</text:p>
      <text:p text:style-name="P21"><text:s text:c="2"/>&lt;/wsdl:message&gt;</text:p>
      <text:p text:style-name="P21"><text:s text:c="2"/>&lt;wsdl:message name="obtenerLibrosOficinaUsuarioResponse"&gt;</text:p>
      <text:p text:style-name="P21"><text:s text:c="4"/>&lt;wsdl:part element="tns:obtenerLibrosOficinaUsuarioResponse" name="parameters"&gt;</text:p>
      <text:p text:style-name="P21"><text:s text:c="4"/>&lt;/wsdl:part&gt;</text:p>
      <text:p text:style-name="P21"><text:s text:c="2"/>&lt;/wsdl:message&gt;</text:p>
      <text:p text:style-name="P21"><text:s text:c="2"/>&lt;wsdl:message name="listarLibros"&gt;</text:p>
      <text:p text:style-name="P21"><text:s text:c="4"/>&lt;wsdl:part element="tns:listarLibros" name="parameters"&gt;</text:p>
      <text:p text:style-name="P21"><text:s text:c="4"/>&lt;/wsdl:part&gt;</text:p>
      <text:p text:style-name="P21"><text:s text:c="2"/>&lt;/wsdl:message&gt;</text:p>
      <text:p text:style-name="P21"><text:s text:c="2"/>&lt;wsdl:message name="listarOficinas"&gt;</text:p>
      <text:p text:style-name="P21"><text:s text:c="4"/>&lt;wsdl:part element="tns:listarOficinas" name="parameters"&gt;</text:p>
      <text:p text:style-name="P21"><text:s text:c="4"/>&lt;/wsdl:part&gt;</text:p>
      <text:p text:style-name="P21"><text:s text:c="2"/>&lt;/wsdl:message&gt;</text:p>
      <text:p text:style-name="P21"><text:s text:c="2"/>&lt;wsdl:message name="listarOficinasResponse"&gt;</text:p>
      <text:p text:style-name="P21"><text:s text:c="4"/>&lt;wsdl:part element="tns:listarOficinasResponse" name="parameters"&gt;</text:p>
      <text:p text:style-name="P21"><text:s text:c="4"/>&lt;/wsdl:part&gt;</text:p>
      <text:p text:style-name="P21"><text:s text:c="2"/>&lt;/wsdl:message&gt;</text:p>
      <text:p text:style-name="P21"><text:s text:c="2"/>&lt;wsdl:message name="obtenerLibrosOficinaResponse"&gt;</text:p>
      <text:p text:style-name="P21"><text:s text:c="4"/>&lt;wsdl:part element="tns:obtenerLibrosOficinaResponse" name="parameters"&gt;</text:p>
      <text:p text:style-name="P21"><text:s text:c="4"/>&lt;/wsdl:part&gt;</text:p>
      <text:p text:style-name="P21"><text:s text:c="2"/>&lt;/wsdl:message&gt;</text:p>
      <text:p text:style-name="P21"><text:s text:c="2"/>&lt;wsdl:message name="getVersionWs"&gt;</text:p>
      <text:p text:style-name="P21"><text:s text:c="4"/>&lt;wsdl:part element="tns:getVersionWs" name="parameters"&gt;</text:p>
      <text:p text:style-name="P21"><text:s text:c="4"/>&lt;/wsdl:part&gt;</text:p>
      <text:p text:style-name="P21"><text:s text:c="2"/>&lt;/wsdl:message&gt;</text:p>
      <text:p text:style-name="P21"><text:s text:c="2"/>&lt;wsdl:message name="listarTipoAsunto"&gt;</text:p>
      <text:p text:style-name="P21"><text:s text:c="4"/>&lt;wsdl:part element="tns:listarTipoAsunto" name="parameters"&gt;</text:p>
      <text:p text:style-name="P21"><text:s text:c="4"/>&lt;/wsdl:part&gt;</text:p>
      <text:p text:style-name="P21"><text:soft-page-break/><text:s text:c="2"/>&lt;/wsdl:message&gt;</text:p>
      <text:p text:style-name="P21"><text:s text:c="2"/>&lt;wsdl:message name="getVersion"&gt;</text:p>
      <text:p text:style-name="P21"><text:s text:c="4"/>&lt;wsdl:part element="tns:getVersion" name="parameters"&gt;</text:p>
      <text:p text:style-name="P21"><text:s text:c="4"/>&lt;/wsdl:part&gt;</text:p>
      <text:p text:style-name="P21"><text:s text:c="2"/>&lt;/wsdl:message&gt;</text:p>
      <text:p text:style-name="P21"><text:s text:c="2"/>&lt;wsdl:message name="listarTipoDocumentalResponse"&gt;</text:p>
      <text:p text:style-name="P21"><text:s text:c="4"/>&lt;wsdl:part element="tns:listarTipoDocumentalResponse" name="parameters"&gt;</text:p>
      <text:p text:style-name="P21"><text:s text:c="4"/>&lt;/wsdl:part&gt;</text:p>
      <text:p text:style-name="P21"><text:s text:c="2"/>&lt;/wsdl:message&gt;</text:p>
      <text:p text:style-name="P21"><text:s text:c="2"/>&lt;wsdl:message name="listarOrganismos"&gt;</text:p>
      <text:p text:style-name="P21"><text:s text:c="4"/>&lt;wsdl:part element="tns:listarOrganismos" name="parameters"&gt;</text:p>
      <text:p text:style-name="P21"><text:s text:c="4"/>&lt;/wsdl:part&gt;</text:p>
      <text:p text:style-name="P21"><text:s text:c="2"/>&lt;/wsdl:message&gt;</text:p>
      <text:p text:style-name="P21"><text:s text:c="2"/>&lt;wsdl:message name="getVersionWsResponse"&gt;</text:p>
      <text:p text:style-name="P21"><text:s text:c="4"/>&lt;wsdl:part element="tns:getVersionWsResponse" name="parameters"&gt;</text:p>
      <text:p text:style-name="P21"><text:s text:c="4"/>&lt;/wsdl:part&gt;</text:p>
      <text:p text:style-name="P21"><text:s text:c="2"/>&lt;/wsdl:message&gt;</text:p>
      <text:p text:style-name="P21"><text:s text:c="2"/>&lt;wsdl:portType name="RegWebInfoWs"&gt;</text:p>
      <text:p text:style-name="P21"><text:s text:c="4"/>&lt;wsdl:operation name="obtenerLibrosOficinaUsuario"&gt;</text:p>
      <text:p text:style-name="P21"><text:s text:c="6"/>&lt;wsdl:input message="tns:obtenerLibrosOficinaUsuario" name="obtenerLibrosOficinaUsuario"&gt;</text:p>
      <text:p text:style-name="P21"><text:s text:c="4"/>&lt;/wsdl:input&gt;</text:p>
      <text:p text:style-name="P21"><text:s text:c="6"/>&lt;wsdl:output message="tns:obtenerLibrosOficinaUsuarioResponse" name="obtenerLibrosOficinaUsuario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listarCodigoAsunto"&gt;</text:p>
      <text:p text:style-name="P21"><text:s text:c="6"/>&lt;wsdl:input message="tns:listarCodigoAsunto" name="listarCodigoAsunto"&gt;</text:p>
      <text:p text:style-name="P21"><text:s text:c="4"/>&lt;/wsdl:input&gt;</text:p>
      <text:p text:style-name="P21"><text:s text:c="6"/>&lt;wsdl:output message="tns:listarCodigoAsuntoResponse" name="listarCodigoAsunto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getVersion"&gt;</text:p>
      <text:p text:style-name="P21"><text:s text:c="6"/>&lt;wsdl:input message="tns:getVersion" name="getVersion"&gt;</text:p>
      <text:p text:style-name="P21"><text:s text:c="4"/>&lt;/wsdl:input&gt;</text:p>
      <text:p text:style-name="P21"><text:s text:c="6"/>&lt;wsdl:output message="tns:getVersionResponse" name="getVersionResponse"&gt;</text:p>
      <text:p text:style-name="P21"><text:s text:c="4"/>&lt;/wsdl:output&gt;</text:p>
      <text:p text:style-name="P21"><text:s text:c="4"/>&lt;/wsdl:operation&gt;</text:p>
      <text:p text:style-name="P21"><text:soft-page-break/><text:s text:c="4"/>&lt;wsdl:operation name="listarTipoAsunto"&gt;</text:p>
      <text:p text:style-name="P21"><text:s text:c="6"/>&lt;wsdl:input message="tns:listarTipoAsunto" name="listarTipoAsunto"&gt;</text:p>
      <text:p text:style-name="P21"><text:s text:c="4"/>&lt;/wsdl:input&gt;</text:p>
      <text:p text:style-name="P21"><text:s text:c="6"/>&lt;wsdl:output message="tns:listarTipoAsuntoResponse" name="listarTipoAsunto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listarOrganismos"&gt;</text:p>
      <text:p text:style-name="P21"><text:s text:c="6"/>&lt;wsdl:input message="tns:listarOrganismos" name="listarOrganismos"&gt;</text:p>
      <text:p text:style-name="P21"><text:s text:c="4"/>&lt;/wsdl:input&gt;</text:p>
      <text:p text:style-name="P21"><text:s text:c="6"/>&lt;wsdl:output message="tns:listarOrganismosResponse" name="listarOrganismos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listarLibros"&gt;</text:p>
      <text:p text:style-name="P21"><text:s text:c="6"/>&lt;wsdl:input message="tns:listarLibros" name="listarLibros"&gt;</text:p>
      <text:p text:style-name="P21"><text:s text:c="4"/>&lt;/wsdl:input&gt;</text:p>
      <text:p text:style-name="P21"><text:s text:c="6"/>&lt;wsdl:output message="tns:listarLibrosResponse" name="listarLibros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listarTipoDocumental"&gt;</text:p>
      <text:p text:style-name="P21"><text:s text:c="6"/>&lt;wsdl:input message="tns:listarTipoDocumental" name="listarTipoDocumental"&gt;</text:p>
      <text:p text:style-name="P21"><text:s text:c="4"/>&lt;/wsdl:input&gt;</text:p>
      <text:p text:style-name="P21"><text:s text:c="6"/>&lt;wsdl:output message="tns:listarTipoDocumentalResponse" name="listarTipoDocumental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getVersionWs"&gt;</text:p>
      <text:p text:style-name="P21"><text:s text:c="6"/>&lt;wsdl:input message="tns:getVersionWs" name="getVersionWs"&gt;</text:p>
      <text:p text:style-name="P21"><text:s text:c="4"/>&lt;/wsdl:input&gt;</text:p>
      <text:p text:style-name="P21"><text:s text:c="6"/>&lt;wsdl:output message="tns:getVersionWsResponse" name="getVersionWsResponse"&gt;</text:p>
      <text:p text:style-name="P21"><text:s text:c="4"/>&lt;/wsdl:output&gt;</text:p>
      <text:p text:style-name="P21"><text:s text:c="4"/>&lt;/wsdl:operation&gt;</text:p>
      <text:p text:style-name="P21"><text:soft-page-break/><text:s text:c="4"/>&lt;wsdl:operation name="listarOficinas"&gt;</text:p>
      <text:p text:style-name="P21"><text:s text:c="6"/>&lt;wsdl:input message="tns:listarOficinas" name="listarOficinas"&gt;</text:p>
      <text:p text:style-name="P21"><text:s text:c="4"/>&lt;/wsdl:input&gt;</text:p>
      <text:p text:style-name="P21"><text:s text:c="6"/>&lt;wsdl:output message="tns:listarOficinasResponse" name="listarOficinas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obtenerLibrosOficina"&gt;</text:p>
      <text:p text:style-name="P21"><text:s text:c="6"/>&lt;wsdl:input message="tns:obtenerLibrosOficina" name="obtenerLibrosOficina"&gt;</text:p>
      <text:p text:style-name="P21"><text:s text:c="4"/>&lt;/wsdl:input&gt;</text:p>
      <text:p text:style-name="P21"><text:s text:c="6"/>&lt;wsdl:output message="tns:obtenerLibrosOficinaResponse" name="obtenerLibrosOficina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2"/>&lt;/wsdl:portType&gt;</text:p>
      <text:p text:style-name="P21"><text:s text:c="2"/>&lt;wsdl:binding name="RegWebInfoWsServiceSoapBinding" type="tns:RegWebInfoWs"&gt;</text:p>
      <text:p text:style-name="P21"><text:s text:c="4"/>&lt;soap:binding style="document" transport="http://schemas.xmlsoap.org/soap/http" /&gt;</text:p>
      <text:p text:style-name="P21"><text:s text:c="4"/>&lt;wsdl:operation name="listarCodigoAsunto"&gt;</text:p>
      <text:p text:style-name="P21"><text:s text:c="6"/>&lt;soap:operation soapAction="" style="document" /&gt;</text:p>
      <text:p text:style-name="P21"><text:s text:c="6"/>&lt;wsdl:input name="listarCodigoAsunto"&gt;</text:p>
      <text:p text:style-name="P21"><text:s text:c="8"/>&lt;soap:body use="literal" /&gt;</text:p>
      <text:p text:style-name="P21"><text:s text:c="6"/>&lt;/wsdl:input&gt;</text:p>
      <text:p text:style-name="P21"><text:s text:c="6"/>&lt;wsdl:output name="listarCodigoAsunto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obtenerLibrosOficinaUsuario"&gt;</text:p>
      <text:p text:style-name="P21"><text:s text:c="6"/>&lt;soap:operation soapAction="" style="document" /&gt;</text:p>
      <text:p text:style-name="P21"><text:s text:c="6"/>&lt;wsdl:input name="obtenerLibrosOficinaUsuario"&gt;</text:p>
      <text:p text:style-name="P21"><text:s text:c="8"/>&lt;soap:body use="literal" /&gt;</text:p>
      <text:p text:style-name="P21"><text:s text:c="6"/>&lt;/wsdl:input&gt;</text:p>
      <text:p text:style-name="P21"><text:s text:c="6"/>&lt;wsdl:output name="obtenerLibrosOficinaUsuarioResponse"&gt;</text:p>
      <text:p text:style-name="P21"><text:s text:c="8"/>&lt;soap:body use="literal" /&gt;</text:p>
      <text:p text:style-name="P21"><text:s text:c="6"/>&lt;/wsdl:output&gt;</text:p>
      <text:p text:style-name="P21"><text:soft-page-break/><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getVersion"&gt;</text:p>
      <text:p text:style-name="P21"><text:s text:c="6"/>&lt;soap:operation soapAction="" style="document" /&gt;</text:p>
      <text:p text:style-name="P21"><text:s text:c="6"/>&lt;wsdl:input name="getVersion"&gt;</text:p>
      <text:p text:style-name="P21"><text:s text:c="8"/>&lt;soap:body use="literal" /&gt;</text:p>
      <text:p text:style-name="P21"><text:s text:c="6"/>&lt;/wsdl:input&gt;</text:p>
      <text:p text:style-name="P21"><text:s text:c="6"/>&lt;wsdl:output name="getVersionResponse"&gt;</text:p>
      <text:p text:style-name="P21"><text:s text:c="8"/>&lt;soap:body use="literal" /&gt;</text:p>
      <text:p text:style-name="P21"><text:s text:c="6"/>&lt;/wsdl:output&gt;</text:p>
      <text:p text:style-name="P21"><text:s text:c="4"/>&lt;/wsdl:operation&gt;</text:p>
      <text:p text:style-name="P21"><text:s text:c="4"/>&lt;wsdl:operation name="listarTipoAsunto"&gt;</text:p>
      <text:p text:style-name="P21"><text:s text:c="6"/>&lt;soap:operation soapAction="" style="document" /&gt;</text:p>
      <text:p text:style-name="P21"><text:s text:c="6"/>&lt;wsdl:input name="listarTipoAsunto"&gt;</text:p>
      <text:p text:style-name="P21"><text:s text:c="8"/>&lt;soap:body use="literal" /&gt;</text:p>
      <text:p text:style-name="P21"><text:s text:c="6"/>&lt;/wsdl:input&gt;</text:p>
      <text:p text:style-name="P21"><text:s text:c="6"/>&lt;wsdl:output name="listarTipoAsunto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listarOrganismos"&gt;</text:p>
      <text:p text:style-name="P21"><text:s text:c="6"/>&lt;soap:operation soapAction="" style="document" /&gt;</text:p>
      <text:p text:style-name="P21"><text:s text:c="6"/>&lt;wsdl:input name="listarOrganismos"&gt;</text:p>
      <text:p text:style-name="P21"><text:s text:c="8"/>&lt;soap:body use="literal" /&gt;</text:p>
      <text:p text:style-name="P21"><text:s text:c="6"/>&lt;/wsdl:input&gt;</text:p>
      <text:p text:style-name="P21"><text:s text:c="6"/>&lt;wsdl:output name="listarOrganismos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listarLibros"&gt;</text:p>
      <text:p text:style-name="P21"><text:s text:c="6"/>&lt;soap:operation soapAction="" style="document" /&gt;</text:p>
      <text:p text:style-name="P21"><text:s text:c="6"/>&lt;wsdl:input name="listarLibros"&gt;</text:p>
      <text:p text:style-name="P21"><text:s text:c="8"/>&lt;soap:body use="literal" /&gt;</text:p>
      <text:p text:style-name="P21"><text:s text:c="6"/>&lt;/wsdl:input&gt;</text:p>
      <text:p text:style-name="P21"><text:soft-page-break/><text:s text:c="6"/>&lt;wsdl:output name="listarLibros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listarTipoDocumental"&gt;</text:p>
      <text:p text:style-name="P21"><text:s text:c="6"/>&lt;soap:operation soapAction="" style="document" /&gt;</text:p>
      <text:p text:style-name="P21"><text:s text:c="6"/>&lt;wsdl:input name="listarTipoDocumental"&gt;</text:p>
      <text:p text:style-name="P21"><text:s text:c="8"/>&lt;soap:body use="literal" /&gt;</text:p>
      <text:p text:style-name="P21"><text:s text:c="6"/>&lt;/wsdl:input&gt;</text:p>
      <text:p text:style-name="P21"><text:s text:c="6"/>&lt;wsdl:output name="listarTipoDocumental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getVersionWs"&gt;</text:p>
      <text:p text:style-name="P21"><text:s text:c="6"/>&lt;soap:operation soapAction="" style="document" /&gt;</text:p>
      <text:p text:style-name="P21"><text:s text:c="6"/>&lt;wsdl:input name="getVersionWs"&gt;</text:p>
      <text:p text:style-name="P21"><text:s text:c="8"/>&lt;soap:body use="literal" /&gt;</text:p>
      <text:p text:style-name="P21"><text:s text:c="6"/>&lt;/wsdl:input&gt;</text:p>
      <text:p text:style-name="P21"><text:s text:c="6"/>&lt;wsdl:output name="getVersionWsResponse"&gt;</text:p>
      <text:p text:style-name="P21"><text:s text:c="8"/>&lt;soap:body use="literal" /&gt;</text:p>
      <text:p text:style-name="P21"><text:s text:c="6"/>&lt;/wsdl:output&gt;</text:p>
      <text:p text:style-name="P21"><text:s text:c="4"/>&lt;/wsdl:operation&gt;</text:p>
      <text:p text:style-name="P21"><text:s text:c="4"/>&lt;wsdl:operation name="listarOficinas"&gt;</text:p>
      <text:p text:style-name="P21"><text:s text:c="6"/>&lt;soap:operation soapAction="" style="document" /&gt;</text:p>
      <text:p text:style-name="P21"><text:s text:c="6"/>&lt;wsdl:input name="listarOficinas"&gt;</text:p>
      <text:p text:style-name="P21"><text:s text:c="8"/>&lt;soap:body use="literal" /&gt;</text:p>
      <text:p text:style-name="P21"><text:s text:c="6"/>&lt;/wsdl:input&gt;</text:p>
      <text:p text:style-name="P21"><text:s text:c="6"/>&lt;wsdl:output name="listarOficinas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obtenerLibrosOficina"&gt;</text:p>
      <text:p text:style-name="P21"><text:s text:c="6"/>&lt;soap:operation soapAction="" style="document" /&gt;</text:p>
      <text:p text:style-name="P21"><text:soft-page-break/><text:s text:c="6"/>&lt;wsdl:input name="obtenerLibrosOficina"&gt;</text:p>
      <text:p text:style-name="P21"><text:s text:c="8"/>&lt;soap:body use="literal" /&gt;</text:p>
      <text:p text:style-name="P21"><text:s text:c="6"/>&lt;/wsdl:input&gt;</text:p>
      <text:p text:style-name="P21"><text:s text:c="6"/>&lt;wsdl:output name="obtenerLibrosOficina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2"/>&lt;/wsdl:binding&gt;</text:p>
      <text:p text:style-name="P21"><text:s text:c="2"/>&lt;wsdl:service name="RegWebInfoWsService"&gt;</text:p>
      <text:p text:style-name="P21"><text:s text:c="4"/>&lt;wsdl:port binding="tns:RegWebInfoWsServiceSoapBinding" name="RegWebInfoWs"&gt;</text:p>
      <text:p text:style-name="P21"><text:s text:c="6"/>&lt;soap:address location="http://localhost:8080/regweb3/ws/v3/RegWebInfo" /&gt;</text:p>
      <text:p text:style-name="P21"><text:s text:c="4"/>&lt;/wsdl:port&gt;</text:p>
      <text:p text:style-name="P21"><text:s text:c="2"/>&lt;/wsdl:service&gt;</text:p>
      <text:p text:style-name="P21">&lt;/wsdl:definitions&gt;</text:p>
      <text:h text:style-name="Heading_20_2" text:outline-level="2">Personas</text:h>
      <text:p text:style-name="P21">&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1"><text:s text:c="2"/>&lt;wsdl:types&gt;</text:p>
      <text:p text:style-name="P21">&lt;xs:schema attributeFormDefault="unqualified" elementFormDefault="unqualified" targetNamespace="http://impl.v3.ws.regweb3.caib.es/" xmlns:tns="http://impl.v3.ws.regweb3.caib.es/" xmlns:xs="http://www.w3.org/2001/XMLSchema"&gt;</text:p>
      <text:p text:style-name="P21">&lt;xs:element name="actualizarPersona" type="tns:actualizarPersona" /&gt;</text:p>
      <text:p text:style-name="P21">&lt;xs:element name="actualizarPersonaResponse" type="tns:actualizarPersonaResponse" /&gt;</text:p>
      <text:p text:style-name="P21">&lt;xs:element name="borrarPersona" type="tns:borrarPersona" /&gt;</text:p>
      <text:p text:style-name="P21">&lt;xs:element name="borrarPersonaResponse" type="tns:borrarPersonaResponse" /&gt;</text:p>
      <text:p text:style-name="P21">&lt;xs:element name="crearPersona" type="tns:crearPersona" /&gt;</text:p>
      <text:p text:style-name="P21">&lt;xs:element name="crearPersonaResponse" type="tns:crearPersonaResponse" /&gt;</text:p>
      <text:p text:style-name="P21">&lt;xs:element name="getVersion" type="tns:getVersion" /&gt;</text:p>
      <text:p text:style-name="P21">&lt;xs:element name="getVersionResponse" type="tns:getVersionResponse" /&gt;</text:p>
      <text:p text:style-name="P21">&lt;xs:element name="getVersionWs" type="tns:getVersionWs" /&gt;</text:p>
      <text:p text:style-name="P21">&lt;xs:element name="getVersionWsResponse" type="tns:getVersionWsResponse" /&gt;</text:p>
      <text:p text:style-name="P21">&lt;xs:element name="listarPersonas" type="tns:listarPersonas" /&gt;</text:p>
      <text:p text:style-name="P21">&lt;xs:element name="listarPersonasResponse" type="tns:listarPersonasResponse" /&gt;</text:p>
      <text:p text:style-name="P21">&lt;xs:element name="personaWs" type="tns:personaWs" /&gt;</text:p>
      <text:p text:style-name="P21"><text:soft-page-break/>&lt;xs:complexType name="crearPersona"&gt;</text:p>
      <text:p text:style-name="P21">&lt;xs:sequence&gt;</text:p>
      <text:p text:style-name="P21">&lt;xs:element minOccurs="0" name="personaWs" type="tns:personaWs" /&gt;</text:p>
      <text:p text:style-name="P21">&lt;/xs:sequence&gt;</text:p>
      <text:p text:style-name="P21">&lt;/xs:complexType&gt;</text:p>
      <text:p text:style-name="P21">&lt;xs:complexType name="personaWs"&gt;</text:p>
      <text:p text:style-name="P21">&lt;xs:sequence&gt;</text:p>
      <text:p text:style-name="P21">&lt;xs:element minOccurs="0" name="apellido1" type="xs:string" /&gt;</text:p>
      <text:p text:style-name="P21">&lt;xs:element minOccurs="0" name="apellido2" type="xs:string" /&gt;</text:p>
      <text:p text:style-name="P21">&lt;xs:element minOccurs="0" name="canal" type="xs:long" /&gt;</text:p>
      <text:p text:style-name="P21">&lt;xs:element minOccurs="0" name="codigoEntidadGeograficaDir3ID" type="xs:string" /&gt;</text:p>
      <text:p text:style-name="P21">&lt;xs:element minOccurs="0" name="cp" type="xs:string" /&gt;</text:p>
      <text:p text:style-name="P21">&lt;xs:element minOccurs="0" name="direccion" type="xs:string" /&gt;</text:p>
      <text:p text:style-name="P21">&lt;xs:element minOccurs="0" name="direccionElectronica" type="xs:string" /&gt;</text:p>
      <text:p text:style-name="P21">&lt;xs:element minOccurs="0" name="documento" type="xs:string" /&gt;</text:p>
      <text:p text:style-name="P21">&lt;xs:element minOccurs="0" name="email" type="xs:string" /&gt;</text:p>
      <text:p text:style-name="P21">&lt;xs:element name="entidadDir3ID" type="xs:string" /&gt;</text:p>
      <text:p text:style-name="P21">&lt;xs:element name="guardarInteresado" type="xs:boolean" /&gt;</text:p>
      <text:p text:style-name="P21">&lt;xs:element minOccurs="0" name="id" type="xs:long" /&gt;</text:p>
      <text:p text:style-name="P21">&lt;xs:element minOccurs="0" name="localidadDir3ID" type="xs:long" /&gt;</text:p>
      <text:p text:style-name="P21">&lt;xs:element minOccurs="0" name="nombre" type="xs:string" /&gt;</text:p>
      <text:p text:style-name="P21">&lt;xs:element minOccurs="0" name="observaciones" type="xs:string" /&gt;</text:p>
      <text:p text:style-name="P21">&lt;xs:element minOccurs="0" name="paisDir3ID" type="xs:long" /&gt;</text:p>
      <text:p text:style-name="P21">&lt;xs:element minOccurs="0" name="provinciaDir3ID" type="xs:long" /&gt;</text:p>
      <text:p text:style-name="P21">&lt;xs:element minOccurs="0" name="razonSocial" type="xs:string" /&gt;</text:p>
      <text:p text:style-name="P21">&lt;xs:element minOccurs="0" name="telefono" type="xs:string" /&gt;</text:p>
      <text:p text:style-name="P21">&lt;xs:element minOccurs="0" name="tipoDocumentoIdentificacionNTI" type="xs:string" /&gt;</text:p>
      <text:p text:style-name="P21">&lt;xs:element minOccurs="0" name="tipoPersonaID" type="xs:long" /&gt;</text:p>
      <text:p text:style-name="P21">&lt;/xs:sequence&gt;</text:p>
      <text:p text:style-name="P21">&lt;/xs:complexType&gt;</text:p>
      <text:p text:style-name="P21">&lt;xs:complexType name="crearPersonaResponse"&gt;</text:p>
      <text:p text:style-name="P21">&lt;xs:sequence&gt;</text:p>
      <text:p text:style-name="P21">&lt;xs:element minOccurs="0" name="return" type="xs:long" /&gt;</text:p>
      <text:p text:style-name="P21">&lt;/xs:sequence&gt;</text:p>
      <text:p text:style-name="P21">&lt;/xs:complexType&gt;</text:p>
      <text:p text:style-name="P21">&lt;xs:complexType name="wsFieldValidationError"&gt;</text:p>
      <text:p text:style-name="P21">&lt;xs:sequence&gt;</text:p>
      <text:p text:style-name="P21">&lt;xs:element name="label" type="xs:string" /&gt;</text:p>
      <text:p text:style-name="P21">&lt;xs:element name="field" type="xs:string" /&gt;</text:p>
      <text:p text:style-name="P21">&lt;xs:element name="translation" type="tns:wsI18NTranslation" /&gt;</text:p>
      <text:p text:style-name="P21">&lt;xs:element name="error" type="xs:string" /&gt;</text:p>
      <text:p text:style-name="P21"><text:soft-page-break/>&lt;/xs:sequence&gt;</text:p>
      <text:p text:style-name="P21">&lt;/xs:complexType&gt;</text:p>
      <text:p text:style-name="P21">&lt;xs:complexType name="wsI18NTranslation"&gt;</text:p>
      <text:p text:style-name="P21">&lt;xs:sequence&gt;</text:p>
      <text:p text:style-name="P21">&lt;xs:element minOccurs="0" name="code" type="xs:string" /&gt;</text:p>
      <text:p text:style-name="P21">&lt;xs:element maxOccurs="unbounded" minOccurs="0" name="args" type="tns:wsI18NArgument" /&gt;</text:p>
      <text:p text:style-name="P21">&lt;/xs:sequence&gt;</text:p>
      <text:p text:style-name="P21">&lt;/xs:complexType&gt;</text:p>
      <text:p text:style-name="P21">&lt;xs:complexType name="wsI18NArgument"&gt;</text:p>
      <text:p text:style-name="P21">&lt;xs:sequence&gt;</text:p>
      <text:p text:style-name="P21">&lt;xs:element minOccurs="0" name="value" type="xs:string" /&gt;</text:p>
      <text:p text:style-name="P21">&lt;xs:element name="translate" type="xs:boolean" /&gt;</text:p>
      <text:p text:style-name="P21">&lt;/xs:sequence&gt;</text:p>
      <text:p text:style-name="P21">&lt;/xs:complexType&gt;</text:p>
      <text:p text:style-name="P21">&lt;xs:complexType name="borrarPersona"&gt;</text:p>
      <text:p text:style-name="P21">&lt;xs:sequence&gt;</text:p>
      <text:p text:style-name="P21">&lt;xs:element minOccurs="0" name="personaID" type="xs:long" /&gt;</text:p>
      <text:p text:style-name="P21">&lt;/xs:sequence&gt;</text:p>
      <text:p text:style-name="P21">&lt;/xs:complexType&gt;</text:p>
      <text:p text:style-name="P21">&lt;xs:complexType name="borrarPersonaResponse"&gt;</text:p>
      <text:p text:style-name="P21">&lt;xs:sequence /&gt;</text:p>
      <text:p text:style-name="P21">&lt;/xs:complexType&gt;</text:p>
      <text:p text:style-name="P21">&lt;xs:complexType name="getVersion"&gt;</text:p>
      <text:p text:style-name="P21">&lt;xs:sequence /&gt;</text:p>
      <text:p text:style-name="P21">&lt;/xs:complexType&gt;</text:p>
      <text:p text:style-name="P21">&lt;xs:complexType name="getVersionResponse"&gt;</text:p>
      <text:p text:style-name="P21">&lt;xs:sequence&gt;</text:p>
      <text:p text:style-name="P21">&lt;xs:element minOccurs="0" name="return" type="xs:string" /&gt;</text:p>
      <text:p text:style-name="P21">&lt;/xs:sequence&gt;</text:p>
      <text:p text:style-name="P21">&lt;/xs:complexType&gt;</text:p>
      <text:p text:style-name="P21">&lt;xs:complexType name="listarPersonas"&gt;</text:p>
      <text:p text:style-name="P21">&lt;xs:sequence&gt;</text:p>
      <text:p text:style-name="P21">&lt;xs:element minOccurs="0" name="entidadCodigoDir3" type="xs:string" /&gt;</text:p>
      <text:p text:style-name="P21">&lt;/xs:sequence&gt;</text:p>
      <text:p text:style-name="P21">&lt;/xs:complexType&gt;</text:p>
      <text:p text:style-name="P21">&lt;xs:complexType name="listarPersonasResponse"&gt;</text:p>
      <text:p text:style-name="P21">&lt;xs:sequence&gt;</text:p>
      <text:p text:style-name="P21">&lt;xs:element maxOccurs="unbounded" minOccurs="0" name="return" type="tns:personaWs" /&gt;</text:p>
      <text:p text:style-name="P21">&lt;/xs:sequence&gt;</text:p>
      <text:p text:style-name="P21">&lt;/xs:complexType&gt;</text:p>
      <text:p text:style-name="P21">&lt;xs:complexType name="getVersionWs"&gt;</text:p>
      <text:p text:style-name="P21"><text:soft-page-break/>&lt;xs:sequence /&gt;</text:p>
      <text:p text:style-name="P21">&lt;/xs:complexType&gt;</text:p>
      <text:p text:style-name="P21">&lt;xs:complexType name="getVersionWsResponse"&gt;</text:p>
      <text:p text:style-name="P21">&lt;xs:sequence&gt;</text:p>
      <text:p text:style-name="P21">&lt;xs:element name="return" type="xs:int" /&gt;</text:p>
      <text:p text:style-name="P21">&lt;/xs:sequence&gt;</text:p>
      <text:p text:style-name="P21">&lt;/xs:complexType&gt;</text:p>
      <text:p text:style-name="P21">&lt;xs:complexType name="actualizarPersona"&gt;</text:p>
      <text:p text:style-name="P21">&lt;xs:sequence&gt;</text:p>
      <text:p text:style-name="P21">&lt;xs:element minOccurs="0" name="personaWs" type="tns:personaWs" /&gt;</text:p>
      <text:p text:style-name="P21">&lt;/xs:sequence&gt;</text:p>
      <text:p text:style-name="P21">&lt;/xs:complexType&gt;</text:p>
      <text:p text:style-name="P21">&lt;xs:complexType name="actualizarPersonaResponse"&gt;</text:p>
      <text:p text:style-name="P21">&lt;xs:sequence /&gt;</text:p>
      <text:p text:style-name="P21">&lt;/xs:complexType&gt;</text:p>
      <text:p text:style-name="P21">&lt;xs:element name="WsValidationErrors" type="tns:WsValidationErrors" /&gt;</text:p>
      <text:p text:style-name="P21">&lt;xs:complexType name="WsValidationErrors"&gt;</text:p>
      <text:p text:style-name="P21">&lt;xs:sequence&gt;</text:p>
      <text:p text:style-name="P21">&lt;xs:element maxOccurs="unbounded" minOccurs="0" name="fieldFaults" type="tns:wsFieldValidationError" /&gt;</text:p>
      <text:p text:style-name="P21">&lt;/xs:sequence&gt;</text:p>
      <text:p text:style-name="P21">&lt;/xs:complexType&gt;</text:p>
      <text:p text:style-name="P21">&lt;xs:element name="WsI18NError" type="tns:WsI18NError" /&gt;</text:p>
      <text:p text:style-name="P21">&lt;xs:complexType name="WsI18NError"&gt;</text:p>
      <text:p text:style-name="P21">&lt;xs:sequence&gt;</text:p>
      <text:p text:style-name="P21">&lt;xs:element name="translation" nillable="true" type="tns:wsI18NTranslation" /&gt;</text:p>
      <text:p text:style-name="P21">&lt;/xs:sequence&gt;</text:p>
      <text:p text:style-name="P21">&lt;/xs:complexType&gt;</text:p>
      <text:p text:style-name="P21">&lt;/xs:schema&gt;</text:p>
      <text:p text:style-name="P21"><text:s text:c="2"/>&lt;/wsdl:types&gt;</text:p>
      <text:p text:style-name="P21"><text:s text:c="2"/>&lt;wsdl:message name="listarPersonas"&gt;</text:p>
      <text:p text:style-name="P21"><text:s text:c="4"/>&lt;wsdl:part element="tns:listarPersonas" name="parameters"&gt;</text:p>
      <text:p text:style-name="P21"><text:s text:c="4"/>&lt;/wsdl:part&gt;</text:p>
      <text:p text:style-name="P21"><text:s text:c="2"/>&lt;/wsdl:message&gt;</text:p>
      <text:p text:style-name="P21"><text:s text:c="2"/>&lt;wsdl:message name="crearPersona"&gt;</text:p>
      <text:p text:style-name="P21"><text:s text:c="4"/>&lt;wsdl:part element="tns:crearPersona" name="parameters"&gt;</text:p>
      <text:p text:style-name="P21"><text:s text:c="4"/>&lt;/wsdl:part&gt;</text:p>
      <text:p text:style-name="P21"><text:s text:c="2"/>&lt;/wsdl:message&gt;</text:p>
      <text:p text:style-name="P21"><text:s text:c="2"/>&lt;wsdl:message name="WsI18NException"&gt;</text:p>
      <text:p text:style-name="P21"><text:s text:c="4"/>&lt;wsdl:part element="tns:WsI18NError" name="WsI18NException"&gt;</text:p>
      <text:p text:style-name="P21"><text:s text:c="4"/>&lt;/wsdl:part&gt;</text:p>
      <text:p text:style-name="P21"><text:s text:c="2"/>&lt;/wsdl:message&gt;</text:p>
      <text:p text:style-name="P21"><text:soft-page-break/><text:s text:c="2"/>&lt;wsdl:message name="getVersionResponse"&gt;</text:p>
      <text:p text:style-name="P21"><text:s text:c="4"/>&lt;wsdl:part element="tns:getVersionResponse" name="parameters"&gt;</text:p>
      <text:p text:style-name="P21"><text:s text:c="4"/>&lt;/wsdl:part&gt;</text:p>
      <text:p text:style-name="P21"><text:s text:c="2"/>&lt;/wsdl:message&gt;</text:p>
      <text:p text:style-name="P21"><text:s text:c="2"/>&lt;wsdl:message name="borrarPersonaResponse"&gt;</text:p>
      <text:p text:style-name="P21"><text:s text:c="4"/>&lt;wsdl:part element="tns:borrarPersonaResponse" name="parameters"&gt;</text:p>
      <text:p text:style-name="P21"><text:s text:c="4"/>&lt;/wsdl:part&gt;</text:p>
      <text:p text:style-name="P21"><text:s text:c="2"/>&lt;/wsdl:message&gt;</text:p>
      <text:p text:style-name="P21"><text:s text:c="2"/>&lt;wsdl:message name="borrarPersona"&gt;</text:p>
      <text:p text:style-name="P21"><text:s text:c="4"/>&lt;wsdl:part element="tns:borrarPersona" name="parameters"&gt;</text:p>
      <text:p text:style-name="P21"><text:s text:c="4"/>&lt;/wsdl:part&gt;</text:p>
      <text:p text:style-name="P21"><text:s text:c="2"/>&lt;/wsdl:message&gt;</text:p>
      <text:p text:style-name="P21"><text:s text:c="2"/>&lt;wsdl:message name="crearPersonaResponse"&gt;</text:p>
      <text:p text:style-name="P21"><text:s text:c="4"/>&lt;wsdl:part element="tns:crearPersonaResponse" name="parameters"&gt;</text:p>
      <text:p text:style-name="P21"><text:s text:c="4"/>&lt;/wsdl:part&gt;</text:p>
      <text:p text:style-name="P21"><text:s text:c="2"/>&lt;/wsdl:message&gt;</text:p>
      <text:p text:style-name="P21"><text:s text:c="2"/>&lt;wsdl:message name="listarPersonasResponse"&gt;</text:p>
      <text:p text:style-name="P21"><text:s text:c="4"/>&lt;wsdl:part element="tns:listarPersonasResponse" name="parameters"&gt;</text:p>
      <text:p text:style-name="P21"><text:s text:c="4"/>&lt;/wsdl:part&gt;</text:p>
      <text:p text:style-name="P21"><text:s text:c="2"/>&lt;/wsdl:message&gt;</text:p>
      <text:p text:style-name="P21"><text:s text:c="2"/>&lt;wsdl:message name="actualizarPersona"&gt;</text:p>
      <text:p text:style-name="P21"><text:s text:c="4"/>&lt;wsdl:part element="tns:actualizarPersona" name="parameters"&gt;</text:p>
      <text:p text:style-name="P21"><text:s text:c="4"/>&lt;/wsdl:part&gt;</text:p>
      <text:p text:style-name="P21"><text:s text:c="2"/>&lt;/wsdl:message&gt;</text:p>
      <text:p text:style-name="P21"><text:s text:c="2"/>&lt;wsdl:message name="actualizarPersonaResponse"&gt;</text:p>
      <text:p text:style-name="P21"><text:s text:c="4"/>&lt;wsdl:part element="tns:actualizarPersonaResponse" name="parameters"&gt;</text:p>
      <text:p text:style-name="P21"><text:s text:c="4"/>&lt;/wsdl:part&gt;</text:p>
      <text:p text:style-name="P21"><text:s text:c="2"/>&lt;/wsdl:message&gt;</text:p>
      <text:p text:style-name="P21"><text:s text:c="2"/>&lt;wsdl:message name="getVersionWs"&gt;</text:p>
      <text:p text:style-name="P21"><text:s text:c="4"/>&lt;wsdl:part element="tns:getVersionWs" name="parameters"&gt;</text:p>
      <text:p text:style-name="P21"><text:s text:c="4"/>&lt;/wsdl:part&gt;</text:p>
      <text:p text:style-name="P21"><text:s text:c="2"/>&lt;/wsdl:message&gt;</text:p>
      <text:p text:style-name="P21"><text:s text:c="2"/>&lt;wsdl:message name="getVersion"&gt;</text:p>
      <text:p text:style-name="P21"><text:s text:c="4"/>&lt;wsdl:part element="tns:getVersion" name="parameters"&gt;</text:p>
      <text:p text:style-name="P21"><text:s text:c="4"/>&lt;/wsdl:part&gt;</text:p>
      <text:p text:style-name="P21"><text:s text:c="2"/>&lt;/wsdl:message&gt;</text:p>
      <text:p text:style-name="P21"><text:s text:c="2"/>&lt;wsdl:message name="getVersionWsResponse"&gt;</text:p>
      <text:p text:style-name="P21"><text:s text:c="4"/>&lt;wsdl:part element="tns:getVersionWsResponse" name="parameters"&gt;</text:p>
      <text:p text:style-name="P21"><text:s text:c="4"/>&lt;/wsdl:part&gt;</text:p>
      <text:p text:style-name="P21"><text:s text:c="2"/>&lt;/wsdl:message&gt;</text:p>
      <text:p text:style-name="P21"><text:s text:c="2"/>&lt;wsdl:message name="WsValidationException"&gt;</text:p>
      <text:p text:style-name="P21"><text:s text:c="4"/>&lt;wsdl:part element="tns:WsValidationErrors" name="WsValidationException"&gt;</text:p>
      <text:p text:style-name="P21"><text:soft-page-break/><text:s text:c="4"/>&lt;/wsdl:part&gt;</text:p>
      <text:p text:style-name="P21"><text:s text:c="2"/>&lt;/wsdl:message&gt;</text:p>
      <text:p text:style-name="P21"><text:s text:c="2"/>&lt;wsdl:portType name="RegWebPersonasWs"&gt;</text:p>
      <text:p text:style-name="P21"><text:s text:c="4"/>&lt;wsdl:operation name="crearPersona"&gt;</text:p>
      <text:p text:style-name="P21"><text:s text:c="6"/>&lt;wsdl:input message="tns:crearPersona" name="crearPersona"&gt;</text:p>
      <text:p text:style-name="P21"><text:s text:c="4"/>&lt;/wsdl:input&gt;</text:p>
      <text:p text:style-name="P21"><text:s text:c="6"/>&lt;wsdl:output message="tns:crearPersonaResponse" name="crearPersonaResponse"&gt;</text:p>
      <text:p text:style-name="P21"><text:s text:c="4"/>&lt;/wsdl:output&gt;</text:p>
      <text:p text:style-name="P21"><text:s text:c="6"/>&lt;wsdl:fault message="tns:WsValidationException" name="WsValidationException"&gt;</text:p>
      <text:p text:style-name="P21"><text:s text:c="4"/>&lt;/wsdl:fault&gt;</text:p>
      <text:p text:style-name="P21"><text:s text:c="6"/>&lt;wsdl:fault message="tns:WsI18NException" name="WsI18NException"&gt;</text:p>
      <text:p text:style-name="P21"><text:s text:c="4"/>&lt;/wsdl:fault&gt;</text:p>
      <text:p text:style-name="P21"><text:s text:c="4"/>&lt;/wsdl:operation&gt;</text:p>
      <text:p text:style-name="P21"><text:s text:c="4"/>&lt;wsdl:operation name="borrarPersona"&gt;</text:p>
      <text:p text:style-name="P21"><text:s text:c="6"/>&lt;wsdl:input message="tns:borrarPersona" name="borrarPersona"&gt;</text:p>
      <text:p text:style-name="P21"><text:s text:c="4"/>&lt;/wsdl:input&gt;</text:p>
      <text:p text:style-name="P21"><text:s text:c="6"/>&lt;wsdl:output message="tns:borrarPersonaResponse" name="borrarPersona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getVersion"&gt;</text:p>
      <text:p text:style-name="P21"><text:s text:c="6"/>&lt;wsdl:input message="tns:getVersion" name="getVersion"&gt;</text:p>
      <text:p text:style-name="P21"><text:s text:c="4"/>&lt;/wsdl:input&gt;</text:p>
      <text:p text:style-name="P21"><text:s text:c="6"/>&lt;wsdl:output message="tns:getVersionResponse" name="getVersionResponse"&gt;</text:p>
      <text:p text:style-name="P21"><text:s text:c="4"/>&lt;/wsdl:output&gt;</text:p>
      <text:p text:style-name="P21"><text:s text:c="4"/>&lt;/wsdl:operation&gt;</text:p>
      <text:p text:style-name="P21"><text:s text:c="4"/>&lt;wsdl:operation name="listarPersonas"&gt;</text:p>
      <text:p text:style-name="P21"><text:s text:c="6"/>&lt;wsdl:input message="tns:listarPersonas" name="listarPersonas"&gt;</text:p>
      <text:p text:style-name="P21"><text:s text:c="4"/>&lt;/wsdl:input&gt;</text:p>
      <text:p text:style-name="P21"><text:s text:c="6"/>&lt;wsdl:output message="tns:listarPersonasResponse" name="listarPersonasResponse"&gt;</text:p>
      <text:p text:style-name="P21"><text:s text:c="4"/>&lt;/wsdl:output&gt;</text:p>
      <text:p text:style-name="P21"><text:s text:c="6"/>&lt;wsdl:fault message="tns:WsI18NException" name="WsI18NException"&gt;</text:p>
      <text:p text:style-name="P21"><text:s text:c="4"/>&lt;/wsdl:fault&gt;</text:p>
      <text:p text:style-name="P21"><text:s text:c="4"/>&lt;/wsdl:operation&gt;</text:p>
      <text:p text:style-name="P21"><text:s text:c="4"/>&lt;wsdl:operation name="getVersionWs"&gt;</text:p>
      <text:p text:style-name="P21"><text:s text:c="6"/>&lt;wsdl:input message="tns:getVersionWs" name="getVersionWs"&gt;</text:p>
      <text:p text:style-name="P21"><text:s text:c="4"/>&lt;/wsdl:input&gt;</text:p>
      <text:p text:style-name="P21"><text:s text:c="6"/>&lt;wsdl:output message="tns:getVersionWsResponse" name="getVersionWsResponse"&gt;</text:p>
      <text:p text:style-name="P21"><text:soft-page-break/><text:s text:c="4"/>&lt;/wsdl:output&gt;</text:p>
      <text:p text:style-name="P21"><text:s text:c="4"/>&lt;/wsdl:operation&gt;</text:p>
      <text:p text:style-name="P21"><text:s text:c="4"/>&lt;wsdl:operation name="actualizarPersona"&gt;</text:p>
      <text:p text:style-name="P21"><text:s text:c="6"/>&lt;wsdl:input message="tns:actualizarPersona" name="actualizarPersona"&gt;</text:p>
      <text:p text:style-name="P21"><text:s text:c="4"/>&lt;/wsdl:input&gt;</text:p>
      <text:p text:style-name="P21"><text:s text:c="6"/>&lt;wsdl:output message="tns:actualizarPersonaResponse" name="actualizarPersonaResponse"&gt;</text:p>
      <text:p text:style-name="P21"><text:s text:c="4"/>&lt;/wsdl:output&gt;</text:p>
      <text:p text:style-name="P21"><text:s text:c="6"/>&lt;wsdl:fault message="tns:WsValidationException" name="WsValidationException"&gt;</text:p>
      <text:p text:style-name="P21"><text:s text:c="4"/>&lt;/wsdl:fault&gt;</text:p>
      <text:p text:style-name="P21"><text:s text:c="6"/>&lt;wsdl:fault message="tns:WsI18NException" name="WsI18NException"&gt;</text:p>
      <text:p text:style-name="P21"><text:s text:c="4"/>&lt;/wsdl:fault&gt;</text:p>
      <text:p text:style-name="P21"><text:s text:c="4"/>&lt;/wsdl:operation&gt;</text:p>
      <text:p text:style-name="P21"><text:s text:c="2"/>&lt;/wsdl:portType&gt;</text:p>
      <text:p text:style-name="P21"><text:s text:c="2"/>&lt;wsdl:binding name="RegWebPersonasWsServiceSoapBinding" type="tns:RegWebPersonasWs"&gt;</text:p>
      <text:p text:style-name="P21"><text:s text:c="4"/>&lt;soap:binding style="document" transport="http://schemas.xmlsoap.org/soap/http" /&gt;</text:p>
      <text:p text:style-name="P21"><text:s text:c="4"/>&lt;wsdl:operation name="borrarPersona"&gt;</text:p>
      <text:p text:style-name="P21"><text:s text:c="6"/>&lt;soap:operation soapAction="" style="document" /&gt;</text:p>
      <text:p text:style-name="P21"><text:s text:c="6"/>&lt;wsdl:input name="borrarPersona"&gt;</text:p>
      <text:p text:style-name="P21"><text:s text:c="8"/>&lt;soap:body use="literal" /&gt;</text:p>
      <text:p text:style-name="P21"><text:s text:c="6"/>&lt;/wsdl:input&gt;</text:p>
      <text:p text:style-name="P21"><text:s text:c="6"/>&lt;wsdl:output name="borrarPersona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crearPersona"&gt;</text:p>
      <text:p text:style-name="P21"><text:s text:c="6"/>&lt;soap:operation soapAction="" style="document" /&gt;</text:p>
      <text:p text:style-name="P21"><text:s text:c="6"/>&lt;wsdl:input name="crearPersona"&gt;</text:p>
      <text:p text:style-name="P21"><text:s text:c="8"/>&lt;soap:body use="literal" /&gt;</text:p>
      <text:p text:style-name="P21"><text:s text:c="6"/>&lt;/wsdl:input&gt;</text:p>
      <text:p text:style-name="P21"><text:s text:c="6"/>&lt;wsdl:output name="crearPersonaResponse"&gt;</text:p>
      <text:p text:style-name="P21"><text:s text:c="8"/>&lt;soap:body use="literal" /&gt;</text:p>
      <text:p text:style-name="P21"><text:s text:c="6"/>&lt;/wsdl:output&gt;</text:p>
      <text:p text:style-name="P21"><text:s text:c="6"/>&lt;wsdl:fault name="WsValidationException"&gt;</text:p>
      <text:p text:style-name="P21"><text:s text:c="8"/>&lt;soap:fault name="WsValidationException" use="literal" /&gt;</text:p>
      <text:p text:style-name="P21"><text:s text:c="6"/>&lt;/wsdl:fault&gt;</text:p>
      <text:p text:style-name="P21"><text:s text:c="6"/>&lt;wsdl:fault name="WsI18NException"&gt;</text:p>
      <text:p text:style-name="P21"><text:soft-page-break/><text:s text:c="8"/>&lt;soap:fault name="WsI18NException" use="literal" /&gt;</text:p>
      <text:p text:style-name="P21"><text:s text:c="6"/>&lt;/wsdl:fault&gt;</text:p>
      <text:p text:style-name="P21"><text:s text:c="4"/>&lt;/wsdl:operation&gt;</text:p>
      <text:p text:style-name="P21"><text:s text:c="4"/>&lt;wsdl:operation name="getVersion"&gt;</text:p>
      <text:p text:style-name="P21"><text:s text:c="6"/>&lt;soap:operation soapAction="" style="document" /&gt;</text:p>
      <text:p text:style-name="P21"><text:s text:c="6"/>&lt;wsdl:input name="getVersion"&gt;</text:p>
      <text:p text:style-name="P21"><text:s text:c="8"/>&lt;soap:body use="literal" /&gt;</text:p>
      <text:p text:style-name="P21"><text:s text:c="6"/>&lt;/wsdl:input&gt;</text:p>
      <text:p text:style-name="P21"><text:s text:c="6"/>&lt;wsdl:output name="getVersionResponse"&gt;</text:p>
      <text:p text:style-name="P21"><text:s text:c="8"/>&lt;soap:body use="literal" /&gt;</text:p>
      <text:p text:style-name="P21"><text:s text:c="6"/>&lt;/wsdl:output&gt;</text:p>
      <text:p text:style-name="P21"><text:s text:c="4"/>&lt;/wsdl:operation&gt;</text:p>
      <text:p text:style-name="P21"><text:s text:c="4"/>&lt;wsdl:operation name="listarPersonas"&gt;</text:p>
      <text:p text:style-name="P21"><text:s text:c="6"/>&lt;soap:operation soapAction="" style="document" /&gt;</text:p>
      <text:p text:style-name="P21"><text:s text:c="6"/>&lt;wsdl:input name="listarPersonas"&gt;</text:p>
      <text:p text:style-name="P21"><text:s text:c="8"/>&lt;soap:body use="literal" /&gt;</text:p>
      <text:p text:style-name="P21"><text:s text:c="6"/>&lt;/wsdl:input&gt;</text:p>
      <text:p text:style-name="P21"><text:s text:c="6"/>&lt;wsdl:output name="listarPersonasResponse"&gt;</text:p>
      <text:p text:style-name="P21"><text:s text:c="8"/>&lt;soap:body use="literal" /&gt;</text:p>
      <text:p text:style-name="P21"><text:s text:c="6"/>&lt;/wsdl:outpu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4"/>&lt;wsdl:operation name="getVersionWs"&gt;</text:p>
      <text:p text:style-name="P21"><text:s text:c="6"/>&lt;soap:operation soapAction="" style="document" /&gt;</text:p>
      <text:p text:style-name="P21"><text:s text:c="6"/>&lt;wsdl:input name="getVersionWs"&gt;</text:p>
      <text:p text:style-name="P21"><text:s text:c="8"/>&lt;soap:body use="literal" /&gt;</text:p>
      <text:p text:style-name="P21"><text:s text:c="6"/>&lt;/wsdl:input&gt;</text:p>
      <text:p text:style-name="P21"><text:s text:c="6"/>&lt;wsdl:output name="getVersionWsResponse"&gt;</text:p>
      <text:p text:style-name="P21"><text:s text:c="8"/>&lt;soap:body use="literal" /&gt;</text:p>
      <text:p text:style-name="P21"><text:s text:c="6"/>&lt;/wsdl:output&gt;</text:p>
      <text:p text:style-name="P21"><text:s text:c="4"/>&lt;/wsdl:operation&gt;</text:p>
      <text:p text:style-name="P21"><text:s text:c="4"/>&lt;wsdl:operation name="actualizarPersona"&gt;</text:p>
      <text:p text:style-name="P21"><text:s text:c="6"/>&lt;soap:operation soapAction="" style="document" /&gt;</text:p>
      <text:p text:style-name="P21"><text:s text:c="6"/>&lt;wsdl:input name="actualizarPersona"&gt;</text:p>
      <text:p text:style-name="P21"><text:s text:c="8"/>&lt;soap:body use="literal" /&gt;</text:p>
      <text:p text:style-name="P21"><text:s text:c="6"/>&lt;/wsdl:input&gt;</text:p>
      <text:p text:style-name="P21"><text:s text:c="6"/>&lt;wsdl:output name="actualizarPersonaResponse"&gt;</text:p>
      <text:p text:style-name="P21"><text:s text:c="8"/>&lt;soap:body use="literal" /&gt;</text:p>
      <text:p text:style-name="P21"><text:s text:c="6"/>&lt;/wsdl:output&gt;</text:p>
      <text:p text:style-name="P21"><text:s text:c="6"/>&lt;wsdl:fault name="WsValidationException"&gt;</text:p>
      <text:p text:style-name="P21"><text:soft-page-break/><text:s text:c="8"/>&lt;soap:fault name="WsValidationException" use="literal" /&gt;</text:p>
      <text:p text:style-name="P21"><text:s text:c="6"/>&lt;/wsdl:fault&gt;</text:p>
      <text:p text:style-name="P21"><text:s text:c="6"/>&lt;wsdl:fault name="WsI18NException"&gt;</text:p>
      <text:p text:style-name="P21"><text:s text:c="8"/>&lt;soap:fault name="WsI18NException" use="literal" /&gt;</text:p>
      <text:p text:style-name="P21"><text:s text:c="6"/>&lt;/wsdl:fault&gt;</text:p>
      <text:p text:style-name="P21"><text:s text:c="4"/>&lt;/wsdl:operation&gt;</text:p>
      <text:p text:style-name="P21"><text:s text:c="2"/>&lt;/wsdl:binding&gt;</text:p>
      <text:p text:style-name="P21"><text:s text:c="2"/>&lt;wsdl:service name="RegWebPersonasWsService"&gt;</text:p>
      <text:p text:style-name="P21"><text:s text:c="4"/>&lt;wsdl:port binding="tns:RegWebPersonasWsServiceSoapBinding" name="RegWebPersonasWs"&gt;</text:p>
      <text:p text:style-name="P21"><text:s text:c="6"/>&lt;soap:address location="http://localhost:8080/regweb3/ws/v3/RegWebPersonas" /&gt;</text:p>
      <text:p text:style-name="P21"><text:s text:c="4"/>&lt;/wsdl:port&gt;</text:p>
      <text:p text:style-name="P21"><text:s text:c="2"/>&lt;/wsdl:service&gt;</text:p>
      <text:p text:style-name="P21">&lt;/wsdl:definitions&gt;</text:p>
      <text:p text:style-name="Text_20_bod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 Salas</meta:initial-creator>
    <meta:creation-date>2014-10-10T10:08:28.09</meta:creation-date>
    <dc:date>2017-04-12T09:59:41.085000000</dc:date>
    <meta:editing-duration>P4DT19H4M23S</meta:editing-duration>
    <meta:editing-cycles>101</meta:editing-cycles>
    <meta:generator>LibreOffice/5.3.1.2$Windows_X86_64 LibreOffice_project/e80a0e0fd1875e1696614d24c32df0f95f03deb2</meta:generator>
    <meta:printed-by>Eduardo Arrivi</meta:printed-by>
    <meta:print-date>2014-10-15T10:52:16.51</meta:print-date>
    <meta:document-statistic meta:table-count="33" meta:image-count="0" meta:object-count="0" meta:page-count="61" meta:paragraph-count="3526" meta:word-count="9324" meta:character-count="103437" meta:non-whitespace-character-count="93455"/>
  </office:meta>
</office:document-meta>
</file>